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imetype" manifest:media-type="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>
  <office:scripts/>
  <office:font-face-decls/>
  <office:automatic-styles/>
  <office:body>
    <office:spreadsheet>
      <text:variable-decls/>
      <text:user-field-decls/>
      <table:table table:name="Folds"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reponame</text:p>
          </table:table-cell>
          <table:table-cell office:value-type="string">
            <text:p>esem_status</text:p>
          </table:table-cell>
          <table:table-cell office:value-type="string">
            <text:p>dissidence</text:p>
          </table:table-cell>
          <table:table-cell office:value-type="string">
            <text:p>upf_corr</text:p>
          </table:table-cell>
          <table:table-cell office:value-type="string">
            <text:p>pf_prop</text:p>
          </table:table-cell>
          <table:table-cell office:value-type="string">
            <text:p>opp_prop</text:p>
          </table:table-cell>
          <table:table-cell office:value-type="string">
            <text:p>rot_regret</text:p>
          </table:table-cell>
        </table:table-row>
        <table:table-row>
          <table:table-cell office:value-type="string">
            <text:p>Homebrew/legacy-homebrew</text:p>
          </table:table-cell>
          <table:table-cell office:value-type="string">
            <text:p>inactive</text:p>
          </table:table-cell>
          <table:table-cell office:value="20.565405422843057" office:value-type="float"/>
          <table:table-cell office:value="0.146039971496828" office:value-type="float"/>
          <table:table-cell office:value="0.2600806451612903" office:value-type="float"/>
          <table:table-cell office:value="1" office:value-type="float"/>
          <table:table-cell office:value="0.7126952186207386" office:value-type="float"/>
        </table:table-row>
        <table:table-row>
          <table:table-cell office:value-type="string">
            <text:p>Prinzhorn/skrollr</text:p>
          </table:table-cell>
          <table:table-cell office:value-type="string">
            <text:p>inactive</text:p>
          </table:table-cell>
          <table:table-cell office:value="21.49168695919036" office:value-type="float"/>
          <table:table-cell office:value="0.06791221399545166" office:value-type="float"/>
          <table:table-cell office:value="0.12280701754385964" office:value-type="float"/>
          <table:table-cell office:value="1" office:value-type="float"/>
          <table:table-cell office:value="0.679562337259833" office:value-type="float"/>
        </table:table-row>
        <table:table-row>
          <table:table-cell office:value-type="string">
            <text:p>Shopify/dashing</text:p>
          </table:table-cell>
          <table:table-cell office:value-type="string">
            <text:p>inactive</text:p>
          </table:table-cell>
          <table:table-cell office:value="21.837754055409615" office:value-type="float"/>
          <table:table-cell office:value="0.08858472370166404" office:value-type="float"/>
          <table:table-cell office:value="0.11475409836065574" office:value-type="float"/>
          <table:table-cell office:value="1" office:value-type="float"/>
          <table:table-cell office:value="0.6858199640722341" office:value-type="float"/>
        </table:table-row>
        <table:table-row>
          <table:table-cell office:value-type="string">
            <text:p>carhartl/jquery-cookie</text:p>
          </table:table-cell>
          <table:table-cell office:value-type="string">
            <text:p>inactive</text:p>
          </table:table-cell>
          <table:table-cell office:value="22.07634282768559" office:value-type="float"/>
          <table:table-cell office:value="0.11213344391308651" office:value-type="float"/>
          <table:table-cell office:value="0.045454545454545456" office:value-type="float"/>
          <table:table-cell office:value="1" office:value-type="float"/>
          <table:table-cell office:value="0.6326531983314552" office:value-type="float"/>
        </table:table-row>
        <table:table-row>
          <table:table-cell office:value-type="string">
            <text:p>nhaarman/ListViewAnimations</text:p>
          </table:table-cell>
          <table:table-cell office:value-type="string">
            <text:p>inactive</text:p>
          </table:table-cell>
          <table:table-cell office:value="42.24979352395995" office:value-type="float"/>
          <table:table-cell office:value="1" office:value-type="float"/>
          <table:table-cell office:value="0.5" office:value-type="float"/>
          <table:table-cell office:value="0" office:value-type="float"/>
          <table:table-cell office:value="0.24859860949964335" office:value-type="float"/>
        </table:table-row>
        <table:table-row>
          <table:table-cell office:value-type="string">
            <text:p>jscs-dev/node-jscs</text:p>
          </table:table-cell>
          <table:table-cell office:value-type="string">
            <text:p>inactive</text:p>
          </table:table-cell>
          <table:table-cell office:value="21.132989254568262" office:value-type="float"/>
          <table:table-cell office:value="0.043896478327639064" office:value-type="float"/>
          <table:table-cell office:value="0.17054263565891473" office:value-type="float"/>
          <table:table-cell office:value="1" office:value-type="float"/>
          <table:table-cell office:value="0.7035892715083346" office:value-type="float"/>
        </table:table-row>
        <table:table-row>
          <table:table-cell office:value-type="string">
            <text:p>lucasr/twoway-view</text:p>
          </table:table-cell>
          <table:table-cell office:value-type="string">
            <text:p>inactive</text:p>
          </table:table-cell>
          <table:table-cell office:value="23.106745636909427" office:value-type="float"/>
          <table:table-cell office:value="0.04588617046880613" office:value-type="float"/>
          <table:table-cell office:value="0.3076923076923077" office:value-type="float"/>
          <table:table-cell office:value="1" office:value-type="float"/>
          <table:table-cell office:value="0.7436775042624716" office:value-type="float"/>
        </table:table-row>
        <table:table-row>
          <table:table-cell office:value-type="string">
            <text:p>nickoneill/PermissionScope</text:p>
          </table:table-cell>
          <table:table-cell office:value-type="string">
            <text:p>inactive</text:p>
          </table:table-cell>
          <table:table-cell office:value="22.11590148161034" office:value-type="float"/>
          <table:table-cell office:value="0.19764885257939357" office:value-type="float"/>
          <table:table-cell office:value="0.125" office:value-type="float"/>
          <table:table-cell office:value="1" office:value-type="float"/>
          <table:table-cell office:value="0.6963249503318257" office:value-type="float"/>
        </table:table-row>
        <table:table-row>
          <table:table-cell office:value-type="string">
            <text:p>ECSlidingViewController/ECSlidingViewController</text:p>
          </table:table-cell>
          <table:table-cell office:value-type="string">
            <text:p>inactive</text:p>
          </table:table-cell>
          <table:table-cell office:value="22.201475877650307" office:value-type="float"/>
          <table:table-cell office:value="0.21680676549542022" office:value-type="float"/>
          <table:table-cell office:value="0.25" office:value-type="float"/>
          <table:table-cell office:value="1" office:value-type="float"/>
          <table:table-cell office:value="0.7315356001919879" office:value-type="float"/>
        </table:table-row>
        <table:table-row>
          <table:table-cell office:value-type="string">
            <text:p>mcxiaoke/android-volley</text:p>
          </table:table-cell>
          <table:table-cell office:value-type="string">
            <text:p>inactive</text:p>
          </table:table-cell>
          <table:table-cell office:value="25.788784142774553" office:value-type="float"/>
          <table:table-cell office:value="0.48733593542301223" office:value-type="float"/>
          <table:table-cell office:value="0.3333333333333333" office:value-type="float"/>
          <table:table-cell office:value="0" office:value-type="float"/>
          <table:table-cell office:value="0.24984039088978863" office:value-type="float"/>
        </table:table-row>
        <table:table-row>
          <table:table-cell office:value-type="string">
            <text:p>jariz/vibrant.js</text:p>
          </table:table-cell>
          <table:table-cell office:value-type="string">
            <text:p>inactive</text:p>
          </table:table-cell>
          <table:table-cell office:value="43.031244405409424" office:value-type="float"/>
          <table:table-cell office:value="1" office:value-type="float"/>
          <table:table-cell office:value="0" office:value-type="float"/>
          <table:table-cell office:value="1" office:value-type="float"/>
          <table:table-cell office:value="0.7339792843828534" office:value-type="float"/>
        </table:table-row>
        <table:table-row>
          <table:table-cell office:value-type="string">
            <text:p>stripe/jquery.payment</text:p>
          </table:table-cell>
          <table:table-cell office:value-type="string">
            <text:p>inactive</text:p>
          </table:table-cell>
          <table:table-cell office:value="25.2538718650496" office:value-type="float"/>
          <table:table-cell office:value="0.18707301300701548" office:value-type="float"/>
          <table:table-cell office:value="0.14285714285714285" office:value-type="float"/>
          <table:table-cell office:value="1" office:value-type="float"/>
          <table:table-cell office:value="0.6983847330187491" office:value-type="float"/>
        </table:table-row>
        <table:table-row>
          <table:table-cell office:value-type="string">
            <text:p>github/hubot-scripts</text:p>
          </table:table-cell>
          <table:table-cell office:value-type="string">
            <text:p>inactive</text:p>
          </table:table-cell>
          <table:table-cell office:value="22.326077740060086" office:value-type="float"/>
          <table:table-cell office:value="0.04410754880162382" office:value-type="float"/>
          <table:table-cell office:value="0.21052631578947367" office:value-type="float"/>
          <table:table-cell office:value="1" office:value-type="float"/>
          <table:table-cell office:value="0.7227374859244541" office:value-type="float"/>
        </table:table-row>
        <table:table-row>
          <table:table-cell office:value-type="string">
            <text:p>stephanenicolas/robospice</text:p>
          </table:table-cell>
          <table:table-cell office:value-type="string">
            <text:p>inactive</text:p>
          </table:table-cell>
          <table:table-cell office:value="21.337834931141625" office:value-type="float"/>
          <table:table-cell office:value="0.09267842279318857" office:value-type="float"/>
          <table:table-cell office:value="0.2631578947368421" office:value-type="float"/>
          <table:table-cell office:value="1" office:value-type="float"/>
          <table:table-cell office:value="0.7198547370460407" office:value-type="float"/>
        </table:table-row>
        <table:table-row>
          <table:table-cell office:value-type="string">
            <text:p>pedrovgs/DraggablePanel</text:p>
          </table:table-cell>
          <table:table-cell office:value-type="string">
            <text:p>inactive</text:p>
          </table:table-cell>
          <table:table-cell office:value="23.76540424381178" office:value-type="float"/>
          <table:table-cell office:value="0.14306456503020218" office:value-type="float"/>
          <table:table-cell office:value="0.4" office:value-type="float"/>
          <table:table-cell office:value="1" office:value-type="float"/>
          <table:table-cell office:value="0.7269449723777743" office:value-type="float"/>
        </table:table-row>
        <table:table-row>
          <table:table-cell office:value-type="string">
            <text:p>evilsocket/bettercap</text:p>
          </table:table-cell>
          <table:table-cell office:value-type="string">
            <text:p>inactive</text:p>
          </table:table-cell>
          <table:table-cell office:value="42.82952660499832" office:value-type="float"/>
          <table:table-cell office:value="1" office:value-type="float"/>
          <table:table-cell office:value="0" office:value-type="float"/>
          <table:table-cell office:value="1" office:value-type="float"/>
          <table:table-cell office:value="0.6948875311105525" office:value-type="float"/>
        </table:table-row>
        <table:table-row>
          <table:table-cell office:value-type="string">
            <text:p>philipwalton/html-inspector</text:p>
          </table:table-cell>
          <table:table-cell office:value-type="string">
            <text:p>inactive</text:p>
          </table:table-cell>
          <table:table-cell office:value="28.50083905655846" office:value-type="float"/>
          <table:table-cell office:value="0.3494010391875004" office:value-type="float"/>
          <table:table-cell office:value="0" office:value-type="float"/>
          <table:table-cell office:value="1" office:value-type="float"/>
          <table:table-cell office:value="0.6449939799341299" office:value-type="float"/>
        </table:table-row>
        <table:table-row>
          <table:table-cell office:value-type="string">
            <text:p>Linuxbrew/legacy-linuxbrew</text:p>
          </table:table-cell>
          <table:table-cell office:value-type="string">
            <text:p>inactive</text:p>
          </table:table-cell>
          <table:table-cell office:value="20.500677275396708" office:value-type="float"/>
          <table:table-cell office:value="0.04791761682716522" office:value-type="float"/>
          <table:table-cell office:value="0.32727272727272727" office:value-type="float"/>
          <table:table-cell office:value="1" office:value-type="float"/>
          <table:table-cell office:value="0.7326381934224278" office:value-type="float"/>
        </table:table-row>
        <table:table-row>
          <table:table-cell office:value-type="string">
            <text:p>jedireza/drywall</text:p>
          </table:table-cell>
          <table:table-cell office:value-type="string">
            <text:p>inactive</text:p>
          </table:table-cell>
          <table:table-cell office:value="43.11919768989199" office:value-type="float"/>
          <table:table-cell office:value="1" office:value-type="float"/>
          <table:table-cell office:value="0" office:value-type="float"/>
          <table:table-cell office:value="1" office:value-type="float"/>
          <table:table-cell office:value="0.69519855088011" office:value-type="float"/>
        </table:table-row>
        <table:table-row>
          <table:table-cell office:value-type="string">
            <text:p>kazupon/vue-validator</text:p>
          </table:table-cell>
          <table:table-cell office:value-type="string">
            <text:p>inactive</text:p>
          </table:table-cell>
          <table:table-cell office:value="22.42840639455865" office:value-type="float"/>
          <table:table-cell office:value="0.059537454020423285" office:value-type="float"/>
          <table:table-cell office:value="0.23809523809523808" office:value-type="float"/>
          <table:table-cell office:value="1" office:value-type="float"/>
          <table:table-cell office:value="0.7077058913905604" office:value-type="float"/>
        </table:table-row>
        <table:table-row>
          <table:table-cell office:value-type="string">
            <text:p>IdentityServer/IdentityServer3</text:p>
          </table:table-cell>
          <table:table-cell office:value-type="string">
            <text:p>inactive</text:p>
          </table:table-cell>
          <table:table-cell office:value="21.412421745354415" office:value-type="float"/>
          <table:table-cell office:value="0.11951917337726707" office:value-type="float"/>
          <table:table-cell office:value="0.10526315789473684" office:value-type="float"/>
          <table:table-cell office:value="1" office:value-type="float"/>
          <table:table-cell office:value="0.6834911863965396" office:value-type="float"/>
        </table:table-row>
        <table:table-row>
          <table:table-cell office:value-type="string">
            <text:p>malarkey/320andup</text:p>
          </table:table-cell>
          <table:table-cell office:value-type="string">
            <text:p>inactive</text:p>
          </table:table-cell>
          <table:table-cell office:value="40.69180861468233" office:value-type="float"/>
          <table:table-cell office:value="1" office:value-type="float"/>
          <table:table-cell office:value="0.5" office:value-type="float"/>
          <table:table-cell office:value="1" office:value-type="float"/>
          <table:table-cell office:value="0.7425896374966813" office:value-type="float"/>
        </table:table-row>
        <table:table-row>
          <table:table-cell office:value-type="string">
            <text:p>minikomi/Bootstrap-Form-Builder</text:p>
          </table:table-cell>
          <table:table-cell office:value-type="string">
            <text:p>inactive</text:p>
          </table:table-cell>
          <table:table-cell office:value="26.894841431655482" office:value-type="float"/>
          <table:table-cell office:value="0.22304095377322497" office:value-type="float"/>
          <table:table-cell office:value="0.2" office:value-type="float"/>
          <table:table-cell office:value="1" office:value-type="float"/>
          <table:table-cell office:value="0.6699165057182099" office:value-type="float"/>
        </table:table-row>
        <table:table-row>
          <table:table-cell office:value-type="string">
            <text:p>nodejs/node-convergence-archive</text:p>
          </table:table-cell>
          <table:table-cell office:value-type="string">
            <text:p>inactive</text:p>
          </table:table-cell>
          <table:table-cell office:value="22.02008344497353" office:value-type="float"/>
          <table:table-cell office:value="0.0414397819685051" office:value-type="float"/>
          <table:table-cell office:value="0.13333333333333333" office:value-type="float"/>
          <table:table-cell office:value="1" office:value-type="float"/>
          <table:table-cell office:value="0.7108063280210153" office:value-type="float"/>
        </table:table-row>
        <table:table-row>
          <table:table-cell office:value-type="string">
            <text:p>digitalBush/jquery.maskedinput</text:p>
          </table:table-cell>
          <table:table-cell office:value-type="string">
            <text:p>inactive</text:p>
          </table:table-cell>
          <table:table-cell office:value="31.489672510151657" office:value-type="float"/>
          <table:table-cell office:value="0.3120032661839122" office:value-type="float"/>
          <table:table-cell office:value="0" office:value-type="float"/>
          <table:table-cell office:value="1" office:value-type="float"/>
          <table:table-cell office:value="0.6767556768597527" office:value-type="float"/>
        </table:table-row>
        <table:table-row>
          <table:table-cell office:value-type="string">
            <text:p>javallone/regexper</text:p>
          </table:table-cell>
          <table:table-cell office:value-type="string">
            <text:p>inactive</text:p>
          </table:table-cell>
          <table:table-cell office:value="31.732472361498424" office:value-type="float"/>
          <table:table-cell office:value="0.6538005023140802" office:value-type="float"/>
          <table:table-cell office:value="0" office:value-type="float"/>
          <table:table-cell office:value="1" office:value-type="float"/>
          <table:table-cell office:value="0.6457829639736182" office:value-type="float"/>
        </table:table-row>
        <table:table-row>
          <table:table-cell office:value-type="string">
            <text:p>msysgit/msysgit</text:p>
          </table:table-cell>
          <table:table-cell office:value-type="string">
            <text:p>inactive</text:p>
          </table:table-cell>
          <table:table-cell office:value="21.459471641421604" office:value-type="float"/>
          <table:table-cell office:value="0.07421629087140431" office:value-type="float"/>
          <table:table-cell office:value="0.2" office:value-type="float"/>
          <table:table-cell office:value="1" office:value-type="float"/>
          <table:table-cell office:value="0.7009263539786493" office:value-type="float"/>
        </table:table-row>
        <table:table-row>
          <table:table-cell office:value-type="string">
            <text:p>skynetservices/skynet-archive</text:p>
          </table:table-cell>
          <table:table-cell office:value-type="string">
            <text:p>inactive</text:p>
          </table:table-cell>
          <table:table-cell office:value="24.540759540313548" office:value-type="float"/>
          <table:table-cell office:value="0.31967612567571196" office:value-type="float"/>
          <table:table-cell office:value="0" office:value-type="float"/>
          <table:table-cell office:value="1" office:value-type="float"/>
          <table:table-cell office:value="0.6780666440871552" office:value-type="float"/>
        </table:table-row>
        <table:table-row>
          <table:table-cell office:value-type="string">
            <text:p>M66B/XPrivacy</text:p>
          </table:table-cell>
          <table:table-cell office:value-type="string">
            <text:p>inactive</text:p>
          </table:table-cell>
          <table:table-cell office:value="20.966964752270094" office:value-type="float"/>
          <table:table-cell office:value="0.16056014913229608" office:value-type="float"/>
          <table:table-cell office:value="0.2578125" office:value-type="float"/>
          <table:table-cell office:value="1" office:value-type="float"/>
          <table:table-cell office:value="0.7093388492579249" office:value-type="float"/>
        </table:table-row>
        <table:table-row>
          <table:table-cell office:value-type="string">
            <text:p>ReturnInfinity/BareMetal-OS-legacy</text:p>
          </table:table-cell>
          <table:table-cell office:value-type="string">
            <text:p>inactive</text:p>
          </table:table-cell>
          <table:table-cell office:value="23.32545581867662" office:value-type="float"/>
          <table:table-cell office:value="0.030535496722120376" office:value-type="float"/>
          <table:table-cell office:value="0.125" office:value-type="float"/>
          <table:table-cell office:value="1" office:value-type="float"/>
          <table:table-cell office:value="0.6574638960442585" office:value-type="float"/>
        </table:table-row>
        <table:table-row>
          <table:table-cell office:value-type="string">
            <text:p>nefarius/ScpToolkit</text:p>
          </table:table-cell>
          <table:table-cell office:value-type="string">
            <text:p>inactive</text:p>
          </table:table-cell>
          <table:table-cell office:value="20.853347954659764" office:value-type="float"/>
          <table:table-cell office:value="0.10293663293343032" office:value-type="float"/>
          <table:table-cell office:value="0.11267605633802817" office:value-type="float"/>
          <table:table-cell office:value="1" office:value-type="float"/>
          <table:table-cell office:value="0.648486109961636" office:value-type="float"/>
        </table:table-row>
        <table:table-row>
          <table:table-cell office:value-type="string">
            <text:p>react-mdl/react-mdl</text:p>
          </table:table-cell>
          <table:table-cell office:value-type="string">
            <text:p>inactive</text:p>
          </table:table-cell>
          <table:table-cell office:value="21.944120718221853" office:value-type="float"/>
          <table:table-cell office:value="0.02773447671465934" office:value-type="float"/>
          <table:table-cell office:value="0.2" office:value-type="float"/>
          <table:table-cell office:value="1" office:value-type="float"/>
          <table:table-cell office:value="0.6859308104731053" office:value-type="float"/>
        </table:table-row>
        <table:table-row>
          <table:table-cell office:value-type="string">
            <text:p>TonicArtos/StickyGridHeaders</text:p>
          </table:table-cell>
          <table:table-cell office:value-type="string">
            <text:p>inactive</text:p>
          </table:table-cell>
          <table:table-cell office:value="23.4599095992488" office:value-type="float"/>
          <table:table-cell office:value="0.18628092979551855" office:value-type="float"/>
          <table:table-cell office:value="0.2727272727272727" office:value-type="float"/>
          <table:table-cell office:value="0" office:value-type="float"/>
          <table:table-cell office:value="0.24795231389718678" office:value-type="float"/>
        </table:table-row>
        <table:table-row>
          <table:table-cell office:value-type="string">
            <text:p>heroku/legacy-cli</text:p>
          </table:table-cell>
          <table:table-cell office:value-type="string">
            <text:p>inactive</text:p>
          </table:table-cell>
          <table:table-cell office:value="21.25701604986855" office:value-type="float"/>
          <table:table-cell office:value="0.03756784034189927" office:value-type="float"/>
          <table:table-cell office:value="0.525974025974026" office:value-type="float"/>
          <table:table-cell office:value="0" office:value-type="float"/>
          <table:table-cell office:value="0.24421647678795744" office:value-type="float"/>
        </table:table-row>
        <table:table-row>
          <table:table-cell office:value-type="string">
            <text:p>dz0ny/leapcast</text:p>
          </table:table-cell>
          <table:table-cell office:value-type="string">
            <text:p>inactive</text:p>
          </table:table-cell>
          <table:table-cell office:value="24.5096632381541" office:value-type="float"/>
          <table:table-cell office:value="0.23033121636132403" office:value-type="float"/>
          <table:table-cell office:value="0" office:value-type="float"/>
          <table:table-cell office:value="1" office:value-type="float"/>
          <table:table-cell office:value="0.6548446558549077" office:value-type="float"/>
        </table:table-row>
        <table:table-row>
          <table:table-cell office:value-type="string">
            <text:p>XLabs/Xamarin-Forms-Labs</text:p>
          </table:table-cell>
          <table:table-cell office:value-type="string">
            <text:p>inactive</text:p>
          </table:table-cell>
          <table:table-cell office:value="23.302958955914523" office:value-type="float"/>
          <table:table-cell office:value="0.032536743487508714" office:value-type="float"/>
          <table:table-cell office:value="0.15384615384615385" office:value-type="float"/>
          <table:table-cell office:value="1" office:value-type="float"/>
          <table:table-cell office:value="0.6911841563238492" office:value-type="float"/>
        </table:table-row>
        <table:table-row>
          <table:table-cell office:value-type="string">
            <text:p>babel/babylon</text:p>
          </table:table-cell>
          <table:table-cell office:value-type="string">
            <text:p>inactive</text:p>
          </table:table-cell>
          <table:table-cell office:value="21.43212563663941" office:value-type="float"/>
          <table:table-cell office:value="0.083050821464502" office:value-type="float"/>
          <table:table-cell office:value="0.12244897959183673" office:value-type="float"/>
          <table:table-cell office:value="1" office:value-type="float"/>
          <table:table-cell office:value="0.7041697109571045" office:value-type="float"/>
        </table:table-row>
        <table:table-row>
          <table:table-cell office:value-type="string">
            <text:p>jedireza/aqua</text:p>
          </table:table-cell>
          <table:table-cell office:value-type="string">
            <text:p>inactive</text:p>
          </table:table-cell>
          <table:table-cell office:value="22.72428282730343" office:value-type="float"/>
          <table:table-cell office:value="0.27505987176241176" office:value-type="float"/>
          <table:table-cell office:value="0.35714285714285715" office:value-type="float"/>
          <table:table-cell office:value="1" office:value-type="float"/>
          <table:table-cell office:value="0.7460316337869319" office:value-type="float"/>
        </table:table-row>
        <table:table-row>
          <table:table-cell office:value-type="string">
            <text:p>rgrove/lazyload</text:p>
          </table:table-cell>
          <table:table-cell office:value-type="string">
            <text:p>inactive</text:p>
          </table:table-cell>
          <table:table-cell office:value="40.028615273535266" office:value-type="float"/>
          <table:table-cell office:value="1" office:value-type="float"/>
          <table:table-cell office:value="0.5" office:value-type="float"/>
          <table:table-cell office:value="1" office:value-type="float"/>
          <table:table-cell office:value="0.7494596129069155" office:value-type="float"/>
        </table:table-row>
        <table:table-row>
          <table:table-cell office:value-type="string">
            <text:p>rails/strong_parameters</text:p>
          </table:table-cell>
          <table:table-cell office:value-type="string">
            <text:p>inactive</text:p>
          </table:table-cell>
          <table:table-cell office:value="22.627025212567972" office:value-type="float"/>
          <table:table-cell office:value="0.053476386489387094" office:value-type="float"/>
          <table:table-cell office:value="0.05555555555555555" office:value-type="float"/>
          <table:table-cell office:value="1" office:value-type="float"/>
          <table:table-cell office:value="0.6819676583132314" office:value-type="float"/>
        </table:table-row>
        <table:table-row>
          <table:table-cell office:value-type="string">
            <text:p>PocketMine/PocketMine-MP</text:p>
          </table:table-cell>
          <table:table-cell office:value-type="string">
            <text:p>inactive</text:p>
          </table:table-cell>
          <table:table-cell office:value="20.738520429394054" office:value-type="float"/>
          <table:table-cell office:value="0.12539078502822035" office:value-type="float"/>
          <table:table-cell office:value="0.2" office:value-type="float"/>
          <table:table-cell office:value="1" office:value-type="float"/>
          <table:table-cell office:value="0.6927493398560489" office:value-type="float"/>
        </table:table-row>
        <table:table-row>
          <table:table-cell office:value-type="string">
            <text:p>artursapek/mondrian</text:p>
          </table:table-cell>
          <table:table-cell office:value-type="string">
            <text:p>inactive</text:p>
          </table:table-cell>
          <table:table-cell office:value="27.376734431509334" office:value-type="float"/>
          <table:table-cell office:value="0.4371909402057667" office:value-type="float"/>
          <table:table-cell office:value="0" office:value-type="float"/>
          <table:table-cell office:value="1" office:value-type="float"/>
          <table:table-cell office:value="0.6802652404100868" office:value-type="float"/>
        </table:table-row>
        <table:table-row>
          <table:table-cell office:value-type="string">
            <text:p>rashidkpc/kibana2</text:p>
          </table:table-cell>
          <table:table-cell office:value-type="string">
            <text:p>inactive</text:p>
          </table:table-cell>
          <table:table-cell office:value="22.782513754329603" office:value-type="float"/>
          <table:table-cell office:value="0.11810612558185947" office:value-type="float"/>
          <table:table-cell office:value="0.16666666666666666" office:value-type="float"/>
          <table:table-cell office:value="1" office:value-type="float"/>
          <table:table-cell office:value="0.6978101468852792" office:value-type="float"/>
        </table:table-row>
        <table:table-row>
          <table:table-cell office:value-type="string">
            <text:p>ubilabs/geocomplete</text:p>
          </table:table-cell>
          <table:table-cell office:value-type="string">
            <text:p>inactive</text:p>
          </table:table-cell>
          <table:table-cell office:value="24.342424237925126" office:value-type="float"/>
          <table:table-cell office:value="0.17518653135073556" office:value-type="float"/>
          <table:table-cell office:value="0.125" office:value-type="float"/>
          <table:table-cell office:value="1" office:value-type="float"/>
          <table:table-cell office:value="0.6857268648079339" office:value-type="float"/>
        </table:table-row>
        <table:table-row>
          <table:table-cell office:value-type="string">
            <text:p>keithamus/jwerty</text:p>
          </table:table-cell>
          <table:table-cell office:value-type="string">
            <text:p>inactive</text:p>
          </table:table-cell>
          <table:table-cell office:value="43.30790978679988" office:value-type="float"/>
          <table:table-cell office:value="1" office:value-type="float"/>
          <table:table-cell office:value="0.5" office:value-type="float"/>
          <table:table-cell office:value="1" office:value-type="float"/>
          <table:table-cell office:value="0.7278029435656104" office:value-type="float"/>
        </table:table-row>
        <table:table-row>
          <table:table-cell office:value-type="string">
            <text:p>mhoofman/wordpress-heroku</text:p>
          </table:table-cell>
          <table:table-cell office:value-type="string">
            <text:p>inactive</text:p>
          </table:table-cell>
          <table:table-cell office:value="28.728845635339194" office:value-type="float"/>
          <table:table-cell office:value="0.21853222966232744" office:value-type="float"/>
          <table:table-cell office:value="0" office:value-type="float"/>
          <table:table-cell office:value="1" office:value-type="float"/>
          <table:table-cell office:value="0.587196313300918" office:value-type="float"/>
        </table:table-row>
        <table:table-row>
          <table:table-cell office:value-type="string">
            <text:p>shoes/shoes-deprecated</text:p>
          </table:table-cell>
          <table:table-cell office:value-type="string">
            <text:p>inactive</text:p>
          </table:table-cell>
          <table:table-cell office:value="21.828147180295222" office:value-type="float"/>
          <table:table-cell office:value="0.08585781021320098" office:value-type="float"/>
          <table:table-cell office:value="0.2631578947368421" office:value-type="float"/>
          <table:table-cell office:value="1" office:value-type="float"/>
          <table:table-cell office:value="0.7150746705052861" office:value-type="float"/>
        </table:table-row>
        <table:table-row>
          <table:table-cell office:value-type="string">
            <text:p>WardCunningham/Smallest-Federated-Wiki</text:p>
          </table:table-cell>
          <table:table-cell office:value-type="string">
            <text:p>inactive</text:p>
          </table:table-cell>
          <table:table-cell office:value="22.297026770544953" office:value-type="float"/>
          <table:table-cell office:value="0.10232156623524476" office:value-type="float"/>
          <table:table-cell office:value="0.03125" office:value-type="float"/>
          <table:table-cell office:value="1" office:value-type="float"/>
          <table:table-cell office:value="0.6680107042159574" office:value-type="float"/>
        </table:table-row>
        <table:table-row>
          <table:table-cell office:value-type="string">
            <text:p>Mechazawa/FuckFuckAdblock</text:p>
          </table:table-cell>
          <table:table-cell office:value-type="string">
            <text:p>inactive</text:p>
          </table:table-cell>
          <table:table-cell office:value="32.21618085277787" office:value-type="float"/>
          <table:table-cell office:value="0.4347991481665468" office:value-type="float"/>
          <table:table-cell office:value="0.6666666666666666" office:value-type="float"/>
          <table:table-cell office:value="1" office:value-type="float"/>
          <table:table-cell office:value="0.7251945056557593" office:value-type="float"/>
        </table:table-row>
        <table:table-row>
          <table:table-cell office:value-type="string">
            <text:p>YorickPeterse/oga</text:p>
          </table:table-cell>
          <table:table-cell office:value-type="string">
            <text:p>inactive</text:p>
          </table:table-cell>
          <table:table-cell office:value="22.473037925812857" office:value-type="float"/>
          <table:table-cell office:value="0.01586056053170115" office:value-type="float"/>
          <table:table-cell office:value="0.058823529411764705" office:value-type="float"/>
          <table:table-cell office:value="1" office:value-type="float"/>
          <table:table-cell office:value="0.674999085352215" office:value-type="float"/>
        </table:table-row>
        <table:table-row>
          <table:table-cell office:value-type="string">
            <text:p>gratipay/gratipay.com</text:p>
          </table:table-cell>
          <table:table-cell office:value-type="string">
            <text:p>inactive</text:p>
          </table:table-cell>
          <table:table-cell office:value="21.528026851204206" office:value-type="float"/>
          <table:table-cell office:value="0.03306712638424166" office:value-type="float"/>
          <table:table-cell office:value="0.20909090909090908" office:value-type="float"/>
          <table:table-cell office:value="1" office:value-type="float"/>
          <table:table-cell office:value="0.7196700645829922" office:value-type="float"/>
        </table:table-row>
        <table:table-row>
          <table:table-cell office:value-type="string">
            <text:p>ms-iot/samples</text:p>
          </table:table-cell>
          <table:table-cell office:value-type="string">
            <text:p>inactive</text:p>
          </table:table-cell>
          <table:table-cell office:value="22.08407657227836" office:value-type="float"/>
          <table:table-cell office:value="0.18343824439464398" office:value-type="float"/>
          <table:table-cell office:value="0.2" office:value-type="float"/>
          <table:table-cell office:value="1" office:value-type="float"/>
          <table:table-cell office:value="0.6775736808288256" office:value-type="float"/>
        </table:table-row>
        <table:table-row>
          <table:table-cell office:value-type="string">
            <text:p>MicrosoftEdge/static-code-scan</text:p>
          </table:table-cell>
          <table:table-cell office:value-type="string">
            <text:p>inactive</text:p>
          </table:table-cell>
          <table:table-cell office:value="24.809541112019744" office:value-type="float"/>
          <table:table-cell office:value="0.22017916479800745" office:value-type="float"/>
          <table:table-cell office:value="0.14285714285714285" office:value-type="float"/>
          <table:table-cell office:value="1" office:value-type="float"/>
          <table:table-cell office:value="0.6899868650008859" office:value-type="float"/>
        </table:table-row>
        <table:table-row>
          <table:table-cell office:value-type="string">
            <text:p>jacobian/djangobook.com</text:p>
          </table:table-cell>
          <table:table-cell office:value-type="string">
            <text:p>inactive</text:p>
          </table:table-cell>
          <table:table-cell office:value="41.49784017907749" office:value-type="float"/>
          <table:table-cell office:value="1" office:value-type="float"/>
          <table:table-cell office:value="0" office:value-type="float"/>
          <table:table-cell office:value="1" office:value-type="float"/>
          <table:table-cell office:value="0.7262039810849995" office:value-type="float"/>
        </table:table-row>
        <table:table-row>
          <table:table-cell office:value-type="string">
            <text:p>fzaninotto/screenshot-as-a-service</text:p>
          </table:table-cell>
          <table:table-cell office:value-type="string">
            <text:p>inactive</text:p>
          </table:table-cell>
          <table:table-cell office:value="26.11410805979661" office:value-type="float"/>
          <table:table-cell office:value="0.14219644410918753" office:value-type="float"/>
          <table:table-cell office:value="0.2" office:value-type="float"/>
          <table:table-cell office:value="1" office:value-type="float"/>
          <table:table-cell office:value="0.6728784505251528" office:value-type="float"/>
        </table:table-row>
        <table:table-row>
          <table:table-cell office:value-type="string">
            <text:p>josh/css-explain</text:p>
          </table:table-cell>
          <table:table-cell office:value-type="string">
            <text:p>inactive</text:p>
          </table:table-cell>
          <table:table-cell office:value="43.34232728518363" office:value-type="float"/>
          <table:table-cell office:value="1" office:value-type="float"/>
          <table:table-cell office:value="0.5" office:value-type="float"/>
          <table:table-cell office:value="1" office:value-type="float"/>
          <table:table-cell office:value="0.7171519057295115" office:value-type="float"/>
        </table:table-row>
        <table:table-row>
          <table:table-cell office:value-type="string">
            <text:p>nodemailer/mailparser</text:p>
          </table:table-cell>
          <table:table-cell office:value-type="string">
            <text:p>inactive</text:p>
          </table:table-cell>
          <table:table-cell office:value="23.969341434517418" office:value-type="float"/>
          <table:table-cell office:value="0.04120230874383879" office:value-type="float"/>
          <table:table-cell office:value="0.4444444444444444" office:value-type="float"/>
          <table:table-cell office:value="1" office:value-type="float"/>
          <table:table-cell office:value="0.7461657500490804" office:value-type="float"/>
        </table:table-row>
        <table:table-row>
          <table:table-cell office:value-type="string">
            <text:p>kossnocorp/jquery.turbolinks</text:p>
          </table:table-cell>
          <table:table-cell office:value-type="string">
            <text:p>inactive</text:p>
          </table:table-cell>
          <table:table-cell office:value="26.587032822235052" office:value-type="float"/>
          <table:table-cell office:value="0.42741382812047507" office:value-type="float"/>
          <table:table-cell office:value="0.2" office:value-type="float"/>
          <table:table-cell office:value="1" office:value-type="float"/>
          <table:table-cell office:value="0.6691286196137346" office:value-type="float"/>
        </table:table-row>
        <table:table-row>
          <table:table-cell office:value-type="string">
            <text:p>fbrctr/fabricator</text:p>
          </table:table-cell>
          <table:table-cell office:value-type="string">
            <text:p>inactive</text:p>
          </table:table-cell>
          <table:table-cell office:value="22.322297338854575" office:value-type="float"/>
          <table:table-cell office:value="0.04266342058542912" office:value-type="float"/>
          <table:table-cell office:value="0.13333333333333333" office:value-type="float"/>
          <table:table-cell office:value="1" office:value-type="float"/>
          <table:table-cell office:value="0.6898460489728466" office:value-type="float"/>
        </table:table-row>
        <table:table-row>
          <table:table-cell office:value-type="string">
            <text:p>aspnet/dnx</text:p>
          </table:table-cell>
          <table:table-cell office:value-type="string">
            <text:p>inactive</text:p>
          </table:table-cell>
          <table:table-cell office:value="20.544345374994883" office:value-type="float"/>
          <table:table-cell office:value="0.06392453252819534" office:value-type="float"/>
          <table:table-cell office:value="0.1631578947368421" office:value-type="float"/>
          <table:table-cell office:value="1" office:value-type="float"/>
          <table:table-cell office:value="0.6836565259441953" office:value-type="float"/>
        </table:table-row>
        <table:table-row>
          <table:table-cell office:value-type="string">
            <text:p>lucasr/smoothie</text:p>
          </table:table-cell>
          <table:table-cell office:value-type="string">
            <text:p>inactive</text:p>
          </table:table-cell>
          <table:table-cell office:value="41.38589704411361" office:value-type="float"/>
          <table:table-cell office:value="1" office:value-type="float"/>
          <table:table-cell office:value="0" office:value-type="float"/>
          <table:table-cell office:value="1" office:value-type="float"/>
          <table:table-cell office:value="0.6853854797526026" office:value-type="float"/>
        </table:table-row>
        <table:table-row>
          <table:table-cell office:value-type="string">
            <text:p>angular/angular.io</text:p>
          </table:table-cell>
          <table:table-cell office:value-type="string">
            <text:p>inactive</text:p>
          </table:table-cell>
          <table:table-cell office:value="21.39209645258816" office:value-type="float"/>
          <table:table-cell office:value="0.0322181694555869" office:value-type="float"/>
          <table:table-cell office:value="0.18571428571428572" office:value-type="float"/>
          <table:table-cell office:value="1" office:value-type="float"/>
          <table:table-cell office:value="0.6950601147954661" office:value-type="float"/>
        </table:table-row>
        <table:table-row>
          <table:table-cell office:value-type="string">
            <text:p>mikemaccana/python-docx</text:p>
          </table:table-cell>
          <table:table-cell office:value-type="string">
            <text:p>inactive</text:p>
          </table:table-cell>
          <table:table-cell office:value="42.48443713535451" office:value-type="float"/>
          <table:table-cell office:value="1" office:value-type="float"/>
          <table:table-cell office:value="0" office:value-type="float"/>
          <table:table-cell office:value="1" office:value-type="float"/>
          <table:table-cell office:value="0.705009198231018" office:value-type="float"/>
        </table:table-row>
        <table:table-row>
          <table:table-cell office:value-type="string">
            <text:p>emmenko/redux-react-router-async-example</text:p>
          </table:table-cell>
          <table:table-cell office:value-type="string">
            <text:p>inactive</text:p>
          </table:table-cell>
          <table:table-cell office:value="29.025629946462175" office:value-type="float"/>
          <table:table-cell office:value="0.27884645864856134" office:value-type="float"/>
          <table:table-cell office:value="0.5" office:value-type="float"/>
          <table:table-cell office:value="1" office:value-type="float"/>
          <table:table-cell office:value="0.7404888394092437" office:value-type="float"/>
        </table:table-row>
        <table:table-row>
          <table:table-cell office:value-type="string">
            <text:p>anselmh/object-fit</text:p>
          </table:table-cell>
          <table:table-cell office:value-type="string">
            <text:p>inactive</text:p>
          </table:table-cell>
          <table:table-cell office:value="27.4348766357889" office:value-type="float"/>
          <table:table-cell office:value="0.40174680603878193" office:value-type="float"/>
          <table:table-cell office:value="0" office:value-type="float"/>
          <table:table-cell office:value="1" office:value-type="float"/>
          <table:table-cell office:value="0.677689898772334" office:value-type="float"/>
        </table:table-row>
        <table:table-row>
          <table:table-cell office:value-type="string">
            <text:p>oakes/play-clj</text:p>
          </table:table-cell>
          <table:table-cell office:value-type="string">
            <text:p>inactive</text:p>
          </table:table-cell>
          <table:table-cell office:value="22.89138801043634" office:value-type="float"/>
          <table:table-cell office:value="0.05517020966961084" office:value-type="float"/>
          <table:table-cell office:value="0.09090909090909091" office:value-type="float"/>
          <table:table-cell office:value="1" office:value-type="float"/>
          <table:table-cell office:value="0.6926050377055958" office:value-type="float"/>
        </table:table-row>
        <table:table-row>
          <table:table-cell office:value-type="string">
            <text:p>AlexBarinov/UIBubbleTableView</text:p>
          </table:table-cell>
          <table:table-cell office:value-type="string">
            <text:p>inactive</text:p>
          </table:table-cell>
          <table:table-cell office:value="26.68295243363387" office:value-type="float"/>
          <table:table-cell office:value="0.2574785680018565" office:value-type="float"/>
          <table:table-cell office:value="0.4" office:value-type="float"/>
          <table:table-cell office:value="0" office:value-type="float"/>
          <table:table-cell office:value="0.23620134877185806" office:value-type="float"/>
        </table:table-row>
        <table:table-row>
          <table:table-cell office:value-type="string">
            <text:p>desandro/classie</text:p>
          </table:table-cell>
          <table:table-cell office:value-type="string">
            <text:p>inactive</text:p>
          </table:table-cell>
          <table:table-cell office:value="41.51090648301361" office:value-type="float"/>
          <table:table-cell office:value="1" office:value-type="float"/>
          <table:table-cell office:value="1" office:value-type="float"/>
          <table:table-cell office:value="0" office:value-type="float"/>
          <table:table-cell office:value="0.2210354858853017" office:value-type="float"/>
        </table:table-row>
        <table:table-row>
          <table:table-cell office:value-type="string">
            <text:p>tjake/Solandra</text:p>
          </table:table-cell>
          <table:table-cell office:value-type="string">
            <text:p>inactive</text:p>
          </table:table-cell>
          <table:table-cell office:value="22.45733689146667" office:value-type="float"/>
          <table:table-cell office:value="0.25552216269845723" office:value-type="float"/>
          <table:table-cell office:value="0.4375" office:value-type="float"/>
          <table:table-cell office:value="0" office:value-type="float"/>
          <table:table-cell office:value="0.23188132622178706" office:value-type="float"/>
        </table:table-row>
        <table:table-row>
          <table:table-cell office:value-type="string">
            <text:p>oakes/SolidOak</text:p>
          </table:table-cell>
          <table:table-cell office:value-type="string">
            <text:p>inactive</text:p>
          </table:table-cell>
          <table:table-cell office:value="23.104463789098652" office:value-type="float"/>
          <table:table-cell office:value="0.1353560861915566" office:value-type="float"/>
          <table:table-cell office:value="0.875" office:value-type="float"/>
          <table:table-cell office:value="0" office:value-type="float"/>
          <table:table-cell office:value="0.17168671415270137" office:value-type="float"/>
        </table:table-row>
        <table:table-row>
          <table:table-cell office:value-type="string">
            <text:p>timjansen/minified.js</text:p>
          </table:table-cell>
          <table:table-cell office:value-type="string">
            <text:p>inactive</text:p>
          </table:table-cell>
          <table:table-cell office:value="27.882886059342486" office:value-type="float"/>
          <table:table-cell office:value="0.45857107708614137" office:value-type="float"/>
          <table:table-cell office:value="0" office:value-type="float"/>
          <table:table-cell office:value="1" office:value-type="float"/>
          <table:table-cell office:value="0.7001904134313451" office:value-type="float"/>
        </table:table-row>
        <table:table-row>
          <table:table-cell office:value-type="string">
            <text:p>Shopify/Timber</text:p>
          </table:table-cell>
          <table:table-cell office:value-type="string">
            <text:p>inactive</text:p>
          </table:table-cell>
          <table:table-cell office:value="22.7690165243865" office:value-type="float"/>
          <table:table-cell office:value="0.03921142693564258" office:value-type="float"/>
          <table:table-cell office:value="0" office:value-type="float"/>
          <table:table-cell office:value="1" office:value-type="float"/>
          <table:table-cell office:value="0.6498346466418151" office:value-type="float"/>
        </table:table-row>
        <table:table-row>
          <table:table-cell office:value-type="string">
            <text:p>RaiMan/SikuliX-2014</text:p>
          </table:table-cell>
          <table:table-cell office:value-type="string">
            <text:p>inactive</text:p>
          </table:table-cell>
          <table:table-cell office:value="21.324072530193796" office:value-type="float"/>
          <table:table-cell office:value="0.17539753059938626" office:value-type="float"/>
          <table:table-cell office:value="0.25806451612903225" office:value-type="float"/>
          <table:table-cell office:value="1" office:value-type="float"/>
          <table:table-cell office:value="0.7222708989384903" office:value-type="float"/>
        </table:table-row>
        <table:table-row>
          <table:table-cell office:value-type="string">
            <text:p>LeoNatan/LNNotificationsUI</text:p>
          </table:table-cell>
          <table:table-cell office:value-type="string">
            <text:p>inactive</text:p>
          </table:table-cell>
          <table:table-cell office:value="42.15202294301233" office:value-type="float"/>
          <table:table-cell office:value="1" office:value-type="float"/>
          <table:table-cell office:value="0.5" office:value-type="float"/>
          <table:table-cell office:value="1" office:value-type="float"/>
          <table:table-cell office:value="0.7486025565590473" office:value-type="float"/>
        </table:table-row>
        <table:table-row>
          <table:table-cell office:value-type="string">
            <text:p>RReverser/mpegts</text:p>
          </table:table-cell>
          <table:table-cell office:value-type="string">
            <text:p>inactive</text:p>
          </table:table-cell>
          <table:table-cell office:value="24.684559397606588" office:value-type="float"/>
          <table:table-cell office:value="0.15492021028161862" office:value-type="float"/>
          <table:table-cell office:value="0" office:value-type="float"/>
          <table:table-cell office:value="1" office:value-type="float"/>
          <table:table-cell office:value="0.6313167459154236" office:value-type="float"/>
        </table:table-row>
        <table:table-row>
          <table:table-cell office:value-type="string">
            <text:p>puffnfresh/roy</text:p>
          </table:table-cell>
          <table:table-cell office:value-type="string">
            <text:p>inactive</text:p>
          </table:table-cell>
          <table:table-cell office:value="22.310922058001285" office:value-type="float"/>
          <table:table-cell office:value="0.04594676252543347" office:value-type="float"/>
          <table:table-cell office:value="0.25" office:value-type="float"/>
          <table:table-cell office:value="1" office:value-type="float"/>
          <table:table-cell office:value="0.6999217769081849" office:value-type="float"/>
        </table:table-row>
        <table:table-row>
          <table:table-cell office:value-type="string">
            <text:p>brockallen/BrockAllen.MembershipReboot</text:p>
          </table:table-cell>
          <table:table-cell office:value-type="string">
            <text:p>inactive</text:p>
          </table:table-cell>
          <table:table-cell office:value="21.73495364014122" office:value-type="float"/>
          <table:table-cell office:value="0.035010352641708486" office:value-type="float"/>
          <table:table-cell office:value="0.08695652173913043" office:value-type="float"/>
          <table:table-cell office:value="1" office:value-type="float"/>
          <table:table-cell office:value="0.6934898077537355" office:value-type="float"/>
        </table:table-row>
        <table:table-row>
          <table:table-cell office:value-type="string">
            <text:p>customelements/www</text:p>
          </table:table-cell>
          <table:table-cell office:value-type="string">
            <text:p>inactive</text:p>
          </table:table-cell>
          <table:table-cell office:value="25.016509072022178" office:value-type="float"/>
          <table:table-cell office:value="0.2078368796826079" office:value-type="float"/>
          <table:table-cell office:value="0.2857142857142857" office:value-type="float"/>
          <table:table-cell office:value="1" office:value-type="float"/>
          <table:table-cell office:value="0.7207602454665782" office:value-type="float"/>
        </table:table-row>
        <table:table-row>
          <table:table-cell office:value-type="string">
            <text:p>heroku/hk</text:p>
          </table:table-cell>
          <table:table-cell office:value-type="string">
            <text:p>inactive</text:p>
          </table:table-cell>
          <table:table-cell office:value="23.448800611955754" office:value-type="float"/>
          <table:table-cell office:value="0.07354870019175826" office:value-type="float"/>
          <table:table-cell office:value="0" office:value-type="float"/>
          <table:table-cell office:value="1" office:value-type="float"/>
          <table:table-cell office:value="0.6730968590375487" office:value-type="float"/>
        </table:table-row>
        <table:table-row>
          <table:table-cell office:value-type="string">
            <text:p>YorickPeterse/ruby-lint</text:p>
          </table:table-cell>
          <table:table-cell office:value-type="string">
            <text:p>inactive</text:p>
          </table:table-cell>
          <table:table-cell office:value="31.641385443808872" office:value-type="float"/>
          <table:table-cell office:value="0.6678398902126573" office:value-type="float"/>
          <table:table-cell office:value="0" office:value-type="float"/>
          <table:table-cell office:value="1" office:value-type="float"/>
          <table:table-cell office:value="0.6873451153605384" office:value-type="float"/>
        </table:table-row>
        <table:table-row>
          <table:table-cell office:value-type="string">
            <text:p>ztellman/lamina</text:p>
          </table:table-cell>
          <table:table-cell office:value-type="string">
            <text:p>inactive</text:p>
          </table:table-cell>
          <table:table-cell office:value="28.439123553830175" office:value-type="float"/>
          <table:table-cell office:value="0.31411551098586465" office:value-type="float"/>
          <table:table-cell office:value="0" office:value-type="float"/>
          <table:table-cell office:value="1" office:value-type="float"/>
          <table:table-cell office:value="0.6996498721671421" office:value-type="float"/>
        </table:table-row>
        <table:table-row>
          <table:table-cell office:value-type="string">
            <text:p>sparkfun/phant</text:p>
          </table:table-cell>
          <table:table-cell office:value-type="string">
            <text:p>inactive</text:p>
          </table:table-cell>
          <table:table-cell office:value="22.44454027523374" office:value-type="float"/>
          <table:table-cell office:value="0.06793540608748598" office:value-type="float"/>
          <table:table-cell office:value="0.14285714285714285" office:value-type="float"/>
          <table:table-cell office:value="1" office:value-type="float"/>
          <table:table-cell office:value="0.7035663877575714" office:value-type="float"/>
        </table:table-row>
        <table:table-row>
          <table:table-cell office:value-type="string">
            <text:p>mattetti/googlecharts</text:p>
          </table:table-cell>
          <table:table-cell office:value-type="string">
            <text:p>inactive</text:p>
          </table:table-cell>
          <table:table-cell office:value="43.34423298214343" office:value-type="float"/>
          <table:table-cell office:value="1" office:value-type="float"/>
          <table:table-cell office:value="0" office:value-type="float"/>
          <table:table-cell office:value="1" office:value-type="float"/>
          <table:table-cell office:value="0.6579294412180335" office:value-type="float"/>
        </table:table-row>
        <table:table-row>
          <table:table-cell office:value-type="string">
            <text:p>sebastianbergmann/money</text:p>
          </table:table-cell>
          <table:table-cell office:value-type="string">
            <text:p>inactive</text:p>
          </table:table-cell>
          <table:table-cell office:value="43.31228318005101" office:value-type="float"/>
          <table:table-cell office:value="1" office:value-type="float"/>
          <table:table-cell office:value="0" office:value-type="float"/>
          <table:table-cell office:value="1" office:value-type="float"/>
          <table:table-cell office:value="0.6762282691717143" office:value-type="float"/>
        </table:table-row>
        <table:table-row>
          <table:table-cell office:value-type="string">
            <text:p>auth0/auth0-angular</text:p>
          </table:table-cell>
          <table:table-cell office:value-type="string">
            <text:p>inactive</text:p>
          </table:table-cell>
          <table:table-cell office:value="22.510550893618348" office:value-type="float"/>
          <table:table-cell office:value="0.030458466212699802" office:value-type="float"/>
          <table:table-cell office:value="0.15" office:value-type="float"/>
          <table:table-cell office:value="1" office:value-type="float"/>
          <table:table-cell office:value="0.6898171621867791" office:value-type="float"/>
        </table:table-row>
        <table:table-row>
          <table:table-cell office:value-type="string">
            <text:p>rahatarmanahmed/CircularProgressView</text:p>
          </table:table-cell>
          <table:table-cell office:value-type="string">
            <text:p>inactive</text:p>
          </table:table-cell>
          <table:table-cell office:value="43.13276208121168" office:value-type="float"/>
          <table:table-cell office:value="1" office:value-type="float"/>
          <table:table-cell office:value="0" office:value-type="float"/>
          <table:table-cell office:value="1" office:value-type="float"/>
          <table:table-cell office:value="0.650515908375593" office:value-type="float"/>
        </table:table-row>
        <table:table-row>
          <table:table-cell office:value-type="string">
            <text:p>integrity/integrity</text:p>
          </table:table-cell>
          <table:table-cell office:value-type="string">
            <text:p>inactive</text:p>
          </table:table-cell>
          <table:table-cell office:value="22.929255917768163" office:value-type="float"/>
          <table:table-cell office:value="0.11610173093433244" office:value-type="float"/>
          <table:table-cell office:value="0.08333333333333333" office:value-type="float"/>
          <table:table-cell office:value="1" office:value-type="float"/>
          <table:table-cell office:value="0.6672362974002483" office:value-type="float"/>
        </table:table-row>
        <table:table-row>
          <table:table-cell office:value-type="string">
            <text:p>cjohansen/juicer</text:p>
          </table:table-cell>
          <table:table-cell office:value-type="string">
            <text:p>inactive</text:p>
          </table:table-cell>
          <table:table-cell office:value="31.838837679556768" office:value-type="float"/>
          <table:table-cell office:value="0.3309912953575871" office:value-type="float"/>
          <table:table-cell office:value="0" office:value-type="float"/>
          <table:table-cell office:value="1" office:value-type="float"/>
          <table:table-cell office:value="0.6772690087115133" office:value-type="float"/>
        </table:table-row>
        <table:table-row>
          <table:table-cell office:value-type="string">
            <text:p>rails/cache_digests</text:p>
          </table:table-cell>
          <table:table-cell office:value-type="string">
            <text:p>inactive</text:p>
          </table:table-cell>
          <table:table-cell office:value="26.30432325839673" office:value-type="float"/>
          <table:table-cell office:value="0.11569227991992277" office:value-type="float"/>
          <table:table-cell office:value="0.2" office:value-type="float"/>
          <table:table-cell office:value="1" office:value-type="float"/>
          <table:table-cell office:value="0.6579614385709721" office:value-type="float"/>
        </table:table-row>
        <table:table-row>
          <table:table-cell office:value-type="string">
            <text:p>ai212983/android-spinnerwheel</text:p>
          </table:table-cell>
          <table:table-cell office:value-type="string">
            <text:p>inactive</text:p>
          </table:table-cell>
          <table:table-cell office:value="32.345633062660696" office:value-type="float"/>
          <table:table-cell office:value="0.9976404003051459" office:value-type="float"/>
          <table:table-cell office:value="0.3333333333333333" office:value-type="float"/>
          <table:table-cell office:value="1" office:value-type="float"/>
          <table:table-cell office:value="0.6889028924852627" office:value-type="float"/>
        </table:table-row>
        <table:table-row>
          <table:table-cell office:value-type="string">
            <text:p>jupyter/colaboratory</text:p>
          </table:table-cell>
          <table:table-cell office:value-type="string">
            <text:p>inactive</text:p>
          </table:table-cell>
          <table:table-cell office:value="24.056596913651113" office:value-type="float"/>
          <table:table-cell office:value="0.07285244937800313" office:value-type="float"/>
          <table:table-cell office:value="0" office:value-type="float"/>
          <table:table-cell office:value="1" office:value-type="float"/>
          <table:table-cell office:value="0.6575258785107523" office:value-type="float"/>
        </table:table-row>
        <table:table-row>
          <table:table-cell office:value-type="string">
            <text:p>pires/android-obd-reader</text:p>
          </table:table-cell>
          <table:table-cell office:value-type="string">
            <text:p>inactive</text:p>
          </table:table-cell>
          <table:table-cell office:value="22.659310229492974" office:value-type="float"/>
          <table:table-cell office:value="0.22255661782366035" office:value-type="float"/>
          <table:table-cell office:value="0.21428571428571427" office:value-type="float"/>
          <table:table-cell office:value="1" office:value-type="float"/>
          <table:table-cell office:value="0.7037590973524223" office:value-type="float"/>
        </table:table-row>
        <table:table-row>
          <table:table-cell office:value-type="string">
            <text:p>nicoulaj/idea-markdown</text:p>
          </table:table-cell>
          <table:table-cell office:value-type="string">
            <text:p>inactive</text:p>
          </table:table-cell>
          <table:table-cell office:value="22.46026806376171" office:value-type="float"/>
          <table:table-cell office:value="0.4125751187388557" office:value-type="float"/>
          <table:table-cell office:value="0.7222222222222222" office:value-type="float"/>
          <table:table-cell office:value="0" office:value-type="float"/>
          <table:table-cell office:value="0.16913109648580607" office:value-type="float"/>
        </table:table-row>
        <table:table-row>
          <table:table-cell office:value-type="string">
            <text:p>TheNewNormal/kube-solo-osx</text:p>
          </table:table-cell>
          <table:table-cell office:value-type="string">
            <text:p>inactive</text:p>
          </table:table-cell>
          <table:table-cell office:value="22.144046764173886" office:value-type="float"/>
          <table:table-cell office:value="0.13999161901101442" office:value-type="float"/>
          <table:table-cell office:value="0.25" office:value-type="float"/>
          <table:table-cell office:value="1" office:value-type="float"/>
          <table:table-cell office:value="0.7371733004278864" office:value-type="float"/>
        </table:table-row>
        <table:table-row>
          <table:table-cell office:value-type="string">
            <text:p>CodaFi/AFNetworking-RACExtensions</text:p>
          </table:table-cell>
          <table:table-cell office:value-type="string">
            <text:p>inactive</text:p>
          </table:table-cell>
          <table:table-cell office:value="31.451197764857596" office:value-type="float"/>
          <table:table-cell office:value="0.40712717783793195" office:value-type="float"/>
          <table:table-cell office:value="0.3333333333333333" office:value-type="float"/>
          <table:table-cell office:value="1" office:value-type="float"/>
          <table:table-cell office:value="0.729328724082192" office:value-type="float"/>
        </table:table-row>
        <table:table-row>
          <table:table-cell office:value-type="string">
            <text:p>joomla/joomla-platform</text:p>
          </table:table-cell>
          <table:table-cell office:value-type="string">
            <text:p>inactive</text:p>
          </table:table-cell>
          <table:table-cell office:value="21.569499989375405" office:value-type="float"/>
          <table:table-cell office:value="0.06048582495992231" office:value-type="float"/>
          <table:table-cell office:value="0.06493506493506493" office:value-type="float"/>
          <table:table-cell office:value="1" office:value-type="float"/>
          <table:table-cell office:value="0.6623144749904084" office:value-type="float"/>
        </table:table-row>
        <table:table-row>
          <table:table-cell office:value-type="string">
            <text:p>chrisalbon/mlai</text:p>
          </table:table-cell>
          <table:table-cell office:value-type="string">
            <text:p>inactive</text:p>
          </table:table-cell>
          <table:table-cell office:value="43.46073043311361" office:value-type="float"/>
          <table:table-cell office:value="1" office:value-type="float"/>
          <table:table-cell office:value="0" office:value-type="float"/>
          <table:table-cell office:value="1" office:value-type="float"/>
          <table:table-cell office:value="0.6289555884377737" office:value-type="float"/>
        </table:table-row>
        <table:table-row>
          <table:table-cell office:value-type="string">
            <text:p>IdentityServer/IdentityServer3.Samples</text:p>
          </table:table-cell>
          <table:table-cell office:value-type="string">
            <text:p>inactive</text:p>
          </table:table-cell>
          <table:table-cell office:value="21.96359281939526" office:value-type="float"/>
          <table:table-cell office:value="0.08767921328520933" office:value-type="float"/>
          <table:table-cell office:value="0.16129032258064516" office:value-type="float"/>
          <table:table-cell office:value="1" office:value-type="float"/>
          <table:table-cell office:value="0.6919286722795894" office:value-type="float"/>
        </table:table-row>
        <table:table-row>
          <table:table-cell office:value-type="string">
            <text:p>krmaxwell/maltrieve</text:p>
          </table:table-cell>
          <table:table-cell office:value-type="string">
            <text:p>inactive</text:p>
          </table:table-cell>
          <table:table-cell office:value="23.9654422556631" office:value-type="float"/>
          <table:table-cell office:value="0.47496651637210413" office:value-type="float"/>
          <table:table-cell office:value="0.375" office:value-type="float"/>
          <table:table-cell office:value="1" office:value-type="float"/>
          <table:table-cell office:value="0.7317090258240521" office:value-type="float"/>
        </table:table-row>
        <table:table-row>
          <table:table-cell office:value-type="string">
            <text:p>fommil/netlib-java</text:p>
          </table:table-cell>
          <table:table-cell office:value-type="string">
            <text:p>inactive</text:p>
          </table:table-cell>
          <table:table-cell office:value="23.72081709205278" office:value-type="float"/>
          <table:table-cell office:value="0.07876067559450628" office:value-type="float"/>
          <table:table-cell office:value="0.4" office:value-type="float"/>
          <table:table-cell office:value="1" office:value-type="float"/>
          <table:table-cell office:value="0.7125811797749032" office:value-type="float"/>
        </table:table-row>
        <table:table-row>
          <table:table-cell office:value-type="string">
            <text:p>compose/governor</text:p>
          </table:table-cell>
          <table:table-cell office:value-type="string">
            <text:p>inactive</text:p>
          </table:table-cell>
          <table:table-cell office:value="25.12845279234612" office:value-type="float"/>
          <table:table-cell office:value="0.4513874272382745" office:value-type="float"/>
          <table:table-cell office:value="0" office:value-type="float"/>
          <table:table-cell office:value="1" office:value-type="float"/>
          <table:table-cell office:value="0.674547300970338" office:value-type="float"/>
        </table:table-row>
        <table:table-row>
          <table:table-cell office:value-type="string">
            <text:p>ztellman/automat</text:p>
          </table:table-cell>
          <table:table-cell office:value-type="string">
            <text:p>inactive</text:p>
          </table:table-cell>
          <table:table-cell office:value="25.86282377403483" office:value-type="float"/>
          <table:table-cell office:value="0.578501558626489" office:value-type="float"/>
          <table:table-cell office:value="0.4" office:value-type="float"/>
          <table:table-cell office:value="1" office:value-type="float"/>
          <table:table-cell office:value="0.736019980195822" office:value-type="float"/>
        </table:table-row>
        <table:table-row>
          <table:table-cell office:value-type="string">
            <text:p>lballabio/quantlib-old</text:p>
          </table:table-cell>
          <table:table-cell office:value-type="string">
            <text:p>inactive</text:p>
          </table:table-cell>
          <table:table-cell office:value="22.428754945531836" office:value-type="float"/>
          <table:table-cell office:value="0.10116054137629475" office:value-type="float"/>
          <table:table-cell office:value="0.2222222222222222" office:value-type="float"/>
          <table:table-cell office:value="1" office:value-type="float"/>
          <table:table-cell office:value="0.7107524105708587" office:value-type="float"/>
        </table:table-row>
        <table:table-row>
          <table:table-cell office:value-type="string">
            <text:p>lukeredpath/LRResty</text:p>
          </table:table-cell>
          <table:table-cell office:value-type="string">
            <text:p>inactive</text:p>
          </table:table-cell>
          <table:table-cell office:value="42.633683620630265" office:value-type="float"/>
          <table:table-cell office:value="1" office:value-type="float"/>
          <table:table-cell office:value="0.5" office:value-type="float"/>
          <table:table-cell office:value="0" office:value-type="float"/>
          <table:table-cell office:value="0.24901696643338694" office:value-type="float"/>
        </table:table-row>
        <table:table-row>
          <table:table-cell office:value-type="string">
            <text:p>emberjs/list-view</text:p>
          </table:table-cell>
          <table:table-cell office:value-type="string">
            <text:p>inactive</text:p>
          </table:table-cell>
          <table:table-cell office:value="22.215042723366956" office:value-type="float"/>
          <table:table-cell office:value="0.0648495361507369" office:value-type="float"/>
          <table:table-cell office:value="0.1111111111111111" office:value-type="float"/>
          <table:table-cell office:value="1" office:value-type="float"/>
          <table:table-cell office:value="0.7034038382816467" office:value-type="float"/>
        </table:table-row>
        <table:table-row>
          <table:table-cell office:value-type="string">
            <text:p>MichaelDrogalis/dire</text:p>
          </table:table-cell>
          <table:table-cell office:value-type="string">
            <text:p>inactive</text:p>
          </table:table-cell>
          <table:table-cell office:value="28.379683348849685" office:value-type="float"/>
          <table:table-cell office:value="0.2964410904039811" office:value-type="float"/>
          <table:table-cell office:value="0.25" office:value-type="float"/>
          <table:table-cell office:value="1" office:value-type="float"/>
          <table:table-cell office:value="0.6961179150437242" office:value-type="float"/>
        </table:table-row>
        <table:table-row>
          <table:table-cell office:value-type="string">
            <text:p>scottyab/AESCrypt-Android</text:p>
          </table:table-cell>
          <table:table-cell office:value-type="string">
            <text:p>inactive</text:p>
          </table:table-cell>
          <table:table-cell office:value="41.77261577468096" office:value-type="float"/>
          <table:table-cell office:value="1" office:value-type="float"/>
          <table:table-cell office:value="0.5" office:value-type="float"/>
          <table:table-cell office:value="0" office:value-type="float"/>
          <table:table-cell office:value="0.20650367036240388" office:value-type="float"/>
        </table:table-row>
        <table:table-row>
          <table:table-cell office:value-type="string">
            <text:p>mattetti/Weasel-Diesel</text:p>
          </table:table-cell>
          <table:table-cell office:value-type="string">
            <text:p>inactive</text:p>
          </table:table-cell>
          <table:table-cell office:value="29.05591290578178" office:value-type="float"/>
          <table:table-cell office:value="0.4991679593866589" office:value-type="float"/>
          <table:table-cell office:value="0" office:value-type="float"/>
          <table:table-cell office:value="1" office:value-type="float"/>
          <table:table-cell office:value="0.6610343182322508" office:value-type="float"/>
        </table:table-row>
        <table:table-row>
          <table:table-cell office:value-type="string">
            <text:p>smashwilson/merge-conflicts</text:p>
          </table:table-cell>
          <table:table-cell office:value-type="string">
            <text:p>inactive</text:p>
          </table:table-cell>
          <table:table-cell office:value="26.13490489065903" office:value-type="float"/>
          <table:table-cell office:value="0.1577979628826596" office:value-type="float"/>
          <table:table-cell office:value="0.4" office:value-type="float"/>
          <table:table-cell office:value="1" office:value-type="float"/>
          <table:table-cell office:value="0.7266245271082831" office:value-type="float"/>
        </table:table-row>
        <table:table-row>
          <table:table-cell office:value-type="string">
            <text:p>osm2vectortiles/osm2vectortiles</text:p>
          </table:table-cell>
          <table:table-cell office:value-type="string">
            <text:p>inactive</text:p>
          </table:table-cell>
          <table:table-cell office:value="22.254214023960785" office:value-type="float"/>
          <table:table-cell office:value="0.024795933101982953" office:value-type="float"/>
          <table:table-cell office:value="0.13333333333333333" office:value-type="float"/>
          <table:table-cell office:value="1" office:value-type="float"/>
          <table:table-cell office:value="0.6948243583384515" office:value-type="float"/>
        </table:table-row>
        <table:table-row>
          <table:table-cell office:value-type="string">
            <text:p>EFForg/privacybadgerfirefox-legacy</text:p>
          </table:table-cell>
          <table:table-cell office:value-type="string">
            <text:p>inactive</text:p>
          </table:table-cell>
          <table:table-cell office:value="21.53375089560517" office:value-type="float"/>
          <table:table-cell office:value="0.13934416852379913" office:value-type="float"/>
          <table:table-cell office:value="0.09803921568627451" office:value-type="float"/>
          <table:table-cell office:value="1" office:value-type="float"/>
          <table:table-cell office:value="0.6734020055349742" office:value-type="float"/>
        </table:table-row>
        <table:table-row>
          <table:table-cell office:value-type="string">
            <text:p>IdentityServer/IdentityServer2</text:p>
          </table:table-cell>
          <table:table-cell office:value-type="string">
            <text:p>inactive</text:p>
          </table:table-cell>
          <table:table-cell office:value="21.485038426833274" office:value-type="float"/>
          <table:table-cell office:value="0.04854660934136338" office:value-type="float"/>
          <table:table-cell office:value="0.08490566037735849" office:value-type="float"/>
          <table:table-cell office:value="1" office:value-type="float"/>
          <table:table-cell office:value="0.6758091221471875" office:value-type="float"/>
        </table:table-row>
        <table:table-row>
          <table:table-cell office:value-type="string">
            <text:p>kasperisager/sails-generate-auth</text:p>
          </table:table-cell>
          <table:table-cell office:value-type="string">
            <text:p>inactive</text:p>
          </table:table-cell>
          <table:table-cell office:value="43.2067404096257" office:value-type="float"/>
          <table:table-cell office:value="1" office:value-type="float"/>
          <table:table-cell office:value="0" office:value-type="float"/>
          <table:table-cell office:value="1" office:value-type="float"/>
          <table:table-cell office:value="0.6944108248645543" office:value-type="float"/>
        </table:table-row>
        <table:table-row>
          <table:table-cell office:value-type="string">
            <text:p>JakeWharton/ActionBarSherlock</text:p>
          </table:table-cell>
          <table:table-cell office:value-type="string">
            <text:p>inactive</text:p>
          </table:table-cell>
          <table:table-cell office:value="21.253550375559488" office:value-type="float"/>
          <table:table-cell office:value="0.06317782942204564" office:value-type="float"/>
          <table:table-cell office:value="0.234375" office:value-type="float"/>
          <table:table-cell office:value="1" office:value-type="float"/>
          <table:table-cell office:value="0.6985769835237151" office:value-type="float"/>
        </table:table-row>
        <table:table-row>
          <table:table-cell office:value-type="string">
            <text:p>omab/django-social-auth</text:p>
          </table:table-cell>
          <table:table-cell office:value-type="string">
            <text:p>inactive</text:p>
          </table:table-cell>
          <table:table-cell office:value="22.036039213124734" office:value-type="float"/>
          <table:table-cell office:value="0.024983318077379375" office:value-type="float"/>
          <table:table-cell office:value="0.25" office:value-type="float"/>
          <table:table-cell office:value="1" office:value-type="float"/>
          <table:table-cell office:value="0.7039396085107443" office:value-type="float"/>
        </table:table-row>
        <table:table-row>
          <table:table-cell office:value-type="string">
            <text:p>cameronmcefee/plax</text:p>
          </table:table-cell>
          <table:table-cell office:value-type="string">
            <text:p>inactive</text:p>
          </table:table-cell>
          <table:table-cell office:value="28.214872573786703" office:value-type="float"/>
          <table:table-cell office:value="0.3238871586474046" office:value-type="float"/>
          <table:table-cell office:value="0" office:value-type="float"/>
          <table:table-cell office:value="1" office:value-type="float"/>
          <table:table-cell office:value="0.68470938147381" office:value-type="float"/>
        </table:table-row>
        <table:table-row>
          <table:table-cell office:value-type="string">
            <text:p>kissyteam/kissy</text:p>
          </table:table-cell>
          <table:table-cell office:value-type="string">
            <text:p>inactive</text:p>
          </table:table-cell>
          <table:table-cell office:value="43.26780563577391" office:value-type="float"/>
          <table:table-cell office:value="1" office:value-type="float"/>
          <table:table-cell office:value="0.5" office:value-type="float"/>
          <table:table-cell office:value="1" office:value-type="float"/>
          <table:table-cell office:value="0.7348380536765886" office:value-type="float"/>
        </table:table-row>
        <table:table-row>
          <table:table-cell office:value-type="string">
            <text:p>webpack/react-starter</text:p>
          </table:table-cell>
          <table:table-cell office:value-type="string">
            <text:p>inactive</text:p>
          </table:table-cell>
          <table:table-cell office:value="28.07099289904942" office:value-type="float"/>
          <table:table-cell office:value="0.22160540872256473" office:value-type="float"/>
          <table:table-cell office:value="0.25" office:value-type="float"/>
          <table:table-cell office:value="1" office:value-type="float"/>
          <table:table-cell office:value="0.6774999896554319" office:value-type="float"/>
        </table:table-row>
        <table:table-row>
          <table:table-cell office:value-type="string">
            <text:p>mojombo/grit</text:p>
          </table:table-cell>
          <table:table-cell office:value-type="string">
            <text:p>inactive</text:p>
          </table:table-cell>
          <table:table-cell office:value="23.991785700068736" office:value-type="float"/>
          <table:table-cell office:value="0.074257293017375" office:value-type="float"/>
          <table:table-cell office:value="0.2222222222222222" office:value-type="float"/>
          <table:table-cell office:value="1" office:value-type="float"/>
          <table:table-cell office:value="0.6977629899220886" office:value-type="float"/>
        </table:table-row>
        <table:table-row>
          <table:table-cell office:value-type="string">
            <text:p>pakerfeldt/android-viewflow</text:p>
          </table:table-cell>
          <table:table-cell office:value-type="string">
            <text:p>inactive</text:p>
          </table:table-cell>
          <table:table-cell office:value="25.611926187535964" office:value-type="float"/>
          <table:table-cell office:value="0.10822080154045939" office:value-type="float"/>
          <table:table-cell office:value="0.16666666666666666" office:value-type="float"/>
          <table:table-cell office:value="1" office:value-type="float"/>
          <table:table-cell office:value="0.6906956227420352" office:value-type="float"/>
        </table:table-row>
        <table:table-row>
          <table:table-cell office:value-type="string">
            <text:p>Shougo/neocomplcache.vim</text:p>
          </table:table-cell>
          <table:table-cell office:value-type="string">
            <text:p>inactive</text:p>
          </table:table-cell>
          <table:table-cell office:value="21.08837258266428" office:value-type="float"/>
          <table:table-cell office:value="0.09407523671714353" office:value-type="float"/>
          <table:table-cell office:value="0.13793103448275862" office:value-type="float"/>
          <table:table-cell office:value="1" office:value-type="float"/>
          <table:table-cell office:value="0.7054612689656156" office:value-type="float"/>
        </table:table-row>
        <table:table-row>
          <table:table-cell office:value-type="string">
            <text:p>ylechelle/OpenUDID</text:p>
          </table:table-cell>
          <table:table-cell office:value-type="string">
            <text:p>inactive</text:p>
          </table:table-cell>
          <table:table-cell office:value="23.95946501240571" office:value-type="float"/>
          <table:table-cell office:value="0.13465964377389575" office:value-type="float"/>
          <table:table-cell office:value="0.2222222222222222" office:value-type="float"/>
          <table:table-cell office:value="1" office:value-type="float"/>
          <table:table-cell office:value="0.6911630415629235" office:value-type="float"/>
        </table:table-row>
        <table:table-row>
          <table:table-cell office:value-type="string">
            <text:p>soundcloud/roshi</text:p>
          </table:table-cell>
          <table:table-cell office:value-type="string">
            <text:p>inactive</text:p>
          </table:table-cell>
          <table:table-cell office:value="41.054978586357095" office:value-type="float"/>
          <table:table-cell office:value="1" office:value-type="float"/>
          <table:table-cell office:value="0" office:value-type="float"/>
          <table:table-cell office:value="1" office:value-type="float"/>
          <table:table-cell office:value="0.6866150596692063" office:value-type="float"/>
        </table:table-row>
        <table:table-row>
          <table:table-cell office:value-type="string">
            <text:p>flavienlaurent/datetimepicker</text:p>
          </table:table-cell>
          <table:table-cell office:value-type="string">
            <text:p>inactive</text:p>
          </table:table-cell>
          <table:table-cell office:value="27.33979452568209" office:value-type="float"/>
          <table:table-cell office:value="0.3002670566710377" office:value-type="float"/>
          <table:table-cell office:value="0.5" office:value-type="float"/>
          <table:table-cell office:value="0" office:value-type="float"/>
          <table:table-cell office:value="0.2279202772698942" office:value-type="float"/>
        </table:table-row>
        <table:table-row>
          <table:table-cell office:value-type="string">
            <text:p>Automattic/expect.js</text:p>
          </table:table-cell>
          <table:table-cell office:value-type="string">
            <text:p>inactive</text:p>
          </table:table-cell>
          <table:table-cell office:value="27.69226214863525" office:value-type="float"/>
          <table:table-cell office:value="0.17100792578383184" office:value-type="float"/>
          <table:table-cell office:value="0" office:value-type="float"/>
          <table:table-cell office:value="1" office:value-type="float"/>
          <table:table-cell office:value="0.7044358351439932" office:value-type="float"/>
        </table:table-row>
        <table:table-row>
          <table:table-cell office:value-type="string">
            <text:p>aanand/git-up</text:p>
          </table:table-cell>
          <table:table-cell office:value-type="string">
            <text:p>inactive</text:p>
          </table:table-cell>
          <table:table-cell office:value="28.325198558257625" office:value-type="float"/>
          <table:table-cell office:value="0.35230546435115473" office:value-type="float"/>
          <table:table-cell office:value="0.25" office:value-type="float"/>
          <table:table-cell office:value="1" office:value-type="float"/>
          <table:table-cell office:value="0.7240936127308018" office:value-type="float"/>
        </table:table-row>
        <table:table-row>
          <table:table-cell office:value-type="string">
            <text:p>josevalim/inherited_resources</text:p>
          </table:table-cell>
          <table:table-cell office:value-type="string">
            <text:p>inactive</text:p>
          </table:table-cell>
          <table:table-cell office:value="22.6698860933334" office:value-type="float"/>
          <table:table-cell office:value="0.04750268143912192" office:value-type="float"/>
          <table:table-cell office:value="0.2777777777777778" office:value-type="float"/>
          <table:table-cell office:value="1" office:value-type="float"/>
          <table:table-cell office:value="0.7200664875434335" office:value-type="float"/>
        </table:table-row>
        <table:table-row>
          <table:table-cell office:value-type="string">
            <text:p>gh-unit/gh-unit</text:p>
          </table:table-cell>
          <table:table-cell office:value-type="string">
            <text:p>inactive</text:p>
          </table:table-cell>
          <table:table-cell office:value="21.55502663561922" office:value-type="float"/>
          <table:table-cell office:value="0.07299260892362136" office:value-type="float"/>
          <table:table-cell office:value="0.07142857142857142" office:value-type="float"/>
          <table:table-cell office:value="1" office:value-type="float"/>
          <table:table-cell office:value="0.6805358009621736" office:value-type="float"/>
        </table:table-row>
        <table:table-row>
          <table:table-cell office:value-type="string">
            <text:p>meteoric/meteor-ionic</text:p>
          </table:table-cell>
          <table:table-cell office:value-type="string">
            <text:p>inactive</text:p>
          </table:table-cell>
          <table:table-cell office:value="22.14034052098291" office:value-type="float"/>
          <table:table-cell office:value="0.0585368022910443" office:value-type="float"/>
          <table:table-cell office:value="0.03333333333333333" office:value-type="float"/>
          <table:table-cell office:value="1" office:value-type="float"/>
          <table:table-cell office:value="0.6651390679488608" office:value-type="float"/>
        </table:table-row>
        <table:table-row>
          <table:table-cell office:value-type="string">
            <text:p>kartograph/kartograph.js</text:p>
          </table:table-cell>
          <table:table-cell office:value-type="string">
            <text:p>inactive</text:p>
          </table:table-cell>
          <table:table-cell office:value="42.455294703099185" office:value-type="float"/>
          <table:table-cell office:value="1" office:value-type="float"/>
          <table:table-cell office:value="0" office:value-type="float"/>
          <table:table-cell office:value="1" office:value-type="float"/>
          <table:table-cell office:value="0.6041126240469519" office:value-type="float"/>
        </table:table-row>
        <table:table-row>
          <table:table-cell office:value-type="string">
            <text:p>Lokaltog/vim-powerline</text:p>
          </table:table-cell>
          <table:table-cell office:value-type="string">
            <text:p>inactive</text:p>
          </table:table-cell>
          <table:table-cell office:value="42.6349985104855" office:value-type="float"/>
          <table:table-cell office:value="1" office:value-type="float"/>
          <table:table-cell office:value="0" office:value-type="float"/>
          <table:table-cell office:value="1" office:value-type="float"/>
          <table:table-cell office:value="0.6943032000037729" office:value-type="float"/>
        </table:table-row>
        <table:table-row>
          <table:table-cell office:value-type="string">
            <text:p>amoffat/bootstrap-application-wizard</text:p>
          </table:table-cell>
          <table:table-cell office:value-type="string">
            <text:p>inactive</text:p>
          </table:table-cell>
          <table:table-cell office:value="25.349435904443276" office:value-type="float"/>
          <table:table-cell office:value="0.28962899524143376" office:value-type="float"/>
          <table:table-cell office:value="0.16666666666666666" office:value-type="float"/>
          <table:table-cell office:value="1" office:value-type="float"/>
          <table:table-cell office:value="0.7166380209856643" office:value-type="float"/>
        </table:table-row>
        <table:table-row>
          <table:table-cell office:value-type="string">
            <text:p>facebookarchive/three20</text:p>
          </table:table-cell>
          <table:table-cell office:value-type="string">
            <text:p>inactive</text:p>
          </table:table-cell>
          <table:table-cell office:value="22.315258945243638" office:value-type="float"/>
          <table:table-cell office:value="0.04360407319379811" office:value-type="float"/>
          <table:table-cell office:value="0.2" office:value-type="float"/>
          <table:table-cell office:value="1" office:value-type="float"/>
          <table:table-cell office:value="0.7005322354293677" office:value-type="float"/>
        </table:table-row>
        <table:table-row>
          <table:table-cell office:value-type="string">
            <text:p>docker/docker-registry</text:p>
          </table:table-cell>
          <table:table-cell office:value-type="string">
            <text:p>inactive</text:p>
          </table:table-cell>
          <table:table-cell office:value="21.3504787887535" office:value-type="float"/>
          <table:table-cell office:value="0.040024424329151244" office:value-type="float"/>
          <table:table-cell office:value="0.42" office:value-type="float"/>
          <table:table-cell office:value="1" office:value-type="float"/>
          <table:table-cell office:value="0.7307112288625752" office:value-type="float"/>
        </table:table-row>
        <table:table-row>
          <table:table-cell office:value-type="string">
            <text:p>yahoo/mojito</text:p>
          </table:table-cell>
          <table:table-cell office:value-type="string">
            <text:p>inactive</text:p>
          </table:table-cell>
          <table:table-cell office:value="22.089592706214948" office:value-type="float"/>
          <table:table-cell office:value="0.08828264178503535" office:value-type="float"/>
          <table:table-cell office:value="0.06060606060606061" office:value-type="float"/>
          <table:table-cell office:value="1" office:value-type="float"/>
          <table:table-cell office:value="0.6784235932697099" office:value-type="float"/>
        </table:table-row>
        <table:table-row>
          <table:table-cell office:value-type="string">
            <text:p>syedhali/EZAudio</text:p>
          </table:table-cell>
          <table:table-cell office:value-type="string">
            <text:p>inactive</text:p>
          </table:table-cell>
          <table:table-cell office:value="22.00504385276791" office:value-type="float"/>
          <table:table-cell office:value="0.1343298573092836" office:value-type="float"/>
          <table:table-cell office:value="0.05263157894736842" office:value-type="float"/>
          <table:table-cell office:value="1" office:value-type="float"/>
          <table:table-cell office:value="0.6982810387500582" office:value-type="float"/>
        </table:table-row>
        <table:table-row>
          <table:table-cell office:value-type="string">
            <text:p>arunoda/meteor-up</text:p>
          </table:table-cell>
          <table:table-cell office:value-type="string">
            <text:p>inactive</text:p>
          </table:table-cell>
          <table:table-cell office:value="21.013651072549106" office:value-type="float"/>
          <table:table-cell office:value="0.05460936254594765" office:value-type="float"/>
          <table:table-cell office:value="0.1509433962264151" office:value-type="float"/>
          <table:table-cell office:value="1" office:value-type="float"/>
          <table:table-cell office:value="0.689755275886607" office:value-type="float"/>
        </table:table-row>
        <table:table-row>
          <table:table-cell office:value-type="string">
            <text:p>facebookarchive/huxley</text:p>
          </table:table-cell>
          <table:table-cell office:value-type="string">
            <text:p>inactive</text:p>
          </table:table-cell>
          <table:table-cell office:value="24.078731737412102" office:value-type="float"/>
          <table:table-cell office:value="0.048260908551325" office:value-type="float"/>
          <table:table-cell office:value="0" office:value-type="float"/>
          <table:table-cell office:value="1" office:value-type="float"/>
          <table:table-cell office:value="0.6750808169600447" office:value-type="float"/>
        </table:table-row>
        <table:table-row>
          <table:table-cell office:value-type="string">
            <text:p>steipete/PSTCollectionView</text:p>
          </table:table-cell>
          <table:table-cell office:value-type="string">
            <text:p>inactive</text:p>
          </table:table-cell>
          <table:table-cell office:value="42.6217828968698" office:value-type="float"/>
          <table:table-cell office:value="1" office:value-type="float"/>
          <table:table-cell office:value="0.5" office:value-type="float"/>
          <table:table-cell office:value="0" office:value-type="float"/>
          <table:table-cell office:value="0.22881207493327851" office:value-type="float"/>
        </table:table-row>
        <table:table-row>
          <table:table-cell office:value-type="string">
            <text:p>jimbojsb/launchrocket</text:p>
          </table:table-cell>
          <table:table-cell office:value-type="string">
            <text:p>inactive</text:p>
          </table:table-cell>
          <table:table-cell office:value="23.49870616268692" office:value-type="float"/>
          <table:table-cell office:value="0.24879728718115812" office:value-type="float"/>
          <table:table-cell office:value="0.4" office:value-type="float"/>
          <table:table-cell office:value="0" office:value-type="float"/>
          <table:table-cell office:value="0.24087984955461458" office:value-type="float"/>
        </table:table-row>
        <table:table-row>
          <table:table-cell office:value-type="string">
            <text:p>HansPinckaers/GrowingTextView</text:p>
          </table:table-cell>
          <table:table-cell office:value-type="string">
            <text:p>inactive</text:p>
          </table:table-cell>
          <table:table-cell office:value="43.20662381384116" office:value-type="float"/>
          <table:table-cell office:value="1" office:value-type="float"/>
          <table:table-cell office:value="0.5" office:value-type="float"/>
          <table:table-cell office:value="0" office:value-type="float"/>
          <table:table-cell office:value="0.23574654140456175" office:value-type="float"/>
        </table:table-row>
        <table:table-row>
          <table:table-cell office:value-type="string">
            <text:p>youknowone/UI7Kit</text:p>
          </table:table-cell>
          <table:table-cell office:value-type="string">
            <text:p>inactive</text:p>
          </table:table-cell>
          <table:table-cell office:value="23.194765594003446" office:value-type="float"/>
          <table:table-cell office:value="0.2513303970335155" office:value-type="float"/>
          <table:table-cell office:value="0.25" office:value-type="float"/>
          <table:table-cell office:value="1" office:value-type="float"/>
          <table:table-cell office:value="0.7344956738735663" office:value-type="float"/>
        </table:table-row>
        <table:table-row>
          <table:table-cell office:value-type="string">
            <text:p>tjerkw/Android-SlideExpandableListView</text:p>
          </table:table-cell>
          <table:table-cell office:value-type="string">
            <text:p>inactive</text:p>
          </table:table-cell>
          <table:table-cell office:value="24.354547772727425" office:value-type="float"/>
          <table:table-cell office:value="0.18681671514095533" office:value-type="float"/>
          <table:table-cell office:value="0.25" office:value-type="float"/>
          <table:table-cell office:value="1" office:value-type="float"/>
          <table:table-cell office:value="0.7315113884844626" office:value-type="float"/>
        </table:table-row>
        <table:table-row>
          <table:table-cell office:value-type="string">
            <text:p>Simbul/baker</text:p>
          </table:table-cell>
          <table:table-cell office:value-type="string">
            <text:p>inactive</text:p>
          </table:table-cell>
          <table:table-cell office:value="21.461527793651538" office:value-type="float"/>
          <table:table-cell office:value="0.032494601963982794" office:value-type="float"/>
          <table:table-cell office:value="0.2" office:value-type="float"/>
          <table:table-cell office:value="1" office:value-type="float"/>
          <table:table-cell office:value="0.6955493624292695" office:value-type="float"/>
        </table:table-row>
        <table:table-row>
          <table:table-cell office:value-type="string">
            <text:p>rasmusbergpalm/DeepLearnToolbox</text:p>
          </table:table-cell>
          <table:table-cell office:value-type="string">
            <text:p>inactive</text:p>
          </table:table-cell>
          <table:table-cell office:value="22.987954203616738" office:value-type="float"/>
          <table:table-cell office:value="0.14423713164325172" office:value-type="float"/>
          <table:table-cell office:value="0.26666666666666666" office:value-type="float"/>
          <table:table-cell office:value="1" office:value-type="float"/>
          <table:table-cell office:value="0.7304372918107168" office:value-type="float"/>
        </table:table-row>
        <table:table-row>
          <table:table-cell office:value-type="string">
            <text:p>Famous/famous</text:p>
          </table:table-cell>
          <table:table-cell office:value-type="string">
            <text:p>inactive</text:p>
          </table:table-cell>
          <table:table-cell office:value="21.604776878676834" office:value-type="float"/>
          <table:table-cell office:value="0.035832042656329666" office:value-type="float"/>
          <table:table-cell office:value="0.05454545454545454" office:value-type="float"/>
          <table:table-cell office:value="1" office:value-type="float"/>
          <table:table-cell office:value="0.6706334199100504" office:value-type="float"/>
        </table:table-row>
        <table:table-row>
          <table:table-cell office:value-type="string">
            <text:p>soffes/sstoolkit</text:p>
          </table:table-cell>
          <table:table-cell office:value-type="string">
            <text:p>inactive</text:p>
          </table:table-cell>
          <table:table-cell office:value="24.271868477294483" office:value-type="float"/>
          <table:table-cell office:value="0.1988055819475811" office:value-type="float"/>
          <table:table-cell office:value="0.25" office:value-type="float"/>
          <table:table-cell office:value="1" office:value-type="float"/>
          <table:table-cell office:value="0.7329404364629636" office:value-type="float"/>
        </table:table-row>
        <table:table-row>
          <table:table-cell office:value-type="string">
            <text:p>componentjs/component</text:p>
          </table:table-cell>
          <table:table-cell office:value-type="string">
            <text:p>inactive</text:p>
          </table:table-cell>
          <table:table-cell office:value="21.48438909884946" office:value-type="float"/>
          <table:table-cell office:value="0.0517297403322197" office:value-type="float"/>
          <table:table-cell office:value="0.012658227848101266" office:value-type="float"/>
          <table:table-cell office:value="1" office:value-type="float"/>
          <table:table-cell office:value="0.6534161988474061" office:value-type="float"/>
        </table:table-row>
        <table:table-row>
          <table:table-cell office:value-type="string">
            <text:p>BorisMoore/jquery-tmpl</text:p>
          </table:table-cell>
          <table:table-cell office:value-type="string">
            <text:p>inactive</text:p>
          </table:table-cell>
          <table:table-cell office:value="23.575660686090224" office:value-type="float"/>
          <table:table-cell office:value="0.1539867143029142" office:value-type="float"/>
          <table:table-cell office:value="0" office:value-type="float"/>
          <table:table-cell office:value="1" office:value-type="float"/>
          <table:table-cell office:value="0.6745055984902499" office:value-type="float"/>
        </table:table-row>
        <table:table-row>
          <table:table-cell office:value-type="string">
            <text:p>nostalgiaz/bootstrap-switch</text:p>
          </table:table-cell>
          <table:table-cell office:value-type="string">
            <text:p>inactive</text:p>
          </table:table-cell>
          <table:table-cell office:value="22.07260275621753" office:value-type="float"/>
          <table:table-cell office:value="0.07329020244013307" office:value-type="float"/>
          <table:table-cell office:value="0.12903225806451613" office:value-type="float"/>
          <table:table-cell office:value="1" office:value-type="float"/>
          <table:table-cell office:value="0.6771119769526162" office:value-type="float"/>
        </table:table-row>
        <table:table-row>
          <table:table-cell office:value-type="string">
            <text:p>jakiestfu/Snap.js</text:p>
          </table:table-cell>
          <table:table-cell office:value-type="string">
            <text:p>inactive</text:p>
          </table:table-cell>
          <table:table-cell office:value="22.78896958568592" office:value-type="float"/>
          <table:table-cell office:value="0.11504299273485696" office:value-type="float"/>
          <table:table-cell office:value="0.13333333333333333" office:value-type="float"/>
          <table:table-cell office:value="1" office:value-type="float"/>
          <table:table-cell office:value="0.6977161128005731" office:value-type="float"/>
        </table:table-row>
        <table:table-row>
          <table:table-cell office:value-type="string">
            <text:p>openaphid/android-flip</text:p>
          </table:table-cell>
          <table:table-cell office:value-type="string">
            <text:p>inactive</text:p>
          </table:table-cell>
          <table:table-cell office:value="22.9066095785268" office:value-type="float"/>
          <table:table-cell office:value="0.26530606522205674" office:value-type="float"/>
          <table:table-cell office:value="0.4166666666666667" office:value-type="float"/>
          <table:table-cell office:value="1" office:value-type="float"/>
          <table:table-cell office:value="0.7214399026115412" office:value-type="float"/>
        </table:table-row>
        <table:table-row>
          <table:table-cell office:value-type="string">
            <text:p>rickyrauch/Balloons.IO</text:p>
          </table:table-cell>
          <table:table-cell office:value-type="string">
            <text:p>inactive</text:p>
          </table:table-cell>
          <table:table-cell office:value="32.49749617246644" office:value-type="float"/>
          <table:table-cell office:value="0.7238749676769646" office:value-type="float"/>
          <table:table-cell office:value="0.6666666666666666" office:value-type="float"/>
          <table:table-cell office:value="0" office:value-type="float"/>
          <table:table-cell office:value="0.24310651191708707" office:value-type="float"/>
        </table:table-row>
        <table:table-row>
          <table:table-cell office:value-type="string">
            <text:p>abrasive/shairport</text:p>
          </table:table-cell>
          <table:table-cell office:value-type="string">
            <text:p>inactive</text:p>
          </table:table-cell>
          <table:table-cell office:value="22.832932565903473" office:value-type="float"/>
          <table:table-cell office:value="0.21394769794593416" office:value-type="float"/>
          <table:table-cell office:value="0.2857142857142857" office:value-type="float"/>
          <table:table-cell office:value="1" office:value-type="float"/>
          <table:table-cell office:value="0.7131703314276499" office:value-type="float"/>
        </table:table-row>
        <table:table-row>
          <table:table-cell office:value-type="string">
            <text:p>bigspaceship/shine.js</text:p>
          </table:table-cell>
          <table:table-cell office:value-type="string">
            <text:p>inactive</text:p>
          </table:table-cell>
          <table:table-cell office:value="42.90538800249935" office:value-type="float"/>
          <table:table-cell office:value="1" office:value-type="float"/>
          <table:table-cell office:value="0" office:value-type="float"/>
          <table:table-cell office:value="1" office:value-type="float"/>
          <table:table-cell office:value="0.6632929306577463" office:value-type="float"/>
        </table:table-row>
        <table:table-row>
          <table:table-cell office:value-type="string">
            <text:p>pkyeck/socket.IO-objc</text:p>
          </table:table-cell>
          <table:table-cell office:value-type="string">
            <text:p>inactive</text:p>
          </table:table-cell>
          <table:table-cell office:value="22.617286690054048" office:value-type="float"/>
          <table:table-cell office:value="0.07367784921818465" office:value-type="float"/>
          <table:table-cell office:value="0" office:value-type="float"/>
          <table:table-cell office:value="1" office:value-type="float"/>
          <table:table-cell office:value="0.6778552066283355" office:value-type="float"/>
        </table:table-row>
        <table:table-row>
          <table:table-cell office:value-type="string">
            <text:p>dbushell/Nestable</text:p>
          </table:table-cell>
          <table:table-cell office:value-type="string">
            <text:p>inactive</text:p>
          </table:table-cell>
          <table:table-cell office:value="26.75414994379479" office:value-type="float"/>
          <table:table-cell office:value="0.3290602520107941" office:value-type="float"/>
          <table:table-cell office:value="0.6" office:value-type="float"/>
          <table:table-cell office:value="0" office:value-type="float"/>
          <table:table-cell office:value="0.23713861737281802" office:value-type="float"/>
        </table:table-row>
        <table:table-row>
          <table:table-cell office:value-type="string">
            <text:p>cliftonc/calipso</text:p>
          </table:table-cell>
          <table:table-cell office:value-type="string">
            <text:p>inactive</text:p>
          </table:table-cell>
          <table:table-cell office:value="21.590989142765935" office:value-type="float"/>
          <table:table-cell office:value="0.11455772178116319" office:value-type="float"/>
          <table:table-cell office:value="0.3076923076923077" office:value-type="float"/>
          <table:table-cell office:value="1" office:value-type="float"/>
          <table:table-cell office:value="0.7255639037838085" office:value-type="float"/>
        </table:table-row>
        <table:table-row>
          <table:table-cell office:value-type="string">
            <text:p>mattgallagher/AudioStreamer</text:p>
          </table:table-cell>
          <table:table-cell office:value-type="string">
            <text:p>inactive</text:p>
          </table:table-cell>
          <table:table-cell office:value="27.589381246143216" office:value-type="float"/>
          <table:table-cell office:value="0.5248427746503793" office:value-type="float"/>
          <table:table-cell office:value="0" office:value-type="float"/>
          <table:table-cell office:value="1" office:value-type="float"/>
          <table:table-cell office:value="0.6817485867893286" office:value-type="float"/>
        </table:table-row>
        <table:table-row>
          <table:table-cell office:value-type="string">
            <text:p>scripted-editor/scripted</text:p>
          </table:table-cell>
          <table:table-cell office:value-type="string">
            <text:p>inactive</text:p>
          </table:table-cell>
          <table:table-cell office:value="22.013554048142176" office:value-type="float"/>
          <table:table-cell office:value="0.06721108241410068" office:value-type="float"/>
          <table:table-cell office:value="0.17647058823529413" office:value-type="float"/>
          <table:table-cell office:value="1" office:value-type="float"/>
          <table:table-cell office:value="0.6660267704484478" office:value-type="float"/>
        </table:table-row>
        <table:table-row>
          <table:table-cell office:value-type="string">
            <text:p>mattgemmell/MGSplitViewController</text:p>
          </table:table-cell>
          <table:table-cell office:value-type="string">
            <text:p>inactive</text:p>
          </table:table-cell>
          <table:table-cell office:value="28.058026261647736" office:value-type="float"/>
          <table:table-cell office:value="0.13136328158295954" office:value-type="float"/>
          <table:table-cell office:value="0" office:value-type="float"/>
          <table:table-cell office:value="1" office:value-type="float"/>
          <table:table-cell office:value="0.6323400631471133" office:value-type="float"/>
        </table:table-row>
        <table:table-row>
          <table:table-cell office:value-type="string">
            <text:p>arturadib/strapdown</text:p>
          </table:table-cell>
          <table:table-cell office:value-type="string">
            <text:p>inactive</text:p>
          </table:table-cell>
          <table:table-cell office:value="28.838809206421203" office:value-type="float"/>
          <table:table-cell office:value="0.4982364042814907" office:value-type="float"/>
          <table:table-cell office:value="0" office:value-type="float"/>
          <table:table-cell office:value="1" office:value-type="float"/>
          <table:table-cell office:value="0.6803136548714739" office:value-type="float"/>
        </table:table-row>
        <table:table-row>
          <table:table-cell office:value-type="string">
            <text:p>kevana/ui-for-docker</text:p>
          </table:table-cell>
          <table:table-cell office:value-type="string">
            <text:p>inactive</text:p>
          </table:table-cell>
          <table:table-cell office:value="27.819857710802694" office:value-type="float"/>
          <table:table-cell office:value="0.33929195377868854" office:value-type="float"/>
          <table:table-cell office:value="0" office:value-type="float"/>
          <table:table-cell office:value="1" office:value-type="float"/>
          <table:table-cell office:value="0.6970922506336276" office:value-type="float"/>
        </table:table-row>
        <table:table-row>
          <table:table-cell office:value-type="string">
            <text:p>Swiip/generator-gulp-angular</text:p>
          </table:table-cell>
          <table:table-cell office:value-type="string">
            <text:p>inactive</text:p>
          </table:table-cell>
          <table:table-cell office:value="20.99885294360375" office:value-type="float"/>
          <table:table-cell office:value="0.04413335332077406" office:value-type="float"/>
          <table:table-cell office:value="0.10975609756097561" office:value-type="float"/>
          <table:table-cell office:value="1" office:value-type="float"/>
          <table:table-cell office:value="0.6750821503206265" office:value-type="float"/>
        </table:table-row>
        <table:table-row>
          <table:table-cell office:value-type="string">
            <text:p>myell0w/MTStatusBarOverlay</text:p>
          </table:table-cell>
          <table:table-cell office:value-type="string">
            <text:p>inactive</text:p>
          </table:table-cell>
          <table:table-cell office:value="42.26270371126519" office:value-type="float"/>
          <table:table-cell office:value="1" office:value-type="float"/>
          <table:table-cell office:value="0.5" office:value-type="float"/>
          <table:table-cell office:value="1" office:value-type="float"/>
          <table:table-cell office:value="0.7264161141574668" office:value-type="float"/>
        </table:table-row>
        <table:table-row>
          <table:table-cell office:value-type="string">
            <text:p>jeromegn/Backbone.localStorage</text:p>
          </table:table-cell>
          <table:table-cell office:value-type="string">
            <text:p>inactive</text:p>
          </table:table-cell>
          <table:table-cell office:value="24.652630483530693" office:value-type="float"/>
          <table:table-cell office:value="0.15478801934801878" office:value-type="float"/>
          <table:table-cell office:value="0.125" office:value-type="float"/>
          <table:table-cell office:value="1" office:value-type="float"/>
          <table:table-cell office:value="0.6817045816573184" office:value-type="float"/>
        </table:table-row>
        <table:table-row>
          <table:table-cell office:value-type="string">
            <text:p>rubysherpas/forem</text:p>
          </table:table-cell>
          <table:table-cell office:value-type="string">
            <text:p>inactive</text:p>
          </table:table-cell>
          <table:table-cell office:value="21.779638457302152" office:value-type="float"/>
          <table:table-cell office:value="0.041827769165038796" office:value-type="float"/>
          <table:table-cell office:value="0.27419354838709675" office:value-type="float"/>
          <table:table-cell office:value="1" office:value-type="float"/>
          <table:table-cell office:value="0.7134419613960424" office:value-type="float"/>
        </table:table-row>
        <table:table-row>
          <table:table-cell office:value-type="string">
            <text:p>p-e-w/finalterm</text:p>
          </table:table-cell>
          <table:table-cell office:value-type="string">
            <text:p>inactive</text:p>
          </table:table-cell>
          <table:table-cell office:value="21.614098471724617" office:value-type="float"/>
          <table:table-cell office:value="0.10395461126785788" office:value-type="float"/>
          <table:table-cell office:value="0.3333333333333333" office:value-type="float"/>
          <table:table-cell office:value="1" office:value-type="float"/>
          <table:table-cell office:value="0.7264497739825863" office:value-type="float"/>
        </table:table-row>
        <table:table-row>
          <table:table-cell office:value-type="string">
            <text:p>jhollingworth/bootstrap-wysihtml5</text:p>
          </table:table-cell>
          <table:table-cell office:value-type="string">
            <text:p>inactive</text:p>
          </table:table-cell>
          <table:table-cell office:value="23.000941416876756" office:value-type="float"/>
          <table:table-cell office:value="0.08077907794181742" office:value-type="float"/>
          <table:table-cell office:value="0.42857142857142855" office:value-type="float"/>
          <table:table-cell office:value="1" office:value-type="float"/>
          <table:table-cell office:value="0.7290963453164284" office:value-type="float"/>
        </table:table-row>
        <table:table-row>
          <table:table-cell office:value-type="string">
            <text:p>h5bp/mobile-boilerplate</text:p>
          </table:table-cell>
          <table:table-cell office:value-type="string">
            <text:p>inactive</text:p>
          </table:table-cell>
          <table:table-cell office:value="24.002351585743078" office:value-type="float"/>
          <table:table-cell office:value="0.23514622187337966" office:value-type="float"/>
          <table:table-cell office:value="0.2222222222222222" office:value-type="float"/>
          <table:table-cell office:value="1" office:value-type="float"/>
          <table:table-cell office:value="0.6981395366322971" office:value-type="float"/>
        </table:table-row>
        <table:table-row>
          <table:table-cell office:value-type="string">
            <text:p>square/cube</text:p>
          </table:table-cell>
          <table:table-cell office:value-type="string">
            <text:p>inactive</text:p>
          </table:table-cell>
          <table:table-cell office:value="25.72436586030896" office:value-type="float"/>
          <table:table-cell office:value="0.06809990057153299" office:value-type="float"/>
          <table:table-cell office:value="0" office:value-type="float"/>
          <table:table-cell office:value="1" office:value-type="float"/>
          <table:table-cell office:value="0.7091963570309063" office:value-type="float"/>
        </table:table-row>
        <table:table-row>
          <table:table-cell office:value-type="string">
            <text:p>kenkeiter/skeuocard</text:p>
          </table:table-cell>
          <table:table-cell office:value-type="string">
            <text:p>inactive</text:p>
          </table:table-cell>
          <table:table-cell office:value="24.711314338827176" office:value-type="float"/>
          <table:table-cell office:value="0.22829308202696588" office:value-type="float"/>
          <table:table-cell office:value="0.14285714285714285" office:value-type="float"/>
          <table:table-cell office:value="1" office:value-type="float"/>
          <table:table-cell office:value="0.6906497229045254" office:value-type="float"/>
        </table:table-row>
        <table:table-row>
          <table:table-cell office:value-type="string">
            <text:p>tumblr/TMCache</text:p>
          </table:table-cell>
          <table:table-cell office:value-type="string">
            <text:p>inactive</text:p>
          </table:table-cell>
          <table:table-cell office:value="25.858483307002963" office:value-type="float"/>
          <table:table-cell office:value="0.2536986295439633" office:value-type="float"/>
          <table:table-cell office:value="0.16666666666666666" office:value-type="float"/>
          <table:table-cell office:value="1" office:value-type="float"/>
          <table:table-cell office:value="0.7096709596033876" office:value-type="float"/>
        </table:table-row>
        <table:table-row>
          <table:table-cell office:value-type="string">
            <text:p>venomous0x/WhatsAPI</text:p>
          </table:table-cell>
          <table:table-cell office:value-type="string">
            <text:p>inactive</text:p>
          </table:table-cell>
          <table:table-cell office:value="21.452795231067824" office:value-type="float"/>
          <table:table-cell office:value="0.10157627228251183" office:value-type="float"/>
          <table:table-cell office:value="0.3615819209039548" office:value-type="float"/>
          <table:table-cell office:value="1" office:value-type="float"/>
          <table:table-cell office:value="0.7370683333184674" office:value-type="float"/>
        </table:table-row>
        <table:table-row>
          <table:table-cell office:value-type="string">
            <text:p>ryanb/nifty-generators</text:p>
          </table:table-cell>
          <table:table-cell office:value-type="string">
            <text:p>inactive</text:p>
          </table:table-cell>
          <table:table-cell office:value="25.04641987076604" office:value-type="float"/>
          <table:table-cell office:value="0.13634020335704714" office:value-type="float"/>
          <table:table-cell office:value="0.2857142857142857" office:value-type="float"/>
          <table:table-cell office:value="1" office:value-type="float"/>
          <table:table-cell office:value="0.6927836513665581" office:value-type="float"/>
        </table:table-row>
        <table:table-row>
          <table:table-cell office:value-type="string">
            <text:p>Valve/fingerprintjs</text:p>
          </table:table-cell>
          <table:table-cell office:value-type="string">
            <text:p>inactive</text:p>
          </table:table-cell>
          <table:table-cell office:value="32.305636852260875" office:value-type="float"/>
          <table:table-cell office:value="0.29835347513895244" office:value-type="float"/>
          <table:table-cell office:value="0" office:value-type="float"/>
          <table:table-cell office:value="1" office:value-type="float"/>
          <table:table-cell office:value="0.6265661726699351" office:value-type="float"/>
        </table:table-row>
        <table:table-row>
          <table:table-cell office:value-type="string">
            <text:p>node-js-libs/node.io</text:p>
          </table:table-cell>
          <table:table-cell office:value-type="string">
            <text:p>inactive</text:p>
          </table:table-cell>
          <table:table-cell office:value="22.762059476942877" office:value-type="float"/>
          <table:table-cell office:value="0.2629234829319919" office:value-type="float"/>
          <table:table-cell office:value="0.5833333333333334" office:value-type="float"/>
          <table:table-cell office:value="0" office:value-type="float"/>
          <table:table-cell office:value="0.2228559161441521" office:value-type="float"/>
        </table:table-row>
        <table:table-row>
          <table:table-cell office:value-type="string">
            <text:p>karmi/retire</text:p>
          </table:table-cell>
          <table:table-cell office:value-type="string">
            <text:p>inactive</text:p>
          </table:table-cell>
          <table:table-cell office:value="21.68291230941897" office:value-type="float"/>
          <table:table-cell office:value="0.010633097480163353" office:value-type="float"/>
          <table:table-cell office:value="0.10655737704918032" office:value-type="float"/>
          <table:table-cell office:value="1" office:value-type="float"/>
          <table:table-cell office:value="0.685939077340443" office:value-type="float"/>
        </table:table-row>
        <table:table-row>
          <table:table-cell office:value-type="string">
            <text:p>overshare/overshare-kit</text:p>
          </table:table-cell>
          <table:table-cell office:value-type="string">
            <text:p>inactive</text:p>
          </table:table-cell>
          <table:table-cell office:value="24.22658742257409" office:value-type="float"/>
          <table:table-cell office:value="0.5171349107735872" office:value-type="float"/>
          <table:table-cell office:value="0.125" office:value-type="float"/>
          <table:table-cell office:value="1" office:value-type="float"/>
          <table:table-cell office:value="0.6895705560445134" office:value-type="float"/>
        </table:table-row>
        <table:table-row>
          <table:table-cell office:value-type="string">
            <text:p>MacRuby/MacRuby</text:p>
          </table:table-cell>
          <table:table-cell office:value-type="string">
            <text:p>inactive</text:p>
          </table:table-cell>
          <table:table-cell office:value="24.534653197918395" office:value-type="float"/>
          <table:table-cell office:value="0.15925662446917266" office:value-type="float"/>
          <table:table-cell office:value="0" office:value-type="float"/>
          <table:table-cell office:value="1" office:value-type="float"/>
          <table:table-cell office:value="0.7080452946654693" office:value-type="float"/>
        </table:table-row>
        <table:table-row>
          <table:table-cell office:value-type="string">
            <text:p>maccman/juggernaut</text:p>
          </table:table-cell>
          <table:table-cell office:value-type="string">
            <text:p>inactive</text:p>
          </table:table-cell>
          <table:table-cell office:value="23.25246573636827" office:value-type="float"/>
          <table:table-cell office:value="0.0209236286382621" office:value-type="float"/>
          <table:table-cell office:value="0.09090909090909091" office:value-type="float"/>
          <table:table-cell office:value="1" office:value-type="float"/>
          <table:table-cell office:value="0.6951534138497328" office:value-type="float"/>
        </table:table-row>
        <table:table-row>
          <table:table-cell office:value-type="string">
            <text:p>square/dagger</text:p>
          </table:table-cell>
          <table:table-cell office:value-type="string">
            <text:p>inactive</text:p>
          </table:table-cell>
          <table:table-cell office:value="21.65022149075822" office:value-type="float"/>
          <table:table-cell office:value="0.00822112816678163" office:value-type="float"/>
          <table:table-cell office:value="0.16216216216216217" office:value-type="float"/>
          <table:table-cell office:value="1" office:value-type="float"/>
          <table:table-cell office:value="0.6874849423836924" office:value-type="float"/>
        </table:table-row>
        <table:table-row>
          <table:table-cell office:value-type="string">
            <text:p>square/otto</text:p>
          </table:table-cell>
          <table:table-cell office:value-type="string">
            <text:p>inactive</text:p>
          </table:table-cell>
          <table:table-cell office:value="23.009603327232618" office:value-type="float"/>
          <table:table-cell office:value="0.13491488948571276" office:value-type="float"/>
          <table:table-cell office:value="0.2" office:value-type="float"/>
          <table:table-cell office:value="1" office:value-type="float"/>
          <table:table-cell office:value="0.694994189039046" office:value-type="float"/>
        </table:table-row>
        <table:table-row>
          <table:table-cell office:value-type="string">
            <text:p>roboguice/roboguice</text:p>
          </table:table-cell>
          <table:table-cell office:value-type="string">
            <text:p>inactive</text:p>
          </table:table-cell>
          <table:table-cell office:value="21.735968832223314" office:value-type="float"/>
          <table:table-cell office:value="0.19275274398656825" office:value-type="float"/>
          <table:table-cell office:value="0.391304347826087" office:value-type="float"/>
          <table:table-cell office:value="1" office:value-type="float"/>
          <table:table-cell office:value="0.7390793519008866" office:value-type="float"/>
        </table:table-row>
        <table:table-row>
          <table:table-cell office:value-type="string">
            <text:p>turbolinks/turbolinks-classic</text:p>
          </table:table-cell>
          <table:table-cell office:value-type="string">
            <text:p>inactive</text:p>
          </table:table-cell>
          <table:table-cell office:value="21.861681020458175" office:value-type="float"/>
          <table:table-cell office:value="0.03841694578190891" office:value-type="float"/>
          <table:table-cell office:value="0.13114754098360656" office:value-type="float"/>
          <table:table-cell office:value="1" office:value-type="float"/>
          <table:table-cell office:value="0.6792147654180644" office:value-type="float"/>
        </table:table-row>
        <table:table-row>
          <table:table-cell office:value-type="string">
            <text:p>google/gxui</text:p>
          </table:table-cell>
          <table:table-cell office:value-type="string">
            <text:p>inactive</text:p>
          </table:table-cell>
          <table:table-cell office:value="23.029129609567974" office:value-type="float"/>
          <table:table-cell office:value="0.12968409186109356" office:value-type="float"/>
          <table:table-cell office:value="0.23076923076923078" office:value-type="float"/>
          <table:table-cell office:value="1" office:value-type="float"/>
          <table:table-cell office:value="0.708626678048683" office:value-type="float"/>
        </table:table-row>
        <table:table-row>
          <table:table-cell office:value-type="string">
            <text:p>mozilla-services/heka</text:p>
          </table:table-cell>
          <table:table-cell office:value-type="string">
            <text:p>inactive</text:p>
          </table:table-cell>
          <table:table-cell office:value="21.29445279003091" office:value-type="float"/>
          <table:table-cell office:value="0.0068932157875831" office:value-type="float"/>
          <table:table-cell office:value="0.18181818181818182" office:value-type="float"/>
          <table:table-cell office:value="1" office:value-type="float"/>
          <table:table-cell office:value="0.713697080010578" office:value-type="float"/>
        </table:table-row>
        <table:table-row>
          <table:table-cell office:value-type="string">
            <text:p>twitter-archive/kestrel</text:p>
          </table:table-cell>
          <table:table-cell office:value-type="string">
            <text:p>inactive</text:p>
          </table:table-cell>
          <table:table-cell office:value="22.265972636520885" office:value-type="float"/>
          <table:table-cell office:value="0.05636002149509552" office:value-type="float"/>
          <table:table-cell office:value="0.15384615384615385" office:value-type="float"/>
          <table:table-cell office:value="1" office:value-type="float"/>
          <table:table-cell office:value="0.7148209367843249" office:value-type="float"/>
        </table:table-row>
        <table:table-row>
          <table:table-cell office:value-type="string">
            <text:p>kattrali/cocoapods-xcode-plugin</text:p>
          </table:table-cell>
          <table:table-cell office:value-type="string">
            <text:p>inactive</text:p>
          </table:table-cell>
          <table:table-cell office:value="41.80793192436989" office:value-type="float"/>
          <table:table-cell office:value="1" office:value-type="float"/>
          <table:table-cell office:value="0" office:value-type="float"/>
          <table:table-cell office:value="1" office:value-type="float"/>
          <table:table-cell office:value="0.6993454323154943" office:value-type="float"/>
        </table:table-row>
        <table:table-row>
          <table:table-cell office:value-type="string">
            <text:p>itsabot/abot</text:p>
          </table:table-cell>
          <table:table-cell office:value-type="string">
            <text:p>inactive</text:p>
          </table:table-cell>
          <table:table-cell office:value="24.53416648741302" office:value-type="float"/>
          <table:table-cell office:value="0.2628682025695868" office:value-type="float"/>
          <table:table-cell office:value="0.25" office:value-type="float"/>
          <table:table-cell office:value="1" office:value-type="float"/>
          <table:table-cell office:value="0.6816341217484414" office:value-type="float"/>
        </table:table-row>
        <table:table-row>
          <table:table-cell office:value-type="string">
            <text:p>smileyborg/UIView-AutoLayout</text:p>
          </table:table-cell>
          <table:table-cell office:value-type="string">
            <text:p>inactive</text:p>
          </table:table-cell>
          <table:table-cell office:value="25.634081186417262" office:value-type="float"/>
          <table:table-cell office:value="0.3171046573276803" office:value-type="float"/>
          <table:table-cell office:value="0.16666666666666666" office:value-type="float"/>
          <table:table-cell office:value="1" office:value-type="float"/>
          <table:table-cell office:value="0.7279246220920695" office:value-type="float"/>
        </table:table-row>
        <table:table-row>
          <table:table-cell office:value-type="string">
            <text:p>popcorn-time/popcorn-app</text:p>
          </table:table-cell>
          <table:table-cell office:value-type="string">
            <text:p>inactive</text:p>
          </table:table-cell>
          <table:table-cell office:value="23.284289650796136" office:value-type="float"/>
          <table:table-cell office:value="0.21605871027850634" office:value-type="float"/>
          <table:table-cell office:value="0.4" office:value-type="float"/>
          <table:table-cell office:value="1" office:value-type="float"/>
          <table:table-cell office:value="0.7354189580478866" office:value-type="float"/>
        </table:table-row>
        <table:table-row>
          <table:table-cell office:value-type="string">
            <text:p>tensorflow/tensorflow</text:p>
          </table:table-cell>
          <table:table-cell office:value-type="string">
            <text:p>active</text:p>
          </table:table-cell>
          <table:table-cell office:value="21.03214971208818" office:value-type="float"/>
          <table:table-cell office:value="0.035303116559113" office:value-type="float"/>
          <table:table-cell office:value="0.24875621890547264" office:value-type="float"/>
          <table:table-cell office:value="1" office:value-type="float"/>
          <table:table-cell office:value="0.7097448492536356" office:value-type="float"/>
        </table:table-row>
        <table:table-row>
          <table:table-cell office:value-type="string">
            <text:p>facebook/react</text:p>
          </table:table-cell>
          <table:table-cell office:value-type="string">
            <text:p>active</text:p>
          </table:table-cell>
          <table:table-cell office:value="21.12186437189282" office:value-type="float"/>
          <table:table-cell office:value="0.02606379934858279" office:value-type="float"/>
          <table:table-cell office:value="0.03" office:value-type="float"/>
          <table:table-cell office:value="1" office:value-type="float"/>
          <table:table-cell office:value="0.6811084505589681" office:value-type="float"/>
        </table:table-row>
        <table:table-row>
          <table:table-cell office:value-type="string">
            <text:p>d3/d3</text:p>
          </table:table-cell>
          <table:table-cell office:value-type="string">
            <text:p>active</text:p>
          </table:table-cell>
          <table:table-cell office:value="21.511835599681774" office:value-type="float"/>
          <table:table-cell office:value="0.011569213376645996" office:value-type="float"/>
          <table:table-cell office:value="0.025" office:value-type="float"/>
          <table:table-cell office:value="1" office:value-type="float"/>
          <table:table-cell office:value="0.6742960795683375" office:value-type="float"/>
        </table:table-row>
        <table:table-row>
          <table:table-cell office:value-type="string">
            <text:p>facebook/react-native</text:p>
          </table:table-cell>
          <table:table-cell office:value-type="string">
            <text:p>active</text:p>
          </table:table-cell>
          <table:table-cell office:value="21.144147019665542" office:value-type="float"/>
          <table:table-cell office:value="0.04668994182076306" office:value-type="float"/>
          <table:table-cell office:value="0.11290322580645161" office:value-type="float"/>
          <table:table-cell office:value="1" office:value-type="float"/>
          <table:table-cell office:value="0.6894113372987424" office:value-type="float"/>
        </table:table-row>
        <table:table-row>
          <table:table-cell office:value-type="string">
            <text:p>electron/electron</text:p>
          </table:table-cell>
          <table:table-cell office:value-type="string">
            <text:p>active</text:p>
          </table:table-cell>
          <table:table-cell office:value="20.782942355762263" office:value-type="float"/>
          <table:table-cell office:value="0.07204306143376127" office:value-type="float"/>
          <table:table-cell office:value="0.1509433962264151" office:value-type="float"/>
          <table:table-cell office:value="1" office:value-type="float"/>
          <table:table-cell office:value="0.68293356600032" office:value-type="float"/>
        </table:table-row>
        <table:table-row>
          <table:table-cell office:value-type="string">
            <text:p>nodejs/node</text:p>
          </table:table-cell>
          <table:table-cell office:value-type="string">
            <text:p>active</text:p>
          </table:table-cell>
          <table:table-cell office:value="20.765448593361647" office:value-type="float"/>
          <table:table-cell office:value="0.015406572043491681" office:value-type="float"/>
          <table:table-cell office:value="0.13050570962479607" office:value-type="float"/>
          <table:table-cell office:value="1" office:value-type="float"/>
          <table:table-cell office:value="0.6941840076286463" office:value-type="float"/>
        </table:table-row>
        <table:table-row>
          <table:table-cell office:value-type="string">
            <text:p>atom/atom</text:p>
          </table:table-cell>
          <table:table-cell office:value-type="string">
            <text:p>active</text:p>
          </table:table-cell>
          <table:table-cell office:value="20.763378043533304" office:value-type="float"/>
          <table:table-cell office:value="0.08107096200542312" office:value-type="float"/>
          <table:table-cell office:value="0.19205298013245034" office:value-type="float"/>
          <table:table-cell office:value="1" office:value-type="float"/>
          <table:table-cell office:value="0.6913597522178119" office:value-type="float"/>
        </table:table-row>
        <table:table-row>
          <table:table-cell office:value-type="string">
            <text:p>mrdoob/three.js</text:p>
          </table:table-cell>
          <table:table-cell office:value-type="string">
            <text:p>active</text:p>
          </table:table-cell>
          <table:table-cell office:value="20.894086967169635" office:value-type="float"/>
          <table:table-cell office:value="0.05433190335988717" office:value-type="float"/>
          <table:table-cell office:value="0.09618104667609619" office:value-type="float"/>
          <table:table-cell office:value="1" office:value-type="float"/>
          <table:table-cell office:value="0.6806192938861859" office:value-type="float"/>
        </table:table-row>
        <table:table-row>
          <table:table-cell office:value-type="string">
            <text:p>hakimel/reveal.js</text:p>
          </table:table-cell>
          <table:table-cell office:value-type="string">
            <text:p>active</text:p>
          </table:table-cell>
          <table:table-cell office:value="21.46718725524502" office:value-type="float"/>
          <table:table-cell office:value="0.05862283375955698" office:value-type="float"/>
          <table:table-cell office:value="0.10344827586206896" office:value-type="float"/>
          <table:table-cell office:value="1" office:value-type="float"/>
          <table:table-cell office:value="0.6821995705282712" office:value-type="float"/>
        </table:table-row>
        <table:table-row>
          <table:table-cell office:value-type="string">
            <text:p>reactjs/redux</text:p>
          </table:table-cell>
          <table:table-cell office:value-type="string">
            <text:p>active</text:p>
          </table:table-cell>
          <table:table-cell office:value="21.403338972836" office:value-type="float"/>
          <table:table-cell office:value="0.013645330599377115" office:value-type="float"/>
          <table:table-cell office:value="0.057777777777777775" office:value-type="float"/>
          <table:table-cell office:value="1" office:value-type="float"/>
          <table:table-cell office:value="0.6889231782027572" office:value-type="float"/>
        </table:table-row>
        <table:table-row>
          <table:table-cell office:value-type="string">
            <text:p>axios/axios</text:p>
          </table:table-cell>
          <table:table-cell office:value-type="string">
            <text:p>active</text:p>
          </table:table-cell>
          <table:table-cell office:value="21.243779141085952" office:value-type="float"/>
          <table:table-cell office:value="0.07238887164611411" office:value-type="float"/>
          <table:table-cell office:value="0.1588235294117647" office:value-type="float"/>
          <table:table-cell office:value="1" office:value-type="float"/>
          <table:table-cell office:value="0.7000264430777592" office:value-type="float"/>
        </table:table-row>
        <table:table-row>
          <table:table-cell office:value-type="string">
            <text:p>rg3/youtube-dl</text:p>
          </table:table-cell>
          <table:table-cell office:value-type="string">
            <text:p>active</text:p>
          </table:table-cell>
          <table:table-cell office:value="19.959499409715974" office:value-type="float"/>
          <table:table-cell office:value="0.10636457532687182" office:value-type="float"/>
          <table:table-cell office:value="0.5218978102189781" office:value-type="float"/>
          <table:table-cell office:value="0" office:value-type="float"/>
          <table:table-cell office:value="0.23971890291498563" office:value-type="float"/>
        </table:table-row>
        <table:table-row>
          <table:table-cell office:value-type="string">
            <text:p>nvbn/thefuck</text:p>
          </table:table-cell>
          <table:table-cell office:value-type="string">
            <text:p>active</text:p>
          </table:table-cell>
          <table:table-cell office:value="21.49787520480756" office:value-type="float"/>
          <table:table-cell office:value="0.05225742360149469" office:value-type="float"/>
          <table:table-cell office:value="0.29411764705882354" office:value-type="float"/>
          <table:table-cell office:value="1" office:value-type="float"/>
          <table:table-cell office:value="0.7222893605379199" office:value-type="float"/>
        </table:table-row>
        <table:table-row>
          <table:table-cell office:value-type="string">
            <text:p>kubernetes/kubernetes</text:p>
          </table:table-cell>
          <table:table-cell office:value-type="string">
            <text:p>active</text:p>
          </table:table-cell>
          <table:table-cell office:value="20.905311276682518" office:value-type="float"/>
          <table:table-cell office:value="0.00980940614259814" office:value-type="float"/>
          <table:table-cell office:value="0.1380897583429229" office:value-type="float"/>
          <table:table-cell office:value="1" office:value-type="float"/>
          <table:table-cell office:value="0.6975760346504205" office:value-type="float"/>
        </table:table-row>
        <table:table-row>
          <table:table-cell office:value-type="string">
            <text:p>ionic-team/ionic</text:p>
          </table:table-cell>
          <table:table-cell office:value-type="string">
            <text:p>active</text:p>
          </table:table-cell>
          <table:table-cell office:value="20.89043890843449" office:value-type="float"/>
          <table:table-cell office:value="0.07665100247634589" office:value-type="float"/>
          <table:table-cell office:value="0.10901749663526245" office:value-type="float"/>
          <table:table-cell office:value="1" office:value-type="float"/>
          <table:table-cell office:value="0.6776472630577431" office:value-type="float"/>
        </table:table-row>
        <table:table-row>
          <table:table-cell office:value-type="string">
            <text:p>getlantern/lantern</text:p>
          </table:table-cell>
          <table:table-cell office:value-type="string">
            <text:p>active</text:p>
          </table:table-cell>
          <table:table-cell office:value="23.26403390018838" office:value-type="float"/>
          <table:table-cell office:value="0.04675811694704283" office:value-type="float"/>
          <table:table-cell office:value="0.18181818181818182" office:value-type="float"/>
          <table:table-cell office:value="1" office:value-type="float"/>
          <table:table-cell office:value="0.7108970415129754" office:value-type="float"/>
        </table:table-row>
        <table:table-row>
          <table:table-cell office:value-type="string">
            <text:p>impress/impress.js</text:p>
          </table:table-cell>
          <table:table-cell office:value-type="string">
            <text:p>active</text:p>
          </table:table-cell>
          <table:table-cell office:value="21.569967185402643" office:value-type="float"/>
          <table:table-cell office:value="0.12108430276205495" office:value-type="float"/>
          <table:table-cell office:value="0.13559322033898305" office:value-type="float"/>
          <table:table-cell office:value="1" office:value-type="float"/>
          <table:table-cell office:value="0.6974832083704839" office:value-type="float"/>
        </table:table-row>
        <table:table-row>
          <table:table-cell office:value-type="string">
            <text:p>x64dbg/x64dbg</text:p>
          </table:table-cell>
          <table:table-cell office:value-type="string">
            <text:p>active</text:p>
          </table:table-cell>
          <table:table-cell office:value="21.18429153285779" office:value-type="float"/>
          <table:table-cell office:value="0.11387390343085979" office:value-type="float"/>
          <table:table-cell office:value="0.5480769230769231" office:value-type="float"/>
          <table:table-cell office:value="1" office:value-type="float"/>
          <table:table-cell office:value="0.7321311908537562" office:value-type="float"/>
        </table:table-row>
        <table:table-row>
          <table:table-cell office:value-type="string">
            <text:p>Microsoft/TypeScript</text:p>
          </table:table-cell>
          <table:table-cell office:value-type="string">
            <text:p>active</text:p>
          </table:table-cell>
          <table:table-cell office:value="21.069429298475534" office:value-type="float"/>
          <table:table-cell office:value="0.007457624894887549" office:value-type="float"/>
          <table:table-cell office:value="0.07116104868913857" office:value-type="float"/>
          <table:table-cell office:value="1" office:value-type="float"/>
          <table:table-cell office:value="0.6784632990240695" office:value-type="float"/>
        </table:table-row>
        <table:table-row>
          <table:table-cell office:value-type="string">
            <text:p>Dogfalo/materialize</text:p>
          </table:table-cell>
          <table:table-cell office:value-type="string">
            <text:p>active</text:p>
          </table:table-cell>
          <table:table-cell office:value="21.332169412165225" office:value-type="float"/>
          <table:table-cell office:value="0.034968271846079646" office:value-type="float"/>
          <table:table-cell office:value="0.1873198847262248" office:value-type="float"/>
          <table:table-cell office:value="1" office:value-type="float"/>
          <table:table-cell office:value="0.6893340019220605" office:value-type="float"/>
        </table:table-row>
        <table:table-row>
          <table:table-cell office:value-type="string">
            <text:p>ReactiveX/RxJava</text:p>
          </table:table-cell>
          <table:table-cell office:value-type="string">
            <text:p>active</text:p>
          </table:table-cell>
          <table:table-cell office:value="21.04340853331333" office:value-type="float"/>
          <table:table-cell office:value="0.028769321236044736" office:value-type="float"/>
          <table:table-cell office:value="0.24603174603174602" office:value-type="float"/>
          <table:table-cell office:value="1" office:value-type="float"/>
          <table:table-cell office:value="0.7172645413940935" office:value-type="float"/>
        </table:table-row>
        <table:table-row>
          <table:table-cell office:value-type="string">
            <text:p>bitcoin/bitcoin</text:p>
          </table:table-cell>
          <table:table-cell office:value-type="string">
            <text:p>active</text:p>
          </table:table-cell>
          <table:table-cell office:value="21.249108976718343" office:value-type="float"/>
          <table:table-cell office:value="0.007193017911272174" office:value-type="float"/>
          <table:table-cell office:value="0.1585081585081585" office:value-type="float"/>
          <table:table-cell office:value="1" office:value-type="float"/>
          <table:table-cell office:value="0.6901662310108134" office:value-type="float"/>
        </table:table-row>
        <table:table-row>
          <table:table-cell office:value-type="string">
            <text:p>babel/babel</text:p>
          </table:table-cell>
          <table:table-cell office:value-type="string">
            <text:p>active</text:p>
          </table:table-cell>
          <table:table-cell office:value="20.83613730429" office:value-type="float"/>
          <table:table-cell office:value="0.03010278608949542" office:value-type="float"/>
          <table:table-cell office:value="0.14637904468412943" office:value-type="float"/>
          <table:table-cell office:value="1" office:value-type="float"/>
          <table:table-cell office:value="0.6920390648259892" office:value-type="float"/>
        </table:table-row>
        <table:table-row>
          <table:table-cell office:value-type="string">
            <text:p>neovim/neovim</text:p>
          </table:table-cell>
          <table:table-cell office:value-type="string">
            <text:p>active</text:p>
          </table:table-cell>
          <table:table-cell office:value="20.692635875641272" office:value-type="float"/>
          <table:table-cell office:value="0.01029963256815647" office:value-type="float"/>
          <table:table-cell office:value="0.1871345029239766" office:value-type="float"/>
          <table:table-cell office:value="1" office:value-type="float"/>
          <table:table-cell office:value="0.7045608645789224" office:value-type="float"/>
        </table:table-row>
        <table:table-row>
          <table:table-cell office:value-type="string">
            <text:p>ecomfe/echarts</text:p>
          </table:table-cell>
          <table:table-cell office:value-type="string">
            <text:p>active</text:p>
          </table:table-cell>
          <table:table-cell office:value="21.379135377992014" office:value-type="float"/>
          <table:table-cell office:value="0.07141980567566109" office:value-type="float"/>
          <table:table-cell office:value="0.7272727272727273" office:value-type="float"/>
          <table:table-cell office:value="0" office:value-type="float"/>
          <table:table-cell office:value="0.2170354131120323" office:value-type="float"/>
        </table:table-row>
        <table:table-row>
          <table:table-cell office:value-type="string">
            <text:p>ant-design/ant-design</text:p>
          </table:table-cell>
          <table:table-cell office:value-type="string">
            <text:p>active</text:p>
          </table:table-cell>
          <table:table-cell office:value="21.238809620490866" office:value-type="float"/>
          <table:table-cell office:value="0.07106193834675027" office:value-type="float"/>
          <table:table-cell office:value="0.4" office:value-type="float"/>
          <table:table-cell office:value="1" office:value-type="float"/>
          <table:table-cell office:value="0.7397911624756371" office:value-type="float"/>
        </table:table-row>
        <table:table-row>
          <table:table-cell office:value-type="string">
            <text:p>TryGhost/Ghost</text:p>
          </table:table-cell>
          <table:table-cell office:value-type="string">
            <text:p>active</text:p>
          </table:table-cell>
          <table:table-cell office:value="21.01677420033959" office:value-type="float"/>
          <table:table-cell office:value="0.03656228201383179" office:value-type="float"/>
          <table:table-cell office:value="0.09466019417475728" office:value-type="float"/>
          <table:table-cell office:value="1" office:value-type="float"/>
          <table:table-cell office:value="0.6788570053381343" office:value-type="float"/>
        </table:table-row>
        <table:table-row>
          <table:table-cell office:value-type="string">
            <text:p>google/protobuf</text:p>
          </table:table-cell>
          <table:table-cell office:value-type="string">
            <text:p>active</text:p>
          </table:table-cell>
          <table:table-cell office:value="21.05739782964048" office:value-type="float"/>
          <table:table-cell office:value="0.011633528757420594" office:value-type="float"/>
          <table:table-cell office:value="0.23872679045092837" office:value-type="float"/>
          <table:table-cell office:value="1" office:value-type="float"/>
          <table:table-cell office:value="0.7080815351290096" office:value-type="float"/>
        </table:table-row>
        <table:table-row>
          <table:table-cell office:value-type="string">
            <text:p>gohugoio/hugo</text:p>
          </table:table-cell>
          <table:table-cell office:value-type="string">
            <text:p>active</text:p>
          </table:table-cell>
          <table:table-cell office:value="21.242819892429274" office:value-type="float"/>
          <table:table-cell office:value="0.010871758849449464" office:value-type="float"/>
          <table:table-cell office:value="0.11815561959654179" office:value-type="float"/>
          <table:table-cell office:value="1" office:value-type="float"/>
          <table:table-cell office:value="0.6910443100208109" office:value-type="float"/>
        </table:table-row>
        <table:table-row>
          <table:table-cell office:value-type="string">
            <text:p>gogits/gogs</text:p>
          </table:table-cell>
          <table:table-cell office:value-type="string">
            <text:p>active</text:p>
          </table:table-cell>
          <table:table-cell office:value="21.161171122113835" office:value-type="float"/>
          <table:table-cell office:value="0.039060620635860056" office:value-type="float"/>
          <table:table-cell office:value="0.14220183486238533" office:value-type="float"/>
          <table:table-cell office:value="1" office:value-type="float"/>
          <table:table-cell office:value="0.6850809106677311" office:value-type="float"/>
        </table:table-row>
        <table:table-row>
          <table:table-cell office:value-type="string">
            <text:p>google/guava</text:p>
          </table:table-cell>
          <table:table-cell office:value-type="string">
            <text:p>active</text:p>
          </table:table-cell>
          <table:table-cell office:value="21.35188679731027" office:value-type="float"/>
          <table:table-cell office:value="0.010631096592360242" office:value-type="float"/>
          <table:table-cell office:value="0.16806722689075632" office:value-type="float"/>
          <table:table-cell office:value="1" office:value-type="float"/>
          <table:table-cell office:value="0.7012643103580403" office:value-type="float"/>
        </table:table-row>
        <table:table-row>
          <table:table-cell office:value-type="string">
            <text:p>serverless/serverless</text:p>
          </table:table-cell>
          <table:table-cell office:value-type="string">
            <text:p>active</text:p>
          </table:table-cell>
          <table:table-cell office:value="21.232961420472716" office:value-type="float"/>
          <table:table-cell office:value="0.08074612218354656" office:value-type="float"/>
          <table:table-cell office:value="0.24096385542168675" office:value-type="float"/>
          <table:table-cell office:value="1" office:value-type="float"/>
          <table:table-cell office:value="0.7163696755937762" office:value-type="float"/>
        </table:table-row>
        <table:table-row>
          <table:table-cell office:value-type="string">
            <text:p>select2/select2</text:p>
          </table:table-cell>
          <table:table-cell office:value-type="string">
            <text:p>active</text:p>
          </table:table-cell>
          <table:table-cell office:value="21.457838552285455" office:value-type="float"/>
          <table:table-cell office:value="0.06304279759845662" office:value-type="float"/>
          <table:table-cell office:value="0.12874251497005987" office:value-type="float"/>
          <table:table-cell office:value="1" office:value-type="float"/>
          <table:table-cell office:value="0.6847878294661583" office:value-type="float"/>
        </table:table-row>
        <table:table-row>
          <table:table-cell office:value-type="string">
            <text:p>fchollet/keras</text:p>
          </table:table-cell>
          <table:table-cell office:value-type="string">
            <text:p>active</text:p>
          </table:table-cell>
          <table:table-cell office:value="21.398521750209365" office:value-type="float"/>
          <table:table-cell office:value="0.024256448321084645" office:value-type="float"/>
          <table:table-cell office:value="0.20288808664259927" office:value-type="float"/>
          <table:table-cell office:value="1" office:value-type="float"/>
          <table:table-cell office:value="0.7068080876704101" office:value-type="float"/>
        </table:table-row>
        <table:table-row>
          <table:table-cell office:value-type="string">
            <text:p>storybooks/storybook</text:p>
          </table:table-cell>
          <table:table-cell office:value-type="string">
            <text:p>active</text:p>
          </table:table-cell>
          <table:table-cell office:value="20.80296870299184" office:value-type="float"/>
          <table:table-cell office:value="0.047206343380614024" office:value-type="float"/>
          <table:table-cell office:value="0.19240506329113924" office:value-type="float"/>
          <table:table-cell office:value="1" office:value-type="float"/>
          <table:table-cell office:value="0.7060348764610282" office:value-type="float"/>
        </table:table-row>
        <table:table-row>
          <table:table-cell office:value-type="string">
            <text:p>JetBrains/kotlin</text:p>
          </table:table-cell>
          <table:table-cell office:value-type="string">
            <text:p>active</text:p>
          </table:table-cell>
          <table:table-cell office:value="21.25608774743834" office:value-type="float"/>
          <table:table-cell office:value="0.022509176433241462" office:value-type="float"/>
          <table:table-cell office:value="0.3076923076923077" office:value-type="float"/>
          <table:table-cell office:value="1" office:value-type="float"/>
          <table:table-cell office:value="0.7229444772950381" office:value-type="float"/>
        </table:table-row>
        <table:table-row>
          <table:table-cell office:value-type="string">
            <text:p>hexojs/hexo</text:p>
          </table:table-cell>
          <table:table-cell office:value-type="string">
            <text:p>active</text:p>
          </table:table-cell>
          <table:table-cell office:value="21.12232460742816" office:value-type="float"/>
          <table:table-cell office:value="0.14778648061125552" office:value-type="float"/>
          <table:table-cell office:value="0.41025641025641024" office:value-type="float"/>
          <table:table-cell office:value="1" office:value-type="float"/>
          <table:table-cell office:value="0.7427136186930204" office:value-type="float"/>
        </table:table-row>
        <table:table-row>
          <table:table-cell office:value-type="string">
            <text:p>PhilJay/MPAndroidChart</text:p>
          </table:table-cell>
          <table:table-cell office:value-type="string">
            <text:p>active</text:p>
          </table:table-cell>
          <table:table-cell office:value="21.36511179386923" office:value-type="float"/>
          <table:table-cell office:value="0.142404085354512" office:value-type="float"/>
          <table:table-cell office:value="0.5714285714285714" office:value-type="float"/>
          <table:table-cell office:value="0" office:value-type="float"/>
          <table:table-cell office:value="0.2289762595580526" office:value-type="float"/>
        </table:table-row>
        <table:table-row>
          <table:table-cell office:value-type="string">
            <text:p>fastlane/fastlane</text:p>
          </table:table-cell>
          <table:table-cell office:value-type="string">
            <text:p>active</text:p>
          </table:table-cell>
          <table:table-cell office:value="20.97826507203372" office:value-type="float"/>
          <table:table-cell office:value="0.08824412942001132" office:value-type="float"/>
          <table:table-cell office:value="0.25100133511348466" office:value-type="float"/>
          <table:table-cell office:value="1" office:value-type="float"/>
          <table:table-cell office:value="0.7140097753003483" office:value-type="float"/>
        </table:table-row>
        <table:table-row>
          <table:table-cell office:value-type="string">
            <text:p>grafana/grafana</text:p>
          </table:table-cell>
          <table:table-cell office:value-type="string">
            <text:p>active</text:p>
          </table:table-cell>
          <table:table-cell office:value="21.37858722413937" office:value-type="float"/>
          <table:table-cell office:value="0.027328160723026906" office:value-type="float"/>
          <table:table-cell office:value="0.13487738419618528" office:value-type="float"/>
          <table:table-cell office:value="1" office:value-type="float"/>
          <table:table-cell office:value="0.6895629531766584" office:value-type="float"/>
        </table:table-row>
        <table:table-row>
          <table:table-cell office:value-type="string">
            <text:p>bumptech/glide</text:p>
          </table:table-cell>
          <table:table-cell office:value-type="string">
            <text:p>active</text:p>
          </table:table-cell>
          <table:table-cell office:value="21.10312359643612" office:value-type="float"/>
          <table:table-cell office:value="0.07257133960499822" office:value-type="float"/>
          <table:table-cell office:value="0.360381861575179" office:value-type="float"/>
          <table:table-cell office:value="1" office:value-type="float"/>
          <table:table-cell office:value="0.7299375162208868" office:value-type="float"/>
        </table:table-row>
        <table:table-row>
          <table:table-cell office:value-type="string">
            <text:p>videojs/video.js</text:p>
          </table:table-cell>
          <table:table-cell office:value-type="string">
            <text:p>active</text:p>
          </table:table-cell>
          <table:table-cell office:value="20.907949983374575" office:value-type="float"/>
          <table:table-cell office:value="0.04094548038374509" office:value-type="float"/>
          <table:table-cell office:value="0.05944055944055944" office:value-type="float"/>
          <table:table-cell office:value="1" office:value-type="float"/>
          <table:table-cell office:value="0.6481331940641709" office:value-type="float"/>
        </table:table-row>
        <table:table-row>
          <table:table-cell office:value-type="string">
            <text:p>photonstorm/phaser</text:p>
          </table:table-cell>
          <table:table-cell office:value-type="string">
            <text:p>active</text:p>
          </table:table-cell>
          <table:table-cell office:value="20.918584728895514" office:value-type="float"/>
          <table:table-cell office:value="0.09545026833380887" office:value-type="float"/>
          <table:table-cell office:value="0.1111111111111111" office:value-type="float"/>
          <table:table-cell office:value="1" office:value-type="float"/>
          <table:table-cell office:value="0.6843603413504604" office:value-type="float"/>
        </table:table-row>
        <table:table-row>
          <table:table-cell office:value-type="string">
            <text:p>syncthing/syncthing</text:p>
          </table:table-cell>
          <table:table-cell office:value-type="string">
            <text:p>active</text:p>
          </table:table-cell>
          <table:table-cell office:value="20.683801776908034" office:value-type="float"/>
          <table:table-cell office:value="0.04984094458367968" office:value-type="float"/>
          <table:table-cell office:value="0.22023809523809523" office:value-type="float"/>
          <table:table-cell office:value="1" office:value-type="float"/>
          <table:table-cell office:value="0.7100287661977515" office:value-type="float"/>
        </table:table-row>
        <table:table-row>
          <table:table-cell office:value-type="string">
            <text:p>rs/SDWebImage</text:p>
          </table:table-cell>
          <table:table-cell office:value-type="string">
            <text:p>active</text:p>
          </table:table-cell>
          <table:table-cell office:value="20.658570911288972" office:value-type="float"/>
          <table:table-cell office:value="0.144847236132992" office:value-type="float"/>
          <table:table-cell office:value="0.3879781420765027" office:value-type="float"/>
          <table:table-cell office:value="0" office:value-type="float"/>
          <table:table-cell office:value="0.24238056600032729" office:value-type="float"/>
        </table:table-row>
        <table:table-row>
          <table:table-cell office:value-type="string">
            <text:p>emberjs/ember.js</text:p>
          </table:table-cell>
          <table:table-cell office:value-type="string">
            <text:p>active</text:p>
          </table:table-cell>
          <table:table-cell office:value="21.166043631788703" office:value-type="float"/>
          <table:table-cell office:value="0.03989140483632566" office:value-type="float"/>
          <table:table-cell office:value="0.055248618784530384" office:value-type="float"/>
          <table:table-cell office:value="1" office:value-type="float"/>
          <table:table-cell office:value="0.6829502483886923" office:value-type="float"/>
        </table:table-row>
        <table:table-row>
          <table:table-cell office:value-type="string">
            <text:p>ReactiveCocoa/ReactiveCocoa</text:p>
          </table:table-cell>
          <table:table-cell office:value-type="string">
            <text:p>active</text:p>
          </table:table-cell>
          <table:table-cell office:value="21.14045954351342" office:value-type="float"/>
          <table:table-cell office:value="0.03650800119331362" office:value-type="float"/>
          <table:table-cell office:value="0.13636363636363635" office:value-type="float"/>
          <table:table-cell office:value="1" office:value-type="float"/>
          <table:table-cell office:value="0.710132592313802" office:value-type="float"/>
        </table:table-row>
        <table:table-row>
          <table:table-cell office:value-type="string">
            <text:p>pixijs/pixi.js</text:p>
          </table:table-cell>
          <table:table-cell office:value-type="string">
            <text:p>active</text:p>
          </table:table-cell>
          <table:table-cell office:value="20.83570170679641" office:value-type="float"/>
          <table:table-cell office:value="0.0446909024678005" office:value-type="float"/>
          <table:table-cell office:value="0.10057471264367816" office:value-type="float"/>
          <table:table-cell office:value="1" office:value-type="float"/>
          <table:table-cell office:value="0.6872962803407704" office:value-type="float"/>
        </table:table-row>
        <table:table-row>
          <table:table-cell office:value-type="string">
            <text:p>soimort/you-get</text:p>
          </table:table-cell>
          <table:table-cell office:value-type="string">
            <text:p>active</text:p>
          </table:table-cell>
          <table:table-cell office:value="21.561283412199028" office:value-type="float"/>
          <table:table-cell office:value="0.03318132120241535" office:value-type="float"/>
          <table:table-cell office:value="0.45714285714285713" office:value-type="float"/>
          <table:table-cell office:value="0" office:value-type="float"/>
          <table:table-cell office:value="0.2454489462855656" office:value-type="float"/>
        </table:table-row>
        <table:table-row>
          <table:table-cell office:value-type="string">
            <text:p>postcss/postcss</text:p>
          </table:table-cell>
          <table:table-cell office:value-type="string">
            <text:p>active</text:p>
          </table:table-cell>
          <table:table-cell office:value="21.329572139612345" office:value-type="float"/>
          <table:table-cell office:value="0.0236016670240005" office:value-type="float"/>
          <table:table-cell office:value="0.16161616161616163" office:value-type="float"/>
          <table:table-cell office:value="1" office:value-type="float"/>
          <table:table-cell office:value="0.6868484118224281" office:value-type="float"/>
        </table:table-row>
        <table:table-row>
          <table:table-cell office:value-type="string">
            <text:p>quilljs/quill</text:p>
          </table:table-cell>
          <table:table-cell office:value-type="string">
            <text:p>active</text:p>
          </table:table-cell>
          <table:table-cell office:value="21.287938120639133" office:value-type="float"/>
          <table:table-cell office:value="0.06070328474999631" office:value-type="float"/>
          <table:table-cell office:value="0.16740088105726872" office:value-type="float"/>
          <table:table-cell office:value="1" office:value-type="float"/>
          <table:table-cell office:value="0.6901045546558674" office:value-type="float"/>
        </table:table-row>
        <table:table-row>
          <table:table-cell office:value-type="string">
            <text:p>symfony/symfony</text:p>
          </table:table-cell>
          <table:table-cell office:value-type="string">
            <text:p>active</text:p>
          </table:table-cell>
          <table:table-cell office:value="21.124269822797988" office:value-type="float"/>
          <table:table-cell office:value="0.0413007284423477" office:value-type="float"/>
          <table:table-cell office:value="0.0625" office:value-type="float"/>
          <table:table-cell office:value="1" office:value-type="float"/>
          <table:table-cell office:value="0.6765581260772007" office:value-type="float"/>
        </table:table-row>
        <table:table-row>
          <table:table-cell office:value-type="string">
            <text:p>RocketChat/Rocket.Chat</text:p>
          </table:table-cell>
          <table:table-cell office:value-type="string">
            <text:p>active</text:p>
          </table:table-cell>
          <table:table-cell office:value="21.2766002821957" office:value-type="float"/>
          <table:table-cell office:value="0.06634610718669764" office:value-type="float"/>
          <table:table-cell office:value="0.2159090909090909" office:value-type="float"/>
          <table:table-cell office:value="1" office:value-type="float"/>
          <table:table-cell office:value="0.7045170070297365" office:value-type="float"/>
        </table:table-row>
        <table:table-row>
          <table:table-cell office:value-type="string">
            <text:p>SwiftyJSON/SwiftyJSON</text:p>
          </table:table-cell>
          <table:table-cell office:value-type="string">
            <text:p>active</text:p>
          </table:table-cell>
          <table:table-cell office:value="21.497128796280144" office:value-type="float"/>
          <table:table-cell office:value="0.06135108557635075" office:value-type="float"/>
          <table:table-cell office:value="0.16666666666666666" office:value-type="float"/>
          <table:table-cell office:value="1" office:value-type="float"/>
          <table:table-cell office:value="0.7119325396147211" office:value-type="float"/>
        </table:table-row>
        <table:table-row>
          <table:table-cell office:value-type="string">
            <text:p>angular/angular-cli</text:p>
          </table:table-cell>
          <table:table-cell office:value-type="string">
            <text:p>active</text:p>
          </table:table-cell>
          <table:table-cell office:value="20.590127900912" office:value-type="float"/>
          <table:table-cell office:value="0.11476727618001588" office:value-type="float"/>
          <table:table-cell office:value="0.25181159420289856" office:value-type="float"/>
          <table:table-cell office:value="1" office:value-type="float"/>
          <table:table-cell office:value="0.713115394725668" office:value-type="float"/>
        </table:table-row>
        <table:table-row>
          <table:table-cell office:value-type="string">
            <text:p>getsentry/sentry</text:p>
          </table:table-cell>
          <table:table-cell office:value-type="string">
            <text:p>active</text:p>
          </table:table-cell>
          <table:table-cell office:value="21.269798958023767" office:value-type="float"/>
          <table:table-cell office:value="0.032353177071122695" office:value-type="float"/>
          <table:table-cell office:value="0.26199261992619927" office:value-type="float"/>
          <table:table-cell office:value="1" office:value-type="float"/>
          <table:table-cell office:value="0.7119501624095949" office:value-type="float"/>
        </table:table-row>
        <table:table-row>
          <table:table-cell office:value-type="string">
            <text:p>facebook/flow</text:p>
          </table:table-cell>
          <table:table-cell office:value-type="string">
            <text:p>active</text:p>
          </table:table-cell>
          <table:table-cell office:value="21.36962067572108" office:value-type="float"/>
          <table:table-cell office:value="0.00011443487580771923" office:value-type="float"/>
          <table:table-cell office:value="0.06956521739130435" office:value-type="float"/>
          <table:table-cell office:value="1" office:value-type="float"/>
          <table:table-cell office:value="0.6780255952169898" office:value-type="float"/>
        </table:table-row>
        <table:table-row>
          <table:table-cell office:value-type="string">
            <text:p>npm/npm</text:p>
          </table:table-cell>
          <table:table-cell office:value-type="string">
            <text:p>active</text:p>
          </table:table-cell>
          <table:table-cell office:value="20.581739522284938" office:value-type="float"/>
          <table:table-cell office:value="0.12488955346763682" office:value-type="float"/>
          <table:table-cell office:value="0.4885114885114885" office:value-type="float"/>
          <table:table-cell office:value="0" office:value-type="float"/>
          <table:table-cell office:value="0.24234956637434626" office:value-type="float"/>
        </table:table-row>
        <table:table-row>
          <table:table-cell office:value-type="string">
            <text:p>ethereum/go-ethereum</text:p>
          </table:table-cell>
          <table:table-cell office:value-type="string">
            <text:p>active</text:p>
          </table:table-cell>
          <table:table-cell office:value="20.86770938179186" office:value-type="float"/>
          <table:table-cell office:value="0.02484686745669525" office:value-type="float"/>
          <table:table-cell office:value="0.42934782608695654" office:value-type="float"/>
          <table:table-cell office:value="1" office:value-type="float"/>
          <table:table-cell office:value="0.7474941156589061" office:value-type="float"/>
        </table:table-row>
        <table:table-row>
          <table:table-cell office:value-type="string">
            <text:p>prometheus/prometheus</text:p>
          </table:table-cell>
          <table:table-cell office:value-type="string">
            <text:p>active</text:p>
          </table:table-cell>
          <table:table-cell office:value="21.22776607001855" office:value-type="float"/>
          <table:table-cell office:value="0.006284369242976669" office:value-type="float"/>
          <table:table-cell office:value="0.24937027707808565" office:value-type="float"/>
          <table:table-cell office:value="1" office:value-type="float"/>
          <table:table-cell office:value="0.7120774665962534" office:value-type="float"/>
        </table:table-row>
        <table:table-row>
          <table:table-cell office:value-type="string">
            <text:p>syl20bnr/spacemacs</text:p>
          </table:table-cell>
          <table:table-cell office:value-type="string">
            <text:p>active</text:p>
          </table:table-cell>
          <table:table-cell office:value="20.83523567855327" office:value-type="float"/>
          <table:table-cell office:value="0.023397775097414364" office:value-type="float"/>
          <table:table-cell office:value="0.16396396396396395" office:value-type="float"/>
          <table:table-cell office:value="1" office:value-type="float"/>
          <table:table-cell office:value="0.703352895691176" office:value-type="float"/>
        </table:table-row>
        <table:table-row>
          <table:table-cell office:value-type="string">
            <text:p>grpc/grpc</text:p>
          </table:table-cell>
          <table:table-cell office:value-type="string">
            <text:p>active</text:p>
          </table:table-cell>
          <table:table-cell office:value="20.909475460127403" office:value-type="float"/>
          <table:table-cell office:value="0.037929259723506026" office:value-type="float"/>
          <table:table-cell office:value="0.25925925925925924" office:value-type="float"/>
          <table:table-cell office:value="1" office:value-type="float"/>
          <table:table-cell office:value="0.7105322302561247" office:value-type="float"/>
        </table:table-row>
        <table:table-row>
          <table:table-cell office:value-type="string">
            <text:p>codemirror/CodeMirror</text:p>
          </table:table-cell>
          <table:table-cell office:value-type="string">
            <text:p>active</text:p>
          </table:table-cell>
          <table:table-cell office:value="21.200046444282183" office:value-type="float"/>
          <table:table-cell office:value="0.03584939509615729" office:value-type="float"/>
          <table:table-cell office:value="0.03862660944206009" office:value-type="float"/>
          <table:table-cell office:value="1" office:value-type="float"/>
          <table:table-cell office:value="0.6724449928235037" office:value-type="float"/>
        </table:table-row>
        <table:table-row>
          <table:table-cell office:value-type="string">
            <text:p>Microsoft/CNTK</text:p>
          </table:table-cell>
          <table:table-cell office:value-type="string">
            <text:p>active</text:p>
          </table:table-cell>
          <table:table-cell office:value="21.090676779011403" office:value-type="float"/>
          <table:table-cell office:value="0.04811091944572765" office:value-type="float"/>
          <table:table-cell office:value="0.3170028818443804" office:value-type="float"/>
          <table:table-cell office:value="1" office:value-type="float"/>
          <table:table-cell office:value="0.7319292392027984" office:value-type="float"/>
        </table:table-row>
        <table:table-row>
          <table:table-cell office:value-type="string">
            <text:p>jiahaog/nativefier</text:p>
          </table:table-cell>
          <table:table-cell office:value-type="string">
            <text:p>active</text:p>
          </table:table-cell>
          <table:table-cell office:value="21.262912646820105" office:value-type="float"/>
          <table:table-cell office:value="0.11166615427735742" office:value-type="float"/>
          <table:table-cell office:value="0.2222222222222222" office:value-type="float"/>
          <table:table-cell office:value="1" office:value-type="float"/>
          <table:table-cell office:value="0.6820463883562176" office:value-type="float"/>
        </table:table-row>
        <table:table-row>
          <table:table-cell office:value-type="string">
            <text:p>containous/traefik</text:p>
          </table:table-cell>
          <table:table-cell office:value-type="string">
            <text:p>active</text:p>
          </table:table-cell>
          <table:table-cell office:value="21.233533681521326" office:value-type="float"/>
          <table:table-cell office:value="0.028436169541150247" office:value-type="float"/>
          <table:table-cell office:value="0.36774193548387096" office:value-type="float"/>
          <table:table-cell office:value="1" office:value-type="float"/>
          <table:table-cell office:value="0.7390718194003756" office:value-type="float"/>
        </table:table-row>
        <table:table-row>
          <table:table-cell office:value-type="string">
            <text:p>angular-ui/ui-router</text:p>
          </table:table-cell>
          <table:table-cell office:value-type="string">
            <text:p>active</text:p>
          </table:table-cell>
          <table:table-cell office:value="21.365700602341786" office:value-type="float"/>
          <table:table-cell office:value="0.02527016422042923" office:value-type="float"/>
          <table:table-cell office:value="0.07327586206896551" office:value-type="float"/>
          <table:table-cell office:value="1" office:value-type="float"/>
          <table:table-cell office:value="0.6834814457702381" office:value-type="float"/>
        </table:table-row>
        <table:table-row>
          <table:table-cell office:value-type="string">
            <text:p>sequelize/sequelize</text:p>
          </table:table-cell>
          <table:table-cell office:value-type="string">
            <text:p>active</text:p>
          </table:table-cell>
          <table:table-cell office:value="21.319024764139666" office:value-type="float"/>
          <table:table-cell office:value="0.03292945797265664" office:value-type="float"/>
          <table:table-cell office:value="0.1652078774617068" office:value-type="float"/>
          <table:table-cell office:value="1" office:value-type="float"/>
          <table:table-cell office:value="0.7014711633648946" office:value-type="float"/>
        </table:table-row>
        <table:table-row>
          <table:table-cell office:value-type="string">
            <text:p>dotnet/corefx</text:p>
          </table:table-cell>
          <table:table-cell office:value-type="string">
            <text:p>active</text:p>
          </table:table-cell>
          <table:table-cell office:value="21.050545731563552" office:value-type="float"/>
          <table:table-cell office:value="0.02736497151376549" office:value-type="float"/>
          <table:table-cell office:value="0.07772795216741404" office:value-type="float"/>
          <table:table-cell office:value="1" office:value-type="float"/>
          <table:table-cell office:value="0.6831499528911745" office:value-type="float"/>
        </table:table-row>
        <table:table-row>
          <table:table-cell office:value-type="string">
            <text:p>cmderdev/cmder</text:p>
          </table:table-cell>
          <table:table-cell office:value-type="string">
            <text:p>active</text:p>
          </table:table-cell>
          <table:table-cell office:value="20.774787661227712" office:value-type="float"/>
          <table:table-cell office:value="0.08830941283487899" office:value-type="float"/>
          <table:table-cell office:value="0.11009174311926606" office:value-type="float"/>
          <table:table-cell office:value="1" office:value-type="float"/>
          <table:table-cell office:value="0.668744317291424" office:value-type="float"/>
        </table:table-row>
        <table:table-row>
          <table:table-cell office:value-type="string">
            <text:p>apache/incubator-mxnet</text:p>
          </table:table-cell>
          <table:table-cell office:value-type="string">
            <text:p>active</text:p>
          </table:table-cell>
          <table:table-cell office:value="21.04999436729644" office:value-type="float"/>
          <table:table-cell office:value="0.07126669382226702" office:value-type="float"/>
          <table:table-cell office:value="0.2532981530343008" office:value-type="float"/>
          <table:table-cell office:value="1" office:value-type="float"/>
          <table:table-cell office:value="0.7148961294273046" office:value-type="float"/>
        </table:table-row>
        <table:table-row>
          <table:table-cell office:value-type="string">
            <text:p>avajs/ava</text:p>
          </table:table-cell>
          <table:table-cell office:value-type="string">
            <text:p>active</text:p>
          </table:table-cell>
          <table:table-cell office:value="20.391521395109937" office:value-type="float"/>
          <table:table-cell office:value="0.01607339757873368" office:value-type="float"/>
          <table:table-cell office:value="0.17391304347826086" office:value-type="float"/>
          <table:table-cell office:value="1" office:value-type="float"/>
          <table:table-cell office:value="0.7073611170356654" office:value-type="float"/>
        </table:table-row>
        <table:table-row>
          <table:table-cell office:value-type="string">
            <text:p>home-assistant/home-assistant</text:p>
          </table:table-cell>
          <table:table-cell office:value-type="string">
            <text:p>active</text:p>
          </table:table-cell>
          <table:table-cell office:value="21.247485342787662" office:value-type="float"/>
          <table:table-cell office:value="0.05565056245712615" office:value-type="float"/>
          <table:table-cell office:value="0.14299802761341224" office:value-type="float"/>
          <table:table-cell office:value="1" office:value-type="float"/>
          <table:table-cell office:value="0.6913990637298527" office:value-type="float"/>
        </table:table-row>
        <table:table-row>
          <table:table-cell office:value-type="string">
            <text:p>alibaba/fastjson</text:p>
          </table:table-cell>
          <table:table-cell office:value-type="string">
            <text:p>active</text:p>
          </table:table-cell>
          <table:table-cell office:value="21.473084610597883" office:value-type="float"/>
          <table:table-cell office:value="0.030611389153510804" office:value-type="float"/>
          <table:table-cell office:value="0.9540229885057471" office:value-type="float"/>
          <table:table-cell office:value="0" office:value-type="float"/>
          <table:table-cell office:value="0.1772350807178065" office:value-type="float"/>
        </table:table-row>
        <table:table-row>
          <table:table-cell office:value-type="string">
            <text:p>cockroachdb/cockroach</text:p>
          </table:table-cell>
          <table:table-cell office:value-type="string">
            <text:p>active</text:p>
          </table:table-cell>
          <table:table-cell office:value="21.261623295588816" office:value-type="float"/>
          <table:table-cell office:value="0.014199327317628815" office:value-type="float"/>
          <table:table-cell office:value="0.22857142857142856" office:value-type="float"/>
          <table:table-cell office:value="1" office:value-type="float"/>
          <table:table-cell office:value="0.7086072646536735" office:value-type="float"/>
        </table:table-row>
        <table:table-row>
          <table:table-cell office:value-type="string">
            <text:p>afollestad/material-dialogs</text:p>
          </table:table-cell>
          <table:table-cell office:value-type="string">
            <text:p>active</text:p>
          </table:table-cell>
          <table:table-cell office:value="21.2953204365323" office:value-type="float"/>
          <table:table-cell office:value="0.1053503705115429" office:value-type="float"/>
          <table:table-cell office:value="0.2727272727272727" office:value-type="float"/>
          <table:table-cell office:value="1" office:value-type="float"/>
          <table:table-cell office:value="0.7244956086221811" office:value-type="float"/>
        </table:table-row>
        <table:table-row>
          <table:table-cell office:value-type="string">
            <text:p>wekan/wekan</text:p>
          </table:table-cell>
          <table:table-cell office:value-type="string">
            <text:p>active</text:p>
          </table:table-cell>
          <table:table-cell office:value="21.315211347792793" office:value-type="float"/>
          <table:table-cell office:value="0.031067996885198013" office:value-type="float"/>
          <table:table-cell office:value="0.15" office:value-type="float"/>
          <table:table-cell office:value="1" office:value-type="float"/>
          <table:table-cell office:value="0.6847406348674302" office:value-type="float"/>
        </table:table-row>
        <table:table-row>
          <table:table-cell office:value-type="string">
            <text:p>redux-saga/redux-saga</text:p>
          </table:table-cell>
          <table:table-cell office:value-type="string">
            <text:p>active</text:p>
          </table:table-cell>
          <table:table-cell office:value="21.104546231375547" office:value-type="float"/>
          <table:table-cell office:value="0.0485073447142356" office:value-type="float"/>
          <table:table-cell office:value="0.05913978494623656" office:value-type="float"/>
          <table:table-cell office:value="1" office:value-type="float"/>
          <table:table-cell office:value="0.6757846461751189" office:value-type="float"/>
        </table:table-row>
        <table:table-row>
          <table:table-cell office:value-type="string">
            <text:p>visionmedia/superagent</text:p>
          </table:table-cell>
          <table:table-cell office:value-type="string">
            <text:p>active</text:p>
          </table:table-cell>
          <table:table-cell office:value="21.214674078220902" office:value-type="float"/>
          <table:table-cell office:value="0.013723137801097388" office:value-type="float"/>
          <table:table-cell office:value="0.125" office:value-type="float"/>
          <table:table-cell office:value="1" office:value-type="float"/>
          <table:table-cell office:value="0.6900112132460007" office:value-type="float"/>
        </table:table-row>
        <table:table-row>
          <table:table-cell office:value-type="string">
            <text:p>pingcap/tidb</text:p>
          </table:table-cell>
          <table:table-cell office:value-type="string">
            <text:p>active</text:p>
          </table:table-cell>
          <table:table-cell office:value="21.024212813669752" office:value-type="float"/>
          <table:table-cell office:value="0.03164682490482688" office:value-type="float"/>
          <table:table-cell office:value="0.4411764705882353" office:value-type="float"/>
          <table:table-cell office:value="1" office:value-type="float"/>
          <table:table-cell office:value="0.7416158167799727" office:value-type="float"/>
        </table:table-row>
        <table:table-row>
          <table:table-cell office:value-type="string">
            <text:p>docker/compose</text:p>
          </table:table-cell>
          <table:table-cell office:value-type="string">
            <text:p>active</text:p>
          </table:table-cell>
          <table:table-cell office:value="21.15376322530806" office:value-type="float"/>
          <table:table-cell office:value="0.012122950192564819" office:value-type="float"/>
          <table:table-cell office:value="0.22138364779874214" office:value-type="float"/>
          <table:table-cell office:value="1" office:value-type="float"/>
          <table:table-cell office:value="0.6970024703379744" office:value-type="float"/>
        </table:table-row>
        <table:table-row>
          <table:table-cell office:value-type="string">
            <text:p>uikit/uikit</text:p>
          </table:table-cell>
          <table:table-cell office:value-type="string">
            <text:p>active</text:p>
          </table:table-cell>
          <table:table-cell office:value="21.46922315012448" office:value-type="float"/>
          <table:table-cell office:value="0.05260205445204191" office:value-type="float"/>
          <table:table-cell office:value="0.13333333333333333" office:value-type="float"/>
          <table:table-cell office:value="1" office:value-type="float"/>
          <table:table-cell office:value="0.6876758598804174" office:value-type="float"/>
        </table:table-row>
        <table:table-row>
          <table:table-cell office:value-type="string">
            <text:p>facebook/osquery</text:p>
          </table:table-cell>
          <table:table-cell office:value-type="string">
            <text:p>active</text:p>
          </table:table-cell>
          <table:table-cell office:value="21.186567886078667" office:value-type="float"/>
          <table:table-cell office:value="0.022068876218911144" office:value-type="float"/>
          <table:table-cell office:value="0.28488372093023256" office:value-type="float"/>
          <table:table-cell office:value="1" office:value-type="float"/>
          <table:table-cell office:value="0.7125867441379801" office:value-type="float"/>
        </table:table-row>
        <table:table-row>
          <table:table-cell office:value-type="string">
            <text:p>realm/realm-cocoa</text:p>
          </table:table-cell>
          <table:table-cell office:value-type="string">
            <text:p>active</text:p>
          </table:table-cell>
          <table:table-cell office:value="20.510154634300275" office:value-type="float"/>
          <table:table-cell office:value="0.055991299674825114" office:value-type="float"/>
          <table:table-cell office:value="0.2823779193205945" office:value-type="float"/>
          <table:table-cell office:value="1" office:value-type="float"/>
          <table:table-cell office:value="0.7203385452432333" office:value-type="float"/>
        </table:table-row>
        <table:table-row>
          <table:table-cell office:value-type="string">
            <text:p>gorhill/uBlock</text:p>
          </table:table-cell>
          <table:table-cell office:value-type="string">
            <text:p>active</text:p>
          </table:table-cell>
          <table:table-cell office:value="21.133052213339763" office:value-type="float"/>
          <table:table-cell office:value="0.06471725752776754" office:value-type="float"/>
          <table:table-cell office:value="0.06666666666666667" office:value-type="float"/>
          <table:table-cell office:value="1" office:value-type="float"/>
          <table:table-cell office:value="0.6656544049822981" office:value-type="float"/>
        </table:table-row>
        <table:table-row>
          <table:table-cell office:value-type="string">
            <text:p>CoderMJLee/MJRefresh</text:p>
          </table:table-cell>
          <table:table-cell office:value-type="string">
            <text:p>active</text:p>
          </table:table-cell>
          <table:table-cell office:value="22.881095771898245" office:value-type="float"/>
          <table:table-cell office:value="0.0030571700790283187" office:value-type="float"/>
          <table:table-cell office:value="1" office:value-type="float"/>
          <table:table-cell office:value="0" office:value-type="float"/>
          <table:table-cell office:value="0.1469668698223087" office:value-type="float"/>
        </table:table-row>
        <table:table-row>
          <table:table-cell office:value-type="string">
            <text:p>Homebrew/brew</text:p>
          </table:table-cell>
          <table:table-cell office:value-type="string">
            <text:p>active</text:p>
          </table:table-cell>
          <table:table-cell office:value="20.883934263254048" office:value-type="float"/>
          <table:table-cell office:value="0.13321195335988434" office:value-type="float"/>
          <table:table-cell office:value="0.28125" office:value-type="float"/>
          <table:table-cell office:value="1" office:value-type="float"/>
          <table:table-cell office:value="0.7186569493995072" office:value-type="float"/>
        </table:table-row>
        <table:table-row>
          <table:table-cell office:value-type="string">
            <text:p>hashicorp/terraform</text:p>
          </table:table-cell>
          <table:table-cell office:value-type="string">
            <text:p>active</text:p>
          </table:table-cell>
          <table:table-cell office:value="21.485061280120988" office:value-type="float"/>
          <table:table-cell office:value="0.021789034488762533" office:value-type="float"/>
          <table:table-cell office:value="0.21031746031746032" office:value-type="float"/>
          <table:table-cell office:value="1" office:value-type="float"/>
          <table:table-cell office:value="0.7083984941650056" office:value-type="float"/>
        </table:table-row>
        <table:table-row>
          <table:table-cell office:value-type="string">
            <text:p>localForage/localForage</text:p>
          </table:table-cell>
          <table:table-cell office:value-type="string">
            <text:p>active</text:p>
          </table:table-cell>
          <table:table-cell office:value="21.09081825767555" office:value-type="float"/>
          <table:table-cell office:value="0.08218870224466497" office:value-type="float"/>
          <table:table-cell office:value="0.08571428571428572" office:value-type="float"/>
          <table:table-cell office:value="1" office:value-type="float"/>
          <table:table-cell office:value="0.6726119168319602" office:value-type="float"/>
        </table:table-row>
        <table:table-row>
          <table:table-cell office:value-type="string">
            <text:p>facebook/prepack</text:p>
          </table:table-cell>
          <table:table-cell office:value-type="string">
            <text:p>active</text:p>
          </table:table-cell>
          <table:table-cell office:value="21.055297633597245" office:value-type="float"/>
          <table:table-cell office:value="0.04438240824890416" office:value-type="float"/>
          <table:table-cell office:value="0.13953488372093023" office:value-type="float"/>
          <table:table-cell office:value="1" office:value-type="float"/>
          <table:table-cell office:value="0.6954951230619736" office:value-type="float"/>
        </table:table-row>
        <table:table-row>
          <table:table-cell office:value-type="string">
            <text:p>ampproject/amphtml</text:p>
          </table:table-cell>
          <table:table-cell office:value-type="string">
            <text:p>active</text:p>
          </table:table-cell>
          <table:table-cell office:value="21.42160159635074" office:value-type="float"/>
          <table:table-cell office:value="0.00799912216533305" office:value-type="float"/>
          <table:table-cell office:value="0.18133333333333335" office:value-type="float"/>
          <table:table-cell office:value="1" office:value-type="float"/>
          <table:table-cell office:value="0.7002819825688222" office:value-type="float"/>
        </table:table-row>
        <table:table-row>
          <table:table-cell office:value-type="string">
            <text:p>laravel/framework</text:p>
          </table:table-cell>
          <table:table-cell office:value-type="string">
            <text:p>active</text:p>
          </table:table-cell>
          <table:table-cell office:value="21.4451486294853" office:value-type="float"/>
          <table:table-cell office:value="0.0255703621500117" office:value-type="float"/>
          <table:table-cell office:value="0.05674846625766871" office:value-type="float"/>
          <table:table-cell office:value="1" office:value-type="float"/>
          <table:table-cell office:value="0.6748510214407026" office:value-type="float"/>
        </table:table-row>
        <table:table-row>
          <table:table-cell office:value-type="string">
            <text:p>onevcat/Kingfisher</text:p>
          </table:table-cell>
          <table:table-cell office:value-type="string">
            <text:p>active</text:p>
          </table:table-cell>
          <table:table-cell office:value="21.174497472077054" office:value-type="float"/>
          <table:table-cell office:value="0.2042965512565604" office:value-type="float"/>
          <table:table-cell office:value="0.46774193548387094" office:value-type="float"/>
          <table:table-cell office:value="0" office:value-type="float"/>
          <table:table-cell office:value="0.23241511233412435" office:value-type="float"/>
        </table:table-row>
        <table:table-row>
          <table:table-cell office:value-type="string">
            <text:p>jgm/pandoc</text:p>
          </table:table-cell>
          <table:table-cell office:value-type="string">
            <text:p>active</text:p>
          </table:table-cell>
          <table:table-cell office:value="21.297732337440117" office:value-type="float"/>
          <table:table-cell office:value="0.03609984781277523" office:value-type="float"/>
          <table:table-cell office:value="0.08624708624708624" office:value-type="float"/>
          <table:table-cell office:value="1" office:value-type="float"/>
          <table:table-cell office:value="0.6847777013057091" office:value-type="float"/>
        </table:table-row>
        <table:table-row>
          <table:table-cell office:value-type="string">
            <text:p>swagger-api/swagger-ui</text:p>
          </table:table-cell>
          <table:table-cell office:value-type="string">
            <text:p>active</text:p>
          </table:table-cell>
          <table:table-cell office:value="21.53725069317183" office:value-type="float"/>
          <table:table-cell office:value="0.01102179241922674" office:value-type="float"/>
          <table:table-cell office:value="0.09307875894988067" office:value-type="float"/>
          <table:table-cell office:value="1" office:value-type="float"/>
          <table:table-cell office:value="0.6717097064872737" office:value-type="float"/>
        </table:table-row>
        <table:table-row>
          <table:table-cell office:value-type="string">
            <text:p>eslint/eslint</text:p>
          </table:table-cell>
          <table:table-cell office:value-type="string">
            <text:p>active</text:p>
          </table:table-cell>
          <table:table-cell office:value="21.04338161133771" office:value-type="float"/>
          <table:table-cell office:value="0.019282090612887548" office:value-type="float"/>
          <table:table-cell office:value="0.09795918367346938" office:value-type="float"/>
          <table:table-cell office:value="1" office:value-type="float"/>
          <table:table-cell office:value="0.6875748156924868" office:value-type="float"/>
        </table:table-row>
        <table:table-row>
          <table:table-cell office:value-type="string">
            <text:p>sampotts/plyr</text:p>
          </table:table-cell>
          <table:table-cell office:value-type="string">
            <text:p>active</text:p>
          </table:table-cell>
          <table:table-cell office:value="21.27045160840406" office:value-type="float"/>
          <table:table-cell office:value="0.09667136703887817" office:value-type="float"/>
          <table:table-cell office:value="0.08333333333333333" office:value-type="float"/>
          <table:table-cell office:value="1" office:value-type="float"/>
          <table:table-cell office:value="0.659149339006356" office:value-type="float"/>
        </table:table-row>
        <table:table-row>
          <table:table-cell office:value-type="string">
            <text:p>PHPMailer/PHPMailer</text:p>
          </table:table-cell>
          <table:table-cell office:value-type="string">
            <text:p>active</text:p>
          </table:table-cell>
          <table:table-cell office:value="21.435950918326405" office:value-type="float"/>
          <table:table-cell office:value="0.08477733507771897" office:value-type="float"/>
          <table:table-cell office:value="0.42788461538461536" office:value-type="float"/>
          <table:table-cell office:value="0" office:value-type="float"/>
          <table:table-cell office:value="0.24657090830730258" office:value-type="float"/>
        </table:table-row>
        <table:table-row>
          <table:table-cell office:value-type="string">
            <text:p>minio/minio</text:p>
          </table:table-cell>
          <table:table-cell office:value-type="string">
            <text:p>active</text:p>
          </table:table-cell>
          <table:table-cell office:value="20.85812622565412" office:value-type="float"/>
          <table:table-cell office:value="0.035238769004032854" office:value-type="float"/>
          <table:table-cell office:value="0.348993288590604" office:value-type="float"/>
          <table:table-cell office:value="1" office:value-type="float"/>
          <table:table-cell office:value="0.7306225539828184" office:value-type="float"/>
        </table:table-row>
        <table:table-row>
          <table:table-cell office:value-type="string">
            <text:p>tj/commander.js</text:p>
          </table:table-cell>
          <table:table-cell office:value-type="string">
            <text:p>active</text:p>
          </table:table-cell>
          <table:table-cell office:value="21.88740967263674" office:value-type="float"/>
          <table:table-cell office:value="0.02297162623119353" office:value-type="float"/>
          <table:table-cell office:value="0.1111111111111111" office:value-type="float"/>
          <table:table-cell office:value="1" office:value-type="float"/>
          <table:table-cell office:value="0.6831591820326398" office:value-type="float"/>
        </table:table-row>
        <table:table-row>
          <table:table-cell office:value-type="string">
            <text:p>pyenv/pyenv</text:p>
          </table:table-cell>
          <table:table-cell office:value-type="string">
            <text:p>active</text:p>
          </table:table-cell>
          <table:table-cell office:value="20.632036654058766" office:value-type="float"/>
          <table:table-cell office:value="0.07451172900960608" office:value-type="float"/>
          <table:table-cell office:value="0.2828282828282828" office:value-type="float"/>
          <table:table-cell office:value="1" office:value-type="float"/>
          <table:table-cell office:value="0.6995118186160159" office:value-type="float"/>
        </table:table-row>
        <table:table-row>
          <table:table-cell office:value-type="string">
            <text:p>Kotlin/anko</text:p>
          </table:table-cell>
          <table:table-cell office:value-type="string">
            <text:p>active</text:p>
          </table:table-cell>
          <table:table-cell office:value="21.95614515229626" office:value-type="float"/>
          <table:table-cell office:value="0.19685334312032846" office:value-type="float"/>
          <table:table-cell office:value="0.3142857142857143" office:value-type="float"/>
          <table:table-cell office:value="1" office:value-type="float"/>
          <table:table-cell office:value="0.7398865259055976" office:value-type="float"/>
        </table:table-row>
        <table:table-row>
          <table:table-cell office:value-type="string">
            <text:p>equinusocio/material-theme</text:p>
          </table:table-cell>
          <table:table-cell office:value-type="string">
            <text:p>active</text:p>
          </table:table-cell>
          <table:table-cell office:value="42.709963989545855" office:value-type="float"/>
          <table:table-cell office:value="1" office:value-type="float"/>
          <table:table-cell office:value="0" office:value-type="float"/>
          <table:table-cell office:value="1" office:value-type="float"/>
          <table:table-cell office:value="0.6748827522494786" office:value-type="float"/>
        </table:table-row>
        <table:table-row>
          <table:table-cell office:value-type="string">
            <text:p>playframework/playframework</text:p>
          </table:table-cell>
          <table:table-cell office:value-type="string">
            <text:p>active</text:p>
          </table:table-cell>
          <table:table-cell office:value="21.165774939093588" office:value-type="float"/>
          <table:table-cell office:value="0.06949442226282065" office:value-type="float"/>
          <table:table-cell office:value="0.15571776155717762" office:value-type="float"/>
          <table:table-cell office:value="1" office:value-type="float"/>
          <table:table-cell office:value="0.6856524819228013" office:value-type="float"/>
        </table:table-row>
        <table:table-row>
          <table:table-cell office:value-type="string">
            <text:p>facebook/rocksdb</text:p>
          </table:table-cell>
          <table:table-cell office:value-type="string">
            <text:p>active</text:p>
          </table:table-cell>
          <table:table-cell office:value="21.1842275661625" office:value-type="float"/>
          <table:table-cell office:value="0.03721677076915827" office:value-type="float"/>
          <table:table-cell office:value="0.2825278810408922" office:value-type="float"/>
          <table:table-cell office:value="1" office:value-type="float"/>
          <table:table-cell office:value="0.7157546930524517" office:value-type="float"/>
        </table:table-row>
        <table:table-row>
          <table:table-cell office:value-type="string">
            <text:p>resin-io/etcher</text:p>
          </table:table-cell>
          <table:table-cell office:value-type="string">
            <text:p>active</text:p>
          </table:table-cell>
          <table:table-cell office:value="21.041271361416413" office:value-type="float"/>
          <table:table-cell office:value="0.16471379216054513" office:value-type="float"/>
          <table:table-cell office:value="0.2619047619047619" office:value-type="float"/>
          <table:table-cell office:value="1" office:value-type="float"/>
          <table:table-cell office:value="0.7190527343367615" office:value-type="float"/>
        </table:table-row>
        <table:table-row>
          <table:table-cell office:value-type="string">
            <text:p>maxwellito/vivus</text:p>
          </table:table-cell>
          <table:table-cell office:value-type="string">
            <text:p>active</text:p>
          </table:table-cell>
          <table:table-cell office:value="22.062343683039792" office:value-type="float"/>
          <table:table-cell office:value="0.06381988455477476" office:value-type="float"/>
          <table:table-cell office:value="0.18181818181818182" office:value-type="float"/>
          <table:table-cell office:value="1" office:value-type="float"/>
          <table:table-cell office:value="0.7024532205193021" office:value-type="float"/>
        </table:table-row>
        <table:table-row>
          <table:table-cell office:value-type="string">
            <text:p>encode/django-rest-framework</text:p>
          </table:table-cell>
          <table:table-cell office:value-type="string">
            <text:p>active</text:p>
          </table:table-cell>
          <table:table-cell office:value="21.369181984077038" office:value-type="float"/>
          <table:table-cell office:value="0.011076198943973456" office:value-type="float"/>
          <table:table-cell office:value="0.061946902654867256" office:value-type="float"/>
          <table:table-cell office:value="1" office:value-type="float"/>
          <table:table-cell office:value="0.6800324506741496" office:value-type="float"/>
        </table:table-row>
        <table:table-row>
          <table:table-cell office:value-type="string">
            <text:p>scala/scala</text:p>
          </table:table-cell>
          <table:table-cell office:value-type="string">
            <text:p>active</text:p>
          </table:table-cell>
          <table:table-cell office:value="21.24742129796613" office:value-type="float"/>
          <table:table-cell office:value="0.016195786081346347" office:value-type="float"/>
          <table:table-cell office:value="0.1683673469387755" office:value-type="float"/>
          <table:table-cell office:value="1" office:value-type="float"/>
          <table:table-cell office:value="0.7074445926922273" office:value-type="float"/>
        </table:table-row>
        <table:table-row>
          <table:table-cell office:value-type="string">
            <text:p>Automattic/wp-calypso</text:p>
          </table:table-cell>
          <table:table-cell office:value-type="string">
            <text:p>active</text:p>
          </table:table-cell>
          <table:table-cell office:value="21.35516318481649" office:value-type="float"/>
          <table:table-cell office:value="0.01632008063378561" office:value-type="float"/>
          <table:table-cell office:value="0.041666666666666664" office:value-type="float"/>
          <table:table-cell office:value="1" office:value-type="float"/>
          <table:table-cell office:value="0.6833910656993116" office:value-type="float"/>
        </table:table-row>
        <table:table-row>
          <table:table-cell office:value-type="string">
            <text:p>labstack/echo</text:p>
          </table:table-cell>
          <table:table-cell office:value-type="string">
            <text:p>active</text:p>
          </table:table-cell>
          <table:table-cell office:value="21.47479879227971" office:value-type="float"/>
          <table:table-cell office:value="0.01664662174617726" office:value-type="float"/>
          <table:table-cell office:value="0.33766233766233766" office:value-type="float"/>
          <table:table-cell office:value="1" office:value-type="float"/>
          <table:table-cell office:value="0.7211526571737273" office:value-type="float"/>
        </table:table-row>
        <table:table-row>
          <table:table-cell office:value-type="string">
            <text:p>kangax/fabric.js</text:p>
          </table:table-cell>
          <table:table-cell office:value-type="string">
            <text:p>active</text:p>
          </table:table-cell>
          <table:table-cell office:value="21.285980986540174" office:value-type="float"/>
          <table:table-cell office:value="0.06334534360478017" office:value-type="float"/>
          <table:table-cell office:value="0.2230769230769231" office:value-type="float"/>
          <table:table-cell office:value="1" office:value-type="float"/>
          <table:table-cell office:value="0.7073149636096162" office:value-type="float"/>
        </table:table-row>
        <table:table-row>
          <table:table-cell office:value-type="string">
            <text:p>PowerShell/PowerShell</text:p>
          </table:table-cell>
          <table:table-cell office:value-type="string">
            <text:p>active</text:p>
          </table:table-cell>
          <table:table-cell office:value="20.840362543857164" office:value-type="float"/>
          <table:table-cell office:value="0.043129454222839425" office:value-type="float"/>
          <table:table-cell office:value="0.14257425742574256" office:value-type="float"/>
          <table:table-cell office:value="1" office:value-type="float"/>
          <table:table-cell office:value="0.6779952176382106" office:value-type="float"/>
        </table:table-row>
        <table:table-row>
          <table:table-cell office:value-type="string">
            <text:p>revel/revel</text:p>
          </table:table-cell>
          <table:table-cell office:value-type="string">
            <text:p>active</text:p>
          </table:table-cell>
          <table:table-cell office:value="21.576228635322806" office:value-type="float"/>
          <table:table-cell office:value="0.007435535359483343" office:value-type="float"/>
          <table:table-cell office:value="0.16346153846153846" office:value-type="float"/>
          <table:table-cell office:value="1" office:value-type="float"/>
          <table:table-cell office:value="0.6875893216538738" office:value-type="float"/>
        </table:table-row>
        <table:table-row>
          <table:table-cell office:value-type="string">
            <text:p>CosmicMind/Material</text:p>
          </table:table-cell>
          <table:table-cell office:value-type="string">
            <text:p>active</text:p>
          </table:table-cell>
          <table:table-cell office:value="21.455399267808296" office:value-type="float"/>
          <table:table-cell office:value="0.0728992425247399" office:value-type="float"/>
          <table:table-cell office:value="0.3235294117647059" office:value-type="float"/>
          <table:table-cell office:value="1" office:value-type="float"/>
          <table:table-cell office:value="0.7308030651990879" office:value-type="float"/>
        </table:table-row>
        <table:table-row>
          <table:table-cell office:value-type="string">
            <text:p>fish-shell/fish-shell</text:p>
          </table:table-cell>
          <table:table-cell office:value-type="string">
            <text:p>active</text:p>
          </table:table-cell>
          <table:table-cell office:value="21.03507277599512" office:value-type="float"/>
          <table:table-cell office:value="0.012285865709909157" office:value-type="float"/>
          <table:table-cell office:value="0.16878402903811252" office:value-type="float"/>
          <table:table-cell office:value="1" office:value-type="float"/>
          <table:table-cell office:value="0.6964737737670712" office:value-type="float"/>
        </table:table-row>
        <table:table-row>
          <table:table-cell office:value-type="string">
            <text:p>svg/svgo</text:p>
          </table:table-cell>
          <table:table-cell office:value-type="string">
            <text:p>active</text:p>
          </table:table-cell>
          <table:table-cell office:value="21.523318986271217" office:value-type="float"/>
          <table:table-cell office:value="0.00904585122374805" office:value-type="float"/>
          <table:table-cell office:value="0.3125" office:value-type="float"/>
          <table:table-cell office:value="1" office:value-type="float"/>
          <table:table-cell office:value="0.7163487922461393" office:value-type="float"/>
        </table:table-row>
        <table:table-row>
          <table:table-cell office:value-type="string">
            <text:p>erikras/redux-form</text:p>
          </table:table-cell>
          <table:table-cell office:value-type="string">
            <text:p>active</text:p>
          </table:table-cell>
          <table:table-cell office:value="21.259936355468014" office:value-type="float"/>
          <table:table-cell office:value="0.0258171956734126" office:value-type="float"/>
          <table:table-cell office:value="0.07058823529411765" office:value-type="float"/>
          <table:table-cell office:value="1" office:value-type="float"/>
          <table:table-cell office:value="0.6784192887989908" office:value-type="float"/>
        </table:table-row>
        <table:table-row>
          <table:table-cell office:value-type="string">
            <text:p>google/flatbuffers</text:p>
          </table:table-cell>
          <table:table-cell office:value-type="string">
            <text:p>active</text:p>
          </table:table-cell>
          <table:table-cell office:value="21.172062533786395" office:value-type="float"/>
          <table:table-cell office:value="0.04169812515091187" office:value-type="float"/>
          <table:table-cell office:value="0.055248618784530384" office:value-type="float"/>
          <table:table-cell office:value="1" office:value-type="float"/>
          <table:table-cell office:value="0.6764390959761413" office:value-type="float"/>
        </table:table-row>
        <table:table-row>
          <table:table-cell office:value-type="string">
            <text:p>dotnet/coreclr</text:p>
          </table:table-cell>
          <table:table-cell office:value-type="string">
            <text:p>active</text:p>
          </table:table-cell>
          <table:table-cell office:value="20.78073153877893" office:value-type="float"/>
          <table:table-cell office:value="0.02397069314625011" office:value-type="float"/>
          <table:table-cell office:value="0.13768115942028986" office:value-type="float"/>
          <table:table-cell office:value="1" office:value-type="float"/>
          <table:table-cell office:value="0.6959025748867652" office:value-type="float"/>
        </table:table-row>
        <table:table-row>
          <table:table-cell office:value-type="string">
            <text:p>mxcl/PromiseKit</text:p>
          </table:table-cell>
          <table:table-cell office:value-type="string">
            <text:p>active</text:p>
          </table:table-cell>
          <table:table-cell office:value="20.678316725448813" office:value-type="float"/>
          <table:table-cell office:value="0.04853486412346782" office:value-type="float"/>
          <table:table-cell office:value="0.2978723404255319" office:value-type="float"/>
          <table:table-cell office:value="1" office:value-type="float"/>
          <table:table-cell office:value="0.725485963089189" office:value-type="float"/>
        </table:table-row>
        <table:table-row>
          <table:table-cell office:value-type="string">
            <text:p>chmln/flatpickr</text:p>
          </table:table-cell>
          <table:table-cell office:value-type="string">
            <text:p>active</text:p>
          </table:table-cell>
          <table:table-cell office:value="21.60455289388437" office:value-type="float"/>
          <table:table-cell office:value="0.029350612533598164" office:value-type="float"/>
          <table:table-cell office:value="0.2708333333333333" office:value-type="float"/>
          <table:table-cell office:value="1" office:value-type="float"/>
          <table:table-cell office:value="0.7179586704569516" office:value-type="float"/>
        </table:table-row>
        <table:table-row>
          <table:table-cell office:value-type="string">
            <text:p>mikepenz/MaterialDrawer</text:p>
          </table:table-cell>
          <table:table-cell office:value-type="string">
            <text:p>active</text:p>
          </table:table-cell>
          <table:table-cell office:value="21.201743593152237" office:value-type="float"/>
          <table:table-cell office:value="0.1179393808346592" office:value-type="float"/>
          <table:table-cell office:value="0.43315508021390375" office:value-type="float"/>
          <table:table-cell office:value="1" office:value-type="float"/>
          <table:table-cell office:value="0.7425559558699659" office:value-type="float"/>
        </table:table-row>
        <table:table-row>
          <table:table-cell office:value-type="string">
            <text:p>metabase/metabase</text:p>
          </table:table-cell>
          <table:table-cell office:value-type="string">
            <text:p>active</text:p>
          </table:table-cell>
          <table:table-cell office:value="21.393821881430604" office:value-type="float"/>
          <table:table-cell office:value="0.026202968197732896" office:value-type="float"/>
          <table:table-cell office:value="0.18807339449541285" office:value-type="float"/>
          <table:table-cell office:value="1" office:value-type="float"/>
          <table:table-cell office:value="0.6946835484297151" office:value-type="float"/>
        </table:table-row>
        <table:table-row>
          <table:table-cell office:value-type="string">
            <text:p>fgnass/spin.js</text:p>
          </table:table-cell>
          <table:table-cell office:value-type="string">
            <text:p>active</text:p>
          </table:table-cell>
          <table:table-cell office:value="23.059229107134644" office:value-type="float"/>
          <table:table-cell office:value="0.1570059671545522" office:value-type="float"/>
          <table:table-cell office:value="0.06666666666666667" office:value-type="float"/>
          <table:table-cell office:value="1" office:value-type="float"/>
          <table:table-cell office:value="0.6242877618611424" office:value-type="float"/>
        </table:table-row>
        <table:table-row>
          <table:table-cell office:value-type="string">
            <text:p>realm/SwiftLint</text:p>
          </table:table-cell>
          <table:table-cell office:value-type="string">
            <text:p>active</text:p>
          </table:table-cell>
          <table:table-cell office:value="21.130454275859584" office:value-type="float"/>
          <table:table-cell office:value="0.01931757266584459" office:value-type="float"/>
          <table:table-cell office:value="0.13385826771653545" office:value-type="float"/>
          <table:table-cell office:value="1" office:value-type="float"/>
          <table:table-cell office:value="0.7032291218542752" office:value-type="float"/>
        </table:table-row>
        <table:table-row>
          <table:table-cell office:value-type="string">
            <text:p>aria2/aria2</text:p>
          </table:table-cell>
          <table:table-cell office:value-type="string">
            <text:p>active</text:p>
          </table:table-cell>
          <table:table-cell office:value="21.061183087963396" office:value-type="float"/>
          <table:table-cell office:value="0.10580888720455488" office:value-type="float"/>
          <table:table-cell office:value="0.4024390243902439" office:value-type="float"/>
          <table:table-cell office:value="1" office:value-type="float"/>
          <table:table-cell office:value="0.739684602189574" office:value-type="float"/>
        </table:table-row>
        <table:table-row>
          <table:table-cell office:value-type="string">
            <text:p>slimphp/Slim</text:p>
          </table:table-cell>
          <table:table-cell office:value-type="string">
            <text:p>active</text:p>
          </table:table-cell>
          <table:table-cell office:value="21.627056937603527" office:value-type="float"/>
          <table:table-cell office:value="0.029060130081689135" office:value-type="float"/>
          <table:table-cell office:value="0.03608247422680412" office:value-type="float"/>
          <table:table-cell office:value="1" office:value-type="float"/>
          <table:table-cell office:value="0.6630098098656192" office:value-type="float"/>
        </table:table-row>
        <table:table-row>
          <table:table-cell office:value-type="string">
            <text:p>explosion/spaCy</text:p>
          </table:table-cell>
          <table:table-cell office:value-type="string">
            <text:p>active</text:p>
          </table:table-cell>
          <table:table-cell office:value="21.15911130896977" office:value-type="float"/>
          <table:table-cell office:value="0.024943152645891125" office:value-type="float"/>
          <table:table-cell office:value="0.24166666666666667" office:value-type="float"/>
          <table:table-cell office:value="1" office:value-type="float"/>
          <table:table-cell office:value="0.7096992301544618" office:value-type="float"/>
        </table:table-row>
        <table:table-row>
          <table:table-cell office:value-type="string">
            <text:p>lerna/lerna</text:p>
          </table:table-cell>
          <table:table-cell office:value-type="string">
            <text:p>active</text:p>
          </table:table-cell>
          <table:table-cell office:value="20.789479512706226" office:value-type="float"/>
          <table:table-cell office:value="0.05563228745117762" office:value-type="float"/>
          <table:table-cell office:value="0.1443661971830986" office:value-type="float"/>
          <table:table-cell office:value="1" office:value-type="float"/>
          <table:table-cell office:value="0.7035445982392737" office:value-type="float"/>
        </table:table-row>
        <table:table-row>
          <table:table-cell office:value-type="string">
            <text:p>docker/kitematic</text:p>
          </table:table-cell>
          <table:table-cell office:value-type="string">
            <text:p>active</text:p>
          </table:table-cell>
          <table:table-cell office:value="21.036510306200196" office:value-type="float"/>
          <table:table-cell office:value="0.068130093304503" office:value-type="float"/>
          <table:table-cell office:value="0.2710843373493976" office:value-type="float"/>
          <table:table-cell office:value="1" office:value-type="float"/>
          <table:table-cell office:value="0.7079167328614445" office:value-type="float"/>
        </table:table-row>
        <table:table-row>
          <table:table-cell office:value-type="string">
            <text:p>gaearon/react-hot-loader</text:p>
          </table:table-cell>
          <table:table-cell office:value-type="string">
            <text:p>active</text:p>
          </table:table-cell>
          <table:table-cell office:value="20.965265606218466" office:value-type="float"/>
          <table:table-cell office:value="0.05718240371696023" office:value-type="float"/>
          <table:table-cell office:value="0.1386861313868613" office:value-type="float"/>
          <table:table-cell office:value="1" office:value-type="float"/>
          <table:table-cell office:value="0.6824362204067025" office:value-type="float"/>
        </table:table-row>
        <table:table-row>
          <table:table-cell office:value-type="string">
            <text:p>bazelbuild/bazel</text:p>
          </table:table-cell>
          <table:table-cell office:value-type="string">
            <text:p>active</text:p>
          </table:table-cell>
          <table:table-cell office:value="20.84777874558563" office:value-type="float"/>
          <table:table-cell office:value="0.019169439297405073" office:value-type="float"/>
          <table:table-cell office:value="0.2809611829944547" office:value-type="float"/>
          <table:table-cell office:value="1" office:value-type="float"/>
          <table:table-cell office:value="0.7023781703808191" office:value-type="float"/>
        </table:table-row>
        <table:table-row>
          <table:table-cell office:value-type="string">
            <text:p>NodeBB/NodeBB</text:p>
          </table:table-cell>
          <table:table-cell office:value-type="string">
            <text:p>active</text:p>
          </table:table-cell>
          <table:table-cell office:value="21.077306638451873" office:value-type="float"/>
          <table:table-cell office:value="0.015065530053535873" office:value-type="float"/>
          <table:table-cell office:value="0.17370892018779344" office:value-type="float"/>
          <table:table-cell office:value="1" office:value-type="float"/>
          <table:table-cell office:value="0.7002430394353122" office:value-type="float"/>
        </table:table-row>
        <table:table-row>
          <table:table-cell office:value-type="string">
            <text:p>Moya/Moya</text:p>
          </table:table-cell>
          <table:table-cell office:value-type="string">
            <text:p>active</text:p>
          </table:table-cell>
          <table:table-cell office:value="21.08731625610628" office:value-type="float"/>
          <table:table-cell office:value="0.023081933087287232" office:value-type="float"/>
          <table:table-cell office:value="0.28654970760233917" office:value-type="float"/>
          <table:table-cell office:value="1" office:value-type="float"/>
          <table:table-cell office:value="0.7267897034681116" office:value-type="float"/>
        </table:table-row>
        <table:table-row>
          <table:table-cell office:value-type="string">
            <text:p>mishoo/UglifyJS2</text:p>
          </table:table-cell>
          <table:table-cell office:value-type="string">
            <text:p>active</text:p>
          </table:table-cell>
          <table:table-cell office:value="21.809909371637342" office:value-type="float"/>
          <table:table-cell office:value="0.07241570815166683" office:value-type="float"/>
          <table:table-cell office:value="0.047619047619047616" office:value-type="float"/>
          <table:table-cell office:value="1" office:value-type="float"/>
          <table:table-cell office:value="0.6740705029226846" office:value-type="float"/>
        </table:table-row>
        <table:table-row>
          <table:table-cell office:value-type="string">
            <text:p>piwik/piwik</text:p>
          </table:table-cell>
          <table:table-cell office:value-type="string">
            <text:p>active</text:p>
          </table:table-cell>
          <table:table-cell office:value="21.180529585569005" office:value-type="float"/>
          <table:table-cell office:value="0.03429543979140973" office:value-type="float"/>
          <table:table-cell office:value="0.13934426229508196" office:value-type="float"/>
          <table:table-cell office:value="1" office:value-type="float"/>
          <table:table-cell office:value="0.6788282728044487" office:value-type="float"/>
        </table:table-row>
        <table:table-row>
          <table:table-cell office:value-type="string">
            <text:p>Khan/KaTeX</text:p>
          </table:table-cell>
          <table:table-cell office:value-type="string">
            <text:p>active</text:p>
          </table:table-cell>
          <table:table-cell office:value="21.27649815553425" office:value-type="float"/>
          <table:table-cell office:value="0.02646517589418181" office:value-type="float"/>
          <table:table-cell office:value="0.13978494623655913" office:value-type="float"/>
          <table:table-cell office:value="1" office:value-type="float"/>
          <table:table-cell office:value="0.6884980929219398" office:value-type="float"/>
        </table:table-row>
        <table:table-row>
          <table:table-cell office:value-type="string">
            <text:p>rancher/rancher</text:p>
          </table:table-cell>
          <table:table-cell office:value-type="string">
            <text:p>active</text:p>
          </table:table-cell>
          <table:table-cell office:value="21.10423711147486" office:value-type="float"/>
          <table:table-cell office:value="0.05538439809734996" office:value-type="float"/>
          <table:table-cell office:value="0.3603238866396761" office:value-type="float"/>
          <table:table-cell office:value="1" office:value-type="float"/>
          <table:table-cell office:value="0.730242825958672" office:value-type="float"/>
        </table:table-row>
        <table:table-row>
          <table:table-cell office:value-type="string">
            <text:p>openzipkin/zipkin</text:p>
          </table:table-cell>
          <table:table-cell office:value-type="string">
            <text:p>active</text:p>
          </table:table-cell>
          <table:table-cell office:value="21.53154915871781" office:value-type="float"/>
          <table:table-cell office:value="0.008330104909413105" office:value-type="float"/>
          <table:table-cell office:value="0.22807017543859648" office:value-type="float"/>
          <table:table-cell office:value="1" office:value-type="float"/>
          <table:table-cell office:value="0.7182853556246143" office:value-type="float"/>
        </table:table-row>
        <table:table-row>
          <table:table-cell office:value-type="string">
            <text:p>mozilla-mobile/firefox-ios</text:p>
          </table:table-cell>
          <table:table-cell office:value-type="string">
            <text:p>active</text:p>
          </table:table-cell>
          <table:table-cell office:value="21.179350074879668" office:value-type="float"/>
          <table:table-cell office:value="0.07338878003523415" office:value-type="float"/>
          <table:table-cell office:value="0.11666666666666667" office:value-type="float"/>
          <table:table-cell office:value="1" office:value-type="float"/>
          <table:table-cell office:value="0.6955078172448803" office:value-type="float"/>
        </table:table-row>
        <table:table-row>
          <table:table-cell office:value-type="string">
            <text:p>curl/curl</text:p>
          </table:table-cell>
          <table:table-cell office:value-type="string">
            <text:p>active</text:p>
          </table:table-cell>
          <table:table-cell office:value="20.94546327028686" office:value-type="float"/>
          <table:table-cell office:value="0.04751776747169693" office:value-type="float"/>
          <table:table-cell office:value="0.2849462365591398" office:value-type="float"/>
          <table:table-cell office:value="1" office:value-type="float"/>
          <table:table-cell office:value="0.7195760111677747" office:value-type="float"/>
        </table:table-row>
        <table:table-row>
          <table:table-cell office:value-type="string">
            <text:p>jp9000/obs-studio</text:p>
          </table:table-cell>
          <table:table-cell office:value-type="string">
            <text:p>active</text:p>
          </table:table-cell>
          <table:table-cell office:value="21.219443093445037" office:value-type="float"/>
          <table:table-cell office:value="0.016516960831954197" office:value-type="float"/>
          <table:table-cell office:value="0.08602150537634409" office:value-type="float"/>
          <table:table-cell office:value="1" office:value-type="float"/>
          <table:table-cell office:value="0.6674147265662904" office:value-type="float"/>
        </table:table-row>
        <table:table-row>
          <table:table-cell office:value-type="string">
            <text:p>tmuxinator/tmuxinator</text:p>
          </table:table-cell>
          <table:table-cell office:value-type="string">
            <text:p>active</text:p>
          </table:table-cell>
          <table:table-cell office:value="21.345484179181717" office:value-type="float"/>
          <table:table-cell office:value="0.05323281871315747" office:value-type="float"/>
          <table:table-cell office:value="0.28" office:value-type="float"/>
          <table:table-cell office:value="1" office:value-type="float"/>
          <table:table-cell office:value="0.7317050689143513" office:value-type="float"/>
        </table:table-row>
        <table:table-row>
          <table:table-cell office:value-type="string">
            <text:p>ryanoasis/nerd-fonts</text:p>
          </table:table-cell>
          <table:table-cell office:value-type="string">
            <text:p>active</text:p>
          </table:table-cell>
          <table:table-cell office:value="21.805459511873508" office:value-type="float"/>
          <table:table-cell office:value="0.03200212516662552" office:value-type="float"/>
          <table:table-cell office:value="0.0967741935483871" office:value-type="float"/>
          <table:table-cell office:value="1" office:value-type="float"/>
          <table:table-cell office:value="0.6669378889887172" office:value-type="float"/>
        </table:table-row>
        <table:table-row>
          <table:table-cell office:value-type="string">
            <text:p>facebook/nuclide</text:p>
          </table:table-cell>
          <table:table-cell office:value-type="string">
            <text:p>active</text:p>
          </table:table-cell>
          <table:table-cell office:value="20.913450388496603" office:value-type="float"/>
          <table:table-cell office:value="0.03841371449215969" office:value-type="float"/>
          <table:table-cell office:value="0.34375" office:value-type="float"/>
          <table:table-cell office:value="1" office:value-type="float"/>
          <table:table-cell office:value="0.7206838779506456" office:value-type="float"/>
        </table:table-row>
        <table:table-row>
          <table:table-cell office:value-type="string">
            <text:p>FineUploader/fine-uploader</text:p>
          </table:table-cell>
          <table:table-cell office:value-type="string">
            <text:p>active</text:p>
          </table:table-cell>
          <table:table-cell office:value="20.949034602186092" office:value-type="float"/>
          <table:table-cell office:value="0.072971880618467" office:value-type="float"/>
          <table:table-cell office:value="0.1722488038277512" office:value-type="float"/>
          <table:table-cell office:value="1" office:value-type="float"/>
          <table:table-cell office:value="0.6964368537106314" office:value-type="float"/>
        </table:table-row>
        <table:table-row>
          <table:table-cell office:value-type="string">
            <text:p>cakephp/cakephp</text:p>
          </table:table-cell>
          <table:table-cell office:value-type="string">
            <text:p>active</text:p>
          </table:table-cell>
          <table:table-cell office:value="21.410862593016287" office:value-type="float"/>
          <table:table-cell office:value="0.028836150373698244" office:value-type="float"/>
          <table:table-cell office:value="0.08425720620842572" office:value-type="float"/>
          <table:table-cell office:value="1" office:value-type="float"/>
          <table:table-cell office:value="0.6805802242367909" office:value-type="float"/>
        </table:table-row>
        <table:table-row>
          <table:table-cell office:value-type="string">
            <text:p>ShareX/ShareX</text:p>
          </table:table-cell>
          <table:table-cell office:value-type="string">
            <text:p>active</text:p>
          </table:table-cell>
          <table:table-cell office:value="20.705892400776634" office:value-type="float"/>
          <table:table-cell office:value="0.06738234240817338" office:value-type="float"/>
          <table:table-cell office:value="0.22564102564102564" office:value-type="float"/>
          <table:table-cell office:value="1" office:value-type="float"/>
          <table:table-cell office:value="0.7083434531317565" office:value-type="float"/>
        </table:table-row>
        <table:table-row>
          <table:table-cell office:value-type="string">
            <text:p>v2ray/v2ray-core</text:p>
          </table:table-cell>
          <table:table-cell office:value-type="string">
            <text:p>active</text:p>
          </table:table-cell>
          <table:table-cell office:value="21.30731085266975" office:value-type="float"/>
          <table:table-cell office:value="0.11639439751973524" office:value-type="float"/>
          <table:table-cell office:value="0.8403361344537815" office:value-type="float"/>
          <table:table-cell office:value="0" office:value-type="float"/>
          <table:table-cell office:value="0.17371261809070768" office:value-type="float"/>
        </table:table-row>
        <table:table-row>
          <table:table-cell office:value-type="string">
            <text:p>boot2docker/boot2docker</text:p>
          </table:table-cell>
          <table:table-cell office:value-type="string">
            <text:p>active</text:p>
          </table:table-cell>
          <table:table-cell office:value="20.895484887851772" office:value-type="float"/>
          <table:table-cell office:value="0.055072544404813094" office:value-type="float"/>
          <table:table-cell office:value="0.20212765957446807" office:value-type="float"/>
          <table:table-cell office:value="1" office:value-type="float"/>
          <table:table-cell office:value="0.6976290570764768" office:value-type="float"/>
        </table:table-row>
        <table:table-row>
          <table:table-cell office:value-type="string">
            <text:p>gabrielbull/react-desktop</text:p>
          </table:table-cell>
          <table:table-cell office:value-type="string">
            <text:p>active</text:p>
          </table:table-cell>
          <table:table-cell office:value="28.093471378910532" office:value-type="float"/>
          <table:table-cell office:value="0.2765127216677789" office:value-type="float"/>
          <table:table-cell office:value="0.25" office:value-type="float"/>
          <table:table-cell office:value="1" office:value-type="float"/>
          <table:table-cell office:value="0.6644891378100264" office:value-type="float"/>
        </table:table-row>
        <table:table-row>
          <table:table-cell office:value-type="string">
            <text:p>portainer/portainer</text:p>
          </table:table-cell>
          <table:table-cell office:value-type="string">
            <text:p>active</text:p>
          </table:table-cell>
          <table:table-cell office:value="21.29952345003204" office:value-type="float"/>
          <table:table-cell office:value="0.055195784773331126" office:value-type="float"/>
          <table:table-cell office:value="0.24456521739130435" office:value-type="float"/>
          <table:table-cell office:value="1" office:value-type="float"/>
          <table:table-cell office:value="0.7069574809229929" office:value-type="float"/>
        </table:table-row>
        <table:table-row>
          <table:table-cell office:value-type="string">
            <text:p>marionettejs/backbone.marionette</text:p>
          </table:table-cell>
          <table:table-cell office:value-type="string">
            <text:p>active</text:p>
          </table:table-cell>
          <table:table-cell office:value="21.48739498825038" office:value-type="float"/>
          <table:table-cell office:value="0.030430375419885653" office:value-type="float"/>
          <table:table-cell office:value="0.10096153846153846" office:value-type="float"/>
          <table:table-cell office:value="1" office:value-type="float"/>
          <table:table-cell office:value="0.694548817252014" office:value-type="float"/>
        </table:table-row>
        <table:table-row>
          <table:table-cell office:value-type="string">
            <text:p>google/cadvisor</text:p>
          </table:table-cell>
          <table:table-cell office:value-type="string">
            <text:p>active</text:p>
          </table:table-cell>
          <table:table-cell office:value="21.031144623305185" office:value-type="float"/>
          <table:table-cell office:value="0.0118135707100094" office:value-type="float"/>
          <table:table-cell office:value="0.44041450777202074" office:value-type="float"/>
          <table:table-cell office:value="0" office:value-type="float"/>
          <table:table-cell office:value="0.24405132381299166" office:value-type="float"/>
        </table:table-row>
        <table:table-row>
          <table:table-cell office:value-type="string">
            <text:p>giakki/uncss</text:p>
          </table:table-cell>
          <table:table-cell office:value-type="string">
            <text:p>active</text:p>
          </table:table-cell>
          <table:table-cell office:value="21.61265724206604" office:value-type="float"/>
          <table:table-cell office:value="0.09944357112038642" office:value-type="float"/>
          <table:table-cell office:value="0.13636363636363635" office:value-type="float"/>
          <table:table-cell office:value="1" office:value-type="float"/>
          <table:table-cell office:value="0.6814598814046995" office:value-type="float"/>
        </table:table-row>
        <table:table-row>
          <table:table-cell office:value-type="string">
            <text:p>casperjs/casperjs</text:p>
          </table:table-cell>
          <table:table-cell office:value-type="string">
            <text:p>active</text:p>
          </table:table-cell>
          <table:table-cell office:value="21.75128691559498" office:value-type="float"/>
          <table:table-cell office:value="0.14884261623436681" office:value-type="float"/>
          <table:table-cell office:value="0.23809523809523808" office:value-type="float"/>
          <table:table-cell office:value="1" office:value-type="float"/>
          <table:table-cell office:value="0.7313755237374019" office:value-type="float"/>
        </table:table-row>
        <table:table-row>
          <table:table-cell office:value-type="string">
            <text:p>brave/browser-laptop</text:p>
          </table:table-cell>
          <table:table-cell office:value-type="string">
            <text:p>active</text:p>
          </table:table-cell>
          <table:table-cell office:value="21.190021881998568" office:value-type="float"/>
          <table:table-cell office:value="0.02890457927400662" office:value-type="float"/>
          <table:table-cell office:value="0.21568627450980393" office:value-type="float"/>
          <table:table-cell office:value="1" office:value-type="float"/>
          <table:table-cell office:value="0.7070209580161285" office:value-type="float"/>
        </table:table-row>
        <table:table-row>
          <table:table-cell office:value-type="string">
            <text:p>dotnet/core</text:p>
          </table:table-cell>
          <table:table-cell office:value-type="string">
            <text:p>active</text:p>
          </table:table-cell>
          <table:table-cell office:value="20.795587119293803" office:value-type="float"/>
          <table:table-cell office:value="0.08255652290938031" office:value-type="float"/>
          <table:table-cell office:value="0.21074380165289255" office:value-type="float"/>
          <table:table-cell office:value="1" office:value-type="float"/>
          <table:table-cell office:value="0.6899807126489889" office:value-type="float"/>
        </table:table-row>
        <table:table-row>
          <table:table-cell office:value-type="string">
            <text:p>radare/radare2</text:p>
          </table:table-cell>
          <table:table-cell office:value-type="string">
            <text:p>active</text:p>
          </table:table-cell>
          <table:table-cell office:value="20.879435492366103" office:value-type="float"/>
          <table:table-cell office:value="0.05121728834159019" office:value-type="float"/>
          <table:table-cell office:value="0.5261780104712042" office:value-type="float"/>
          <table:table-cell office:value="0" office:value-type="float"/>
          <table:table-cell office:value="0.22718417029144733" office:value-type="float"/>
        </table:table-row>
        <table:table-row>
          <table:table-cell office:value-type="string">
            <text:p>BoostIO/Boostnote</text:p>
          </table:table-cell>
          <table:table-cell office:value-type="string">
            <text:p>active</text:p>
          </table:table-cell>
          <table:table-cell office:value="21.1154213771375" office:value-type="float"/>
          <table:table-cell office:value="0.07549971291282143" office:value-type="float"/>
          <table:table-cell office:value="0.16923076923076924" office:value-type="float"/>
          <table:table-cell office:value="1" office:value-type="float"/>
          <table:table-cell office:value="0.7105535642678831" office:value-type="float"/>
        </table:table-row>
        <table:table-row>
          <table:table-cell office:value-type="string">
            <text:p>Hearst-DD/ObjectMapper</text:p>
          </table:table-cell>
          <table:table-cell office:value-type="string">
            <text:p>active</text:p>
          </table:table-cell>
          <table:table-cell office:value="21.54645918031564" office:value-type="float"/>
          <table:table-cell office:value="0.029036348713647908" office:value-type="float"/>
          <table:table-cell office:value="0.22033898305084745" office:value-type="float"/>
          <table:table-cell office:value="1" office:value-type="float"/>
          <table:table-cell office:value="0.7155702995100112" office:value-type="float"/>
        </table:table-row>
        <table:table-row>
          <table:table-cell office:value-type="string">
            <text:p>xbmc/xbmc</text:p>
          </table:table-cell>
          <table:table-cell office:value-type="string">
            <text:p>active</text:p>
          </table:table-cell>
          <table:table-cell office:value="20.856230267876036" office:value-type="float"/>
          <table:table-cell office:value="0.05222055126870325" office:value-type="float"/>
          <table:table-cell office:value="0.08333333333333333" office:value-type="float"/>
          <table:table-cell office:value="1" office:value-type="float"/>
          <table:table-cell office:value="0.6798785433156164" office:value-type="float"/>
        </table:table-row>
        <table:table-row>
          <table:table-cell office:value-type="string">
            <text:p>aspnet/Home</text:p>
          </table:table-cell>
          <table:table-cell office:value-type="string">
            <text:p>active</text:p>
          </table:table-cell>
          <table:table-cell office:value="21.010110295259462" office:value-type="float"/>
          <table:table-cell office:value="0.061560374260539064" office:value-type="float"/>
          <table:table-cell office:value="0.17992047713717693" office:value-type="float"/>
          <table:table-cell office:value="1" office:value-type="float"/>
          <table:table-cell office:value="0.6921790022805289" office:value-type="float"/>
        </table:table-row>
        <table:table-row>
          <table:table-cell office:value-type="string">
            <text:p>Microsoft/ChakraCore</text:p>
          </table:table-cell>
          <table:table-cell office:value-type="string">
            <text:p>active</text:p>
          </table:table-cell>
          <table:table-cell office:value="20.874249033337378" office:value-type="float"/>
          <table:table-cell office:value="0.022294947082543166" office:value-type="float"/>
          <table:table-cell office:value="0.13333333333333333" office:value-type="float"/>
          <table:table-cell office:value="1" office:value-type="float"/>
          <table:table-cell office:value="0.6931822699880763" office:value-type="float"/>
        </table:table-row>
        <table:table-row>
          <table:table-cell office:value-type="string">
            <text:p>dularion/streama</text:p>
          </table:table-cell>
          <table:table-cell office:value-type="string">
            <text:p>active</text:p>
          </table:table-cell>
          <table:table-cell office:value="21.360990333376023" office:value-type="float"/>
          <table:table-cell office:value="0.13674288939426452" office:value-type="float"/>
          <table:table-cell office:value="0.17307692307692307" office:value-type="float"/>
          <table:table-cell office:value="1" office:value-type="float"/>
          <table:table-cell office:value="0.666472806360306" office:value-type="float"/>
        </table:table-row>
        <table:table-row>
          <table:table-cell office:value-type="string">
            <text:p>reactioncommerce/reaction</text:p>
          </table:table-cell>
          <table:table-cell office:value-type="string">
            <text:p>active</text:p>
          </table:table-cell>
          <table:table-cell office:value="21.515447915896353" office:value-type="float"/>
          <table:table-cell office:value="0.03844849298887779" office:value-type="float"/>
          <table:table-cell office:value="0.10476190476190476" office:value-type="float"/>
          <table:table-cell office:value="1" office:value-type="float"/>
          <table:table-cell office:value="0.6878930038294249" office:value-type="float"/>
        </table:table-row>
        <table:table-row>
          <table:table-cell office:value-type="string">
            <text:p>googlei18n/libphonenumber</text:p>
          </table:table-cell>
          <table:table-cell office:value-type="string">
            <text:p>active</text:p>
          </table:table-cell>
          <table:table-cell office:value="22.3097556329328" office:value-type="float"/>
          <table:table-cell office:value="0.14651767069772073" office:value-type="float"/>
          <table:table-cell office:value="0.2727272727272727" office:value-type="float"/>
          <table:table-cell office:value="1" office:value-type="float"/>
          <table:table-cell office:value="0.727318536367811" office:value-type="float"/>
        </table:table-row>
        <table:table-row>
          <table:table-cell office:value-type="string">
            <text:p>facebook/chisel</text:p>
          </table:table-cell>
          <table:table-cell office:value-type="string">
            <text:p>active</text:p>
          </table:table-cell>
          <table:table-cell office:value="22.890911246952783" office:value-type="float"/>
          <table:table-cell office:value="0.05720464033586492" office:value-type="float"/>
          <table:table-cell office:value="0.3076923076923077" office:value-type="float"/>
          <table:table-cell office:value="1" office:value-type="float"/>
          <table:table-cell office:value="0.7021170041184747" office:value-type="float"/>
        </table:table-row>
        <table:table-row>
          <table:table-cell office:value-type="string">
            <text:p>aksonov/react-native-router-flux</text:p>
          </table:table-cell>
          <table:table-cell office:value-type="string">
            <text:p>active</text:p>
          </table:table-cell>
          <table:table-cell office:value="21.412747208169048" office:value-type="float"/>
          <table:table-cell office:value="0.07956791258691982" office:value-type="float"/>
          <table:table-cell office:value="0.17532467532467533" office:value-type="float"/>
          <table:table-cell office:value="1" office:value-type="float"/>
          <table:table-cell office:value="0.707039658353273" office:value-type="float"/>
        </table:table-row>
        <table:table-row>
          <table:table-cell office:value-type="string">
            <text:p>catchorg/Catch2</text:p>
          </table:table-cell>
          <table:table-cell office:value-type="string">
            <text:p>active</text:p>
          </table:table-cell>
          <table:table-cell office:value="20.91505091009639" office:value-type="float"/>
          <table:table-cell office:value="0.03314526650339596" office:value-type="float"/>
          <table:table-cell office:value="0.18064516129032257" office:value-type="float"/>
          <table:table-cell office:value="1" office:value-type="float"/>
          <table:table-cell office:value="0.709238256079849" office:value-type="float"/>
        </table:table-row>
        <table:table-row>
          <table:table-cell office:value-type="string">
            <text:p>SBoudrias/Inquirer.js</text:p>
          </table:table-cell>
          <table:table-cell office:value-type="string">
            <text:p>active</text:p>
          </table:table-cell>
          <table:table-cell office:value="21.66136145618923" office:value-type="float"/>
          <table:table-cell office:value="0.053199833940422714" office:value-type="float"/>
          <table:table-cell office:value="0.14545454545454545" office:value-type="float"/>
          <table:table-cell office:value="1" office:value-type="float"/>
          <table:table-cell office:value="0.6992958730812001" office:value-type="float"/>
        </table:table-row>
        <table:table-row>
          <table:table-cell office:value-type="string">
            <text:p>addyosmani/critical</text:p>
          </table:table-cell>
          <table:table-cell office:value-type="string">
            <text:p>active</text:p>
          </table:table-cell>
          <table:table-cell office:value="21.65835274245221" office:value-type="float"/>
          <table:table-cell office:value="0.05446101145269433" office:value-type="float"/>
          <table:table-cell office:value="0.125" office:value-type="float"/>
          <table:table-cell office:value="1" office:value-type="float"/>
          <table:table-cell office:value="0.6864414391078819" office:value-type="float"/>
        </table:table-row>
        <table:table-row>
          <table:table-cell office:value-type="string">
            <text:p>RaRe-Technologies/gensim</text:p>
          </table:table-cell>
          <table:table-cell office:value-type="string">
            <text:p>active</text:p>
          </table:table-cell>
          <table:table-cell office:value="21.157143619880586" office:value-type="float"/>
          <table:table-cell office:value="0.04401061481044044" office:value-type="float"/>
          <table:table-cell office:value="0.16791044776119404" office:value-type="float"/>
          <table:table-cell office:value="1" office:value-type="float"/>
          <table:table-cell office:value="0.701495655439349" office:value-type="float"/>
        </table:table-row>
        <table:table-row>
          <table:table-cell office:value-type="string">
            <text:p>vuejs-templates/webpack</text:p>
          </table:table-cell>
          <table:table-cell office:value-type="string">
            <text:p>active</text:p>
          </table:table-cell>
          <table:table-cell office:value="21.31330164654942" office:value-type="float"/>
          <table:table-cell office:value="0.059277811825858305" office:value-type="float"/>
          <table:table-cell office:value="0.21176470588235294" office:value-type="float"/>
          <table:table-cell office:value="1" office:value-type="float"/>
          <table:table-cell office:value="0.6971635057775392" office:value-type="float"/>
        </table:table-row>
        <table:table-row>
          <table:table-cell office:value-type="string">
            <text:p>gradle/gradle</text:p>
          </table:table-cell>
          <table:table-cell office:value-type="string">
            <text:p>active</text:p>
          </table:table-cell>
          <table:table-cell office:value="20.848909127170558" office:value-type="float"/>
          <table:table-cell office:value="0.09326196780751668" office:value-type="float"/>
          <table:table-cell office:value="0.2147117296222664" office:value-type="float"/>
          <table:table-cell office:value="1" office:value-type="float"/>
          <table:table-cell office:value="0.705238659170845" office:value-type="float"/>
        </table:table-row>
        <table:table-row>
          <table:table-cell office:value-type="string">
            <text:p>dropwizard/dropwizard</text:p>
          </table:table-cell>
          <table:table-cell office:value-type="string">
            <text:p>active</text:p>
          </table:table-cell>
          <table:table-cell office:value="21.16908182575004" office:value-type="float"/>
          <table:table-cell office:value="0.05315088546460859" office:value-type="float"/>
          <table:table-cell office:value="0.18674698795180722" office:value-type="float"/>
          <table:table-cell office:value="1" office:value-type="float"/>
          <table:table-cell office:value="0.7130772024497904" office:value-type="float"/>
        </table:table-row>
        <table:table-row>
          <table:table-cell office:value-type="string">
            <text:p>Masterminds/glide</text:p>
          </table:table-cell>
          <table:table-cell office:value-type="string">
            <text:p>active</text:p>
          </table:table-cell>
          <table:table-cell office:value="21.41724378949795" office:value-type="float"/>
          <table:table-cell office:value="0.0543917364223336" office:value-type="float"/>
          <table:table-cell office:value="0.22" office:value-type="float"/>
          <table:table-cell office:value="1" office:value-type="float"/>
          <table:table-cell office:value="0.6929820753316535" office:value-type="float"/>
        </table:table-row>
        <table:table-row>
          <table:table-cell office:value-type="string">
            <text:p>showdownjs/showdown</text:p>
          </table:table-cell>
          <table:table-cell office:value-type="string">
            <text:p>active</text:p>
          </table:table-cell>
          <table:table-cell office:value="22.385554395492587" office:value-type="float"/>
          <table:table-cell office:value="0.15238705045188625" office:value-type="float"/>
          <table:table-cell office:value="0.2" office:value-type="float"/>
          <table:table-cell office:value="1" office:value-type="float"/>
          <table:table-cell office:value="0.6942821431705405" office:value-type="float"/>
        </table:table-row>
        <table:table-row>
          <table:table-cell office:value-type="string">
            <text:p>twitter/finagle</text:p>
          </table:table-cell>
          <table:table-cell office:value-type="string">
            <text:p>active</text:p>
          </table:table-cell>
          <table:table-cell office:value="21.646169762889688" office:value-type="float"/>
          <table:table-cell office:value="0.03337120815935516" office:value-type="float"/>
          <table:table-cell office:value="0.24742268041237114" office:value-type="float"/>
          <table:table-cell office:value="1" office:value-type="float"/>
          <table:table-cell office:value="0.7242746423819665" office:value-type="float"/>
        </table:table-row>
        <table:table-row>
          <table:table-cell office:value-type="string">
            <text:p>lipangit/JiaoZiVideoPlayer</text:p>
          </table:table-cell>
          <table:table-cell office:value-type="string">
            <text:p>active</text:p>
          </table:table-cell>
          <table:table-cell office:value="21.325528544190554" office:value-type="float"/>
          <table:table-cell office:value="0.16319011764477767" office:value-type="float"/>
          <table:table-cell office:value="0.7948717948717948" office:value-type="float"/>
          <table:table-cell office:value="0" office:value-type="float"/>
          <table:table-cell office:value="0.18555523522865136" office:value-type="float"/>
        </table:table-row>
        <table:table-row>
          <table:table-cell office:value-type="string">
            <text:p>overtrue/wechat</text:p>
          </table:table-cell>
          <table:table-cell office:value-type="string">
            <text:p>active</text:p>
          </table:table-cell>
          <table:table-cell office:value="22.89779309632352" office:value-type="float"/>
          <table:table-cell office:value="0.10743526409476693" office:value-type="float"/>
          <table:table-cell office:value="0.875" office:value-type="float"/>
          <table:table-cell office:value="0" office:value-type="float"/>
          <table:table-cell office:value="0.20080820055336948" office:value-type="float"/>
        </table:table-row>
        <table:table-row>
          <table:table-cell office:value-type="string">
            <text:p>robb/Cartography</text:p>
          </table:table-cell>
          <table:table-cell office:value-type="string">
            <text:p>active</text:p>
          </table:table-cell>
          <table:table-cell office:value="22.9858783080999" office:value-type="float"/>
          <table:table-cell office:value="0.1368729206566337" office:value-type="float"/>
          <table:table-cell office:value="0.13333333333333333" office:value-type="float"/>
          <table:table-cell office:value="1" office:value-type="float"/>
          <table:table-cell office:value="0.7074845261744409" office:value-type="float"/>
        </table:table-row>
        <table:table-row>
          <table:table-cell office:value-type="string">
            <text:p>micropython/micropython</text:p>
          </table:table-cell>
          <table:table-cell office:value-type="string">
            <text:p>active</text:p>
          </table:table-cell>
          <table:table-cell office:value="21.01098851121282" office:value-type="float"/>
          <table:table-cell office:value="0.01729060393447716" office:value-type="float"/>
          <table:table-cell office:value="0.1794871794871795" office:value-type="float"/>
          <table:table-cell office:value="1" office:value-type="float"/>
          <table:table-cell office:value="0.6966442422640015" office:value-type="float"/>
        </table:table-row>
        <table:table-row>
          <table:table-cell office:value-type="string">
            <text:p>hankcs/HanLP</text:p>
          </table:table-cell>
          <table:table-cell office:value-type="string">
            <text:p>active</text:p>
          </table:table-cell>
          <table:table-cell office:value="22.843333471938358" office:value-type="float"/>
          <table:table-cell office:value="0.05498820939628687" office:value-type="float"/>
          <table:table-cell office:value="1" office:value-type="float"/>
          <table:table-cell office:value="0" office:value-type="float"/>
          <table:table-cell office:value="0.15981655065253478" office:value-type="float"/>
        </table:table-row>
        <table:table-row>
          <table:table-cell office:value-type="string">
            <text:p>zulip/zulip</text:p>
          </table:table-cell>
          <table:table-cell office:value-type="string">
            <text:p>active</text:p>
          </table:table-cell>
          <table:table-cell office:value="21.11547275374743" office:value-type="float"/>
          <table:table-cell office:value="0.03403021177167268" office:value-type="float"/>
          <table:table-cell office:value="0.16967509025270758" office:value-type="float"/>
          <table:table-cell office:value="1" office:value-type="float"/>
          <table:table-cell office:value="0.7066646744454007" office:value-type="float"/>
        </table:table-row>
        <table:table-row>
          <table:table-cell office:value-type="string">
            <text:p>askmike/gekko</text:p>
          </table:table-cell>
          <table:table-cell office:value-type="string">
            <text:p>active</text:p>
          </table:table-cell>
          <table:table-cell office:value="20.98459409720089" office:value-type="float"/>
          <table:table-cell office:value="0.12071809778208094" office:value-type="float"/>
          <table:table-cell office:value="0.3" office:value-type="float"/>
          <table:table-cell office:value="1" office:value-type="float"/>
          <table:table-cell office:value="0.7338599755948496" office:value-type="float"/>
        </table:table-row>
        <table:table-row>
          <table:table-cell office:value-type="string">
            <text:p>node-nock/nock</text:p>
          </table:table-cell>
          <table:table-cell office:value-type="string">
            <text:p>active</text:p>
          </table:table-cell>
          <table:table-cell office:value="21.13687063576983" office:value-type="float"/>
          <table:table-cell office:value="0.01224358901837741" office:value-type="float"/>
          <table:table-cell office:value="0.35294117647058826" office:value-type="float"/>
          <table:table-cell office:value="1" office:value-type="float"/>
          <table:table-cell office:value="0.7332198329071493" office:value-type="float"/>
        </table:table-row>
        <table:table-row>
          <table:table-cell office:value-type="string">
            <text:p>walkor/Workerman</text:p>
          </table:table-cell>
          <table:table-cell office:value-type="string">
            <text:p>active</text:p>
          </table:table-cell>
          <table:table-cell office:value="22.17267792979005" office:value-type="float"/>
          <table:table-cell office:value="0.09526816594787198" office:value-type="float"/>
          <table:table-cell office:value="0.2631578947368421" office:value-type="float"/>
          <table:table-cell office:value="1" office:value-type="float"/>
          <table:table-cell office:value="0.7238571421689441" office:value-type="float"/>
        </table:table-row>
        <table:table-row>
          <table:table-cell office:value-type="string">
            <text:p>mediaelement/mediaelement</text:p>
          </table:table-cell>
          <table:table-cell office:value-type="string">
            <text:p>active</text:p>
          </table:table-cell>
          <table:table-cell office:value="20.982633974978743" office:value-type="float"/>
          <table:table-cell office:value="0.12731195379855934" office:value-type="float"/>
          <table:table-cell office:value="0.05673758865248227" office:value-type="float"/>
          <table:table-cell office:value="1" office:value-type="float"/>
          <table:table-cell office:value="0.651866238209699" office:value-type="float"/>
        </table:table-row>
        <table:table-row>
          <table:table-cell office:value-type="string">
            <text:p>ethereum/mist</text:p>
          </table:table-cell>
          <table:table-cell office:value-type="string">
            <text:p>active</text:p>
          </table:table-cell>
          <table:table-cell office:value="20.78289861898826" office:value-type="float"/>
          <table:table-cell office:value="0.04490279397509326" office:value-type="float"/>
          <table:table-cell office:value="0.2636363636363636" office:value-type="float"/>
          <table:table-cell office:value="1" office:value-type="float"/>
          <table:table-cell office:value="0.723553202634213" office:value-type="float"/>
        </table:table-row>
        <table:table-row>
          <table:table-cell office:value-type="string">
            <text:p>facebook/facebook-ios-sdk</text:p>
          </table:table-cell>
          <table:table-cell office:value-type="string">
            <text:p>active</text:p>
          </table:table-cell>
          <table:table-cell office:value="22.72596427724798" office:value-type="float"/>
          <table:table-cell office:value="0.021034742028781677" office:value-type="float"/>
          <table:table-cell office:value="0.5384615384615384" office:value-type="float"/>
          <table:table-cell office:value="1" office:value-type="float"/>
          <table:table-cell office:value="0.7333068066633845" office:value-type="float"/>
        </table:table-row>
        <table:table-row>
          <table:table-cell office:value-type="string">
            <text:p>google/brotli</text:p>
          </table:table-cell>
          <table:table-cell office:value-type="string">
            <text:p>active</text:p>
          </table:table-cell>
          <table:table-cell office:value="21.513049270086007" office:value-type="float"/>
          <table:table-cell office:value="0.02747980488232175" office:value-type="float"/>
          <table:table-cell office:value="0.11428571428571428" office:value-type="float"/>
          <table:table-cell office:value="1" office:value-type="float"/>
          <table:table-cell office:value="0.6810674983369658" office:value-type="float"/>
        </table:table-row>
        <table:table-row>
          <table:table-cell office:value-type="string">
            <text:p>utatti/perfect-scrollbar</text:p>
          </table:table-cell>
          <table:table-cell office:value-type="string">
            <text:p>active</text:p>
          </table:table-cell>
          <table:table-cell office:value="22.073714239139434" office:value-type="float"/>
          <table:table-cell office:value="0.2093715629539582" office:value-type="float"/>
          <table:table-cell office:value="0.09090909090909091" office:value-type="float"/>
          <table:table-cell office:value="1" office:value-type="float"/>
          <table:table-cell office:value="0.71053199726244" office:value-type="float"/>
        </table:table-row>
        <table:table-row>
          <table:table-cell office:value-type="string">
            <text:p>symless/synergy-core</text:p>
          </table:table-cell>
          <table:table-cell office:value-type="string">
            <text:p>active</text:p>
          </table:table-cell>
          <table:table-cell office:value="20.742534979669156" office:value-type="float"/>
          <table:table-cell office:value="0.1268067349748709" office:value-type="float"/>
          <table:table-cell office:value="0.23119777158774374" office:value-type="float"/>
          <table:table-cell office:value="1" office:value-type="float"/>
          <table:table-cell office:value="0.6923436355558567" office:value-type="float"/>
        </table:table-row>
        <table:table-row>
          <table:table-cell office:value-type="string">
            <text:p>gorilla/mux</text:p>
          </table:table-cell>
          <table:table-cell office:value-type="string">
            <text:p>active</text:p>
          </table:table-cell>
          <table:table-cell office:value="21.622091288460418" office:value-type="float"/>
          <table:table-cell office:value="0.08381187047495813" office:value-type="float"/>
          <table:table-cell office:value="0.18181818181818182" office:value-type="float"/>
          <table:table-cell office:value="1" office:value-type="float"/>
          <table:table-cell office:value="0.7065700778473564" office:value-type="float"/>
        </table:table-row>
        <table:table-row>
          <table:table-cell office:value-type="string">
            <text:p>FriendsOfPHP/PHP-CS-Fixer</text:p>
          </table:table-cell>
          <table:table-cell office:value-type="string">
            <text:p>active</text:p>
          </table:table-cell>
          <table:table-cell office:value="20.672619528291523" office:value-type="float"/>
          <table:table-cell office:value="0.03588373916010915" office:value-type="float"/>
          <table:table-cell office:value="0.12790697674418605" office:value-type="float"/>
          <table:table-cell office:value="1" office:value-type="float"/>
          <table:table-cell office:value="0.6900138410297348" office:value-type="float"/>
        </table:table-row>
        <table:table-row>
          <table:table-cell office:value-type="string">
            <text:p>aspnet/EntityFrameworkCore</text:p>
          </table:table-cell>
          <table:table-cell office:value-type="string">
            <text:p>active</text:p>
          </table:table-cell>
          <table:table-cell office:value="21.15732852205677" office:value-type="float"/>
          <table:table-cell office:value="0.07772853929202121" office:value-type="float"/>
          <table:table-cell office:value="0.24715261958997722" office:value-type="float"/>
          <table:table-cell office:value="1" office:value-type="float"/>
          <table:table-cell office:value="0.7129145204325732" office:value-type="float"/>
        </table:table-row>
        <table:table-row>
          <table:table-cell office:value-type="string">
            <text:p>facebook/buck</text:p>
          </table:table-cell>
          <table:table-cell office:value-type="string">
            <text:p>active</text:p>
          </table:table-cell>
          <table:table-cell office:value="21.286588305449264" office:value-type="float"/>
          <table:table-cell office:value="0.04421108129819784" office:value-type="float"/>
          <table:table-cell office:value="0.11180124223602485" office:value-type="float"/>
          <table:table-cell office:value="1" office:value-type="float"/>
          <table:table-cell office:value="0.679111502268062" office:value-type="float"/>
        </table:table-row>
        <table:table-row>
          <table:table-cell office:value-type="string">
            <text:p>naver/pinpoint</text:p>
          </table:table-cell>
          <table:table-cell office:value-type="string">
            <text:p>active</text:p>
          </table:table-cell>
          <table:table-cell office:value="21.134857069052885" office:value-type="float"/>
          <table:table-cell office:value="0.12007890216739321" office:value-type="float"/>
          <table:table-cell office:value="0.6511627906976745" office:value-type="float"/>
          <table:table-cell office:value="0" office:value-type="float"/>
          <table:table-cell office:value="0.2024502127714954" office:value-type="float"/>
        </table:table-row>
        <table:table-row>
          <table:table-cell office:value-type="string">
            <text:p>dropwizard/metrics</text:p>
          </table:table-cell>
          <table:table-cell office:value-type="string">
            <text:p>active</text:p>
          </table:table-cell>
          <table:table-cell office:value="21.79820449567458" office:value-type="float"/>
          <table:table-cell office:value="0.005731676893866999" office:value-type="float"/>
          <table:table-cell office:value="0.15492957746478872" office:value-type="float"/>
          <table:table-cell office:value="1" office:value-type="float"/>
          <table:table-cell office:value="0.6922969188240979" office:value-type="float"/>
        </table:table-row>
        <table:table-row>
          <table:table-cell office:value-type="string">
            <text:p>bpampuch/pdfmake</text:p>
          </table:table-cell>
          <table:table-cell office:value-type="string">
            <text:p>active</text:p>
          </table:table-cell>
          <table:table-cell office:value="21.273234097104936" office:value-type="float"/>
          <table:table-cell office:value="0.13216338835792799" office:value-type="float"/>
          <table:table-cell office:value="0.33519553072625696" office:value-type="float"/>
          <table:table-cell office:value="1" office:value-type="float"/>
          <table:table-cell office:value="0.7413318358919891" office:value-type="float"/>
        </table:table-row>
        <table:table-row>
          <table:table-cell office:value-type="string">
            <text:p>nikic/PHP-Parser</text:p>
          </table:table-cell>
          <table:table-cell office:value-type="string">
            <text:p>active</text:p>
          </table:table-cell>
          <table:table-cell office:value="21.831659967534854" office:value-type="float"/>
          <table:table-cell office:value="0.055042689190677195" office:value-type="float"/>
          <table:table-cell office:value="0.11764705882352941" office:value-type="float"/>
          <table:table-cell office:value="1" office:value-type="float"/>
          <table:table-cell office:value="0.6959912089739118" office:value-type="float"/>
        </table:table-row>
        <table:table-row>
          <table:table-cell office:value-type="string">
            <text:p>darknessomi/musicbox</text:p>
          </table:table-cell>
          <table:table-cell office:value-type="string">
            <text:p>active</text:p>
          </table:table-cell>
          <table:table-cell office:value="22.431033137558074" office:value-type="float"/>
          <table:table-cell office:value="0.053200193540767916" office:value-type="float"/>
          <table:table-cell office:value="0.7894736842105263" office:value-type="float"/>
          <table:table-cell office:value="0" office:value-type="float"/>
          <table:table-cell office:value="0.22201986362063578" office:value-type="float"/>
        </table:table-row>
        <table:table-row>
          <table:table-cell office:value-type="string">
            <text:p>notepad-plus-plus/notepad-plus-plus</text:p>
          </table:table-cell>
          <table:table-cell office:value-type="string">
            <text:p>active</text:p>
          </table:table-cell>
          <table:table-cell office:value="20.96080491982165" office:value-type="float"/>
          <table:table-cell office:value="0.028189757035068763" office:value-type="float"/>
          <table:table-cell office:value="0.08482142857142858" office:value-type="float"/>
          <table:table-cell office:value="1" office:value-type="float"/>
          <table:table-cell office:value="0.6767226734069077" office:value-type="float"/>
        </table:table-row>
        <table:table-row>
          <table:table-cell office:value-type="string">
            <text:p>quasarframework/quasar</text:p>
          </table:table-cell>
          <table:table-cell office:value-type="string">
            <text:p>active</text:p>
          </table:table-cell>
          <table:table-cell office:value="21.435848618373253" office:value-type="float"/>
          <table:table-cell office:value="0.059550198675997756" office:value-type="float"/>
          <table:table-cell office:value="0.14173228346456693" office:value-type="float"/>
          <table:table-cell office:value="1" office:value-type="float"/>
          <table:table-cell office:value="0.6930795699752333" office:value-type="float"/>
        </table:table-row>
        <table:table-row>
          <table:table-cell office:value-type="string">
            <text:p>gentilkiwi/mimikatz</text:p>
          </table:table-cell>
          <table:table-cell office:value-type="string">
            <text:p>active</text:p>
          </table:table-cell>
          <table:table-cell office:value="24.299817161448136" office:value-type="float"/>
          <table:table-cell office:value="0.3048517821873759" office:value-type="float"/>
          <table:table-cell office:value="0.5" office:value-type="float"/>
          <table:table-cell office:value="0" office:value-type="float"/>
          <table:table-cell office:value="0.20584222623501564" office:value-type="float"/>
        </table:table-row>
        <table:table-row>
          <table:table-cell office:value-type="string">
            <text:p>trello/RxLifecycle</text:p>
          </table:table-cell>
          <table:table-cell office:value-type="string">
            <text:p>active</text:p>
          </table:table-cell>
          <table:table-cell office:value="24.28610123500242" office:value-type="float"/>
          <table:table-cell office:value="0.4931658408954605" office:value-type="float"/>
          <table:table-cell office:value="0.14285714285714285" office:value-type="float"/>
          <table:table-cell office:value="1" office:value-type="float"/>
          <table:table-cell office:value="0.7056984002467377" office:value-type="float"/>
        </table:table-row>
        <table:table-row>
          <table:table-cell office:value-type="string">
            <text:p>magento/magento2</text:p>
          </table:table-cell>
          <table:table-cell office:value-type="string">
            <text:p>active</text:p>
          </table:table-cell>
          <table:table-cell office:value="21.49701998612206" office:value-type="float"/>
          <table:table-cell office:value="0.05966917645579387" office:value-type="float"/>
          <table:table-cell office:value="0.13432835820895522" office:value-type="float"/>
          <table:table-cell office:value="1" office:value-type="float"/>
          <table:table-cell office:value="0.6767399074216071" office:value-type="float"/>
        </table:table-row>
        <table:table-row>
          <table:table-cell office:value-type="string">
            <text:p>elastic/beats</text:p>
          </table:table-cell>
          <table:table-cell office:value-type="string">
            <text:p>active</text:p>
          </table:table-cell>
          <table:table-cell office:value="21.17543808891601" office:value-type="float"/>
          <table:table-cell office:value="0.015393214187644796" office:value-type="float"/>
          <table:table-cell office:value="0.2535612535612536" office:value-type="float"/>
          <table:table-cell office:value="1" office:value-type="float"/>
          <table:table-cell office:value="0.7182420356243295" office:value-type="float"/>
        </table:table-row>
        <table:table-row>
          <table:table-cell office:value-type="string">
            <text:p>wagtail/wagtail</text:p>
          </table:table-cell>
          <table:table-cell office:value-type="string">
            <text:p>active</text:p>
          </table:table-cell>
          <table:table-cell office:value="21.43308751488255" office:value-type="float"/>
          <table:table-cell office:value="0.03842255221409385" office:value-type="float"/>
          <table:table-cell office:value="0.09545454545454546" office:value-type="float"/>
          <table:table-cell office:value="1" office:value-type="float"/>
          <table:table-cell office:value="0.6882750476405244" office:value-type="float"/>
        </table:table-row>
        <table:table-row>
          <table:table-cell office:value-type="string">
            <text:p>AutoMapper/AutoMapper</text:p>
          </table:table-cell>
          <table:table-cell office:value-type="string">
            <text:p>active</text:p>
          </table:table-cell>
          <table:table-cell office:value="21.15882914494281" office:value-type="float"/>
          <table:table-cell office:value="0.07009413804494213" office:value-type="float"/>
          <table:table-cell office:value="0.28690807799442897" office:value-type="float"/>
          <table:table-cell office:value="1" office:value-type="float"/>
          <table:table-cell office:value="0.7259137545806672" office:value-type="float"/>
        </table:table-row>
        <table:table-row>
          <table:table-cell office:value-type="string">
            <text:p>rt2zz/redux-persist</text:p>
          </table:table-cell>
          <table:table-cell office:value-type="string">
            <text:p>active</text:p>
          </table:table-cell>
          <table:table-cell office:value="21.139744244230783" office:value-type="float"/>
          <table:table-cell office:value="0.07456891080059862" office:value-type="float"/>
          <table:table-cell office:value="0.19318181818181818" office:value-type="float"/>
          <table:table-cell office:value="1" office:value-type="float"/>
          <table:table-cell office:value="0.7071621156739869" office:value-type="float"/>
        </table:table-row>
        <table:table-row>
          <table:table-cell office:value-type="string">
            <text:p>puma/puma</text:p>
          </table:table-cell>
          <table:table-cell office:value-type="string">
            <text:p>active</text:p>
          </table:table-cell>
          <table:table-cell office:value="21.249349737257315" office:value-type="float"/>
          <table:table-cell office:value="0.06902219543674833" office:value-type="float"/>
          <table:table-cell office:value="0.2185792349726776" office:value-type="float"/>
          <table:table-cell office:value="1" office:value-type="float"/>
          <table:table-cell office:value="0.7057061901758721" office:value-type="float"/>
        </table:table-row>
        <table:table-row>
          <table:table-cell office:value-type="string">
            <text:p>trufflesuite/truffle</text:p>
          </table:table-cell>
          <table:table-cell office:value-type="string">
            <text:p>active</text:p>
          </table:table-cell>
          <table:table-cell office:value="20.93686974399219" office:value-type="float"/>
          <table:table-cell office:value="0.04275506444971444" office:value-type="float"/>
          <table:table-cell office:value="0.33774834437086093" office:value-type="float"/>
          <table:table-cell office:value="1" office:value-type="float"/>
          <table:table-cell office:value="0.7301753859793023" office:value-type="float"/>
        </table:table-row>
        <table:table-row>
          <table:table-cell office:value-type="string">
            <text:p>ustbhuangyi/better-scroll</text:p>
          </table:table-cell>
          <table:table-cell office:value-type="string">
            <text:p>active</text:p>
          </table:table-cell>
          <table:table-cell office:value="26.841110929808227" office:value-type="float"/>
          <table:table-cell office:value="0.03407324913053045" office:value-type="float"/>
          <table:table-cell office:value="0.6" office:value-type="float"/>
          <table:table-cell office:value="0" office:value-type="float"/>
          <table:table-cell office:value="0.22144427960038576" office:value-type="float"/>
        </table:table-row>
        <table:table-row>
          <table:table-cell office:value-type="string">
            <text:p>filamentgroup/loadCSS</text:p>
          </table:table-cell>
          <table:table-cell office:value-type="string">
            <text:p>active</text:p>
          </table:table-cell>
          <table:table-cell office:value="21.850211414496695" office:value-type="float"/>
          <table:table-cell office:value="0.02822154901454192" office:value-type="float"/>
          <table:table-cell office:value="0.037037037037037035" office:value-type="float"/>
          <table:table-cell office:value="1" office:value-type="float"/>
          <table:table-cell office:value="0.6450382785692668" office:value-type="float"/>
        </table:table-row>
        <table:table-row>
          <table:table-cell office:value-type="string">
            <text:p>OpenRefine/OpenRefine</text:p>
          </table:table-cell>
          <table:table-cell office:value-type="string">
            <text:p>active</text:p>
          </table:table-cell>
          <table:table-cell office:value="21.49853337608016" office:value-type="float"/>
          <table:table-cell office:value="0.13154633084535525" office:value-type="float"/>
          <table:table-cell office:value="0.1875" office:value-type="float"/>
          <table:table-cell office:value="1" office:value-type="float"/>
          <table:table-cell office:value="0.7096630533880872" office:value-type="float"/>
        </table:table-row>
        <table:table-row>
          <table:table-cell office:value-type="string">
            <text:p>aspnet/Mvc</text:p>
          </table:table-cell>
          <table:table-cell office:value-type="string">
            <text:p>active</text:p>
          </table:table-cell>
          <table:table-cell office:value="21.56983160225663" office:value-type="float"/>
          <table:table-cell office:value="0.05324366026334748" office:value-type="float"/>
          <table:table-cell office:value="0.15151515151515152" office:value-type="float"/>
          <table:table-cell office:value="1" office:value-type="float"/>
          <table:table-cell office:value="0.6880120052005787" office:value-type="float"/>
        </table:table-row>
        <table:table-row>
          <table:table-cell office:value-type="string">
            <text:p>dgraph-io/dgraph</text:p>
          </table:table-cell>
          <table:table-cell office:value-type="string">
            <text:p>active</text:p>
          </table:table-cell>
          <table:table-cell office:value="21.24691606042364" office:value-type="float"/>
          <table:table-cell office:value="0.033079248268483484" office:value-type="float"/>
          <table:table-cell office:value="0.2923076923076923" office:value-type="float"/>
          <table:table-cell office:value="1" office:value-type="float"/>
          <table:table-cell office:value="0.7220924598963404" office:value-type="float"/>
        </table:table-row>
        <table:table-row>
          <table:table-cell office:value-type="string">
            <text:p>grpc/grpc-go</text:p>
          </table:table-cell>
          <table:table-cell office:value-type="string">
            <text:p>active</text:p>
          </table:table-cell>
          <table:table-cell office:value="21.214560685004418" office:value-type="float"/>
          <table:table-cell office:value="0.006612754339952527" office:value-type="float"/>
          <table:table-cell office:value="0.2640449438202247" office:value-type="float"/>
          <table:table-cell office:value="1" office:value-type="float"/>
          <table:table-cell office:value="0.7158809022454806" office:value-type="float"/>
        </table:table-row>
        <table:table-row>
          <table:table-cell office:value-type="string">
            <text:p>angular-ui/ui-grid</text:p>
          </table:table-cell>
          <table:table-cell office:value-type="string">
            <text:p>active</text:p>
          </table:table-cell>
          <table:table-cell office:value="21.378883978802847" office:value-type="float"/>
          <table:table-cell office:value="0.0628379662683523" office:value-type="float"/>
          <table:table-cell office:value="0.1191588785046729" office:value-type="float"/>
          <table:table-cell office:value="1" office:value-type="float"/>
          <table:table-cell office:value="0.6768865292486314" office:value-type="float"/>
        </table:table-row>
        <table:table-row>
          <table:table-cell office:value-type="string">
            <text:p>PrismJS/prism</text:p>
          </table:table-cell>
          <table:table-cell office:value-type="string">
            <text:p>active</text:p>
          </table:table-cell>
          <table:table-cell office:value="21.357607901194072" office:value-type="float"/>
          <table:table-cell office:value="0.08581194703831278" office:value-type="float"/>
          <table:table-cell office:value="0.09302325581395349" office:value-type="float"/>
          <table:table-cell office:value="1" office:value-type="float"/>
          <table:table-cell office:value="0.6682681096291029" office:value-type="float"/>
        </table:table-row>
        <table:table-row>
          <table:table-cell office:value-type="string">
            <text:p>AudioKit/AudioKit</text:p>
          </table:table-cell>
          <table:table-cell office:value-type="string">
            <text:p>active</text:p>
          </table:table-cell>
          <table:table-cell office:value="20.964708886825317" office:value-type="float"/>
          <table:table-cell office:value="0.07788205875872611" office:value-type="float"/>
          <table:table-cell office:value="0.17894736842105263" office:value-type="float"/>
          <table:table-cell office:value="1" office:value-type="float"/>
          <table:table-cell office:value="0.705741642999563" office:value-type="float"/>
        </table:table-row>
        <table:table-row>
          <table:table-cell office:value-type="string">
            <text:p>google/google-api-php-client</text:p>
          </table:table-cell>
          <table:table-cell office:value-type="string">
            <text:p>active</text:p>
          </table:table-cell>
          <table:table-cell office:value="21.513422099444625" office:value-type="float"/>
          <table:table-cell office:value="0.09564579782010862" office:value-type="float"/>
          <table:table-cell office:value="0.26" office:value-type="float"/>
          <table:table-cell office:value="1" office:value-type="float"/>
          <table:table-cell office:value="0.7006900564509156" office:value-type="float"/>
        </table:table-row>
        <table:table-row>
          <table:table-cell office:value-type="string">
            <text:p>laradock/laradock</text:p>
          </table:table-cell>
          <table:table-cell office:value-type="string">
            <text:p>active</text:p>
          </table:table-cell>
          <table:table-cell office:value="21.063634918223237" office:value-type="float"/>
          <table:table-cell office:value="0.05981717857366087" office:value-type="float"/>
          <table:table-cell office:value="0.1437908496732026" office:value-type="float"/>
          <table:table-cell office:value="1" office:value-type="float"/>
          <table:table-cell office:value="0.6843977609141174" office:value-type="float"/>
        </table:table-row>
        <table:table-row>
          <table:table-cell office:value-type="string">
            <text:p>pallets/jinja</text:p>
          </table:table-cell>
          <table:table-cell office:value-type="string">
            <text:p>active</text:p>
          </table:table-cell>
          <table:table-cell office:value="21.637518878091274" office:value-type="float"/>
          <table:table-cell office:value="0.039903869055965845" office:value-type="float"/>
          <table:table-cell office:value="0.07272727272727272" office:value-type="float"/>
          <table:table-cell office:value="1" office:value-type="float"/>
          <table:table-cell office:value="0.6754469498654617" office:value-type="float"/>
        </table:table-row>
        <table:table-row>
          <table:table-cell office:value-type="string">
            <text:p>weaveworks/weave</text:p>
          </table:table-cell>
          <table:table-cell office:value-type="string">
            <text:p>active</text:p>
          </table:table-cell>
          <table:table-cell office:value="21.413078208647857" office:value-type="float"/>
          <table:table-cell office:value="0.0290878621176122" office:value-type="float"/>
          <table:table-cell office:value="0.42727272727272725" office:value-type="float"/>
          <table:table-cell office:value="1" office:value-type="float"/>
          <table:table-cell office:value="0.7408105689328102" office:value-type="float"/>
        </table:table-row>
        <table:table-row>
          <table:table-cell office:value-type="string">
            <text:p>Netflix/eureka</text:p>
          </table:table-cell>
          <table:table-cell office:value-type="string">
            <text:p>active</text:p>
          </table:table-cell>
          <table:table-cell office:value="21.929003852642804" office:value-type="float"/>
          <table:table-cell office:value="0.12210551975213275" office:value-type="float"/>
          <table:table-cell office:value="0.36585365853658536" office:value-type="float"/>
          <table:table-cell office:value="1" office:value-type="float"/>
          <table:table-cell office:value="0.7358865285645287" office:value-type="float"/>
        </table:table-row>
        <table:table-row>
          <table:table-cell office:value-type="string">
            <text:p>filamentgroup/tablesaw</text:p>
          </table:table-cell>
          <table:table-cell office:value-type="string">
            <text:p>active</text:p>
          </table:table-cell>
          <table:table-cell office:value="22.997316931258652" office:value-type="float"/>
          <table:table-cell office:value="0.18982507140955227" office:value-type="float"/>
          <table:table-cell office:value="0.46153846153846156" office:value-type="float"/>
          <table:table-cell office:value="1" office:value-type="float"/>
          <table:table-cell office:value="0.7140269257184552" office:value-type="float"/>
        </table:table-row>
        <table:table-row>
          <table:table-cell office:value-type="string">
            <text:p>openresty/openresty</text:p>
          </table:table-cell>
          <table:table-cell office:value-type="string">
            <text:p>active</text:p>
          </table:table-cell>
          <table:table-cell office:value="21.487009968087953" office:value-type="float"/>
          <table:table-cell office:value="0.07088848836015409" office:value-type="float"/>
          <table:table-cell office:value="0.4666666666666667" office:value-type="float"/>
          <table:table-cell office:value="0" office:value-type="float"/>
          <table:table-cell office:value="0.2403642987763073" office:value-type="float"/>
        </table:table-row>
        <table:table-row>
          <table:table-cell office:value-type="string">
            <text:p>electron-userland/electron-packager</text:p>
          </table:table-cell>
          <table:table-cell office:value-type="string">
            <text:p>active</text:p>
          </table:table-cell>
          <table:table-cell office:value="20.63603973394227" office:value-type="float"/>
          <table:table-cell office:value="0.060026104650948854" office:value-type="float"/>
          <table:table-cell office:value="0.37254901960784315" office:value-type="float"/>
          <table:table-cell office:value="1" office:value-type="float"/>
          <table:table-cell office:value="0.7229535992724841" office:value-type="float"/>
        </table:table-row>
        <table:table-row>
          <table:table-cell office:value-type="string">
            <text:p>sosedoff/pgweb</text:p>
          </table:table-cell>
          <table:table-cell office:value-type="string">
            <text:p>active</text:p>
          </table:table-cell>
          <table:table-cell office:value="22.33218953919062" office:value-type="float"/>
          <table:table-cell office:value="0.05496030184356545" office:value-type="float"/>
          <table:table-cell office:value="0.22727272727272727" office:value-type="float"/>
          <table:table-cell office:value="1" office:value-type="float"/>
          <table:table-cell office:value="0.7087873362553633" office:value-type="float"/>
        </table:table-row>
        <table:table-row>
          <table:table-cell office:value-type="string">
            <text:p>aio-libs/aiohttp</text:p>
          </table:table-cell>
          <table:table-cell office:value-type="string">
            <text:p>active</text:p>
          </table:table-cell>
          <table:table-cell office:value="21.294999683603393" office:value-type="float"/>
          <table:table-cell office:value="0.03044883334957782" office:value-type="float"/>
          <table:table-cell office:value="0.17699115044247787" office:value-type="float"/>
          <table:table-cell office:value="1" office:value-type="float"/>
          <table:table-cell office:value="0.704302185190452" office:value-type="float"/>
        </table:table-row>
        <table:table-row>
          <table:table-cell office:value-type="string">
            <text:p>jupyterlab/jupyterlab</text:p>
          </table:table-cell>
          <table:table-cell office:value-type="string">
            <text:p>active</text:p>
          </table:table-cell>
          <table:table-cell office:value="21.063072036850457" office:value-type="float"/>
          <table:table-cell office:value="0.04787305738510261" office:value-type="float"/>
          <table:table-cell office:value="0.16666666666666666" office:value-type="float"/>
          <table:table-cell office:value="1" office:value-type="float"/>
          <table:table-cell office:value="0.6917658512970846" office:value-type="float"/>
        </table:table-row>
        <table:table-row>
          <table:table-cell office:value-type="string">
            <text:p>reactjs/react-rails</text:p>
          </table:table-cell>
          <table:table-cell office:value-type="string">
            <text:p>active</text:p>
          </table:table-cell>
          <table:table-cell office:value="21.468196367175256" office:value-type="float"/>
          <table:table-cell office:value="0.06068419451255458" office:value-type="float"/>
          <table:table-cell office:value="0.10714285714285714" office:value-type="float"/>
          <table:table-cell office:value="1" office:value-type="float"/>
          <table:table-cell office:value="0.6770566988803111" office:value-type="float"/>
        </table:table-row>
        <table:table-row>
          <table:table-cell office:value-type="string">
            <text:p>top-think/think</text:p>
          </table:table-cell>
          <table:table-cell office:value-type="string">
            <text:p>active</text:p>
          </table:table-cell>
          <table:table-cell office:value="23.743447148791493" office:value-type="float"/>
          <table:table-cell office:value="0.09027419531523961" office:value-type="float"/>
          <table:table-cell office:value="0.6" office:value-type="float"/>
          <table:table-cell office:value="0" office:value-type="float"/>
          <table:table-cell office:value="0.23703654613797695" office:value-type="float"/>
        </table:table-row>
        <table:table-row>
          <table:table-cell office:value-type="string">
            <text:p>swagger-api/swagger-core</text:p>
          </table:table-cell>
          <table:table-cell office:value-type="string">
            <text:p>active</text:p>
          </table:table-cell>
          <table:table-cell office:value="21.547592947556026" office:value-type="float"/>
          <table:table-cell office:value="0.024708063701633032" office:value-type="float"/>
          <table:table-cell office:value="0.1471861471861472" office:value-type="float"/>
          <table:table-cell office:value="1" office:value-type="float"/>
          <table:table-cell office:value="0.6935466032404679" office:value-type="float"/>
        </table:table-row>
        <table:table-row>
          <table:table-cell office:value-type="string">
            <text:p>sameersbn/docker-gitlab</text:p>
          </table:table-cell>
          <table:table-cell office:value-type="string">
            <text:p>active</text:p>
          </table:table-cell>
          <table:table-cell office:value="21.19016754214096" office:value-type="float"/>
          <table:table-cell office:value="0.08200301735222126" office:value-type="float"/>
          <table:table-cell office:value="0.37948717948717947" office:value-type="float"/>
          <table:table-cell office:value="1" office:value-type="float"/>
          <table:table-cell office:value="0.7323981805309977" office:value-type="float"/>
        </table:table-row>
        <table:table-row>
          <table:table-cell office:value-type="string">
            <text:p>moxiecode/plupload</text:p>
          </table:table-cell>
          <table:table-cell office:value-type="string">
            <text:p>active</text:p>
          </table:table-cell>
          <table:table-cell office:value="20.857024629569327" office:value-type="float"/>
          <table:table-cell office:value="0.16410468271572165" office:value-type="float"/>
          <table:table-cell office:value="0.14705882352941177" office:value-type="float"/>
          <table:table-cell office:value="1" office:value-type="float"/>
          <table:table-cell office:value="0.6862119418451439" office:value-type="float"/>
        </table:table-row>
        <table:table-row>
          <table:table-cell office:value-type="string">
            <text:p>bookshelf/bookshelf</text:p>
          </table:table-cell>
          <table:table-cell office:value-type="string">
            <text:p>active</text:p>
          </table:table-cell>
          <table:table-cell office:value="21.550691559582265" office:value-type="float"/>
          <table:table-cell office:value="0.03946828816492883" office:value-type="float"/>
          <table:table-cell office:value="0.0797872340425532" office:value-type="float"/>
          <table:table-cell office:value="1" office:value-type="float"/>
          <table:table-cell office:value="0.6851803691736461" office:value-type="float"/>
        </table:table-row>
        <table:table-row>
          <table:table-cell office:value-type="string">
            <text:p>icsharpcode/ILSpy</text:p>
          </table:table-cell>
          <table:table-cell office:value-type="string">
            <text:p>active</text:p>
          </table:table-cell>
          <table:table-cell office:value="21.34400992628056" office:value-type="float"/>
          <table:table-cell office:value="0.1153047295331225" office:value-type="float"/>
          <table:table-cell office:value="0.16129032258064516" office:value-type="float"/>
          <table:table-cell office:value="1" office:value-type="float"/>
          <table:table-cell office:value="0.6914717451605664" office:value-type="float"/>
        </table:table-row>
        <table:table-row>
          <table:table-cell office:value-type="string">
            <text:p>harelba/q</text:p>
          </table:table-cell>
          <table:table-cell office:value-type="string">
            <text:p>active</text:p>
          </table:table-cell>
          <table:table-cell office:value="22.762184071502293" office:value-type="float"/>
          <table:table-cell office:value="0.055004327803219434" office:value-type="float"/>
          <table:table-cell office:value="0.13333333333333333" office:value-type="float"/>
          <table:table-cell office:value="1" office:value-type="float"/>
          <table:table-cell office:value="0.6940907855951176" office:value-type="float"/>
        </table:table-row>
        <table:table-row>
          <table:table-cell office:value-type="string">
            <text:p>kubernetes/helm</text:p>
          </table:table-cell>
          <table:table-cell office:value-type="string">
            <text:p>active</text:p>
          </table:table-cell>
          <table:table-cell office:value="20.62402869997446" office:value-type="float"/>
          <table:table-cell office:value="0.033322688862326665" office:value-type="float"/>
          <table:table-cell office:value="0.2703296703296703" office:value-type="float"/>
          <table:table-cell office:value="1" office:value-type="float"/>
          <table:table-cell office:value="0.7099742970626743" office:value-type="float"/>
        </table:table-row>
        <table:table-row>
          <table:table-cell office:value-type="string">
            <text:p>kubernetes/kops</text:p>
          </table:table-cell>
          <table:table-cell office:value-type="string">
            <text:p>active</text:p>
          </table:table-cell>
          <table:table-cell office:value="21.092403730302195" office:value-type="float"/>
          <table:table-cell office:value="0.01761173322910825" office:value-type="float"/>
          <table:table-cell office:value="0.3141592920353982" office:value-type="float"/>
          <table:table-cell office:value="1" office:value-type="float"/>
          <table:table-cell office:value="0.7256511268436553" office:value-type="float"/>
        </table:table-row>
        <table:table-row>
          <table:table-cell office:value-type="string">
            <text:p>RPCS3/rpcs3</text:p>
          </table:table-cell>
          <table:table-cell office:value-type="string">
            <text:p>active</text:p>
          </table:table-cell>
          <table:table-cell office:value="20.046891102668805" office:value-type="float"/>
          <table:table-cell office:value="0.12023102998597646" office:value-type="float"/>
          <table:table-cell office:value="0.14984709480122324" office:value-type="float"/>
          <table:table-cell office:value="1" office:value-type="float"/>
          <table:table-cell office:value="0.6831237086235724" office:value-type="float"/>
        </table:table-row>
        <table:table-row>
          <table:table-cell office:value-type="string">
            <text:p>influxdata/telegraf</text:p>
          </table:table-cell>
          <table:table-cell office:value-type="string">
            <text:p>active</text:p>
          </table:table-cell>
          <table:table-cell office:value="21.26579883758063" office:value-type="float"/>
          <table:table-cell office:value="0.017619221883362696" office:value-type="float"/>
          <table:table-cell office:value="0.22419928825622776" office:value-type="float"/>
          <table:table-cell office:value="1" office:value-type="float"/>
          <table:table-cell office:value="0.7086779474117694" office:value-type="float"/>
        </table:table-row>
        <table:table-row>
          <table:table-cell office:value-type="string">
            <text:p>alrra/browser-logos</text:p>
          </table:table-cell>
          <table:table-cell office:value-type="string">
            <text:p>active</text:p>
          </table:table-cell>
          <table:table-cell office:value="28.033809712582457" office:value-type="float"/>
          <table:table-cell office:value="0.8123395916628974" office:value-type="float"/>
          <table:table-cell office:value="0.25" office:value-type="float"/>
          <table:table-cell office:value="1" office:value-type="float"/>
          <table:table-cell office:value="0.7150125755767391" office:value-type="float"/>
        </table:table-row>
        <table:table-row>
          <table:table-cell office:value-type="string">
            <text:p>fabiolb/fabio</text:p>
          </table:table-cell>
          <table:table-cell office:value-type="string">
            <text:p>active</text:p>
          </table:table-cell>
          <table:table-cell office:value="21.651306335660262" office:value-type="float"/>
          <table:table-cell office:value="0.03530939630268356" office:value-type="float"/>
          <table:table-cell office:value="0.3488372093023256" office:value-type="float"/>
          <table:table-cell office:value="1" office:value-type="float"/>
          <table:table-cell office:value="0.7245660968089471" office:value-type="float"/>
        </table:table-row>
        <table:table-row>
          <table:table-cell office:value-type="string">
            <text:p>stylelint/stylelint</text:p>
          </table:table-cell>
          <table:table-cell office:value-type="string">
            <text:p>active</text:p>
          </table:table-cell>
          <table:table-cell office:value="21.239936964889512" office:value-type="float"/>
          <table:table-cell office:value="0.0348713788075666" office:value-type="float"/>
          <table:table-cell office:value="0.1568627450980392" office:value-type="float"/>
          <table:table-cell office:value="1" office:value-type="float"/>
          <table:table-cell office:value="0.7019897560725733" office:value-type="float"/>
        </table:table-row>
        <table:table-row>
          <table:table-cell office:value-type="string">
            <text:p>purescript/purescript</text:p>
          </table:table-cell>
          <table:table-cell office:value-type="string">
            <text:p>active</text:p>
          </table:table-cell>
          <table:table-cell office:value="21.124487023026134" office:value-type="float"/>
          <table:table-cell office:value="0.012598475308610172" office:value-type="float"/>
          <table:table-cell office:value="0.09411764705882353" office:value-type="float"/>
          <table:table-cell office:value="1" office:value-type="float"/>
          <table:table-cell office:value="0.6972633541097683" office:value-type="float"/>
        </table:table-row>
        <table:table-row>
          <table:table-cell office:value-type="string">
            <text:p>banchichen/TZImagePickerController</text:p>
          </table:table-cell>
          <table:table-cell office:value-type="string">
            <text:p>active</text:p>
          </table:table-cell>
          <table:table-cell office:value="23.815621708155472" office:value-type="float"/>
          <table:table-cell office:value="0.06836428940184917" office:value-type="float"/>
          <table:table-cell office:value="1" office:value-type="float"/>
          <table:table-cell office:value="0" office:value-type="float"/>
          <table:table-cell office:value="0.12417862806338476" office:value-type="float"/>
        </table:table-row>
        <table:table-row>
          <table:table-cell office:value-type="string">
            <text:p>SocketCluster/socketcluster</text:p>
          </table:table-cell>
          <table:table-cell office:value-type="string">
            <text:p>active</text:p>
          </table:table-cell>
          <table:table-cell office:value="21.650333587923406" office:value-type="float"/>
          <table:table-cell office:value="0.052040174924704106" office:value-type="float"/>
          <table:table-cell office:value="0.18867924528301888" office:value-type="float"/>
          <table:table-cell office:value="1" office:value-type="float"/>
          <table:table-cell office:value="0.6973366863329225" office:value-type="float"/>
        </table:table-row>
        <table:table-row>
          <table:table-cell office:value-type="string">
            <text:p>dompdf/dompdf</text:p>
          </table:table-cell>
          <table:table-cell office:value-type="string">
            <text:p>active</text:p>
          </table:table-cell>
          <table:table-cell office:value="21.361490173615852" office:value-type="float"/>
          <table:table-cell office:value="0.14085226255251618" office:value-type="float"/>
          <table:table-cell office:value="0.1796875" office:value-type="float"/>
          <table:table-cell office:value="1" office:value-type="float"/>
          <table:table-cell office:value="0.698496225178999" office:value-type="float"/>
        </table:table-row>
        <table:table-row>
          <table:table-cell office:value-type="string">
            <text:p>electron-userland/electron-builder</text:p>
          </table:table-cell>
          <table:table-cell office:value-type="string">
            <text:p>active</text:p>
          </table:table-cell>
          <table:table-cell office:value="20.29362760654412" office:value-type="float"/>
          <table:table-cell office:value="0.15329901853303315" office:value-type="float"/>
          <table:table-cell office:value="0.35058823529411764" office:value-type="float"/>
          <table:table-cell office:value="1" office:value-type="float"/>
          <table:table-cell office:value="0.7277933629328988" office:value-type="float"/>
        </table:table-row>
        <table:table-row>
          <table:table-cell office:value-type="string">
            <text:p>MagicStack/uvloop</text:p>
          </table:table-cell>
          <table:table-cell office:value-type="string">
            <text:p>active</text:p>
          </table:table-cell>
          <table:table-cell office:value="21.798513372961587" office:value-type="float"/>
          <table:table-cell office:value="0.01948768601743393" office:value-type="float"/>
          <table:table-cell office:value="0.2222222222222222" office:value-type="float"/>
          <table:table-cell office:value="1" office:value-type="float"/>
          <table:table-cell office:value="0.693383791255437" office:value-type="float"/>
        </table:table-row>
        <table:table-row>
          <table:table-cell office:value-type="string">
            <text:p>lipis/flag-icon-css</text:p>
          </table:table-cell>
          <table:table-cell office:value-type="string">
            <text:p>active</text:p>
          </table:table-cell>
          <table:table-cell office:value="23.67217055602105" office:value-type="float"/>
          <table:table-cell office:value="0.048019973104278045" office:value-type="float"/>
          <table:table-cell office:value="0.18181818181818182" office:value-type="float"/>
          <table:table-cell office:value="1" office:value-type="float"/>
          <table:table-cell office:value="0.7214936154273982" office:value-type="float"/>
        </table:table-row>
        <table:table-row>
          <table:table-cell office:value-type="string">
            <text:p>kivy/python-for-android</text:p>
          </table:table-cell>
          <table:table-cell office:value-type="string">
            <text:p>active</text:p>
          </table:table-cell>
          <table:table-cell office:value="20.648131706483735" office:value-type="float"/>
          <table:table-cell office:value="0.04589894725429189" office:value-type="float"/>
          <table:table-cell office:value="0.2919254658385093" office:value-type="float"/>
          <table:table-cell office:value="1" office:value-type="float"/>
          <table:table-cell office:value="0.7026089457545273" office:value-type="float"/>
        </table:table-row>
        <table:table-row>
          <table:table-cell office:value-type="string">
            <text:p>Maximus5/ConEmu</text:p>
          </table:table-cell>
          <table:table-cell office:value-type="string">
            <text:p>active</text:p>
          </table:table-cell>
          <table:table-cell office:value="20.777468190187964" office:value-type="float"/>
          <table:table-cell office:value="0.05276490303772352" office:value-type="float"/>
          <table:table-cell office:value="0.19607843137254902" office:value-type="float"/>
          <table:table-cell office:value="1" office:value-type="float"/>
          <table:table-cell office:value="0.6951956411469534" office:value-type="float"/>
        </table:table-row>
        <table:table-row>
          <table:table-cell office:value-type="string">
            <text:p>doctrine/doctrine2</text:p>
          </table:table-cell>
          <table:table-cell office:value-type="string">
            <text:p>active</text:p>
          </table:table-cell>
          <table:table-cell office:value="21.27104860886812" office:value-type="float"/>
          <table:table-cell office:value="0.03629319960310895" office:value-type="float"/>
          <table:table-cell office:value="0.10596026490066225" office:value-type="float"/>
          <table:table-cell office:value="1" office:value-type="float"/>
          <table:table-cell office:value="0.6917886618896654" office:value-type="float"/>
        </table:table-row>
        <table:table-row>
          <table:table-cell office:value-type="string">
            <text:p>ant-design/ant-design-mobile</text:p>
          </table:table-cell>
          <table:table-cell office:value-type="string">
            <text:p>active</text:p>
          </table:table-cell>
          <table:table-cell office:value="21.45205669718767" office:value-type="float"/>
          <table:table-cell office:value="0.12827833252895884" office:value-type="float"/>
          <table:table-cell office:value="0.765625" office:value-type="float"/>
          <table:table-cell office:value="0" office:value-type="float"/>
          <table:table-cell office:value="0.2063764573052466" office:value-type="float"/>
        </table:table-row>
        <table:table-row>
          <table:table-cell office:value-type="string">
            <text:p>julienXX/terminal-notifier</text:p>
          </table:table-cell>
          <table:table-cell office:value-type="string">
            <text:p>active</text:p>
          </table:table-cell>
          <table:table-cell office:value="23.43932180533506" office:value-type="float"/>
          <table:table-cell office:value="0.13391188906471632" office:value-type="float"/>
          <table:table-cell office:value="0.2727272727272727" office:value-type="float"/>
          <table:table-cell office:value="1" office:value-type="float"/>
          <table:table-cell office:value="0.735201155382719" office:value-type="float"/>
        </table:table-row>
        <table:table-row>
          <table:table-cell office:value-type="string">
            <text:p>kickstarter/android-oss</text:p>
          </table:table-cell>
          <table:table-cell office:value-type="string">
            <text:p>active</text:p>
          </table:table-cell>
          <table:table-cell office:value="23.928915563052826" office:value-type="float"/>
          <table:table-cell office:value="0.2811434846585365" office:value-type="float"/>
          <table:table-cell office:value="0.1" office:value-type="float"/>
          <table:table-cell office:value="1" office:value-type="float"/>
          <table:table-cell office:value="0.7073461966966657" office:value-type="float"/>
        </table:table-row>
        <table:table-row>
          <table:table-cell office:value-type="string">
            <text:p>SoftEtherVPN/SoftEtherVPN</text:p>
          </table:table-cell>
          <table:table-cell office:value-type="string">
            <text:p>active</text:p>
          </table:table-cell>
          <table:table-cell office:value="21.616153629918422" office:value-type="float"/>
          <table:table-cell office:value="0.1760383964034297" office:value-type="float"/>
          <table:table-cell office:value="0.1746031746031746" office:value-type="float"/>
          <table:table-cell office:value="1" office:value-type="float"/>
          <table:table-cell office:value="0.7002116838421397" office:value-type="float"/>
        </table:table-row>
        <table:table-row>
          <table:table-cell office:value-type="string">
            <text:p>bobthecow/psysh</text:p>
          </table:table-cell>
          <table:table-cell office:value-type="string">
            <text:p>active</text:p>
          </table:table-cell>
          <table:table-cell office:value="20.827959180838977" office:value-type="float"/>
          <table:table-cell office:value="0.09610411203695086" office:value-type="float"/>
          <table:table-cell office:value="0.2978723404255319" office:value-type="float"/>
          <table:table-cell office:value="1" office:value-type="float"/>
          <table:table-cell office:value="0.7125858286789005" office:value-type="float"/>
        </table:table-row>
        <table:table-row>
          <table:table-cell office:value-type="string">
            <text:p>sockeqwe/mosby</text:p>
          </table:table-cell>
          <table:table-cell office:value-type="string">
            <text:p>active</text:p>
          </table:table-cell>
          <table:table-cell office:value="21.670709028225037" office:value-type="float"/>
          <table:table-cell office:value="0.09851595975688261" office:value-type="float"/>
          <table:table-cell office:value="0.1111111111111111" office:value-type="float"/>
          <table:table-cell office:value="1" office:value-type="float"/>
          <table:table-cell office:value="0.7030061261329118" office:value-type="float"/>
        </table:table-row>
        <table:table-row>
          <table:table-cell office:value-type="string">
            <text:p>shadowsocks/shadowsocks-qt5</text:p>
          </table:table-cell>
          <table:table-cell office:value-type="string">
            <text:p>active</text:p>
          </table:table-cell>
          <table:table-cell office:value="22.04884897767409" office:value-type="float"/>
          <table:table-cell office:value="0.21166190353048156" office:value-type="float"/>
          <table:table-cell office:value="0.8181818181818182" office:value-type="float"/>
          <table:table-cell office:value="0" office:value-type="float"/>
          <table:table-cell office:value="0.1654355924989669" office:value-type="float"/>
        </table:table-row>
        <table:table-row>
          <table:table-cell office:value-type="string">
            <text:p>inorganik/countUp.js</text:p>
          </table:table-cell>
          <table:table-cell office:value-type="string">
            <text:p>active</text:p>
          </table:table-cell>
          <table:table-cell office:value="23.25570870428341" office:value-type="float"/>
          <table:table-cell office:value="0.18739553038633325" office:value-type="float"/>
          <table:table-cell office:value="0.375" office:value-type="float"/>
          <table:table-cell office:value="1" office:value-type="float"/>
          <table:table-cell office:value="0.7472364793657386" office:value-type="float"/>
        </table:table-row>
        <table:table-row>
          <table:table-cell office:value-type="string">
            <text:p>angular-translate/angular-translate</text:p>
          </table:table-cell>
          <table:table-cell office:value-type="string">
            <text:p>active</text:p>
          </table:table-cell>
          <table:table-cell office:value="20.911496586325388" office:value-type="float"/>
          <table:table-cell office:value="0.03599462954268429" office:value-type="float"/>
          <table:table-cell office:value="0.13636363636363635" office:value-type="float"/>
          <table:table-cell office:value="1" office:value-type="float"/>
          <table:table-cell office:value="0.6968529799885274" office:value-type="float"/>
        </table:table-row>
        <table:table-row>
          <table:table-cell office:value-type="string">
            <text:p>DevExpress/testcafe</text:p>
          </table:table-cell>
          <table:table-cell office:value-type="string">
            <text:p>active</text:p>
          </table:table-cell>
          <table:table-cell office:value="20.520302014179425" office:value-type="float"/>
          <table:table-cell office:value="0.09650454688261238" office:value-type="float"/>
          <table:table-cell office:value="0.22695035460992907" office:value-type="float"/>
          <table:table-cell office:value="1" office:value-type="float"/>
          <table:table-cell office:value="0.7102613300009987" office:value-type="float"/>
        </table:table-row>
        <table:table-row>
          <table:table-cell office:value-type="string">
            <text:p>visualfc/liteide</text:p>
          </table:table-cell>
          <table:table-cell office:value-type="string">
            <text:p>active</text:p>
          </table:table-cell>
          <table:table-cell office:value="21.66387570434605" office:value-type="float"/>
          <table:table-cell office:value="0.1777054922035829" office:value-type="float"/>
          <table:table-cell office:value="0.3333333333333333" office:value-type="float"/>
          <table:table-cell office:value="1" office:value-type="float"/>
          <table:table-cell office:value="0.7330009578314297" office:value-type="float"/>
        </table:table-row>
        <table:table-row>
          <table:table-cell office:value-type="string">
            <text:p>Microsoft/react-native-code-push</text:p>
          </table:table-cell>
          <table:table-cell office:value-type="string">
            <text:p>active</text:p>
          </table:table-cell>
          <table:table-cell office:value="20.457944002633155" office:value-type="float"/>
          <table:table-cell office:value="0.13679905198201756" office:value-type="float"/>
          <table:table-cell office:value="0.20903954802259886" office:value-type="float"/>
          <table:table-cell office:value="1" office:value-type="float"/>
          <table:table-cell office:value="0.6929040498684358" office:value-type="float"/>
        </table:table-row>
        <table:table-row>
          <table:table-cell office:value-type="string">
            <text:p>BBC-News/wraith</text:p>
          </table:table-cell>
          <table:table-cell office:value-type="string">
            <text:p>active</text:p>
          </table:table-cell>
          <table:table-cell office:value="21.829823464199894" office:value-type="float"/>
          <table:table-cell office:value="0.12363783861609075" office:value-type="float"/>
          <table:table-cell office:value="0.1891891891891892" office:value-type="float"/>
          <table:table-cell office:value="1" office:value-type="float"/>
          <table:table-cell office:value="0.7023807630203625" office:value-type="float"/>
        </table:table-row>
        <table:table-row>
          <table:table-cell office:value-type="string">
            <text:p>18F/web-design-standards</text:p>
          </table:table-cell>
          <table:table-cell office:value-type="string">
            <text:p>active</text:p>
          </table:table-cell>
          <table:table-cell office:value="21.806475295648635" office:value-type="float"/>
          <table:table-cell office:value="0.012748239261199132" office:value-type="float"/>
          <table:table-cell office:value="0.10112359550561797" office:value-type="float"/>
          <table:table-cell office:value="1" office:value-type="float"/>
          <table:table-cell office:value="0.681960155512767" office:value-type="float"/>
        </table:table-row>
        <table:table-row>
          <table:table-cell office:value-type="string">
            <text:p>woocommerce/woocommerce</text:p>
          </table:table-cell>
          <table:table-cell office:value-type="string">
            <text:p>active</text:p>
          </table:table-cell>
          <table:table-cell office:value="21.626131627591533" office:value-type="float"/>
          <table:table-cell office:value="0.02731347892948562" office:value-type="float"/>
          <table:table-cell office:value="0.07706766917293233" office:value-type="float"/>
          <table:table-cell office:value="1" office:value-type="float"/>
          <table:table-cell office:value="0.6608809226219576" office:value-type="float"/>
        </table:table-row>
        <table:table-row>
          <table:table-cell office:value-type="string">
            <text:p>aspnetboilerplate/aspnetboilerplate</text:p>
          </table:table-cell>
          <table:table-cell office:value-type="string">
            <text:p>active</text:p>
          </table:table-cell>
          <table:table-cell office:value="21.165074400011893" office:value-type="float"/>
          <table:table-cell office:value="0.12146156440590587" office:value-type="float"/>
          <table:table-cell office:value="0.330188679245283" office:value-type="float"/>
          <table:table-cell office:value="1" office:value-type="float"/>
          <table:table-cell office:value="0.7337839566525912" office:value-type="float"/>
        </table:table-row>
        <table:table-row>
          <table:table-cell office:value-type="string">
            <text:p>openshift/origin</text:p>
          </table:table-cell>
          <table:table-cell office:value-type="string">
            <text:p>active</text:p>
          </table:table-cell>
          <table:table-cell office:value="21.13487588682678" office:value-type="float"/>
          <table:table-cell office:value="0.03129382147413151" office:value-type="float"/>
          <table:table-cell office:value="0.16129032258064516" office:value-type="float"/>
          <table:table-cell office:value="1" office:value-type="float"/>
          <table:table-cell office:value="0.6935650072437336" office:value-type="float"/>
        </table:table-row>
        <table:table-row>
          <table:table-cell office:value-type="string">
            <text:p>os-js/OS.js</text:p>
          </table:table-cell>
          <table:table-cell office:value-type="string">
            <text:p>active</text:p>
          </table:table-cell>
          <table:table-cell office:value="21.31348812124488" office:value-type="float"/>
          <table:table-cell office:value="0.2098131292804468" office:value-type="float"/>
          <table:table-cell office:value="0.12121212121212122" office:value-type="float"/>
          <table:table-cell office:value="1" office:value-type="float"/>
          <table:table-cell office:value="0.6874362863589007" office:value-type="float"/>
        </table:table-row>
        <table:table-row>
          <table:table-cell office:value-type="string">
            <text:p>styleguidist/react-styleguidist</text:p>
          </table:table-cell>
          <table:table-cell office:value-type="string">
            <text:p>active</text:p>
          </table:table-cell>
          <table:table-cell office:value="21.26673464004877" office:value-type="float"/>
          <table:table-cell office:value="0.044325875029798824" office:value-type="float"/>
          <table:table-cell office:value="0.11926605504587157" office:value-type="float"/>
          <table:table-cell office:value="1" office:value-type="float"/>
          <table:table-cell office:value="0.6928778378683393" office:value-type="float"/>
        </table:table-row>
        <table:table-row>
          <table:table-cell office:value-type="string">
            <text:p>PostgresApp/PostgresApp</text:p>
          </table:table-cell>
          <table:table-cell office:value-type="string">
            <text:p>active</text:p>
          </table:table-cell>
          <table:table-cell office:value="21.29296015961509" office:value-type="float"/>
          <table:table-cell office:value="0.18125268214342274" office:value-type="float"/>
          <table:table-cell office:value="0.15789473684210525" office:value-type="float"/>
          <table:table-cell office:value="1" office:value-type="float"/>
          <table:table-cell office:value="0.6908471467279085" office:value-type="float"/>
        </table:table-row>
        <table:table-row>
          <table:table-cell office:value-type="string">
            <text:p>evernote/android-job</text:p>
          </table:table-cell>
          <table:table-cell office:value-type="string">
            <text:p>active</text:p>
          </table:table-cell>
          <table:table-cell office:value="20.952950501287223" office:value-type="float"/>
          <table:table-cell office:value="0.1252769061333244" office:value-type="float"/>
          <table:table-cell office:value="0.4" office:value-type="float"/>
          <table:table-cell office:value="1" office:value-type="float"/>
          <table:table-cell office:value="0.7380516036484582" office:value-type="float"/>
        </table:table-row>
        <table:table-row>
          <table:table-cell office:value-type="string">
            <text:p>hashcat/oclHashcat</text:p>
          </table:table-cell>
          <table:table-cell office:value-type="string">
            <text:p>active</text:p>
          </table:table-cell>
          <table:table-cell office:value="20.87283265749833" office:value-type="float"/>
          <table:table-cell office:value="0.03641499929514428" office:value-type="float"/>
          <table:table-cell office:value="0.3469387755102041" office:value-type="float"/>
          <table:table-cell office:value="1" office:value-type="float"/>
          <table:table-cell office:value="0.7230018769977145" office:value-type="float"/>
        </table:table-row>
        <table:table-row>
          <table:table-cell office:value-type="string">
            <text:p>nanomsg/nanomsg</text:p>
          </table:table-cell>
          <table:table-cell office:value-type="string">
            <text:p>active</text:p>
          </table:table-cell>
          <table:table-cell office:value="21.28867054497554" office:value-type="float"/>
          <table:table-cell office:value="0.05001721404080273" office:value-type="float"/>
          <table:table-cell office:value="0.4024390243902439" office:value-type="float"/>
          <table:table-cell office:value="1" office:value-type="float"/>
          <table:table-cell office:value="0.7409564541074488" office:value-type="float"/>
        </table:table-row>
        <table:table-row>
          <table:table-cell office:value-type="string">
            <text:p>kovidgoyal/calibre</text:p>
          </table:table-cell>
          <table:table-cell office:value-type="string">
            <text:p>active</text:p>
          </table:table-cell>
          <table:table-cell office:value="22.31372075399466" office:value-type="float"/>
          <table:table-cell office:value="0.06877081105665339" office:value-type="float"/>
          <table:table-cell office:value="0.10526315789473684" office:value-type="float"/>
          <table:table-cell office:value="1" office:value-type="float"/>
          <table:table-cell office:value="0.6671001600383566" office:value-type="float"/>
        </table:table-row>
        <table:table-row>
          <table:table-cell office:value-type="string">
            <text:p>clappr/clappr</text:p>
          </table:table-cell>
          <table:table-cell office:value-type="string">
            <text:p>active</text:p>
          </table:table-cell>
          <table:table-cell office:value="20.86057754696362" office:value-type="float"/>
          <table:table-cell office:value="0.14297039253753943" office:value-type="float"/>
          <table:table-cell office:value="0.15789473684210525" office:value-type="float"/>
          <table:table-cell office:value="1" office:value-type="float"/>
          <table:table-cell office:value="0.6785562118527715" office:value-type="float"/>
        </table:table-row>
        <table:table-row>
          <table:table-cell office:value-type="string">
            <text:p>react-dropzone/react-dropzone</text:p>
          </table:table-cell>
          <table:table-cell office:value-type="string">
            <text:p>active</text:p>
          </table:table-cell>
          <table:table-cell office:value="21.30989086351132" office:value-type="float"/>
          <table:table-cell office:value="0.03576581272409385" office:value-type="float"/>
          <table:table-cell office:value="0.1746031746031746" office:value-type="float"/>
          <table:table-cell office:value="1" office:value-type="float"/>
          <table:table-cell office:value="0.7047371207629147" office:value-type="float"/>
        </table:table-row>
        <table:table-row>
          <table:table-cell office:value-type="string">
            <text:p>Varying-Vagrant-Vagrants/VVV</text:p>
          </table:table-cell>
          <table:table-cell office:value-type="string">
            <text:p>active</text:p>
          </table:table-cell>
          <table:table-cell office:value="21.195626933423068" office:value-type="float"/>
          <table:table-cell office:value="0.040895052292715096" office:value-type="float"/>
          <table:table-cell office:value="0.1043956043956044" office:value-type="float"/>
          <table:table-cell office:value="1" office:value-type="float"/>
          <table:table-cell office:value="0.6616453387146358" office:value-type="float"/>
        </table:table-row>
        <table:table-row>
          <table:table-cell office:value-type="string">
            <text:p>graphite-project/graphite-web</text:p>
          </table:table-cell>
          <table:table-cell office:value-type="string">
            <text:p>active</text:p>
          </table:table-cell>
          <table:table-cell office:value="21.365516107602655" office:value-type="float"/>
          <table:table-cell office:value="0.06845818983023884" office:value-type="float"/>
          <table:table-cell office:value="0.14492753623188406" office:value-type="float"/>
          <table:table-cell office:value="1" office:value-type="float"/>
          <table:table-cell office:value="0.6904166164867649" office:value-type="float"/>
        </table:table-row>
        <table:table-row>
          <table:table-cell office:value-type="string">
            <text:p>cytoscape/cytoscape.js</text:p>
          </table:table-cell>
          <table:table-cell office:value-type="string">
            <text:p>active</text:p>
          </table:table-cell>
          <table:table-cell office:value="21.493295674056835" office:value-type="float"/>
          <table:table-cell office:value="0.09101455464552062" office:value-type="float"/>
          <table:table-cell office:value="0.024096385542168676" office:value-type="float"/>
          <table:table-cell office:value="1" office:value-type="float"/>
          <table:table-cell office:value="0.6843047091346582" office:value-type="float"/>
        </table:table-row>
        <table:table-row>
          <table:table-cell office:value-type="string">
            <text:p>hybridgroup/gobot</text:p>
          </table:table-cell>
          <table:table-cell office:value-type="string">
            <text:p>active</text:p>
          </table:table-cell>
          <table:table-cell office:value="21.05760743164477" office:value-type="float"/>
          <table:table-cell office:value="0.028137879115853304" office:value-type="float"/>
          <table:table-cell office:value="0.38461538461538464" office:value-type="float"/>
          <table:table-cell office:value="1" office:value-type="float"/>
          <table:table-cell office:value="0.7489865764939777" office:value-type="float"/>
        </table:table-row>
        <table:table-row>
          <table:table-cell office:value-type="string">
            <text:p>macvim-dev/macvim</text:p>
          </table:table-cell>
          <table:table-cell office:value-type="string">
            <text:p>active</text:p>
          </table:table-cell>
          <table:table-cell office:value="20.958942473192533" office:value-type="float"/>
          <table:table-cell office:value="0.04435607383414364" office:value-type="float"/>
          <table:table-cell office:value="0.2537313432835821" office:value-type="float"/>
          <table:table-cell office:value="1" office:value-type="float"/>
          <table:table-cell office:value="0.7112574506313046" office:value-type="float"/>
        </table:table-row>
        <table:table-row>
          <table:table-cell office:value-type="string">
            <text:p>ory/hydra</text:p>
          </table:table-cell>
          <table:table-cell office:value-type="string">
            <text:p>active</text:p>
          </table:table-cell>
          <table:table-cell office:value="21.865246532877347" office:value-type="float"/>
          <table:table-cell office:value="0.02360828320294106" office:value-type="float"/>
          <table:table-cell office:value="0.14754098360655737" office:value-type="float"/>
          <table:table-cell office:value="1" office:value-type="float"/>
          <table:table-cell office:value="0.693123507996699" office:value-type="float"/>
        </table:table-row>
        <table:table-row>
          <table:table-cell office:value-type="string">
            <text:p>codecentric/spring-boot-admin</text:p>
          </table:table-cell>
          <table:table-cell office:value-type="string">
            <text:p>active</text:p>
          </table:table-cell>
          <table:table-cell office:value="21.330232066467932" office:value-type="float"/>
          <table:table-cell office:value="0.11936482660872327" office:value-type="float"/>
          <table:table-cell office:value="0.4430379746835443" office:value-type="float"/>
          <table:table-cell office:value="0" office:value-type="float"/>
          <table:table-cell office:value="0.24749843112201622" office:value-type="float"/>
        </table:table-row>
        <table:table-row>
          <table:table-cell office:value-type="string">
            <text:p>theintern/intern</text:p>
          </table:table-cell>
          <table:table-cell office:value-type="string">
            <text:p>active</text:p>
          </table:table-cell>
          <table:table-cell office:value="21.04711833636012" office:value-type="float"/>
          <table:table-cell office:value="0.06218311618682174" office:value-type="float"/>
          <table:table-cell office:value="0.19402985074626866" office:value-type="float"/>
          <table:table-cell office:value="1" office:value-type="float"/>
          <table:table-cell office:value="0.6998728035546087" office:value-type="float"/>
        </table:table-row>
        <table:table-row>
          <table:table-cell office:value-type="string">
            <text:p>Sylius/Sylius</text:p>
          </table:table-cell>
          <table:table-cell office:value-type="string">
            <text:p>active</text:p>
          </table:table-cell>
          <table:table-cell office:value="21.266235655367517" office:value-type="float"/>
          <table:table-cell office:value="0.04907388557752016" office:value-type="float"/>
          <table:table-cell office:value="0.11280487804878049" office:value-type="float"/>
          <table:table-cell office:value="1" office:value-type="float"/>
          <table:table-cell office:value="0.6939939939320464" office:value-type="float"/>
        </table:table-row>
        <table:table-row>
          <table:table-cell office:value-type="string">
            <text:p>medcl/elasticsearch-analysis-ik</text:p>
          </table:table-cell>
          <table:table-cell office:value-type="string">
            <text:p>active</text:p>
          </table:table-cell>
          <table:table-cell office:value="22.23294835894049" office:value-type="float"/>
          <table:table-cell office:value="0.04068150203473405" office:value-type="float"/>
          <table:table-cell office:value="0.84" office:value-type="float"/>
          <table:table-cell office:value="0" office:value-type="float"/>
          <table:table-cell office:value="0.20597334200029238" office:value-type="float"/>
        </table:table-row>
        <table:table-row>
          <table:table-cell office:value-type="string">
            <text:p>lokesh/lightbox2</text:p>
          </table:table-cell>
          <table:table-cell office:value-type="string">
            <text:p>active</text:p>
          </table:table-cell>
          <table:table-cell office:value="22.952627810697237" office:value-type="float"/>
          <table:table-cell office:value="0.06860470274013793" office:value-type="float"/>
          <table:table-cell office:value="0.13333333333333333" office:value-type="float"/>
          <table:table-cell office:value="1" office:value-type="float"/>
          <table:table-cell office:value="0.6852646064413208" office:value-type="float"/>
        </table:table-row>
        <table:table-row>
          <table:table-cell office:value-type="string">
            <text:p>strapi/strapi</text:p>
          </table:table-cell>
          <table:table-cell office:value-type="string">
            <text:p>active</text:p>
          </table:table-cell>
          <table:table-cell office:value="21.231158438140145" office:value-type="float"/>
          <table:table-cell office:value="0.036257688874611525" office:value-type="float"/>
          <table:table-cell office:value="0.17592592592592593" office:value-type="float"/>
          <table:table-cell office:value="1" office:value-type="float"/>
          <table:table-cell office:value="0.6978483891398923" office:value-type="float"/>
        </table:table-row>
        <table:table-row>
          <table:table-cell office:value-type="string">
            <text:p>aws/aws-sdk-js</text:p>
          </table:table-cell>
          <table:table-cell office:value-type="string">
            <text:p>active</text:p>
          </table:table-cell>
          <table:table-cell office:value="20.881695115372363" office:value-type="float"/>
          <table:table-cell office:value="0.05580866497203052" office:value-type="float"/>
          <table:table-cell office:value="0.2591362126245847" office:value-type="float"/>
          <table:table-cell office:value="1" office:value-type="float"/>
          <table:table-cell office:value="0.7136357976586458" office:value-type="float"/>
        </table:table-row>
        <table:table-row>
          <table:table-cell office:value-type="string">
            <text:p>grpc/grpc-java</text:p>
          </table:table-cell>
          <table:table-cell office:value-type="string">
            <text:p>active</text:p>
          </table:table-cell>
          <table:table-cell office:value="21.148513905423332" office:value-type="float"/>
          <table:table-cell office:value="0.06987148696090695" office:value-type="float"/>
          <table:table-cell office:value="0.27450980392156865" office:value-type="float"/>
          <table:table-cell office:value="1" office:value-type="float"/>
          <table:table-cell office:value="0.7228501095980209" office:value-type="float"/>
        </table:table-row>
        <table:table-row>
          <table:table-cell office:value-type="string">
            <text:p>Workiva/go-datastructures</text:p>
          </table:table-cell>
          <table:table-cell office:value-type="string">
            <text:p>active</text:p>
          </table:table-cell>
          <table:table-cell office:value="23.408483238990506" office:value-type="float"/>
          <table:table-cell office:value="0.007758033077269744" office:value-type="float"/>
          <table:table-cell office:value="0.5555555555555556" office:value-type="float"/>
          <table:table-cell office:value="0" office:value-type="float"/>
          <table:table-cell office:value="0.23536905443932263" office:value-type="float"/>
        </table:table-row>
        <table:table-row>
          <table:table-cell office:value-type="string">
            <text:p>zsh-users/antigen</text:p>
          </table:table-cell>
          <table:table-cell office:value-type="string">
            <text:p>active</text:p>
          </table:table-cell>
          <table:table-cell office:value="21.62708930790957" office:value-type="float"/>
          <table:table-cell office:value="0.0024675544781413983" office:value-type="float"/>
          <table:table-cell office:value="0.16666666666666666" office:value-type="float"/>
          <table:table-cell office:value="1" office:value-type="float"/>
          <table:table-cell office:value="0.6918887120251311" office:value-type="float"/>
        </table:table-row>
        <table:table-row>
          <table:table-cell office:value-type="string">
            <text:p>ReactiveX/RxKotlin</text:p>
          </table:table-cell>
          <table:table-cell office:value-type="string">
            <text:p>active</text:p>
          </table:table-cell>
          <table:table-cell office:value="23.66279094323599" office:value-type="float"/>
          <table:table-cell office:value="0.0745088556841228" office:value-type="float"/>
          <table:table-cell office:value="0.625" office:value-type="float"/>
          <table:table-cell office:value="0" office:value-type="float"/>
          <table:table-cell office:value="0.23443330118166972" office:value-type="float"/>
        </table:table-row>
        <table:table-row>
          <table:table-cell office:value-type="string">
            <text:p>semantic-release/semantic-release</text:p>
          </table:table-cell>
          <table:table-cell office:value-type="string">
            <text:p>active</text:p>
          </table:table-cell>
          <table:table-cell office:value="20.524388707167372" office:value-type="float"/>
          <table:table-cell office:value="0.0439769947678326" office:value-type="float"/>
          <table:table-cell office:value="0.14782608695652175" office:value-type="float"/>
          <table:table-cell office:value="1" office:value-type="float"/>
          <table:table-cell office:value="0.6851719319645926" office:value-type="float"/>
        </table:table-row>
        <table:table-row>
          <table:table-cell office:value-type="string">
            <text:p>luin/ioredis</text:p>
          </table:table-cell>
          <table:table-cell office:value-type="string">
            <text:p>active</text:p>
          </table:table-cell>
          <table:table-cell office:value="21.49574634947808" office:value-type="float"/>
          <table:table-cell office:value="0.08328871281494037" office:value-type="float"/>
          <table:table-cell office:value="0.3472222222222222" office:value-type="float"/>
          <table:table-cell office:value="1" office:value-type="float"/>
          <table:table-cell office:value="0.7434772718473883" office:value-type="float"/>
        </table:table-row>
        <table:table-row>
          <table:table-cell office:value-type="string">
            <text:p>snowplow/snowplow</text:p>
          </table:table-cell>
          <table:table-cell office:value-type="string">
            <text:p>active</text:p>
          </table:table-cell>
          <table:table-cell office:value="21.399161553662537" office:value-type="float"/>
          <table:table-cell office:value="0.04087025989369508" office:value-type="float"/>
          <table:table-cell office:value="0.2898550724637681" office:value-type="float"/>
          <table:table-cell office:value="1" office:value-type="float"/>
          <table:table-cell office:value="0.72578318451131" office:value-type="float"/>
        </table:table-row>
        <table:table-row>
          <table:table-cell office:value-type="string">
            <text:p>davemorrissey/subsampling-scale-image-view</text:p>
          </table:table-cell>
          <table:table-cell office:value-type="string">
            <text:p>active</text:p>
          </table:table-cell>
          <table:table-cell office:value="21.825493052194275" office:value-type="float"/>
          <table:table-cell office:value="0.058584064802412884" office:value-type="float"/>
          <table:table-cell office:value="0.3333333333333333" office:value-type="float"/>
          <table:table-cell office:value="1" office:value-type="float"/>
          <table:table-cell office:value="0.7395638304976306" office:value-type="float"/>
        </table:table-row>
        <table:table-row>
          <table:table-cell office:value-type="string">
            <text:p>roots/bedrock</text:p>
          </table:table-cell>
          <table:table-cell office:value-type="string">
            <text:p>active</text:p>
          </table:table-cell>
          <table:table-cell office:value="22.01592951081813" office:value-type="float"/>
          <table:table-cell office:value="0.10377155287417272" office:value-type="float"/>
          <table:table-cell office:value="0.09090909090909091" office:value-type="float"/>
          <table:table-cell office:value="1" office:value-type="float"/>
          <table:table-cell office:value="0.6603962067210013" office:value-type="float"/>
        </table:table-row>
        <table:table-row>
          <table:table-cell office:value-type="string">
            <text:p>addyosmani/grunt-uncss</text:p>
          </table:table-cell>
          <table:table-cell office:value-type="string">
            <text:p>active</text:p>
          </table:table-cell>
          <table:table-cell office:value="22.338651545903968" office:value-type="float"/>
          <table:table-cell office:value="0.11150716110916588" office:value-type="float"/>
          <table:table-cell office:value="0.4" office:value-type="float"/>
          <table:table-cell office:value="1" office:value-type="float"/>
          <table:table-cell office:value="0.7104531372114694" office:value-type="float"/>
        </table:table-row>
        <table:table-row>
          <table:table-cell office:value-type="string">
            <text:p>apereo/cas</text:p>
          </table:table-cell>
          <table:table-cell office:value-type="string">
            <text:p>active</text:p>
          </table:table-cell>
          <table:table-cell office:value="21.486886656696093" office:value-type="float"/>
          <table:table-cell office:value="0.024174286291358055" office:value-type="float"/>
          <table:table-cell office:value="0.24691358024691357" office:value-type="float"/>
          <table:table-cell office:value="1" office:value-type="float"/>
          <table:table-cell office:value="0.7123691253351707" office:value-type="float"/>
        </table:table-row>
        <table:table-row>
          <table:table-cell office:value-type="string">
            <text:p>paritytech/parity</text:p>
          </table:table-cell>
          <table:table-cell office:value-type="string">
            <text:p>active</text:p>
          </table:table-cell>
          <table:table-cell office:value="20.99236069657216" office:value-type="float"/>
          <table:table-cell office:value="0.07296047113611155" office:value-type="float"/>
          <table:table-cell office:value="0.4724220623501199" office:value-type="float"/>
          <table:table-cell office:value="0" office:value-type="float"/>
          <table:table-cell office:value="0.24432378900801074" office:value-type="float"/>
        </table:table-row>
        <table:table-row>
          <table:table-cell office:value-type="string">
            <text:p>robolectric/robolectric</text:p>
          </table:table-cell>
          <table:table-cell office:value-type="string">
            <text:p>active</text:p>
          </table:table-cell>
          <table:table-cell office:value="20.732742399393935" office:value-type="float"/>
          <table:table-cell office:value="0.18939478461113934" office:value-type="float"/>
          <table:table-cell office:value="0.3925925925925926" office:value-type="float"/>
          <table:table-cell office:value="1" office:value-type="float"/>
          <table:table-cell office:value="0.7433143723196204" office:value-type="float"/>
        </table:table-row>
        <table:table-row>
          <table:table-cell office:value-type="string">
            <text:p>limonte/sweetalert2</text:p>
          </table:table-cell>
          <table:table-cell office:value-type="string">
            <text:p>active</text:p>
          </table:table-cell>
          <table:table-cell office:value="21.58211504555326" office:value-type="float"/>
          <table:table-cell office:value="0.02353506574170461" office:value-type="float"/>
          <table:table-cell office:value="0.19148936170212766" office:value-type="float"/>
          <table:table-cell office:value="1" office:value-type="float"/>
          <table:table-cell office:value="0.7035786862975653" office:value-type="float"/>
        </table:table-row>
        <table:table-row>
          <table:table-cell office:value-type="string">
            <text:p>aws/aws-sdk-go</text:p>
          </table:table-cell>
          <table:table-cell office:value-type="string">
            <text:p>active</text:p>
          </table:table-cell>
          <table:table-cell office:value="21.25659797561518" office:value-type="float"/>
          <table:table-cell office:value="0.01241384762712002" office:value-type="float"/>
          <table:table-cell office:value="0.33112582781456956" office:value-type="float"/>
          <table:table-cell office:value="1" office:value-type="float"/>
          <table:table-cell office:value="0.7295781479473872" office:value-type="float"/>
        </table:table-row>
        <table:table-row>
          <table:table-cell office:value-type="string">
            <text:p>restic/restic</text:p>
          </table:table-cell>
          <table:table-cell office:value-type="string">
            <text:p>active</text:p>
          </table:table-cell>
          <table:table-cell office:value="20.885338782553784" office:value-type="float"/>
          <table:table-cell office:value="0.03200620712949117" office:value-type="float"/>
          <table:table-cell office:value="0.2616487455197133" office:value-type="float"/>
          <table:table-cell office:value="1" office:value-type="float"/>
          <table:table-cell office:value="0.7127806158775468" office:value-type="float"/>
        </table:table-row>
        <table:table-row>
          <table:table-cell office:value-type="string">
            <text:p>jupyter/notebook</text:p>
          </table:table-cell>
          <table:table-cell office:value-type="string">
            <text:p>active</text:p>
          </table:table-cell>
          <table:table-cell office:value="20.94196811042506" office:value-type="float"/>
          <table:table-cell office:value="0.061061839276472275" office:value-type="float"/>
          <table:table-cell office:value="0.20273972602739726" office:value-type="float"/>
          <table:table-cell office:value="1" office:value-type="float"/>
          <table:table-cell office:value="0.6937534318332517" office:value-type="float"/>
        </table:table-row>
        <table:table-row>
          <table:table-cell office:value-type="string">
            <text:p>primefaces/primeng</text:p>
          </table:table-cell>
          <table:table-cell office:value-type="string">
            <text:p>active</text:p>
          </table:table-cell>
          <table:table-cell office:value="21.28673515718928" office:value-type="float"/>
          <table:table-cell office:value="0.08203157370445713" office:value-type="float"/>
          <table:table-cell office:value="0.2109090909090909" office:value-type="float"/>
          <table:table-cell office:value="1" office:value-type="float"/>
          <table:table-cell office:value="0.7051275827227539" office:value-type="float"/>
        </table:table-row>
        <table:table-row>
          <table:table-cell office:value-type="string">
            <text:p>rabbitmq/rabbitmq-server</text:p>
          </table:table-cell>
          <table:table-cell office:value-type="string">
            <text:p>active</text:p>
          </table:table-cell>
          <table:table-cell office:value="21.51062657542496" office:value-type="float"/>
          <table:table-cell office:value="0.11098169961496362" office:value-type="float"/>
          <table:table-cell office:value="0.3670886075949367" office:value-type="float"/>
          <table:table-cell office:value="1" office:value-type="float"/>
          <table:table-cell office:value="0.732968636654393" office:value-type="float"/>
        </table:table-row>
        <table:table-row>
          <table:table-cell office:value-type="string">
            <text:p>yannickcr/eslint-plugin-react</text:p>
          </table:table-cell>
          <table:table-cell office:value-type="string">
            <text:p>active</text:p>
          </table:table-cell>
          <table:table-cell office:value="21.32282021037926" office:value-type="float"/>
          <table:table-cell office:value="0.02544321085192332" office:value-type="float"/>
          <table:table-cell office:value="0.1206896551724138" office:value-type="float"/>
          <table:table-cell office:value="1" office:value-type="float"/>
          <table:table-cell office:value="0.6901762613693246" office:value-type="float"/>
        </table:table-row>
        <table:table-row>
          <table:table-cell office:value-type="string">
            <text:p>serge-rider/dbeaver</text:p>
          </table:table-cell>
          <table:table-cell office:value-type="string">
            <text:p>active</text:p>
          </table:table-cell>
          <table:table-cell office:value="21.35528833491534" office:value-type="float"/>
          <table:table-cell office:value="0.12857839452736788" office:value-type="float"/>
          <table:table-cell office:value="0.3877551020408163" office:value-type="float"/>
          <table:table-cell office:value="1" office:value-type="float"/>
          <table:table-cell office:value="0.738466779574117" office:value-type="float"/>
        </table:table-row>
        <table:table-row>
          <table:table-cell office:value-type="string">
            <text:p>shardingjdbc/sharding-jdbc</text:p>
          </table:table-cell>
          <table:table-cell office:value-type="string">
            <text:p>active</text:p>
          </table:table-cell>
          <table:table-cell office:value="21.395636730900897" office:value-type="float"/>
          <table:table-cell office:value="0.13930089760957964" office:value-type="float"/>
          <table:table-cell office:value="0.5507246376811594" office:value-type="float"/>
          <table:table-cell office:value="0" office:value-type="float"/>
          <table:table-cell office:value="0.22578202299167388" office:value-type="float"/>
        </table:table-row>
        <table:table-row>
          <table:table-cell office:value-type="string">
            <text:p>ben-manes/caffeine</text:p>
          </table:table-cell>
          <table:table-cell office:value-type="string">
            <text:p>active</text:p>
          </table:table-cell>
          <table:table-cell office:value="21.42505912032851" office:value-type="float"/>
          <table:table-cell office:value="0.005265344263473026" office:value-type="float"/>
          <table:table-cell office:value="0.1111111111111111" office:value-type="float"/>
          <table:table-cell office:value="1" office:value-type="float"/>
          <table:table-cell office:value="0.6900768814904062" office:value-type="float"/>
        </table:table-row>
        <table:table-row>
          <table:table-cell office:value-type="string">
            <text:p>layerhq/Atlas-iOS</text:p>
          </table:table-cell>
          <table:table-cell office:value-type="string">
            <text:p>active</text:p>
          </table:table-cell>
          <table:table-cell office:value="23.39298979380764" office:value-type="float"/>
          <table:table-cell office:value="0.032774119873936115" office:value-type="float"/>
          <table:table-cell office:value="0.15384615384615385" office:value-type="float"/>
          <table:table-cell office:value="1" office:value-type="float"/>
          <table:table-cell office:value="0.6933321699537308" office:value-type="float"/>
        </table:table-row>
        <table:table-row>
          <table:table-cell office:value-type="string">
            <text:p>ag-grid/ag-grid</text:p>
          </table:table-cell>
          <table:table-cell office:value-type="string">
            <text:p>active</text:p>
          </table:table-cell>
          <table:table-cell office:value="21.50118203143345" office:value-type="float"/>
          <table:table-cell office:value="0.07696481868090384" office:value-type="float"/>
          <table:table-cell office:value="0.14835164835164835" office:value-type="float"/>
          <table:table-cell office:value="1" office:value-type="float"/>
          <table:table-cell office:value="0.6913151663587996" office:value-type="float"/>
        </table:table-row>
        <table:table-row>
          <table:table-cell office:value-type="string">
            <text:p>activemerchant/active_merchant</text:p>
          </table:table-cell>
          <table:table-cell office:value-type="string">
            <text:p>active</text:p>
          </table:table-cell>
          <table:table-cell office:value="21.637081746307594" office:value-type="float"/>
          <table:table-cell office:value="0.043635951149650354" office:value-type="float"/>
          <table:table-cell office:value="0.2052980132450331" office:value-type="float"/>
          <table:table-cell office:value="1" office:value-type="float"/>
          <table:table-cell office:value="0.7025280220360847" office:value-type="float"/>
        </table:table-row>
        <table:table-row>
          <table:table-cell office:value-type="string">
            <text:p>linkerd/linkerd</text:p>
          </table:table-cell>
          <table:table-cell office:value-type="string">
            <text:p>active</text:p>
          </table:table-cell>
          <table:table-cell office:value="21.3364744299307" office:value-type="float"/>
          <table:table-cell office:value="0.040666768691236165" office:value-type="float"/>
          <table:table-cell office:value="0.43434343434343436" office:value-type="float"/>
          <table:table-cell office:value="1" office:value-type="float"/>
          <table:table-cell office:value="0.7491898528714582" office:value-type="float"/>
        </table:table-row>
        <table:table-row>
          <table:table-cell office:value-type="string">
            <text:p>TooTallNate/Java-WebSocket</text:p>
          </table:table-cell>
          <table:table-cell office:value-type="string">
            <text:p>active</text:p>
          </table:table-cell>
          <table:table-cell office:value="21.48016647510893" office:value-type="float"/>
          <table:table-cell office:value="0.05414193299645068" office:value-type="float"/>
          <table:table-cell office:value="0.19148936170212766" office:value-type="float"/>
          <table:table-cell office:value="1" office:value-type="float"/>
          <table:table-cell office:value="0.7078872618986803" office:value-type="float"/>
        </table:table-row>
        <table:table-row>
          <table:table-cell office:value-type="string">
            <text:p>sass/libsass</text:p>
          </table:table-cell>
          <table:table-cell office:value-type="string">
            <text:p>active</text:p>
          </table:table-cell>
          <table:table-cell office:value="21.475510159210504" office:value-type="float"/>
          <table:table-cell office:value="0.006893377572210831" office:value-type="float"/>
          <table:table-cell office:value="0.12" office:value-type="float"/>
          <table:table-cell office:value="1" office:value-type="float"/>
          <table:table-cell office:value="0.691569637138194" office:value-type="float"/>
        </table:table-row>
        <table:table-row>
          <table:table-cell office:value-type="string">
            <text:p>AliasIO/Wappalyzer</text:p>
          </table:table-cell>
          <table:table-cell office:value-type="string">
            <text:p>active</text:p>
          </table:table-cell>
          <table:table-cell office:value="21.50122888461861" office:value-type="float"/>
          <table:table-cell office:value="0.04368992308775488" office:value-type="float"/>
          <table:table-cell office:value="0.13725490196078433" office:value-type="float"/>
          <table:table-cell office:value="1" office:value-type="float"/>
          <table:table-cell office:value="0.6858205846857748" office:value-type="float"/>
        </table:table-row>
        <table:table-row>
          <table:table-cell office:value-type="string">
            <text:p>k9mail/k-9</text:p>
          </table:table-cell>
          <table:table-cell office:value-type="string">
            <text:p>active</text:p>
          </table:table-cell>
          <table:table-cell office:value="21.2449597718556" office:value-type="float"/>
          <table:table-cell office:value="0.03851498602008444" office:value-type="float"/>
          <table:table-cell office:value="0.1694915254237288" office:value-type="float"/>
          <table:table-cell office:value="1" office:value-type="float"/>
          <table:table-cell office:value="0.7106392061983471" office:value-type="float"/>
        </table:table-row>
        <table:table-row>
          <table:table-cell office:value-type="string">
            <text:p>zaproxy/zaproxy</text:p>
          </table:table-cell>
          <table:table-cell office:value-type="string">
            <text:p>active</text:p>
          </table:table-cell>
          <table:table-cell office:value="21.46575649712534" office:value-type="float"/>
          <table:table-cell office:value="0.09756105214212933" office:value-type="float"/>
          <table:table-cell office:value="0.24615384615384617" office:value-type="float"/>
          <table:table-cell office:value="1" office:value-type="float"/>
          <table:table-cell office:value="0.7068731026696213" office:value-type="float"/>
        </table:table-row>
        <table:table-row>
          <table:table-cell office:value-type="string">
            <text:p>video-dev/hls.js</text:p>
          </table:table-cell>
          <table:table-cell office:value-type="string">
            <text:p>active</text:p>
          </table:table-cell>
          <table:table-cell office:value="20.41440570850902" office:value-type="float"/>
          <table:table-cell office:value="0.1338796255568572" office:value-type="float"/>
          <table:table-cell office:value="0.24864864864864866" office:value-type="float"/>
          <table:table-cell office:value="1" office:value-type="float"/>
          <table:table-cell office:value="0.7106870565522021" office:value-type="float"/>
        </table:table-row>
        <table:table-row>
          <table:table-cell office:value-type="string">
            <text:p>App-vNext/Polly</text:p>
          </table:table-cell>
          <table:table-cell office:value-type="string">
            <text:p>active</text:p>
          </table:table-cell>
          <table:table-cell office:value="21.584875661902448" office:value-type="float"/>
          <table:table-cell office:value="0.07726318345931475" office:value-type="float"/>
          <table:table-cell office:value="0.17543859649122806" office:value-type="float"/>
          <table:table-cell office:value="1" office:value-type="float"/>
          <table:table-cell office:value="0.7128731029520287" office:value-type="float"/>
        </table:table-row>
        <table:table-row>
          <table:table-cell office:value-type="string">
            <text:p>jisaacks/GitGutter</text:p>
          </table:table-cell>
          <table:table-cell office:value-type="string">
            <text:p>active</text:p>
          </table:table-cell>
          <table:table-cell office:value="21.773967476157885" office:value-type="float"/>
          <table:table-cell office:value="0.0027233986611106356" office:value-type="float"/>
          <table:table-cell office:value="0.0784313725490196" office:value-type="float"/>
          <table:table-cell office:value="1" office:value-type="float"/>
          <table:table-cell office:value="0.6728662294639747" office:value-type="float"/>
        </table:table-row>
        <table:table-row>
          <table:table-cell office:value-type="string">
            <text:p>malcommac/SwiftDate</text:p>
          </table:table-cell>
          <table:table-cell office:value-type="string">
            <text:p>active</text:p>
          </table:table-cell>
          <table:table-cell office:value="22.724555287041383" office:value-type="float"/>
          <table:table-cell office:value="0.1253335612836208" office:value-type="float"/>
          <table:table-cell office:value="0.4" office:value-type="float"/>
          <table:table-cell office:value="0" office:value-type="float"/>
          <table:table-cell office:value="0.229904709360207" office:value-type="float"/>
        </table:table-row>
        <table:table-row>
          <table:table-cell office:value-type="string">
            <text:p>PowerShell/Win32-OpenSSH</text:p>
          </table:table-cell>
          <table:table-cell office:value-type="string">
            <text:p>active</text:p>
          </table:table-cell>
          <table:table-cell office:value="21.10625200563244" office:value-type="float"/>
          <table:table-cell office:value="0.27550498624966185" office:value-type="float"/>
          <table:table-cell office:value="0.37566137566137564" office:value-type="float"/>
          <table:table-cell office:value="0" office:value-type="float"/>
          <table:table-cell office:value="0.24329052306991708" office:value-type="float"/>
        </table:table-row>
        <table:table-row>
          <table:table-cell office:value-type="string">
            <text:p>artf/grapesjs</text:p>
          </table:table-cell>
          <table:table-cell office:value-type="string">
            <text:p>active</text:p>
          </table:table-cell>
          <table:table-cell office:value="21.65607963066674" office:value-type="float"/>
          <table:table-cell office:value="0.04205788276024047" office:value-type="float"/>
          <table:table-cell office:value="0.09848484848484848" office:value-type="float"/>
          <table:table-cell office:value="1" office:value-type="float"/>
          <table:table-cell office:value="0.691380985578222" office:value-type="float"/>
        </table:table-row>
        <table:table-row>
          <table:table-cell office:value-type="string">
            <text:p>totaljs/framework</text:p>
          </table:table-cell>
          <table:table-cell office:value-type="string">
            <text:p>active</text:p>
          </table:table-cell>
          <table:table-cell office:value="21.797887761289232" office:value-type="float"/>
          <table:table-cell office:value="0.015035824225871982" office:value-type="float"/>
          <table:table-cell office:value="0.15384615384615385" office:value-type="float"/>
          <table:table-cell office:value="1" office:value-type="float"/>
          <table:table-cell office:value="0.6856980516043664" office:value-type="float"/>
        </table:table-row>
        <table:table-row>
          <table:table-cell office:value-type="string">
            <text:p>AliSoftware/OHHTTPStubs</text:p>
          </table:table-cell>
          <table:table-cell office:value-type="string">
            <text:p>active</text:p>
          </table:table-cell>
          <table:table-cell office:value="20.994498283144083" office:value-type="float"/>
          <table:table-cell office:value="0.035749715051743035" office:value-type="float"/>
          <table:table-cell office:value="0.15789473684210525" office:value-type="float"/>
          <table:table-cell office:value="1" office:value-type="float"/>
          <table:table-cell office:value="0.7133055608691315" office:value-type="float"/>
        </table:table-row>
        <table:table-row>
          <table:table-cell office:value-type="string">
            <text:p>bolt/bolt</text:p>
          </table:table-cell>
          <table:table-cell office:value-type="string">
            <text:p>active</text:p>
          </table:table-cell>
          <table:table-cell office:value="21.64851806415827" office:value-type="float"/>
          <table:table-cell office:value="0.030928783165688627" office:value-type="float"/>
          <table:table-cell office:value="0.02040816326530612" office:value-type="float"/>
          <table:table-cell office:value="1" office:value-type="float"/>
          <table:table-cell office:value="0.6655071338454396" office:value-type="float"/>
        </table:table-row>
        <table:table-row>
          <table:table-cell office:value-type="string">
            <text:p>swaywm/sway</text:p>
          </table:table-cell>
          <table:table-cell office:value-type="string">
            <text:p>active</text:p>
          </table:table-cell>
          <table:table-cell office:value="20.91620521436887" office:value-type="float"/>
          <table:table-cell office:value="0.05112904698711551" office:value-type="float"/>
          <table:table-cell office:value="0.25630252100840334" office:value-type="float"/>
          <table:table-cell office:value="1" office:value-type="float"/>
          <table:table-cell office:value="0.709595729586394" office:value-type="float"/>
        </table:table-row>
        <table:table-row>
          <table:table-cell office:value-type="string">
            <text:p>thephpleague/oauth2-server</text:p>
          </table:table-cell>
          <table:table-cell office:value-type="string">
            <text:p>active</text:p>
          </table:table-cell>
          <table:table-cell office:value="21.66860504446715" office:value-type="float"/>
          <table:table-cell office:value="0.06614440827721317" office:value-type="float"/>
          <table:table-cell office:value="0.08974358974358974" office:value-type="float"/>
          <table:table-cell office:value="1" office:value-type="float"/>
          <table:table-cell office:value="0.6726957460861893" office:value-type="float"/>
        </table:table-row>
        <table:table-row>
          <table:table-cell office:value-type="string">
            <text:p>mesosphere/marathon</text:p>
          </table:table-cell>
          <table:table-cell office:value-type="string">
            <text:p>active</text:p>
          </table:table-cell>
          <table:table-cell office:value="21.151476903778907" office:value-type="float"/>
          <table:table-cell office:value="0.041395902217283696" office:value-type="float"/>
          <table:table-cell office:value="0.3333333333333333" office:value-type="float"/>
          <table:table-cell office:value="1" office:value-type="float"/>
          <table:table-cell office:value="0.7356079621140438" office:value-type="float"/>
        </table:table-row>
        <table:table-row>
          <table:table-cell office:value-type="string">
            <text:p>chainer/chainer</text:p>
          </table:table-cell>
          <table:table-cell office:value-type="string">
            <text:p>active</text:p>
          </table:table-cell>
          <table:table-cell office:value="20.82387290035642" office:value-type="float"/>
          <table:table-cell office:value="0.014565961841943253" office:value-type="float"/>
          <table:table-cell office:value="0.41843971631205673" office:value-type="float"/>
          <table:table-cell office:value="1" office:value-type="float"/>
          <table:table-cell office:value="0.7443409660442757" office:value-type="float"/>
        </table:table-row>
        <table:table-row>
          <table:table-cell office:value-type="string">
            <text:p>mikepenz/Android-Iconics</text:p>
          </table:table-cell>
          <table:table-cell office:value-type="string">
            <text:p>active</text:p>
          </table:table-cell>
          <table:table-cell office:value="21.757210226741662" office:value-type="float"/>
          <table:table-cell office:value="0.15691273777896644" office:value-type="float"/>
          <table:table-cell office:value="0.4666666666666667" office:value-type="float"/>
          <table:table-cell office:value="1" office:value-type="float"/>
          <table:table-cell office:value="0.7351660630141721" office:value-type="float"/>
        </table:table-row>
        <table:table-row>
          <table:table-cell office:value-type="string">
            <text:p>zcash/zcash</text:p>
          </table:table-cell>
          <table:table-cell office:value-type="string">
            <text:p>active</text:p>
          </table:table-cell>
          <table:table-cell office:value="21.184698651942156" office:value-type="float"/>
          <table:table-cell office:value="0.013040646602865302" office:value-type="float"/>
          <table:table-cell office:value="0.2215568862275449" office:value-type="float"/>
          <table:table-cell office:value="1" office:value-type="float"/>
          <table:table-cell office:value="0.7039611954987441" office:value-type="float"/>
        </table:table-row>
        <table:table-row>
          <table:table-cell office:value-type="string">
            <text:p>ealeksandrov/EAIntroView</text:p>
          </table:table-cell>
          <table:table-cell office:value-type="string">
            <text:p>active</text:p>
          </table:table-cell>
          <table:table-cell office:value="25.5659470737775" office:value-type="float"/>
          <table:table-cell office:value="0.16390413845819388" office:value-type="float"/>
          <table:table-cell office:value="0.6666666666666666" office:value-type="float"/>
          <table:table-cell office:value="0" office:value-type="float"/>
          <table:table-cell office:value="0.22738841257625353" office:value-type="float"/>
        </table:table-row>
        <table:table-row>
          <table:table-cell office:value-type="string">
            <text:p>redfin/react-server</text:p>
          </table:table-cell>
          <table:table-cell office:value-type="string">
            <text:p>active</text:p>
          </table:table-cell>
          <table:table-cell office:value="22.059190919737485" office:value-type="float"/>
          <table:table-cell office:value="0.052447957241701" office:value-type="float"/>
          <table:table-cell office:value="0.08333333333333333" office:value-type="float"/>
          <table:table-cell office:value="1" office:value-type="float"/>
          <table:table-cell office:value="0.6569354125064926" office:value-type="float"/>
        </table:table-row>
        <table:table-row>
          <table:table-cell office:value-type="string">
            <text:p>wp-cli/wp-cli</text:p>
          </table:table-cell>
          <table:table-cell office:value-type="string">
            <text:p>active</text:p>
          </table:table-cell>
          <table:table-cell office:value="21.383975395917123" office:value-type="float"/>
          <table:table-cell office:value="0.047455531107948055" office:value-type="float"/>
          <table:table-cell office:value="0.02336448598130841" office:value-type="float"/>
          <table:table-cell office:value="1" office:value-type="float"/>
          <table:table-cell office:value="0.6350825774460062" office:value-type="float"/>
        </table:table-row>
        <table:table-row>
          <table:table-cell office:value-type="string">
            <text:p>rqlite/rqlite</text:p>
          </table:table-cell>
          <table:table-cell office:value-type="string">
            <text:p>active</text:p>
          </table:table-cell>
          <table:table-cell office:value="22.5999467729275" office:value-type="float"/>
          <table:table-cell office:value="0.03937656580070207" office:value-type="float"/>
          <table:table-cell office:value="0.16666666666666666" office:value-type="float"/>
          <table:table-cell office:value="1" office:value-type="float"/>
          <table:table-cell office:value="0.6990198181499606" office:value-type="float"/>
        </table:table-row>
        <table:table-row>
          <table:table-cell office:value-type="string">
            <text:p>checkstyle/checkstyle</text:p>
          </table:table-cell>
          <table:table-cell office:value-type="string">
            <text:p>active</text:p>
          </table:table-cell>
          <table:table-cell office:value="21.43414747474188" office:value-type="float"/>
          <table:table-cell office:value="0.03195113018341589" office:value-type="float"/>
          <table:table-cell office:value="0.16981132075471697" office:value-type="float"/>
          <table:table-cell office:value="1" office:value-type="float"/>
          <table:table-cell office:value="0.6989808495625128" office:value-type="float"/>
        </table:table-row>
        <table:table-row>
          <table:table-cell office:value-type="string">
            <text:p>react-cosmos/react-cosmos</text:p>
          </table:table-cell>
          <table:table-cell office:value-type="string">
            <text:p>active</text:p>
          </table:table-cell>
          <table:table-cell office:value="21.454869207870956" office:value-type="float"/>
          <table:table-cell office:value="0.13996263081626711" office:value-type="float"/>
          <table:table-cell office:value="0.08695652173913043" office:value-type="float"/>
          <table:table-cell office:value="1" office:value-type="float"/>
          <table:table-cell office:value="0.682888902227331" office:value-type="float"/>
        </table:table-row>
        <table:table-row>
          <table:table-cell office:value-type="string">
            <text:p>23/resumable.js</text:p>
          </table:table-cell>
          <table:table-cell office:value-type="string">
            <text:p>active</text:p>
          </table:table-cell>
          <table:table-cell office:value="21.3170448381918" office:value-type="float"/>
          <table:table-cell office:value="0.04930735236510123" office:value-type="float"/>
          <table:table-cell office:value="0.037037037037037035" office:value-type="float"/>
          <table:table-cell office:value="1" office:value-type="float"/>
          <table:table-cell office:value="0.675280209762545" office:value-type="float"/>
        </table:table-row>
        <table:table-row>
          <table:table-cell office:value-type="string">
            <text:p>oklai/koala</text:p>
          </table:table-cell>
          <table:table-cell office:value-type="string">
            <text:p>active</text:p>
          </table:table-cell>
          <table:table-cell office:value="21.91937611085225" office:value-type="float"/>
          <table:table-cell office:value="0.029364249828125466" office:value-type="float"/>
          <table:table-cell office:value="0.14285714285714285" office:value-type="float"/>
          <table:table-cell office:value="1" office:value-type="float"/>
          <table:table-cell office:value="0.6935623543091264" office:value-type="float"/>
        </table:table-row>
        <table:table-row>
          <table:table-cell office:value-type="string">
            <text:p>sbt/sbt</text:p>
          </table:table-cell>
          <table:table-cell office:value-type="string">
            <text:p>active</text:p>
          </table:table-cell>
          <table:table-cell office:value="21.173073859796656" office:value-type="float"/>
          <table:table-cell office:value="0.06879593468030076" office:value-type="float"/>
          <table:table-cell office:value="0.25177304964539005" office:value-type="float"/>
          <table:table-cell office:value="1" office:value-type="float"/>
          <table:table-cell office:value="0.7081952989296603" office:value-type="float"/>
        </table:table-row>
        <table:table-row>
          <table:table-cell office:value-type="string">
            <text:p>webpack/webpack-dev-server</text:p>
          </table:table-cell>
          <table:table-cell office:value-type="string">
            <text:p>active</text:p>
          </table:table-cell>
          <table:table-cell office:value="20.653291297915466" office:value-type="float"/>
          <table:table-cell office:value="0.057396752363708704" office:value-type="float"/>
          <table:table-cell office:value="0.12568306010928962" office:value-type="float"/>
          <table:table-cell office:value="1" office:value-type="float"/>
          <table:table-cell office:value="0.6796594725393726" office:value-type="float"/>
        </table:table-row>
        <table:table-row>
          <table:table-cell office:value-type="string">
            <text:p>Eloston/ungoogled-chromium</text:p>
          </table:table-cell>
          <table:table-cell office:value-type="string">
            <text:p>active</text:p>
          </table:table-cell>
          <table:table-cell office:value="20.884916384052822" office:value-type="float"/>
          <table:table-cell office:value="0.04805513167633235" office:value-type="float"/>
          <table:table-cell office:value="0.125" office:value-type="float"/>
          <table:table-cell office:value="1" office:value-type="float"/>
          <table:table-cell office:value="0.6742639528731793" office:value-type="float"/>
        </table:table-row>
        <table:table-row>
          <table:table-cell office:value-type="string">
            <text:p>n1nj4sec/pupy</text:p>
          </table:table-cell>
          <table:table-cell office:value-type="string">
            <text:p>active</text:p>
          </table:table-cell>
          <table:table-cell office:value="21.69537752853216" office:value-type="float"/>
          <table:table-cell office:value="0.040612322215339426" office:value-type="float"/>
          <table:table-cell office:value="0.2222222222222222" office:value-type="float"/>
          <table:table-cell office:value="1" office:value-type="float"/>
          <table:table-cell office:value="0.7069872127440301" office:value-type="float"/>
        </table:table-row>
        <table:table-row>
          <table:table-cell office:value-type="string">
            <text:p>borgbackup/borg</text:p>
          </table:table-cell>
          <table:table-cell office:value-type="string">
            <text:p>active</text:p>
          </table:table-cell>
          <table:table-cell office:value="21.09103800274713" office:value-type="float"/>
          <table:table-cell office:value="0.013234130854304397" office:value-type="float"/>
          <table:table-cell office:value="0.16501650165016502" office:value-type="float"/>
          <table:table-cell office:value="1" office:value-type="float"/>
          <table:table-cell office:value="0.6836694568006346" office:value-type="float"/>
        </table:table-row>
        <table:table-row>
          <table:table-cell office:value-type="string">
            <text:p>mstarke/MacPass</text:p>
          </table:table-cell>
          <table:table-cell office:value-type="string">
            <text:p>active</text:p>
          </table:table-cell>
          <table:table-cell office:value="21.175255018094884" office:value-type="float"/>
          <table:table-cell office:value="0.11168646991346975" office:value-type="float"/>
          <table:table-cell office:value="0.19672131147540983" office:value-type="float"/>
          <table:table-cell office:value="1" office:value-type="float"/>
          <table:table-cell office:value="0.7044417511090197" office:value-type="float"/>
        </table:table-row>
        <table:table-row>
          <table:table-cell office:value-type="string">
            <text:p>invoiceninja/invoiceninja</text:p>
          </table:table-cell>
          <table:table-cell office:value-type="string">
            <text:p>active</text:p>
          </table:table-cell>
          <table:table-cell office:value="21.482916254181813" office:value-type="float"/>
          <table:table-cell office:value="0.06587723143839541" office:value-type="float"/>
          <table:table-cell office:value="0.10666666666666667" office:value-type="float"/>
          <table:table-cell office:value="1" office:value-type="float"/>
          <table:table-cell office:value="0.6821608824930264" office:value-type="float"/>
        </table:table-row>
        <table:table-row>
          <table:table-cell office:value-type="string">
            <text:p>NervanaSystems/neon</text:p>
          </table:table-cell>
          <table:table-cell office:value-type="string">
            <text:p>active</text:p>
          </table:table-cell>
          <table:table-cell office:value="21.56455598046798" office:value-type="float"/>
          <table:table-cell office:value="0.02395876697985444" office:value-type="float"/>
          <table:table-cell office:value="0.3191489361702128" office:value-type="float"/>
          <table:table-cell office:value="1" office:value-type="float"/>
          <table:table-cell office:value="0.732936468564365" office:value-type="float"/>
        </table:table-row>
        <table:table-row>
          <table:table-cell office:value-type="string">
            <text:p>Kinto/kinto</text:p>
          </table:table-cell>
          <table:table-cell office:value-type="string">
            <text:p>active</text:p>
          </table:table-cell>
          <table:table-cell office:value="21.810999385657833" office:value-type="float"/>
          <table:table-cell office:value="0.02098845136140004" office:value-type="float"/>
          <table:table-cell office:value="0.19444444444444445" office:value-type="float"/>
          <table:table-cell office:value="1" office:value-type="float"/>
          <table:table-cell office:value="0.6941936298272873" office:value-type="float"/>
        </table:table-row>
        <table:table-row>
          <table:table-cell office:value-type="string">
            <text:p>kartik-v/bootstrap-fileinput</text:p>
          </table:table-cell>
          <table:table-cell office:value-type="string">
            <text:p>active</text:p>
          </table:table-cell>
          <table:table-cell office:value="21.35468600932495" office:value-type="float"/>
          <table:table-cell office:value="0.19207559614661043" office:value-type="float"/>
          <table:table-cell office:value="0.32" office:value-type="float"/>
          <table:table-cell office:value="1" office:value-type="float"/>
          <table:table-cell office:value="0.7287943125688814" office:value-type="float"/>
        </table:table-row>
        <table:table-row>
          <table:table-cell office:value-type="string">
            <text:p>openlayers/openlayers</text:p>
          </table:table-cell>
          <table:table-cell office:value-type="string">
            <text:p>active</text:p>
          </table:table-cell>
          <table:table-cell office:value="21.237286053324215" office:value-type="float"/>
          <table:table-cell office:value="0.0680535124700568" office:value-type="float"/>
          <table:table-cell office:value="0.11589403973509933" office:value-type="float"/>
          <table:table-cell office:value="1" office:value-type="float"/>
          <table:table-cell office:value="0.690031217687191" office:value-type="float"/>
        </table:table-row>
        <table:table-row>
          <table:table-cell office:value-type="string">
            <text:p>Alluxio/alluxio</text:p>
          </table:table-cell>
          <table:table-cell office:value-type="string">
            <text:p>active</text:p>
          </table:table-cell>
          <table:table-cell office:value="21.331254429643053" office:value-type="float"/>
          <table:table-cell office:value="0.01951415665215228" office:value-type="float"/>
          <table:table-cell office:value="0.2523364485981308" office:value-type="float"/>
          <table:table-cell office:value="1" office:value-type="float"/>
          <table:table-cell office:value="0.7131365920937167" office:value-type="float"/>
        </table:table-row>
        <table:table-row>
          <table:table-cell office:value-type="string">
            <text:p>orientechnologies/orientdb</text:p>
          </table:table-cell>
          <table:table-cell office:value-type="string">
            <text:p>active</text:p>
          </table:table-cell>
          <table:table-cell office:value="21.286400910999514" office:value-type="float"/>
          <table:table-cell office:value="0.055388839870760785" office:value-type="float"/>
          <table:table-cell office:value="0.2558139534883721" office:value-type="float"/>
          <table:table-cell office:value="1" office:value-type="float"/>
          <table:table-cell office:value="0.7100688933906408" office:value-type="float"/>
        </table:table-row>
        <table:table-row>
          <table:table-cell office:value-type="string">
            <text:p>keybase/client</text:p>
          </table:table-cell>
          <table:table-cell office:value-type="string">
            <text:p>active</text:p>
          </table:table-cell>
          <table:table-cell office:value="20.640009446583786" office:value-type="float"/>
          <table:table-cell office:value="0.041916388961552586" office:value-type="float"/>
          <table:table-cell office:value="0.37393767705382436" office:value-type="float"/>
          <table:table-cell office:value="1" office:value-type="float"/>
          <table:table-cell office:value="0.7339740146423234" office:value-type="float"/>
        </table:table-row>
        <table:table-row>
          <table:table-cell office:value-type="string">
            <text:p>socketio/engine.io</text:p>
          </table:table-cell>
          <table:table-cell office:value-type="string">
            <text:p>active</text:p>
          </table:table-cell>
          <table:table-cell office:value="21.829960067704427" office:value-type="float"/>
          <table:table-cell office:value="0.11528577039164638" office:value-type="float"/>
          <table:table-cell office:value="0.15151515151515152" office:value-type="float"/>
          <table:table-cell office:value="1" office:value-type="float"/>
          <table:table-cell office:value="0.7053301131076027" office:value-type="float"/>
        </table:table-row>
        <table:table-row>
          <table:table-cell office:value-type="string">
            <text:p>kanboard/kanboard</text:p>
          </table:table-cell>
          <table:table-cell office:value-type="string">
            <text:p>active</text:p>
          </table:table-cell>
          <table:table-cell office:value="21.304047339031833" office:value-type="float"/>
          <table:table-cell office:value="0.11097379093407134" office:value-type="float"/>
          <table:table-cell office:value="0.15508021390374332" office:value-type="float"/>
          <table:table-cell office:value="1" office:value-type="float"/>
          <table:table-cell office:value="0.691046391448703" office:value-type="float"/>
        </table:table-row>
        <table:table-row>
          <table:table-cell office:value-type="string">
            <text:p>grpc-ecosystem/grpc-gateway</text:p>
          </table:table-cell>
          <table:table-cell office:value-type="string">
            <text:p>active</text:p>
          </table:table-cell>
          <table:table-cell office:value="21.403053591983937" office:value-type="float"/>
          <table:table-cell office:value="0.008105997926559935" office:value-type="float"/>
          <table:table-cell office:value="0.13978494623655913" office:value-type="float"/>
          <table:table-cell office:value="1" office:value-type="float"/>
          <table:table-cell office:value="0.6993390810686326" office:value-type="float"/>
        </table:table-row>
        <table:table-row>
          <table:table-cell office:value-type="string">
            <text:p>swagger-api/swagger-editor</text:p>
          </table:table-cell>
          <table:table-cell office:value-type="string">
            <text:p>active</text:p>
          </table:table-cell>
          <table:table-cell office:value="21.70265877486578" office:value-type="float"/>
          <table:table-cell office:value="0.016376364613099288" office:value-type="float"/>
          <table:table-cell office:value="0.049586776859504134" office:value-type="float"/>
          <table:table-cell office:value="1" office:value-type="float"/>
          <table:table-cell office:value="0.6669743768867576" office:value-type="float"/>
        </table:table-row>
        <table:table-row>
          <table:table-cell office:value-type="string">
            <text:p>NLPchina/elasticsearch-sql</text:p>
          </table:table-cell>
          <table:table-cell office:value-type="string">
            <text:p>active</text:p>
          </table:table-cell>
          <table:table-cell office:value="21.902365654106383" office:value-type="float"/>
          <table:table-cell office:value="0.1263159924723065" office:value-type="float"/>
          <table:table-cell office:value="0.4358974358974359" office:value-type="float"/>
          <table:table-cell office:value="0" office:value-type="float"/>
          <table:table-cell office:value="0.24148613470019165" office:value-type="float"/>
        </table:table-row>
        <table:table-row>
          <table:table-cell office:value-type="string">
            <text:p>SwiftBond/Bond</text:p>
          </table:table-cell>
          <table:table-cell office:value-type="string">
            <text:p>active</text:p>
          </table:table-cell>
          <table:table-cell office:value="21.694027286390018" office:value-type="float"/>
          <table:table-cell office:value="0.0175356255088146" office:value-type="float"/>
          <table:table-cell office:value="0.28205128205128205" office:value-type="float"/>
          <table:table-cell office:value="1" office:value-type="float"/>
          <table:table-cell office:value="0.7393883283748904" office:value-type="float"/>
        </table:table-row>
        <table:table-row>
          <table:table-cell office:value-type="string">
            <text:p>Microsoft/vscode-go</text:p>
          </table:table-cell>
          <table:table-cell office:value-type="string">
            <text:p>active</text:p>
          </table:table-cell>
          <table:table-cell office:value="20.47860363275642" office:value-type="float"/>
          <table:table-cell office:value="0.018089794703486928" office:value-type="float"/>
          <table:table-cell office:value="0.19029850746268656" office:value-type="float"/>
          <table:table-cell office:value="1" office:value-type="float"/>
          <table:table-cell office:value="0.7023855656976646" office:value-type="float"/>
        </table:table-row>
        <table:table-row>
          <table:table-cell office:value-type="string">
            <text:p>playcanvas/engine</text:p>
          </table:table-cell>
          <table:table-cell office:value-type="string">
            <text:p>active</text:p>
          </table:table-cell>
          <table:table-cell office:value="21.707769974387652" office:value-type="float"/>
          <table:table-cell office:value="0.07190502963641739" office:value-type="float"/>
          <table:table-cell office:value="0.029411764705882353" office:value-type="float"/>
          <table:table-cell office:value="1" office:value-type="float"/>
          <table:table-cell office:value="0.6652764028948703" office:value-type="float"/>
        </table:table-row>
        <table:table-row>
          <table:table-cell office:value-type="string">
            <text:p>spotify/annoy</text:p>
          </table:table-cell>
          <table:table-cell office:value-type="string">
            <text:p>active</text:p>
          </table:table-cell>
          <table:table-cell office:value="21.447210501450137" office:value-type="float"/>
          <table:table-cell office:value="0.11007097534302453" office:value-type="float"/>
          <table:table-cell office:value="0.26666666666666666" office:value-type="float"/>
          <table:table-cell office:value="1" office:value-type="float"/>
          <table:table-cell office:value="0.7139108512027016" office:value-type="float"/>
        </table:table-row>
        <table:table-row>
          <table:table-cell office:value-type="string">
            <text:p>hyperium/hyper</text:p>
          </table:table-cell>
          <table:table-cell office:value-type="string">
            <text:p>active</text:p>
          </table:table-cell>
          <table:table-cell office:value="21.350624313338567" office:value-type="float"/>
          <table:table-cell office:value="0.008367843849628557" office:value-type="float"/>
          <table:table-cell office:value="0.15942028985507245" office:value-type="float"/>
          <table:table-cell office:value="1" office:value-type="float"/>
          <table:table-cell office:value="0.7045524140835905" office:value-type="float"/>
        </table:table-row>
        <table:table-row>
          <table:table-cell office:value-type="string">
            <text:p>go-chi/chi</text:p>
          </table:table-cell>
          <table:table-cell office:value-type="string">
            <text:p>active</text:p>
          </table:table-cell>
          <table:table-cell office:value="22.01171787155455" office:value-type="float"/>
          <table:table-cell office:value="0.08470350328777831" office:value-type="float"/>
          <table:table-cell office:value="0.24242424242424243" office:value-type="float"/>
          <table:table-cell office:value="1" office:value-type="float"/>
          <table:table-cell office:value="0.7110456482566011" office:value-type="float"/>
        </table:table-row>
        <table:table-row>
          <table:table-cell office:value-type="string">
            <text:p>direnv/direnv</text:p>
          </table:table-cell>
          <table:table-cell office:value-type="string">
            <text:p>active</text:p>
          </table:table-cell>
          <table:table-cell office:value="21.306382809688564" office:value-type="float"/>
          <table:table-cell office:value="0.02171277545859192" office:value-type="float"/>
          <table:table-cell office:value="0.06382978723404255" office:value-type="float"/>
          <table:table-cell office:value="1" office:value-type="float"/>
          <table:table-cell office:value="0.678775433440844" office:value-type="float"/>
        </table:table-row>
        <table:table-row>
          <table:table-cell office:value-type="string">
            <text:p>pixelsign/html5-device-mockups</text:p>
          </table:table-cell>
          <table:table-cell office:value-type="string">
            <text:p>active</text:p>
          </table:table-cell>
          <table:table-cell office:value="42.1249307427857" office:value-type="float"/>
          <table:table-cell office:value="1" office:value-type="float"/>
          <table:table-cell office:value="0" office:value-type="float"/>
          <table:table-cell office:value="1" office:value-type="float"/>
          <table:table-cell office:value="0.6582419239118521" office:value-type="float"/>
        </table:table-row>
        <table:table-row>
          <table:table-cell office:value-type="string">
            <text:p>searchkit/searchkit</text:p>
          </table:table-cell>
          <table:table-cell office:value-type="string">
            <text:p>active</text:p>
          </table:table-cell>
          <table:table-cell office:value="22.010076630191577" office:value-type="float"/>
          <table:table-cell office:value="0.06931373563501997" office:value-type="float"/>
          <table:table-cell office:value="0.24242424242424243" office:value-type="float"/>
          <table:table-cell office:value="1" office:value-type="float"/>
          <table:table-cell office:value="0.6970771125561492" office:value-type="float"/>
        </table:table-row>
        <table:table-row>
          <table:table-cell office:value-type="string">
            <text:p>pnpm/pnpm</text:p>
          </table:table-cell>
          <table:table-cell office:value-type="string">
            <text:p>active</text:p>
          </table:table-cell>
          <table:table-cell office:value="20.5852048470748" office:value-type="float"/>
          <table:table-cell office:value="0.10012388418606422" office:value-type="float"/>
          <table:table-cell office:value="0.203125" office:value-type="float"/>
          <table:table-cell office:value="1" office:value-type="float"/>
          <table:table-cell office:value="0.7155743668321105" office:value-type="float"/>
        </table:table-row>
        <table:table-row>
          <table:table-cell office:value-type="string">
            <text:p>Microsoft/code-push</text:p>
          </table:table-cell>
          <table:table-cell office:value-type="string">
            <text:p>active</text:p>
          </table:table-cell>
          <table:table-cell office:value="21.467829449452317" office:value-type="float"/>
          <table:table-cell office:value="0.13827768083647604" office:value-type="float"/>
          <table:table-cell office:value="0.21428571428571427" office:value-type="float"/>
          <table:table-cell office:value="1" office:value-type="float"/>
          <table:table-cell office:value="0.7084055590938102" office:value-type="float"/>
        </table:table-row>
        <table:table-row>
          <table:table-cell office:value-type="string">
            <text:p>real-logic/aeron</text:p>
          </table:table-cell>
          <table:table-cell office:value-type="string">
            <text:p>active</text:p>
          </table:table-cell>
          <table:table-cell office:value="21.61978638684534" office:value-type="float"/>
          <table:table-cell office:value="0.10667187230930623" office:value-type="float"/>
          <table:table-cell office:value="0.25" office:value-type="float"/>
          <table:table-cell office:value="1" office:value-type="float"/>
          <table:table-cell office:value="0.7169632006178767" office:value-type="float"/>
        </table:table-row>
        <table:table-row>
          <table:table-cell office:value-type="string">
            <text:p>HearthSim/Hearthstone-Deck-Tracker</text:p>
          </table:table-cell>
          <table:table-cell office:value-type="string">
            <text:p>active</text:p>
          </table:table-cell>
          <table:table-cell office:value="20.445810700533894" office:value-type="float"/>
          <table:table-cell office:value="0.11462267532173372" office:value-type="float"/>
          <table:table-cell office:value="0.20603015075376885" office:value-type="float"/>
          <table:table-cell office:value="1" office:value-type="float"/>
          <table:table-cell office:value="0.697161667806401" office:value-type="float"/>
        </table:table-row>
        <table:table-row>
          <table:table-cell office:value-type="string">
            <text:p>wdullaer/MaterialDateTimePicker</text:p>
          </table:table-cell>
          <table:table-cell office:value-type="string">
            <text:p>active</text:p>
          </table:table-cell>
          <table:table-cell office:value="21.892860485027786" office:value-type="float"/>
          <table:table-cell office:value="0.13152952737898524" office:value-type="float"/>
          <table:table-cell office:value="0.4782608695652174" office:value-type="float"/>
          <table:table-cell office:value="0" office:value-type="float"/>
          <table:table-cell office:value="0.24196718676292425" office:value-type="float"/>
        </table:table-row>
        <table:table-row>
          <table:table-cell office:value-type="string">
            <text:p>epoberezkin/ajv</text:p>
          </table:table-cell>
          <table:table-cell office:value-type="string">
            <text:p>active</text:p>
          </table:table-cell>
          <table:table-cell office:value="21.34743014004291" office:value-type="float"/>
          <table:table-cell office:value="0.024410546731807908" office:value-type="float"/>
          <table:table-cell office:value="0.10112359550561797" office:value-type="float"/>
          <table:table-cell office:value="1" office:value-type="float"/>
          <table:table-cell office:value="0.6840927781248854" office:value-type="float"/>
        </table:table-row>
        <table:table-row>
          <table:table-cell office:value-type="string">
            <text:p>jenssegers/laravel-mongodb</text:p>
          </table:table-cell>
          <table:table-cell office:value-type="string">
            <text:p>active</text:p>
          </table:table-cell>
          <table:table-cell office:value="21.58313037133859" office:value-type="float"/>
          <table:table-cell office:value="0.02280774153332669" office:value-type="float"/>
          <table:table-cell office:value="0.10784313725490197" office:value-type="float"/>
          <table:table-cell office:value="1" office:value-type="float"/>
          <table:table-cell office:value="0.687353573831084" office:value-type="float"/>
        </table:table-row>
        <table:table-row>
          <table:table-cell office:value-type="string">
            <text:p>ember-cli/ember-cli</text:p>
          </table:table-cell>
          <table:table-cell office:value-type="string">
            <text:p>active</text:p>
          </table:table-cell>
          <table:table-cell office:value="20.645394631223205" office:value-type="float"/>
          <table:table-cell office:value="0.061299028400083576" office:value-type="float"/>
          <table:table-cell office:value="0.15311909262759923" office:value-type="float"/>
          <table:table-cell office:value="1" office:value-type="float"/>
          <table:table-cell office:value="0.69879715794608" office:value-type="float"/>
        </table:table-row>
        <table:table-row>
          <table:table-cell office:value-type="string">
            <text:p>brigade/scss-lint</text:p>
          </table:table-cell>
          <table:table-cell office:value-type="string">
            <text:p>active</text:p>
          </table:table-cell>
          <table:table-cell office:value="21.941834149190647" office:value-type="float"/>
          <table:table-cell office:value="0.06479978658493983" office:value-type="float"/>
          <table:table-cell office:value="0.023809523809523808" office:value-type="float"/>
          <table:table-cell office:value="1" office:value-type="float"/>
          <table:table-cell office:value="0.6781137943747432" office:value-type="float"/>
        </table:table-row>
        <table:table-row>
          <table:table-cell office:value-type="string">
            <text:p>pili-engineering/PLDroidPlayer</text:p>
          </table:table-cell>
          <table:table-cell office:value-type="string">
            <text:p>active</text:p>
          </table:table-cell>
          <table:table-cell office:value="21.329930794748705" office:value-type="float"/>
          <table:table-cell office:value="0.06563020735690739" office:value-type="float"/>
          <table:table-cell office:value="0.9473684210526315" office:value-type="float"/>
          <table:table-cell office:value="0" office:value-type="float"/>
          <table:table-cell office:value="0.15124211512269975" office:value-type="float"/>
        </table:table-row>
        <table:table-row>
          <table:table-cell office:value-type="string">
            <text:p>qutebrowser/qutebrowser</text:p>
          </table:table-cell>
          <table:table-cell office:value-type="string">
            <text:p>active</text:p>
          </table:table-cell>
          <table:table-cell office:value="20.77224447817603" office:value-type="float"/>
          <table:table-cell office:value="0.051871109667854944" office:value-type="float"/>
          <table:table-cell office:value="0.19318181818181818" office:value-type="float"/>
          <table:table-cell office:value="1" office:value-type="float"/>
          <table:table-cell office:value="0.7067417886002982" office:value-type="float"/>
        </table:table-row>
        <table:table-row>
          <table:table-cell office:value-type="string">
            <text:p>GetmeUK/ContentTools</text:p>
          </table:table-cell>
          <table:table-cell office:value-type="string">
            <text:p>active</text:p>
          </table:table-cell>
          <table:table-cell office:value="21.81960000942917" office:value-type="float"/>
          <table:table-cell office:value="0.05444944604846743" office:value-type="float"/>
          <table:table-cell office:value="0.17391304347826086" office:value-type="float"/>
          <table:table-cell office:value="1" office:value-type="float"/>
          <table:table-cell office:value="0.7001143139281948" office:value-type="float"/>
        </table:table-row>
        <table:table-row>
          <table:table-cell office:value-type="string">
            <text:p>insin/nwb</text:p>
          </table:table-cell>
          <table:table-cell office:value-type="string">
            <text:p>active</text:p>
          </table:table-cell>
          <table:table-cell office:value="21.511655091284098" office:value-type="float"/>
          <table:table-cell office:value="0.040652244147917384" office:value-type="float"/>
          <table:table-cell office:value="0.2727272727272727" office:value-type="float"/>
          <table:table-cell office:value="1" office:value-type="float"/>
          <table:table-cell office:value="0.6830201457017154" office:value-type="float"/>
        </table:table-row>
        <table:table-row>
          <table:table-cell office:value-type="string">
            <text:p>spatie/laravel-permission</text:p>
          </table:table-cell>
          <table:table-cell office:value-type="string">
            <text:p>active</text:p>
          </table:table-cell>
          <table:table-cell office:value="21.597321613062608" office:value-type="float"/>
          <table:table-cell office:value="0.017435703415721093" office:value-type="float"/>
          <table:table-cell office:value="0.09195402298850575" office:value-type="float"/>
          <table:table-cell office:value="1" office:value-type="float"/>
          <table:table-cell office:value="0.6766252864755333" office:value-type="float"/>
        </table:table-row>
        <table:table-row>
          <table:table-cell office:value-type="string">
            <text:p>twitter/heron</text:p>
          </table:table-cell>
          <table:table-cell office:value-type="string">
            <text:p>active</text:p>
          </table:table-cell>
          <table:table-cell office:value="21.20547602039454" office:value-type="float"/>
          <table:table-cell office:value="0.07715831912482236" office:value-type="float"/>
          <table:table-cell office:value="0.27848101265822783" office:value-type="float"/>
          <table:table-cell office:value="1" office:value-type="float"/>
          <table:table-cell office:value="0.7268840714885267" office:value-type="float"/>
        </table:table-row>
        <table:table-row>
          <table:table-cell office:value-type="string">
            <text:p>JeffreySu/WeiXinMPSDK</text:p>
          </table:table-cell>
          <table:table-cell office:value-type="string">
            <text:p>active</text:p>
          </table:table-cell>
          <table:table-cell office:value="22.034935345856656" office:value-type="float"/>
          <table:table-cell office:value="0.0443627191579676" office:value-type="float"/>
          <table:table-cell office:value="0.9545454545454546" office:value-type="float"/>
          <table:table-cell office:value="0" office:value-type="float"/>
          <table:table-cell office:value="0.16965630182122474" office:value-type="float"/>
        </table:table-row>
        <table:table-row>
          <table:table-cell office:value-type="string">
            <text:p>cockpit-project/cockpit</text:p>
          </table:table-cell>
          <table:table-cell office:value-type="string">
            <text:p>active</text:p>
          </table:table-cell>
          <table:table-cell office:value="21.16040921259086" office:value-type="float"/>
          <table:table-cell office:value="0.0688801775660937" office:value-type="float"/>
          <table:table-cell office:value="0.20168067226890757" office:value-type="float"/>
          <table:table-cell office:value="1" office:value-type="float"/>
          <table:table-cell office:value="0.7028183069919745" office:value-type="float"/>
        </table:table-row>
        <table:table-row>
          <table:table-cell office:value-type="string">
            <text:p>typelift/Swiftz</text:p>
          </table:table-cell>
          <table:table-cell office:value-type="string">
            <text:p>active</text:p>
          </table:table-cell>
          <table:table-cell office:value="22.08555732695818" office:value-type="float"/>
          <table:table-cell office:value="0.16411926767586416" office:value-type="float"/>
          <table:table-cell office:value="0.11764705882352941" office:value-type="float"/>
          <table:table-cell office:value="1" office:value-type="float"/>
          <table:table-cell office:value="0.7083840178934758" office:value-type="float"/>
        </table:table-row>
        <table:table-row>
          <table:table-cell office:value-type="string">
            <text:p>catfan/Medoo</text:p>
          </table:table-cell>
          <table:table-cell office:value-type="string">
            <text:p>active</text:p>
          </table:table-cell>
          <table:table-cell office:value="22.500318598765684" office:value-type="float"/>
          <table:table-cell office:value="0.08539521141614859" office:value-type="float"/>
          <table:table-cell office:value="0.043478260869565216" office:value-type="float"/>
          <table:table-cell office:value="1" office:value-type="float"/>
          <table:table-cell office:value="0.6568893358031939" office:value-type="float"/>
        </table:table-row>
        <table:table-row>
          <table:table-cell office:value-type="string">
            <text:p>sachinchoolur/lightGallery</text:p>
          </table:table-cell>
          <table:table-cell office:value-type="string">
            <text:p>active</text:p>
          </table:table-cell>
          <table:table-cell office:value="21.640044831740894" office:value-type="float"/>
          <table:table-cell office:value="0.08028954248935583" office:value-type="float"/>
          <table:table-cell office:value="0.2702702702702703" office:value-type="float"/>
          <table:table-cell office:value="1" office:value-type="float"/>
          <table:table-cell office:value="0.7174450580977367" office:value-type="float"/>
        </table:table-row>
        <table:table-row>
          <table:table-cell office:value-type="string">
            <text:p>kangax/html-minifier</text:p>
          </table:table-cell>
          <table:table-cell office:value-type="string">
            <text:p>active</text:p>
          </table:table-cell>
          <table:table-cell office:value="21.549325259919677" office:value-type="float"/>
          <table:table-cell office:value="0.031366245492237065" office:value-type="float"/>
          <table:table-cell office:value="0.05405405405405406" office:value-type="float"/>
          <table:table-cell office:value="1" office:value-type="float"/>
          <table:table-cell office:value="0.6726459218487304" office:value-type="float"/>
        </table:table-row>
        <table:table-row>
          <table:table-cell office:value-type="string">
            <text:p>TykTechnologies/tyk</text:p>
          </table:table-cell>
          <table:table-cell office:value-type="string">
            <text:p>active</text:p>
          </table:table-cell>
          <table:table-cell office:value="21.61722543096428" office:value-type="float"/>
          <table:table-cell office:value="0.013875049640167503" office:value-type="float"/>
          <table:table-cell office:value="0.21621621621621623" office:value-type="float"/>
          <table:table-cell office:value="1" office:value-type="float"/>
          <table:table-cell office:value="0.7042735952349372" office:value-type="float"/>
        </table:table-row>
        <table:table-row>
          <table:table-cell office:value-type="string">
            <text:p>mqttjs/MQTT.js</text:p>
          </table:table-cell>
          <table:table-cell office:value-type="string">
            <text:p>active</text:p>
          </table:table-cell>
          <table:table-cell office:value="21.3546069237587" office:value-type="float"/>
          <table:table-cell office:value="0.09957270637811773" office:value-type="float"/>
          <table:table-cell office:value="0.13953488372093023" office:value-type="float"/>
          <table:table-cell office:value="1" office:value-type="float"/>
          <table:table-cell office:value="0.6976348091368298" office:value-type="float"/>
        </table:table-row>
        <table:table-row>
          <table:table-cell office:value-type="string">
            <text:p>graphql-python/graphene</text:p>
          </table:table-cell>
          <table:table-cell office:value-type="string">
            <text:p>active</text:p>
          </table:table-cell>
          <table:table-cell office:value="21.76649453798703" office:value-type="float"/>
          <table:table-cell office:value="0.03217627577615393" office:value-type="float"/>
          <table:table-cell office:value="0.16883116883116883" office:value-type="float"/>
          <table:table-cell office:value="1" office:value-type="float"/>
          <table:table-cell office:value="0.6978757669669643" office:value-type="float"/>
        </table:table-row>
        <table:table-row>
          <table:table-cell office:value-type="string">
            <text:p>grommet/grommet</text:p>
          </table:table-cell>
          <table:table-cell office:value-type="string">
            <text:p>active</text:p>
          </table:table-cell>
          <table:table-cell office:value="21.526191399137872" office:value-type="float"/>
          <table:table-cell office:value="0.022271301715040437" office:value-type="float"/>
          <table:table-cell office:value="0.07692307692307693" office:value-type="float"/>
          <table:table-cell office:value="1" office:value-type="float"/>
          <table:table-cell office:value="0.6792532269690101" office:value-type="float"/>
        </table:table-row>
        <table:table-row>
          <table:table-cell office:value-type="string">
            <text:p>aws/aws-sdk-php</text:p>
          </table:table-cell>
          <table:table-cell office:value-type="string">
            <text:p>active</text:p>
          </table:table-cell>
          <table:table-cell office:value="21.214705902765466" office:value-type="float"/>
          <table:table-cell office:value="0.05066852667585194" office:value-type="float"/>
          <table:table-cell office:value="0.29310344827586204" office:value-type="float"/>
          <table:table-cell office:value="1" office:value-type="float"/>
          <table:table-cell office:value="0.7210334017942613" office:value-type="float"/>
        </table:table-row>
        <table:table-row>
          <table:table-cell office:value-type="string">
            <text:p>socketio/socket.io-client-swift</text:p>
          </table:table-cell>
          <table:table-cell office:value-type="string">
            <text:p>active</text:p>
          </table:table-cell>
          <table:table-cell office:value="21.305248778784463" office:value-type="float"/>
          <table:table-cell office:value="0.14612007767800364" office:value-type="float"/>
          <table:table-cell office:value="0.4563106796116505" office:value-type="float"/>
          <table:table-cell office:value="1" office:value-type="float"/>
          <table:table-cell office:value="0.7480239238258597" office:value-type="float"/>
        </table:table-row>
        <table:table-row>
          <table:table-cell office:value-type="string">
            <text:p>acdlite/flux-standard-action</text:p>
          </table:table-cell>
          <table:table-cell office:value-type="string">
            <text:p>active</text:p>
          </table:table-cell>
          <table:table-cell office:value="22.83271077572991" office:value-type="float"/>
          <table:table-cell office:value="0.11301845376218105" office:value-type="float"/>
          <table:table-cell office:value="0.2" office:value-type="float"/>
          <table:table-cell office:value="1" office:value-type="float"/>
          <table:table-cell office:value="0.6888111657066438" office:value-type="float"/>
        </table:table-row>
        <table:table-row>
          <table:table-cell office:value-type="string">
            <text:p>basho/riak</text:p>
          </table:table-cell>
          <table:table-cell office:value-type="string">
            <text:p>active</text:p>
          </table:table-cell>
          <table:table-cell office:value="21.72697068674523" office:value-type="float"/>
          <table:table-cell office:value="0.08647604043461206" office:value-type="float"/>
          <table:table-cell office:value="0.2413793103448276" office:value-type="float"/>
          <table:table-cell office:value="1" office:value-type="float"/>
          <table:table-cell office:value="0.7076880210148788" office:value-type="float"/>
        </table:table-row>
        <table:table-row>
          <table:table-cell office:value-type="string">
            <text:p>AnalyticalGraphicsInc/cesium</text:p>
          </table:table-cell>
          <table:table-cell office:value-type="string">
            <text:p>active</text:p>
          </table:table-cell>
          <table:table-cell office:value="21.075756206139573" office:value-type="float"/>
          <table:table-cell office:value="0.02919311522014049" office:value-type="float"/>
          <table:table-cell office:value="0.20952380952380953" office:value-type="float"/>
          <table:table-cell office:value="1" office:value-type="float"/>
          <table:table-cell office:value="0.6968718169136305" office:value-type="float"/>
        </table:table-row>
        <table:table-row>
          <table:table-cell office:value-type="string">
            <text:p>frappe/erpnext</text:p>
          </table:table-cell>
          <table:table-cell office:value-type="string">
            <text:p>active</text:p>
          </table:table-cell>
          <table:table-cell office:value="21.5787189473068" office:value-type="float"/>
          <table:table-cell office:value="0.050881870869818914" office:value-type="float"/>
          <table:table-cell office:value="0.21715817694369974" office:value-type="float"/>
          <table:table-cell office:value="1" office:value-type="float"/>
          <table:table-cell office:value="0.702683388600907" office:value-type="float"/>
        </table:table-row>
        <table:table-row>
          <table:table-cell office:value-type="string">
            <text:p>NLog/NLog</text:p>
          </table:table-cell>
          <table:table-cell office:value-type="string">
            <text:p>active</text:p>
          </table:table-cell>
          <table:table-cell office:value="21.03284429043326" office:value-type="float"/>
          <table:table-cell office:value="0.11281532606048061" office:value-type="float"/>
          <table:table-cell office:value="0.2441860465116279" office:value-type="float"/>
          <table:table-cell office:value="1" office:value-type="float"/>
          <table:table-cell office:value="0.7136110508929283" office:value-type="float"/>
        </table:table-row>
        <table:table-row>
          <table:table-cell office:value-type="string">
            <text:p>directus/directus</text:p>
          </table:table-cell>
          <table:table-cell office:value-type="string">
            <text:p>active</text:p>
          </table:table-cell>
          <table:table-cell office:value="21.5490940034277" office:value-type="float"/>
          <table:table-cell office:value="0.05000945638877371" office:value-type="float"/>
          <table:table-cell office:value="0.08888888888888889" office:value-type="float"/>
          <table:table-cell office:value="1" office:value-type="float"/>
          <table:table-cell office:value="0.6626413059308248" office:value-type="float"/>
        </table:table-row>
        <table:table-row>
          <table:table-cell office:value-type="string">
            <text:p>coreos/flannel</text:p>
          </table:table-cell>
          <table:table-cell office:value-type="string">
            <text:p>active</text:p>
          </table:table-cell>
          <table:table-cell office:value="20.966662991349992" office:value-type="float"/>
          <table:table-cell office:value="0.06773399677504273" office:value-type="float"/>
          <table:table-cell office:value="0.4485294117647059" office:value-type="float"/>
          <table:table-cell office:value="0" office:value-type="float"/>
          <table:table-cell office:value="0.2419874512780988" office:value-type="float"/>
        </table:table-row>
        <table:table-row>
          <table:table-cell office:value-type="string">
            <text:p>cwRichardKim/RKNotificationHub</text:p>
          </table:table-cell>
          <table:table-cell office:value-type="string">
            <text:p>active</text:p>
          </table:table-cell>
          <table:table-cell office:value="42.59803610982365" office:value-type="float"/>
          <table:table-cell office:value="1" office:value-type="float"/>
          <table:table-cell office:value="0" office:value-type="float"/>
          <table:table-cell office:value="1" office:value-type="float"/>
          <table:table-cell office:value="0.7053048104900884" office:value-type="float"/>
        </table:table-row>
        <table:table-row>
          <table:table-cell office:value-type="string">
            <text:p>heroku/react-refetch</text:p>
          </table:table-cell>
          <table:table-cell office:value-type="string">
            <text:p>active</text:p>
          </table:table-cell>
          <table:table-cell office:value="21.943809503586948" office:value-type="float"/>
          <table:table-cell office:value="0.03434011121299152" office:value-type="float"/>
          <table:table-cell office:value="0.05555555555555555" office:value-type="float"/>
          <table:table-cell office:value="1" office:value-type="float"/>
          <table:table-cell office:value="0.6873958412006451" office:value-type="float"/>
        </table:table-row>
        <table:table-row>
          <table:table-cell office:value-type="string">
            <text:p>OfficeDev/office-ui-fabric-core</text:p>
          </table:table-cell>
          <table:table-cell office:value-type="string">
            <text:p>active</text:p>
          </table:table-cell>
          <table:table-cell office:value="22.47198048358605" office:value-type="float"/>
          <table:table-cell office:value="0.0167894211589088" office:value-type="float"/>
          <table:table-cell office:value="0.1111111111111111" office:value-type="float"/>
          <table:table-cell office:value="1" office:value-type="float"/>
          <table:table-cell office:value="0.6841549827896832" office:value-type="float"/>
        </table:table-row>
        <table:table-row>
          <table:table-cell office:value-type="string">
            <text:p>Tencent/GT</text:p>
          </table:table-cell>
          <table:table-cell office:value-type="string">
            <text:p>active</text:p>
          </table:table-cell>
          <table:table-cell office:value="42.23431894221426" office:value-type="float"/>
          <table:table-cell office:value="1" office:value-type="float"/>
          <table:table-cell office:value="1" office:value-type="float"/>
          <table:table-cell office:value="0" office:value-type="float"/>
          <table:table-cell office:value="0.1960131873958892" office:value-type="float"/>
        </table:table-row>
        <table:table-row>
          <table:table-cell office:value-type="string">
            <text:p>emberjs/data</text:p>
          </table:table-cell>
          <table:table-cell office:value-type="string">
            <text:p>active</text:p>
          </table:table-cell>
          <table:table-cell office:value="21.094218047422768" office:value-type="float"/>
          <table:table-cell office:value="0.022333323166919012" office:value-type="float"/>
          <table:table-cell office:value="0.06030150753768844" office:value-type="float"/>
          <table:table-cell office:value="1" office:value-type="float"/>
          <table:table-cell office:value="0.6844683926913587" office:value-type="float"/>
        </table:table-row>
        <table:table-row>
          <table:table-cell office:value-type="string">
            <text:p>thoughtbot/clearance</text:p>
          </table:table-cell>
          <table:table-cell office:value-type="string">
            <text:p>active</text:p>
          </table:table-cell>
          <table:table-cell office:value="21.876993278978848" office:value-type="float"/>
          <table:table-cell office:value="0.07903331474991386" office:value-type="float"/>
          <table:table-cell office:value="0.08333333333333333" office:value-type="float"/>
          <table:table-cell office:value="1" office:value-type="float"/>
          <table:table-cell office:value="0.6746390078948822" office:value-type="float"/>
        </table:table-row>
        <table:table-row>
          <table:table-cell office:value-type="string">
            <text:p>emqtt/emqttd</text:p>
          </table:table-cell>
          <table:table-cell office:value-type="string">
            <text:p>active</text:p>
          </table:table-cell>
          <table:table-cell office:value="21.41391925944666" office:value-type="float"/>
          <table:table-cell office:value="0.08804001236913013" office:value-type="float"/>
          <table:table-cell office:value="0.3870967741935484" office:value-type="float"/>
          <table:table-cell office:value="1" office:value-type="float"/>
          <table:table-cell office:value="0.7436587666311867" office:value-type="float"/>
        </table:table-row>
        <table:table-row>
          <table:table-cell office:value-type="string">
            <text:p>tonsky/datascript</text:p>
          </table:table-cell>
          <table:table-cell office:value-type="string">
            <text:p>active</text:p>
          </table:table-cell>
          <table:table-cell office:value="22.111549498438617" office:value-type="float"/>
          <table:table-cell office:value="0.027939598924132853" office:value-type="float"/>
          <table:table-cell office:value="0.05714285714285714" office:value-type="float"/>
          <table:table-cell office:value="1" office:value-type="float"/>
          <table:table-cell office:value="0.6944539577222016" office:value-type="float"/>
        </table:table-row>
        <table:table-row>
          <table:table-cell office:value-type="string">
            <text:p>WhisperSystems/Signal-Desktop</text:p>
          </table:table-cell>
          <table:table-cell office:value-type="string">
            <text:p>active</text:p>
          </table:table-cell>
          <table:table-cell office:value="21.0746978258273" office:value-type="float"/>
          <table:table-cell office:value="0.0382730426150328" office:value-type="float"/>
          <table:table-cell office:value="0.21351351351351353" office:value-type="float"/>
          <table:table-cell office:value="1" office:value-type="float"/>
          <table:table-cell office:value="0.6948309504087257" office:value-type="float"/>
        </table:table-row>
        <table:table-row>
          <table:table-cell office:value-type="string">
            <text:p>docker/docker-py</text:p>
          </table:table-cell>
          <table:table-cell office:value-type="string">
            <text:p>active</text:p>
          </table:table-cell>
          <table:table-cell office:value="21.200972061099048" office:value-type="float"/>
          <table:table-cell office:value="0.016536572500061575" office:value-type="float"/>
          <table:table-cell office:value="0.216" office:value-type="float"/>
          <table:table-cell office:value="1" office:value-type="float"/>
          <table:table-cell office:value="0.7018722490345295" office:value-type="float"/>
        </table:table-row>
        <table:table-row>
          <table:table-cell office:value-type="string">
            <text:p>RNCryptor/RNCryptor</text:p>
          </table:table-cell>
          <table:table-cell office:value-type="string">
            <text:p>active</text:p>
          </table:table-cell>
          <table:table-cell office:value="21.94260203321304" office:value-type="float"/>
          <table:table-cell office:value="0.08986300498793531" office:value-type="float"/>
          <table:table-cell office:value="0.375" office:value-type="float"/>
          <table:table-cell office:value="1" office:value-type="float"/>
          <table:table-cell office:value="0.7143151763793344" office:value-type="float"/>
        </table:table-row>
        <table:table-row>
          <table:table-cell office:value-type="string">
            <text:p>garris/BackstopJS</text:p>
          </table:table-cell>
          <table:table-cell office:value-type="string">
            <text:p>active</text:p>
          </table:table-cell>
          <table:table-cell office:value="20.674574957415093" office:value-type="float"/>
          <table:table-cell office:value="0.06990689951485662" office:value-type="float"/>
          <table:table-cell office:value="0.2" office:value-type="float"/>
          <table:table-cell office:value="1" office:value-type="float"/>
          <table:table-cell office:value="0.7007653260844919" office:value-type="float"/>
        </table:table-row>
        <table:table-row>
          <table:table-cell office:value-type="string">
            <text:p>picocms/Pico</text:p>
          </table:table-cell>
          <table:table-cell office:value-type="string">
            <text:p>active</text:p>
          </table:table-cell>
          <table:table-cell office:value="21.699219122357935" office:value-type="float"/>
          <table:table-cell office:value="0.07217762239937157" office:value-type="float"/>
          <table:table-cell office:value="0.03571428571428571" office:value-type="float"/>
          <table:table-cell office:value="1" office:value-type="float"/>
          <table:table-cell office:value="0.6773986159058617" office:value-type="float"/>
        </table:table-row>
        <table:table-row>
          <table:table-cell office:value-type="string">
            <text:p>asciimoo/searx</text:p>
          </table:table-cell>
          <table:table-cell office:value-type="string">
            <text:p>active</text:p>
          </table:table-cell>
          <table:table-cell office:value="21.49954453548129" office:value-type="float"/>
          <table:table-cell office:value="0.07919100193651425" office:value-type="float"/>
          <table:table-cell office:value="0.1038961038961039" office:value-type="float"/>
          <table:table-cell office:value="1" office:value-type="float"/>
          <table:table-cell office:value="0.6874036963625986" office:value-type="float"/>
        </table:table-row>
        <table:table-row>
          <table:table-cell office:value-type="string">
            <text:p>phan/phan</text:p>
          </table:table-cell>
          <table:table-cell office:value-type="string">
            <text:p>active</text:p>
          </table:table-cell>
          <table:table-cell office:value="21.719768148364718" office:value-type="float"/>
          <table:table-cell office:value="0.03746824464654989" office:value-type="float"/>
          <table:table-cell office:value="0.10526315789473684" office:value-type="float"/>
          <table:table-cell office:value="1" office:value-type="float"/>
          <table:table-cell office:value="0.6836683292035953" office:value-type="float"/>
        </table:table-row>
        <table:table-row>
          <table:table-cell office:value-type="string">
            <text:p>Studio-42/elFinder</text:p>
          </table:table-cell>
          <table:table-cell office:value-type="string">
            <text:p>active</text:p>
          </table:table-cell>
          <table:table-cell office:value="21.09004867991773" office:value-type="float"/>
          <table:table-cell office:value="0.14151814692938844" office:value-type="float"/>
          <table:table-cell office:value="0.14093959731543623" office:value-type="float"/>
          <table:table-cell office:value="1" office:value-type="float"/>
          <table:table-cell office:value="0.6865363684586414" office:value-type="float"/>
        </table:table-row>
        <table:table-row>
          <table:table-cell office:value-type="string">
            <text:p>mamedev/mame</text:p>
          </table:table-cell>
          <table:table-cell office:value-type="string">
            <text:p>active</text:p>
          </table:table-cell>
          <table:table-cell office:value="21.31558718999401" office:value-type="float"/>
          <table:table-cell office:value="0.04366309760771081" office:value-type="float"/>
          <table:table-cell office:value="0.15384615384615385" office:value-type="float"/>
          <table:table-cell office:value="1" office:value-type="float"/>
          <table:table-cell office:value="0.6880190347366947" office:value-type="float"/>
        </table:table-row>
        <table:table-row>
          <table:table-cell office:value-type="string">
            <text:p>nicolaskruchten/pivottable</text:p>
          </table:table-cell>
          <table:table-cell office:value-type="string">
            <text:p>active</text:p>
          </table:table-cell>
          <table:table-cell office:value="21.46608025296962" office:value-type="float"/>
          <table:table-cell office:value="0.05396133828074053" office:value-type="float"/>
          <table:table-cell office:value="0.22916666666666666" office:value-type="float"/>
          <table:table-cell office:value="1" office:value-type="float"/>
          <table:table-cell office:value="0.7166989449088256" office:value-type="float"/>
        </table:table-row>
        <table:table-row>
          <table:table-cell office:value-type="string">
            <text:p>mapbox/mapbox-gl-js</text:p>
          </table:table-cell>
          <table:table-cell office:value-type="string">
            <text:p>active</text:p>
          </table:table-cell>
          <table:table-cell office:value="21.34720938091127" office:value-type="float"/>
          <table:table-cell office:value="0.025094032421291417" office:value-type="float"/>
          <table:table-cell office:value="0.10060975609756098" office:value-type="float"/>
          <table:table-cell office:value="1" office:value-type="float"/>
          <table:table-cell office:value="0.6760016260265542" office:value-type="float"/>
        </table:table-row>
        <table:table-row>
          <table:table-cell office:value-type="string">
            <text:p>hybridauth/hybridauth</text:p>
          </table:table-cell>
          <table:table-cell office:value-type="string">
            <text:p>active</text:p>
          </table:table-cell>
          <table:table-cell office:value="21.775060441153396" office:value-type="float"/>
          <table:table-cell office:value="0.1472554023003632" office:value-type="float"/>
          <table:table-cell office:value="0.20833333333333334" office:value-type="float"/>
          <table:table-cell office:value="1" office:value-type="float"/>
          <table:table-cell office:value="0.7068616221452594" office:value-type="float"/>
        </table:table-row>
        <table:table-row>
          <table:table-cell office:value-type="string">
            <text:p>adnanh/webhook</text:p>
          </table:table-cell>
          <table:table-cell office:value-type="string">
            <text:p>active</text:p>
          </table:table-cell>
          <table:table-cell office:value="22.723238098330274" office:value-type="float"/>
          <table:table-cell office:value="0.20095613645699942" office:value-type="float"/>
          <table:table-cell office:value="0.10526315789473684" office:value-type="float"/>
          <table:table-cell office:value="1" office:value-type="float"/>
          <table:table-cell office:value="0.6839452880615066" office:value-type="float"/>
        </table:table-row>
        <table:table-row>
          <table:table-cell office:value-type="string">
            <text:p>Quick/Nimble</text:p>
          </table:table-cell>
          <table:table-cell office:value-type="string">
            <text:p>active</text:p>
          </table:table-cell>
          <table:table-cell office:value="21.118748852916998" office:value-type="float"/>
          <table:table-cell office:value="0.07760038202183935" office:value-type="float"/>
          <table:table-cell office:value="0.14634146341463414" office:value-type="float"/>
          <table:table-cell office:value="1" office:value-type="float"/>
          <table:table-cell office:value="0.7074431406253885" office:value-type="float"/>
        </table:table-row>
        <table:table-row>
          <table:table-cell office:value-type="string">
            <text:p>matrix-org/synapse</text:p>
          </table:table-cell>
          <table:table-cell office:value-type="string">
            <text:p>active</text:p>
          </table:table-cell>
          <table:table-cell office:value="21.529003183532744" office:value-type="float"/>
          <table:table-cell office:value="0.013333378840552116" office:value-type="float"/>
          <table:table-cell office:value="0.07692307692307693" office:value-type="float"/>
          <table:table-cell office:value="1" office:value-type="float"/>
          <table:table-cell office:value="0.692077494829168" office:value-type="float"/>
        </table:table-row>
        <table:table-row>
          <table:table-cell office:value-type="string">
            <text:p>googlevr/gvr-android-sdk</text:p>
          </table:table-cell>
          <table:table-cell office:value-type="string">
            <text:p>active</text:p>
          </table:table-cell>
          <table:table-cell office:value="21.348483776217073" office:value-type="float"/>
          <table:table-cell office:value="0.089979420760628" office:value-type="float"/>
          <table:table-cell office:value="0.27586206896551724" office:value-type="float"/>
          <table:table-cell office:value="1" office:value-type="float"/>
          <table:table-cell office:value="0.7053508654930314" office:value-type="float"/>
        </table:table-row>
        <table:table-row>
          <table:table-cell office:value-type="string">
            <text:p>tsuru/tsuru</text:p>
          </table:table-cell>
          <table:table-cell office:value-type="string">
            <text:p>active</text:p>
          </table:table-cell>
          <table:table-cell office:value="21.45746949067949" office:value-type="float"/>
          <table:table-cell office:value="0.01974997140071007" office:value-type="float"/>
          <table:table-cell office:value="0.16666666666666666" office:value-type="float"/>
          <table:table-cell office:value="1" office:value-type="float"/>
          <table:table-cell office:value="0.6875211965197316" office:value-type="float"/>
        </table:table-row>
        <table:table-row>
          <table:table-cell office:value-type="string">
            <text:p>JrCs/docker-letsencrypt-nginx-proxy-companion</text:p>
          </table:table-cell>
          <table:table-cell office:value-type="string">
            <text:p>active</text:p>
          </table:table-cell>
          <table:table-cell office:value="21.289386138960275" office:value-type="float"/>
          <table:table-cell office:value="0.06890375698629743" office:value-type="float"/>
          <table:table-cell office:value="0.40594059405940597" office:value-type="float"/>
          <table:table-cell office:value="1" office:value-type="float"/>
          <table:table-cell office:value="0.7371468210296189" office:value-type="float"/>
        </table:table-row>
        <table:table-row>
          <table:table-cell office:value-type="string">
            <text:p>joomla/joomla-cms</text:p>
          </table:table-cell>
          <table:table-cell office:value-type="string">
            <text:p>active</text:p>
          </table:table-cell>
          <table:table-cell office:value="21.612663830606014" office:value-type="float"/>
          <table:table-cell office:value="0.04467953042999765" office:value-type="float"/>
          <table:table-cell office:value="0.052054794520547946" office:value-type="float"/>
          <table:table-cell office:value="1" office:value-type="float"/>
          <table:table-cell office:value="0.6498030277626781" office:value-type="float"/>
        </table:table-row>
        <table:table-row>
          <table:table-cell office:value-type="string">
            <text:p>OpenKinect/libfreenect</text:p>
          </table:table-cell>
          <table:table-cell office:value-type="string">
            <text:p>active</text:p>
          </table:table-cell>
          <table:table-cell office:value="20.794682959951235" office:value-type="float"/>
          <table:table-cell office:value="0.07930783291528169" office:value-type="float"/>
          <table:table-cell office:value="0.40625" office:value-type="float"/>
          <table:table-cell office:value="1" office:value-type="float"/>
          <table:table-cell office:value="0.7334103794969773" office:value-type="float"/>
        </table:table-row>
        <table:table-row>
          <table:table-cell office:value-type="string">
            <text:p>stampit-org/stampit</text:p>
          </table:table-cell>
          <table:table-cell office:value-type="string">
            <text:p>active</text:p>
          </table:table-cell>
          <table:table-cell office:value="21.546969745238393" office:value-type="float"/>
          <table:table-cell office:value="0.09603568134796288" office:value-type="float"/>
          <table:table-cell office:value="0.05555555555555555" office:value-type="float"/>
          <table:table-cell office:value="1" office:value-type="float"/>
          <table:table-cell office:value="0.689219738754307" office:value-type="float"/>
        </table:table-row>
        <table:table-row>
          <table:table-cell office:value-type="string">
            <text:p>chrismiles/CMPopTipView</text:p>
          </table:table-cell>
          <table:table-cell office:value-type="string">
            <text:p>active</text:p>
          </table:table-cell>
          <table:table-cell office:value="24.8610300310099" office:value-type="float"/>
          <table:table-cell office:value="0.17782905672086446" office:value-type="float"/>
          <table:table-cell office:value="0.7142857142857143" office:value-type="float"/>
          <table:table-cell office:value="0" office:value-type="float"/>
          <table:table-cell office:value="0.23470876584046485" office:value-type="float"/>
        </table:table-row>
        <table:table-row>
          <table:table-cell office:value-type="string">
            <text:p>nteract/hydrogen</text:p>
          </table:table-cell>
          <table:table-cell office:value-type="string">
            <text:p>active</text:p>
          </table:table-cell>
          <table:table-cell office:value="21.108849669355862" office:value-type="float"/>
          <table:table-cell office:value="0.08876967451049585" office:value-type="float"/>
          <table:table-cell office:value="0.19811320754716982" office:value-type="float"/>
          <table:table-cell office:value="1" office:value-type="float"/>
          <table:table-cell office:value="0.6804295663566531" office:value-type="float"/>
        </table:table-row>
        <table:table-row>
          <table:table-cell office:value-type="string">
            <text:p>kean/Nuke</text:p>
          </table:table-cell>
          <table:table-cell office:value-type="string">
            <text:p>active</text:p>
          </table:table-cell>
          <table:table-cell office:value="22.30379877098839" office:value-type="float"/>
          <table:table-cell office:value="0.10470476821689696" office:value-type="float"/>
          <table:table-cell office:value="0.3333333333333333" office:value-type="float"/>
          <table:table-cell office:value="1" office:value-type="float"/>
          <table:table-cell office:value="0.7240301843894164" office:value-type="float"/>
        </table:table-row>
        <table:table-row>
          <table:table-cell office:value-type="string">
            <text:p>jazzband/pip-tools</text:p>
          </table:table-cell>
          <table:table-cell office:value-type="string">
            <text:p>active</text:p>
          </table:table-cell>
          <table:table-cell office:value="21.23256599075632" office:value-type="float"/>
          <table:table-cell office:value="0.039474083468729604" office:value-type="float"/>
          <table:table-cell office:value="0.18181818181818182" office:value-type="float"/>
          <table:table-cell office:value="1" office:value-type="float"/>
          <table:table-cell office:value="0.6959114888252244" office:value-type="float"/>
        </table:table-row>
        <table:table-row>
          <table:table-cell office:value-type="string">
            <text:p>pachyderm/pachyderm</text:p>
          </table:table-cell>
          <table:table-cell office:value-type="string">
            <text:p>active</text:p>
          </table:table-cell>
          <table:table-cell office:value="21.29293799430148" office:value-type="float"/>
          <table:table-cell office:value="0.00382281872252895" office:value-type="float"/>
          <table:table-cell office:value="0.2692307692307692" office:value-type="float"/>
          <table:table-cell office:value="1" office:value-type="float"/>
          <table:table-cell office:value="0.7131490774798148" office:value-type="float"/>
        </table:table-row>
        <table:table-row>
          <table:table-cell office:value-type="string">
            <text:p>fengyuanchen/viewerjs</text:p>
          </table:table-cell>
          <table:table-cell office:value-type="string">
            <text:p>active</text:p>
          </table:table-cell>
          <table:table-cell office:value="28.609428678311527" office:value-type="float"/>
          <table:table-cell office:value="0.2592872018263168" office:value-type="float"/>
          <table:table-cell office:value="0.75" office:value-type="float"/>
          <table:table-cell office:value="0" office:value-type="float"/>
          <table:table-cell office:value="0.22431029500019536" office:value-type="float"/>
        </table:table-row>
        <table:table-row>
          <table:table-cell office:value-type="string">
            <text:p>aws/aws-sdk-ruby</text:p>
          </table:table-cell>
          <table:table-cell office:value-type="string">
            <text:p>active</text:p>
          </table:table-cell>
          <table:table-cell office:value="21.510134324406764" office:value-type="float"/>
          <table:table-cell office:value="0.02639311117023117" office:value-type="float"/>
          <table:table-cell office:value="0.2807017543859649" office:value-type="float"/>
          <table:table-cell office:value="1" office:value-type="float"/>
          <table:table-cell office:value="0.7177480553366794" office:value-type="float"/>
        </table:table-row>
        <table:table-row>
          <table:table-cell office:value-type="string">
            <text:p>google/closure-library</text:p>
          </table:table-cell>
          <table:table-cell office:value-type="string">
            <text:p>active</text:p>
          </table:table-cell>
          <table:table-cell office:value="21.912747907318774" office:value-type="float"/>
          <table:table-cell office:value="0.009495325966047" office:value-type="float"/>
          <table:table-cell office:value="0.075" office:value-type="float"/>
          <table:table-cell office:value="1" office:value-type="float"/>
          <table:table-cell office:value="0.6787550245920494" office:value-type="float"/>
        </table:table-row>
        <table:table-row>
          <table:table-cell office:value-type="string">
            <text:p>ecomfe/zrender</text:p>
          </table:table-cell>
          <table:table-cell office:value-type="string">
            <text:p>active</text:p>
          </table:table-cell>
          <table:table-cell office:value="23.128160621220783" office:value-type="float"/>
          <table:table-cell office:value="0.2504926614200777" office:value-type="float"/>
          <table:table-cell office:value="1" office:value-type="float"/>
          <table:table-cell office:value="0" office:value-type="float"/>
          <table:table-cell office:value="0.1642152370349703" office:value-type="float"/>
        </table:table-row>
        <table:table-row>
          <table:table-cell office:value-type="string">
            <text:p>IdentityServer/IdentityServer4</text:p>
          </table:table-cell>
          <table:table-cell office:value-type="string">
            <text:p>active</text:p>
          </table:table-cell>
          <table:table-cell office:value="21.754321097867575" office:value-type="float"/>
          <table:table-cell office:value="0.17635349344834725" office:value-type="float"/>
          <table:table-cell office:value="0.2571428571428571" office:value-type="float"/>
          <table:table-cell office:value="1" office:value-type="float"/>
          <table:table-cell office:value="0.7245070110788484" office:value-type="float"/>
        </table:table-row>
        <table:table-row>
          <table:table-cell office:value-type="string">
            <text:p>css/csso</text:p>
          </table:table-cell>
          <table:table-cell office:value-type="string">
            <text:p>active</text:p>
          </table:table-cell>
          <table:table-cell office:value="22.9054053655247" office:value-type="float"/>
          <table:table-cell office:value="0.06430965571794867" office:value-type="float"/>
          <table:table-cell office:value="0.46153846153846156" office:value-type="float"/>
          <table:table-cell office:value="1" office:value-type="float"/>
          <table:table-cell office:value="0.7404765314083129" office:value-type="float"/>
        </table:table-row>
        <table:table-row>
          <table:table-cell office:value-type="string">
            <text:p>gorhill/uMatrix</text:p>
          </table:table-cell>
          <table:table-cell office:value-type="string">
            <text:p>active</text:p>
          </table:table-cell>
          <table:table-cell office:value="21.3249425577434" office:value-type="float"/>
          <table:table-cell office:value="0.042540356005688174" office:value-type="float"/>
          <table:table-cell office:value="0.06593406593406594" office:value-type="float"/>
          <table:table-cell office:value="1" office:value-type="float"/>
          <table:table-cell office:value="0.6610705932497002" office:value-type="float"/>
        </table:table-row>
        <table:table-row>
          <table:table-cell office:value-type="string">
            <text:p>api-platform/api-platform</text:p>
          </table:table-cell>
          <table:table-cell office:value-type="string">
            <text:p>active</text:p>
          </table:table-cell>
          <table:table-cell office:value="21.534161192537965" office:value-type="float"/>
          <table:table-cell office:value="0.03769747738634588" office:value-type="float"/>
          <table:table-cell office:value="0.12318840579710146" office:value-type="float"/>
          <table:table-cell office:value="1" office:value-type="float"/>
          <table:table-cell office:value="0.6892096351485211" office:value-type="float"/>
        </table:table-row>
        <table:table-row>
          <table:table-cell office:value-type="string">
            <text:p>kbengine/kbengine</text:p>
          </table:table-cell>
          <table:table-cell office:value-type="string">
            <text:p>active</text:p>
          </table:table-cell>
          <table:table-cell office:value="25.775163092754724" office:value-type="float"/>
          <table:table-cell office:value="0.05218441420741197" office:value-type="float"/>
          <table:table-cell office:value="0.6" office:value-type="float"/>
          <table:table-cell office:value="0" office:value-type="float"/>
          <table:table-cell office:value="0.22908276573500513" office:value-type="float"/>
        </table:table-row>
        <table:table-row>
          <table:table-cell office:value-type="string">
            <text:p>mapbox/mapbox-gl-native</text:p>
          </table:table-cell>
          <table:table-cell office:value-type="string">
            <text:p>active</text:p>
          </table:table-cell>
          <table:table-cell office:value="20.964426925591198" office:value-type="float"/>
          <table:table-cell office:value="0.07900961741330559" office:value-type="float"/>
          <table:table-cell office:value="0.3629807692307692" office:value-type="float"/>
          <table:table-cell office:value="1" office:value-type="float"/>
          <table:table-cell office:value="0.7310160694224951" office:value-type="float"/>
        </table:table-row>
        <table:table-row>
          <table:table-cell office:value-type="string">
            <text:p>Financial-Times/polyfill-service</text:p>
          </table:table-cell>
          <table:table-cell office:value-type="string">
            <text:p>active</text:p>
          </table:table-cell>
          <table:table-cell office:value="20.713345175750966" office:value-type="float"/>
          <table:table-cell office:value="0.09136101024093168" office:value-type="float"/>
          <table:table-cell office:value="0.0945945945945946" office:value-type="float"/>
          <table:table-cell office:value="1" office:value-type="float"/>
          <table:table-cell office:value="0.6749463999614183" office:value-type="float"/>
        </table:table-row>
        <table:table-row>
          <table:table-cell office:value-type="string">
            <text:p>centrifugal/centrifugo</text:p>
          </table:table-cell>
          <table:table-cell office:value-type="string">
            <text:p>active</text:p>
          </table:table-cell>
          <table:table-cell office:value="22.459225433622436" office:value-type="float"/>
          <table:table-cell office:value="0.08917343444490704" office:value-type="float"/>
          <table:table-cell office:value="0.17391304347826086" office:value-type="float"/>
          <table:table-cell office:value="1" office:value-type="float"/>
          <table:table-cell office:value="0.7163334963869448" office:value-type="float"/>
        </table:table-row>
        <table:table-row>
          <table:table-cell office:value-type="string">
            <text:p>Behat/Behat</text:p>
          </table:table-cell>
          <table:table-cell office:value-type="string">
            <text:p>active</text:p>
          </table:table-cell>
          <table:table-cell office:value="21.338132555375662" office:value-type="float"/>
          <table:table-cell office:value="0.02449729870755224" office:value-type="float"/>
          <table:table-cell office:value="0.04854368932038835" office:value-type="float"/>
          <table:table-cell office:value="1" office:value-type="float"/>
          <table:table-cell office:value="0.6837358868967139" office:value-type="float"/>
        </table:table-row>
        <table:table-row>
          <table:table-cell office:value-type="string">
            <text:p>bshaffer/oauth2-server-php</text:p>
          </table:table-cell>
          <table:table-cell office:value-type="string">
            <text:p>active</text:p>
          </table:table-cell>
          <table:table-cell office:value="21.914598687334525" office:value-type="float"/>
          <table:table-cell office:value="0.07691670870553598" office:value-type="float"/>
          <table:table-cell office:value="0.015625" office:value-type="float"/>
          <table:table-cell office:value="1" office:value-type="float"/>
          <table:table-cell office:value="0.658145547619398" office:value-type="float"/>
        </table:table-row>
        <table:table-row>
          <table:table-cell office:value-type="string">
            <text:p>diesel-rs/diesel</text:p>
          </table:table-cell>
          <table:table-cell office:value-type="string">
            <text:p>active</text:p>
          </table:table-cell>
          <table:table-cell office:value="21.295476271600172" office:value-type="float"/>
          <table:table-cell office:value="0.017032218386306013" office:value-type="float"/>
          <table:table-cell office:value="0.12380952380952381" office:value-type="float"/>
          <table:table-cell office:value="1" office:value-type="float"/>
          <table:table-cell office:value="0.6882534155063926" office:value-type="float"/>
        </table:table-row>
        <table:table-row>
          <table:table-cell office:value-type="string">
            <text:p>asaskevich/govalidator</text:p>
          </table:table-cell>
          <table:table-cell office:value-type="string">
            <text:p>active</text:p>
          </table:table-cell>
          <table:table-cell office:value="22.547740808501963" office:value-type="float"/>
          <table:table-cell office:value="0.07335071508448487" office:value-type="float"/>
          <table:table-cell office:value="0.21428571428571427" office:value-type="float"/>
          <table:table-cell office:value="1" office:value-type="float"/>
          <table:table-cell office:value="0.7248035258443063" office:value-type="float"/>
        </table:table-row>
        <table:table-row>
          <table:table-cell office:value-type="string">
            <text:p>sindresorhus/got</text:p>
          </table:table-cell>
          <table:table-cell office:value-type="string">
            <text:p>active</text:p>
          </table:table-cell>
          <table:table-cell office:value="21.46691186822339" office:value-type="float"/>
          <table:table-cell office:value="0.04979532220486982" office:value-type="float"/>
          <table:table-cell office:value="0.12962962962962962" office:value-type="float"/>
          <table:table-cell office:value="1" office:value-type="float"/>
          <table:table-cell office:value="0.6872729360281232" office:value-type="float"/>
        </table:table-row>
        <table:table-row>
          <table:table-cell office:value-type="string">
            <text:p>Hacker0x01/react-datepicker</text:p>
          </table:table-cell>
          <table:table-cell office:value-type="string">
            <text:p>active</text:p>
          </table:table-cell>
          <table:table-cell office:value="21.344424967052756" office:value-type="float"/>
          <table:table-cell office:value="0.03269070379823269" office:value-type="float"/>
          <table:table-cell office:value="0.25301204819277107" office:value-type="float"/>
          <table:table-cell office:value="1" office:value-type="float"/>
          <table:table-cell office:value="0.7167539124894893" office:value-type="float"/>
        </table:table-row>
        <table:table-row>
          <table:table-cell office:value-type="string">
            <text:p>mrclay/minify</text:p>
          </table:table-cell>
          <table:table-cell office:value-type="string">
            <text:p>active</text:p>
          </table:table-cell>
          <table:table-cell office:value="23.206778591619127" office:value-type="float"/>
          <table:table-cell office:value="0.009208467576946303" office:value-type="float"/>
          <table:table-cell office:value="0" office:value-type="float"/>
          <table:table-cell office:value="1" office:value-type="float"/>
          <table:table-cell office:value="0.6366563930149857" office:value-type="float"/>
        </table:table-row>
        <table:table-row>
          <table:table-cell office:value-type="string">
            <text:p>siddontang/ledisdb</text:p>
          </table:table-cell>
          <table:table-cell office:value-type="string">
            <text:p>active</text:p>
          </table:table-cell>
          <table:table-cell office:value="22.323437218970728" office:value-type="float"/>
          <table:table-cell office:value="0.02718502359403911" office:value-type="float"/>
          <table:table-cell office:value="0.29411764705882354" office:value-type="float"/>
          <table:table-cell office:value="1" office:value-type="float"/>
          <table:table-cell office:value="0.7388448906709113" office:value-type="float"/>
        </table:table-row>
        <table:table-row>
          <table:table-cell office:value-type="string">
            <text:p>clientIO/joint</text:p>
          </table:table-cell>
          <table:table-cell office:value-type="string">
            <text:p>active</text:p>
          </table:table-cell>
          <table:table-cell office:value="21.872212061235327" office:value-type="float"/>
          <table:table-cell office:value="0.05347202912429849" office:value-type="float"/>
          <table:table-cell office:value="0.0967741935483871" office:value-type="float"/>
          <table:table-cell office:value="1" office:value-type="float"/>
          <table:table-cell office:value="0.6936390382094704" office:value-type="float"/>
        </table:table-row>
        <table:table-row>
          <table:table-cell office:value-type="string">
            <text:p>hyperoslo/Hue</text:p>
          </table:table-cell>
          <table:table-cell office:value-type="string">
            <text:p>active</text:p>
          </table:table-cell>
          <table:table-cell office:value="27.830522673771426" office:value-type="float"/>
          <table:table-cell office:value="0.3242078894472253" office:value-type="float"/>
          <table:table-cell office:value="0.75" office:value-type="float"/>
          <table:table-cell office:value="0" office:value-type="float"/>
          <table:table-cell office:value="0.22028076360076376" office:value-type="float"/>
        </table:table-row>
        <table:table-row>
          <table:table-cell office:value-type="string">
            <text:p>roundcube/roundcubemail</text:p>
          </table:table-cell>
          <table:table-cell office:value-type="string">
            <text:p>active</text:p>
          </table:table-cell>
          <table:table-cell office:value="21.05063442995539" office:value-type="float"/>
          <table:table-cell office:value="0.04796903824224966" office:value-type="float"/>
          <table:table-cell office:value="0.296875" office:value-type="float"/>
          <table:table-cell office:value="1" office:value-type="float"/>
          <table:table-cell office:value="0.7203696531014885" office:value-type="float"/>
        </table:table-row>
        <table:table-row>
          <table:table-cell office:value-type="string">
            <text:p>noflo/noflo</text:p>
          </table:table-cell>
          <table:table-cell office:value-type="string">
            <text:p>active</text:p>
          </table:table-cell>
          <table:table-cell office:value="22.082647618173723" office:value-type="float"/>
          <table:table-cell office:value="0.12654833535948942" office:value-type="float"/>
          <table:table-cell office:value="0.10344827586206896" office:value-type="float"/>
          <table:table-cell office:value="1" office:value-type="float"/>
          <table:table-cell office:value="0.6790779671118234" office:value-type="float"/>
        </table:table-row>
        <table:table-row>
          <table:table-cell office:value-type="string">
            <text:p>521dimensions/amplitudejs</text:p>
          </table:table-cell>
          <table:table-cell office:value-type="string">
            <text:p>active</text:p>
          </table:table-cell>
          <table:table-cell office:value="23.067324198054077" office:value-type="float"/>
          <table:table-cell office:value="0.13942122463204878" office:value-type="float"/>
          <table:table-cell office:value="0.2" office:value-type="float"/>
          <table:table-cell office:value="1" office:value-type="float"/>
          <table:table-cell office:value="0.7160445054763682" office:value-type="float"/>
        </table:table-row>
        <table:table-row>
          <table:table-cell office:value-type="string">
            <text:p>ArtSabintsev/Siren</text:p>
          </table:table-cell>
          <table:table-cell office:value-type="string">
            <text:p>active</text:p>
          </table:table-cell>
          <table:table-cell office:value="21.909465072326675" office:value-type="float"/>
          <table:table-cell office:value="0.17797659107989416" office:value-type="float"/>
          <table:table-cell office:value="0.14285714285714285" office:value-type="float"/>
          <table:table-cell office:value="1" office:value-type="float"/>
          <table:table-cell office:value="0.6972898463794881" office:value-type="float"/>
        </table:table-row>
        <table:table-row>
          <table:table-cell office:value-type="string">
            <text:p>danger/danger</text:p>
          </table:table-cell>
          <table:table-cell office:value-type="string">
            <text:p>active</text:p>
          </table:table-cell>
          <table:table-cell office:value="21.892545338977396" office:value-type="float"/>
          <table:table-cell office:value="0.010788546653456929" office:value-type="float"/>
          <table:table-cell office:value="0.10714285714285714" office:value-type="float"/>
          <table:table-cell office:value="1" office:value-type="float"/>
          <table:table-cell office:value="0.6927022672222499" office:value-type="float"/>
        </table:table-row>
        <table:table-row>
          <table:table-cell office:value-type="string">
            <text:p>nbs-system/naxsi</text:p>
          </table:table-cell>
          <table:table-cell office:value-type="string">
            <text:p>active</text:p>
          </table:table-cell>
          <table:table-cell office:value="21.86959801540018" office:value-type="float"/>
          <table:table-cell office:value="0.07239570316026807" office:value-type="float"/>
          <table:table-cell office:value="0.45454545454545453" office:value-type="float"/>
          <table:table-cell office:value="0" office:value-type="float"/>
          <table:table-cell office:value="0.2416675876577291" office:value-type="float"/>
        </table:table-row>
        <table:table-row>
          <table:table-cell office:value-type="string">
            <text:p>phw/peek</text:p>
          </table:table-cell>
          <table:table-cell office:value-type="string">
            <text:p>active</text:p>
          </table:table-cell>
          <table:table-cell office:value="21.005551585995054" office:value-type="float"/>
          <table:table-cell office:value="0.04752674646263392" office:value-type="float"/>
          <table:table-cell office:value="0.44680851063829785" office:value-type="float"/>
          <table:table-cell office:value="0" office:value-type="float"/>
          <table:table-cell office:value="0.24937839915010526" office:value-type="float"/>
        </table:table-row>
        <table:table-row>
          <table:table-cell office:value-type="string">
            <text:p>JustArchi/ArchiSteamFarm</text:p>
          </table:table-cell>
          <table:table-cell office:value-type="string">
            <text:p>active</text:p>
          </table:table-cell>
          <table:table-cell office:value="20.79224706680179" office:value-type="float"/>
          <table:table-cell office:value="0.16652826997854883" office:value-type="float"/>
          <table:table-cell office:value="0.18181818181818182" office:value-type="float"/>
          <table:table-cell office:value="1" office:value-type="float"/>
          <table:table-cell office:value="0.7199297606219861" office:value-type="float"/>
        </table:table-row>
        <table:table-row>
          <table:table-cell office:value-type="string">
            <text:p>vavr-io/vavr</text:p>
          </table:table-cell>
          <table:table-cell office:value-type="string">
            <text:p>active</text:p>
          </table:table-cell>
          <table:table-cell office:value="21.27489210104262" office:value-type="float"/>
          <table:table-cell office:value="0.00861644688730756" office:value-type="float"/>
          <table:table-cell office:value="0.13953488372093023" office:value-type="float"/>
          <table:table-cell office:value="1" office:value-type="float"/>
          <table:table-cell office:value="0.6979170308913807" office:value-type="float"/>
        </table:table-row>
        <table:table-row>
          <table:table-cell office:value-type="string">
            <text:p>szwacz/electron-boilerplate</text:p>
          </table:table-cell>
          <table:table-cell office:value-type="string">
            <text:p>active</text:p>
          </table:table-cell>
          <table:table-cell office:value="21.254030537897457" office:value-type="float"/>
          <table:table-cell office:value="0.18272701809489175" office:value-type="float"/>
          <table:table-cell office:value="0.14285714285714285" office:value-type="float"/>
          <table:table-cell office:value="1" office:value-type="float"/>
          <table:table-cell office:value="0.680573637099885" office:value-type="float"/>
        </table:table-row>
        <table:table-row>
          <table:table-cell office:value-type="string">
            <text:p>lampepfl/dotty</text:p>
          </table:table-cell>
          <table:table-cell office:value-type="string">
            <text:p>active</text:p>
          </table:table-cell>
          <table:table-cell office:value="21.483386786586298" office:value-type="float"/>
          <table:table-cell office:value="0.018704460031114884" office:value-type="float"/>
          <table:table-cell office:value="0.10526315789473684" office:value-type="float"/>
          <table:table-cell office:value="1" office:value-type="float"/>
          <table:table-cell office:value="0.6999765700556909" office:value-type="float"/>
        </table:table-row>
        <table:table-row>
          <table:table-cell office:value-type="string">
            <text:p>BorisMoore/jsrender</text:p>
          </table:table-cell>
          <table:table-cell office:value-type="string">
            <text:p>active</text:p>
          </table:table-cell>
          <table:table-cell office:value="22.032374781591972" office:value-type="float"/>
          <table:table-cell office:value="0.05279212341346232" office:value-type="float"/>
          <table:table-cell office:value="0.13513513513513514" office:value-type="float"/>
          <table:table-cell office:value="1" office:value-type="float"/>
          <table:table-cell office:value="0.6887203626291927" office:value-type="float"/>
        </table:table-row>
        <table:table-row>
          <table:table-cell office:value-type="string">
            <text:p>nteract/nteract</text:p>
          </table:table-cell>
          <table:table-cell office:value-type="string">
            <text:p>active</text:p>
          </table:table-cell>
          <table:table-cell office:value="21.34641070736923" office:value-type="float"/>
          <table:table-cell office:value="0.08027547708666627" office:value-type="float"/>
          <table:table-cell office:value="0.15517241379310345" office:value-type="float"/>
          <table:table-cell office:value="1" office:value-type="float"/>
          <table:table-cell office:value="0.7036660488845428" office:value-type="float"/>
        </table:table-row>
        <table:table-row>
          <table:table-cell office:value-type="string">
            <text:p>andersao/l5-repository</text:p>
          </table:table-cell>
          <table:table-cell office:value-type="string">
            <text:p>active</text:p>
          </table:table-cell>
          <table:table-cell office:value="22.407271965656243" office:value-type="float"/>
          <table:table-cell office:value="0.10611524768057623" office:value-type="float"/>
          <table:table-cell office:value="0.25" office:value-type="float"/>
          <table:table-cell office:value="1" office:value-type="float"/>
          <table:table-cell office:value="0.7219951256240662" office:value-type="float"/>
        </table:table-row>
        <table:table-row>
          <table:table-cell office:value-type="string">
            <text:p>containerd/containerd</text:p>
          </table:table-cell>
          <table:table-cell office:value-type="string">
            <text:p>active</text:p>
          </table:table-cell>
          <table:table-cell office:value="20.949216373055005" office:value-type="float"/>
          <table:table-cell office:value="0.013679516576734866" office:value-type="float"/>
          <table:table-cell office:value="0.36363636363636365" office:value-type="float"/>
          <table:table-cell office:value="1" office:value-type="float"/>
          <table:table-cell office:value="0.7350466556859403" office:value-type="float"/>
        </table:table-row>
        <table:table-row>
          <table:table-cell office:value-type="string">
            <text:p>hylang/hy</text:p>
          </table:table-cell>
          <table:table-cell office:value-type="string">
            <text:p>active</text:p>
          </table:table-cell>
          <table:table-cell office:value="21.307581567231196" office:value-type="float"/>
          <table:table-cell office:value="0.009194523405657148" office:value-type="float"/>
          <table:table-cell office:value="0.10256410256410256" office:value-type="float"/>
          <table:table-cell office:value="1" office:value-type="float"/>
          <table:table-cell office:value="0.6964753175029369" office:value-type="float"/>
        </table:table-row>
        <table:table-row>
          <table:table-cell office:value-type="string">
            <text:p>aseprite/aseprite</text:p>
          </table:table-cell>
          <table:table-cell office:value-type="string">
            <text:p>active</text:p>
          </table:table-cell>
          <table:table-cell office:value="21.14526315602323" office:value-type="float"/>
          <table:table-cell office:value="0.02610820079601443" office:value-type="float"/>
          <table:table-cell office:value="0.16417910447761194" office:value-type="float"/>
          <table:table-cell office:value="1" office:value-type="float"/>
          <table:table-cell office:value="0.7023358804700078" office:value-type="float"/>
        </table:table-row>
        <table:table-row>
          <table:table-cell office:value-type="string">
            <text:p>inversify/InversifyJS</text:p>
          </table:table-cell>
          <table:table-cell office:value-type="string">
            <text:p>active</text:p>
          </table:table-cell>
          <table:table-cell office:value="21.347722119331245" office:value-type="float"/>
          <table:table-cell office:value="0.027875853244027526" office:value-type="float"/>
          <table:table-cell office:value="0.16176470588235295" office:value-type="float"/>
          <table:table-cell office:value="1" office:value-type="float"/>
          <table:table-cell office:value="0.7032288066989375" office:value-type="float"/>
        </table:table-row>
        <table:table-row>
          <table:table-cell office:value-type="string">
            <text:p>marmelroy/PhoneNumberKit</text:p>
          </table:table-cell>
          <table:table-cell office:value-type="string">
            <text:p>active</text:p>
          </table:table-cell>
          <table:table-cell office:value="26.33341223704758" office:value-type="float"/>
          <table:table-cell office:value="0.47256915433497954" office:value-type="float"/>
          <table:table-cell office:value="0.8" office:value-type="float"/>
          <table:table-cell office:value="0" office:value-type="float"/>
          <table:table-cell office:value="0.2138074791235652" office:value-type="float"/>
        </table:table-row>
        <table:table-row>
          <table:table-cell office:value-type="string">
            <text:p>fex-team/fis3</text:p>
          </table:table-cell>
          <table:table-cell office:value-type="string">
            <text:p>active</text:p>
          </table:table-cell>
          <table:table-cell office:value="22.344537716531942" office:value-type="float"/>
          <table:table-cell office:value="0.04036860249826365" office:value-type="float"/>
          <table:table-cell office:value="1" office:value-type="float"/>
          <table:table-cell office:value="0" office:value-type="float"/>
          <table:table-cell office:value="0.17411201040597027" office:value-type="float"/>
        </table:table-row>
        <table:table-row>
          <table:table-cell office:value-type="string">
            <text:p>appcelerator/titanium_mobile</text:p>
          </table:table-cell>
          <table:table-cell office:value-type="string">
            <text:p>active</text:p>
          </table:table-cell>
          <table:table-cell office:value="21.125993709276976" office:value-type="float"/>
          <table:table-cell office:value="0.03694140663076221" office:value-type="float"/>
          <table:table-cell office:value="0.14414414414414414" office:value-type="float"/>
          <table:table-cell office:value="1" office:value-type="float"/>
          <table:table-cell office:value="0.6900382700005173" office:value-type="float"/>
        </table:table-row>
        <table:table-row>
          <table:table-cell office:value-type="string">
            <text:p>google/benchmark</text:p>
          </table:table-cell>
          <table:table-cell office:value-type="string">
            <text:p>active</text:p>
          </table:table-cell>
          <table:table-cell office:value="21.256432508173642" office:value-type="float"/>
          <table:table-cell office:value="0.029351634458913495" office:value-type="float"/>
          <table:table-cell office:value="0.2753623188405797" office:value-type="float"/>
          <table:table-cell office:value="1" office:value-type="float"/>
          <table:table-cell office:value="0.7122786586620273" office:value-type="float"/>
        </table:table-row>
        <table:table-row>
          <table:table-cell office:value-type="string">
            <text:p>Ereza/CustomActivityOnCrash</text:p>
          </table:table-cell>
          <table:table-cell office:value-type="string">
            <text:p>active</text:p>
          </table:table-cell>
          <table:table-cell office:value="40.543913946693124" office:value-type="float"/>
          <table:table-cell office:value="1" office:value-type="float"/>
          <table:table-cell office:value="0.5" office:value-type="float"/>
          <table:table-cell office:value="1" office:value-type="float"/>
          <table:table-cell office:value="0.726939077680083" office:value-type="float"/>
        </table:table-row>
        <table:table-row>
          <table:table-cell office:value-type="string">
            <text:p>golemfactory/golem</text:p>
          </table:table-cell>
          <table:table-cell office:value-type="string">
            <text:p>active</text:p>
          </table:table-cell>
          <table:table-cell office:value="20.99251543480374" office:value-type="float"/>
          <table:table-cell office:value="0.06903671636971198" office:value-type="float"/>
          <table:table-cell office:value="0.37681159420289856" office:value-type="float"/>
          <table:table-cell office:value="1" office:value-type="float"/>
          <table:table-cell office:value="0.7345204188941157" office:value-type="float"/>
        </table:table-row>
        <table:table-row>
          <table:table-cell office:value-type="string">
            <text:p>grails/grails-core</text:p>
          </table:table-cell>
          <table:table-cell office:value-type="string">
            <text:p>active</text:p>
          </table:table-cell>
          <table:table-cell office:value="21.170219571693387" office:value-type="float"/>
          <table:table-cell office:value="0.08616850926758723" office:value-type="float"/>
          <table:table-cell office:value="0.2631578947368421" office:value-type="float"/>
          <table:table-cell office:value="1" office:value-type="float"/>
          <table:table-cell office:value="0.7068480679184751" office:value-type="float"/>
        </table:table-row>
        <table:table-row>
          <table:table-cell office:value-type="string">
            <text:p>coteditor/CotEditor</text:p>
          </table:table-cell>
          <table:table-cell office:value-type="string">
            <text:p>active</text:p>
          </table:table-cell>
          <table:table-cell office:value="22.20548169723333" office:value-type="float"/>
          <table:table-cell office:value="0.016799024140418044" office:value-type="float"/>
          <table:table-cell office:value="0.42857142857142855" office:value-type="float"/>
          <table:table-cell office:value="0" office:value-type="float"/>
          <table:table-cell office:value="0.23151437501293776" office:value-type="float"/>
        </table:table-row>
        <table:table-row>
          <table:table-cell office:value-type="string">
            <text:p>kubernetes/dashboard</text:p>
          </table:table-cell>
          <table:table-cell office:value-type="string">
            <text:p>active</text:p>
          </table:table-cell>
          <table:table-cell office:value="21.276623690724964" office:value-type="float"/>
          <table:table-cell office:value="0.013342016562812531" office:value-type="float"/>
          <table:table-cell office:value="0.3879781420765027" office:value-type="float"/>
          <table:table-cell office:value="1" office:value-type="float"/>
          <table:table-cell office:value="0.7334202789333549" office:value-type="float"/>
        </table:table-row>
        <table:table-row>
          <table:table-cell office:value-type="string">
            <text:p>xonsh/xonsh</text:p>
          </table:table-cell>
          <table:table-cell office:value-type="string">
            <text:p>active</text:p>
          </table:table-cell>
          <table:table-cell office:value="21.197850704250936" office:value-type="float"/>
          <table:table-cell office:value="0.002934466623272384" office:value-type="float"/>
          <table:table-cell office:value="0.11428571428571428" office:value-type="float"/>
          <table:table-cell office:value="1" office:value-type="float"/>
          <table:table-cell office:value="0.6920329829312905" office:value-type="float"/>
        </table:table-row>
        <table:table-row>
          <table:table-cell office:value-type="string">
            <text:p>micha/resty</text:p>
          </table:table-cell>
          <table:table-cell office:value-type="string">
            <text:p>active</text:p>
          </table:table-cell>
          <table:table-cell office:value="26.567594740901207" office:value-type="float"/>
          <table:table-cell office:value="0.4746684120849813" office:value-type="float"/>
          <table:table-cell office:value="0.4" office:value-type="float"/>
          <table:table-cell office:value="1" office:value-type="float"/>
          <table:table-cell office:value="0.7240315824140702" office:value-type="float"/>
        </table:table-row>
        <table:table-row>
          <table:table-cell office:value-type="string">
            <text:p>react-native-community/react-native-svg</text:p>
          </table:table-cell>
          <table:table-cell office:value-type="string">
            <text:p>active</text:p>
          </table:table-cell>
          <table:table-cell office:value="21.236230145972034" office:value-type="float"/>
          <table:table-cell office:value="0.05199217397431929" office:value-type="float"/>
          <table:table-cell office:value="0.22727272727272727" office:value-type="float"/>
          <table:table-cell office:value="1" office:value-type="float"/>
          <table:table-cell office:value="0.7085969620594322" office:value-type="float"/>
        </table:table-row>
        <table:table-row>
          <table:table-cell office:value-type="string">
            <text:p>fibjs/fibjs</text:p>
          </table:table-cell>
          <table:table-cell office:value-type="string">
            <text:p>active</text:p>
          </table:table-cell>
          <table:table-cell office:value="26.063867479006234" office:value-type="float"/>
          <table:table-cell office:value="0.15040192735361657" office:value-type="float"/>
          <table:table-cell office:value="1" office:value-type="float"/>
          <table:table-cell office:value="0" office:value-type="float"/>
          <table:table-cell office:value="0.1866497595049171" office:value-type="float"/>
        </table:table-row>
        <table:table-row>
          <table:table-cell office:value-type="string">
            <text:p>laravel/homestead</text:p>
          </table:table-cell>
          <table:table-cell office:value-type="string">
            <text:p>active</text:p>
          </table:table-cell>
          <table:table-cell office:value="21.310671185835297" office:value-type="float"/>
          <table:table-cell office:value="0.17728504863902383" office:value-type="float"/>
          <table:table-cell office:value="0.1774193548387097" office:value-type="float"/>
          <table:table-cell office:value="1" office:value-type="float"/>
          <table:table-cell office:value="0.6980690353778735" office:value-type="float"/>
        </table:table-row>
        <table:table-row>
          <table:table-cell office:value-type="string">
            <text:p>getsentry/raven-js</text:p>
          </table:table-cell>
          <table:table-cell office:value-type="string">
            <text:p>active</text:p>
          </table:table-cell>
          <table:table-cell office:value="21.132935539148463" office:value-type="float"/>
          <table:table-cell office:value="0.06422763018843199" office:value-type="float"/>
          <table:table-cell office:value="0.1875" office:value-type="float"/>
          <table:table-cell office:value="1" office:value-type="float"/>
          <table:table-cell office:value="0.6994315711071759" office:value-type="float"/>
        </table:table-row>
        <table:table-row>
          <table:table-cell office:value-type="string">
            <text:p>FreeRDP/FreeRDP</text:p>
          </table:table-cell>
          <table:table-cell office:value-type="string">
            <text:p>active</text:p>
          </table:table-cell>
          <table:table-cell office:value="21.26748369432535" office:value-type="float"/>
          <table:table-cell office:value="0.08733475665415887" office:value-type="float"/>
          <table:table-cell office:value="0.16981132075471697" office:value-type="float"/>
          <table:table-cell office:value="1" office:value-type="float"/>
          <table:table-cell office:value="0.6970725222620552" office:value-type="float"/>
        </table:table-row>
        <table:table-row>
          <table:table-cell office:value-type="string">
            <text:p>neon-bindings/neon</text:p>
          </table:table-cell>
          <table:table-cell office:value-type="string">
            <text:p>active</text:p>
          </table:table-cell>
          <table:table-cell office:value="21.191695679692355" office:value-type="float"/>
          <table:table-cell office:value="0.14099194386932998" office:value-type="float"/>
          <table:table-cell office:value="0.37037037037037035" office:value-type="float"/>
          <table:table-cell office:value="1" office:value-type="float"/>
          <table:table-cell office:value="0.7245878820990215" office:value-type="float"/>
        </table:table-row>
        <table:table-row>
          <table:table-cell office:value-type="string">
            <text:p>Project-OSRM/osrm-backend</text:p>
          </table:table-cell>
          <table:table-cell office:value-type="string">
            <text:p>active</text:p>
          </table:table-cell>
          <table:table-cell office:value="21.02113182376572" office:value-type="float"/>
          <table:table-cell office:value="0.0789215781819157" office:value-type="float"/>
          <table:table-cell office:value="0.27419354838709675" office:value-type="float"/>
          <table:table-cell office:value="1" office:value-type="float"/>
          <table:table-cell office:value="0.7247580405571412" office:value-type="float"/>
        </table:table-row>
        <table:table-row>
          <table:table-cell office:value-type="string">
            <text:p>apiaryio/dredd</text:p>
          </table:table-cell>
          <table:table-cell office:value-type="string">
            <text:p>active</text:p>
          </table:table-cell>
          <table:table-cell office:value="21.356517973820463" office:value-type="float"/>
          <table:table-cell office:value="0.008226084458153685" office:value-type="float"/>
          <table:table-cell office:value="0.15942028985507245" office:value-type="float"/>
          <table:table-cell office:value="1" office:value-type="float"/>
          <table:table-cell office:value="0.703959863171796" office:value-type="float"/>
        </table:table-row>
        <table:table-row>
          <table:table-cell office:value-type="string">
            <text:p>giggsey/libphonenumber-for-php</text:p>
          </table:table-cell>
          <table:table-cell office:value-type="string">
            <text:p>active</text:p>
          </table:table-cell>
          <table:table-cell office:value="25.212750478108788" office:value-type="float"/>
          <table:table-cell office:value="0.17235165631364913" office:value-type="float"/>
          <table:table-cell office:value="0.3333333333333333" office:value-type="float"/>
          <table:table-cell office:value="1" office:value-type="float"/>
          <table:table-cell office:value="0.7337461406313609" office:value-type="float"/>
        </table:table-row>
        <table:table-row>
          <table:table-cell office:value-type="string">
            <text:p>phalcon/zephir</text:p>
          </table:table-cell>
          <table:table-cell office:value-type="string">
            <text:p>active</text:p>
          </table:table-cell>
          <table:table-cell office:value="21.013671772856423" office:value-type="float"/>
          <table:table-cell office:value="0.03859339386074989" office:value-type="float"/>
          <table:table-cell office:value="0.27631578947368424" office:value-type="float"/>
          <table:table-cell office:value="1" office:value-type="float"/>
          <table:table-cell office:value="0.7236245821116176" office:value-type="float"/>
        </table:table-row>
        <table:table-row>
          <table:table-cell office:value-type="string">
            <text:p>Dash-Industry-Forum/dash.js</text:p>
          </table:table-cell>
          <table:table-cell office:value-type="string">
            <text:p>active</text:p>
          </table:table-cell>
          <table:table-cell office:value="20.937545800244926" office:value-type="float"/>
          <table:table-cell office:value="0.06168274353985629" office:value-type="float"/>
          <table:table-cell office:value="0.21578947368421053" office:value-type="float"/>
          <table:table-cell office:value="1" office:value-type="float"/>
          <table:table-cell office:value="0.6984571820817075" office:value-type="float"/>
        </table:table-row>
        <table:table-row>
          <table:table-cell office:value-type="string">
            <text:p>SeleniumHQ/docker-selenium</text:p>
          </table:table-cell>
          <table:table-cell office:value-type="string">
            <text:p>active</text:p>
          </table:table-cell>
          <table:table-cell office:value="21.190072214835176" office:value-type="float"/>
          <table:table-cell office:value="0.09439638079281638" office:value-type="float"/>
          <table:table-cell office:value="0.3185840707964602" office:value-type="float"/>
          <table:table-cell office:value="1" office:value-type="float"/>
          <table:table-cell office:value="0.7143428365389092" office:value-type="float"/>
        </table:table-row>
        <table:table-row>
          <table:table-cell office:value-type="string">
            <text:p>phpro/grumphp</text:p>
          </table:table-cell>
          <table:table-cell office:value-type="string">
            <text:p>active</text:p>
          </table:table-cell>
          <table:table-cell office:value="21.27059528268028" office:value-type="float"/>
          <table:table-cell office:value="0.04184234946728097" office:value-type="float"/>
          <table:table-cell office:value="0.2765957446808511" office:value-type="float"/>
          <table:table-cell office:value="1" office:value-type="float"/>
          <table:table-cell office:value="0.7147650222307469" office:value-type="float"/>
        </table:table-row>
        <table:table-row>
          <table:table-cell office:value-type="string">
            <text:p>wooorm/alex</text:p>
          </table:table-cell>
          <table:table-cell office:value-type="string">
            <text:p>active</text:p>
          </table:table-cell>
          <table:table-cell office:value="22.11786078836604" office:value-type="float"/>
          <table:table-cell office:value="0.03919156748053998" office:value-type="float"/>
          <table:table-cell office:value="0.22727272727272727" office:value-type="float"/>
          <table:table-cell office:value="1" office:value-type="float"/>
          <table:table-cell office:value="0.7157924540263093" office:value-type="float"/>
        </table:table-row>
        <table:table-row>
          <table:table-cell office:value-type="string">
            <text:p>googlevr/gvr-unity-sdk</text:p>
          </table:table-cell>
          <table:table-cell office:value-type="string">
            <text:p>active</text:p>
          </table:table-cell>
          <table:table-cell office:value="20.76653738654856" office:value-type="float"/>
          <table:table-cell office:value="0.06485288221414102" office:value-type="float"/>
          <table:table-cell office:value="0.23484848484848486" office:value-type="float"/>
          <table:table-cell office:value="1" office:value-type="float"/>
          <table:table-cell office:value="0.681295642098508" office:value-type="float"/>
        </table:table-row>
        <table:table-row>
          <table:table-cell office:value-type="string">
            <text:p>sqlectron/sqlectron-gui</text:p>
          </table:table-cell>
          <table:table-cell office:value-type="string">
            <text:p>active</text:p>
          </table:table-cell>
          <table:table-cell office:value="22.375222667456846" office:value-type="float"/>
          <table:table-cell office:value="0.04926987508672798" office:value-type="float"/>
          <table:table-cell office:value="0.13333333333333333" office:value-type="float"/>
          <table:table-cell office:value="1" office:value-type="float"/>
          <table:table-cell office:value="0.6876092678305193" office:value-type="float"/>
        </table:table-row>
        <table:table-row>
          <table:table-cell office:value-type="string">
            <text:p>hickford/MechanicalSoup</text:p>
          </table:table-cell>
          <table:table-cell office:value-type="string">
            <text:p>active</text:p>
          </table:table-cell>
          <table:table-cell office:value="22.52012073720444" office:value-type="float"/>
          <table:table-cell office:value="0.04708097860987152" office:value-type="float"/>
          <table:table-cell office:value="0.26666666666666666" office:value-type="float"/>
          <table:table-cell office:value="1" office:value-type="float"/>
          <table:table-cell office:value="0.7142394504593398" office:value-type="float"/>
        </table:table-row>
        <table:table-row>
          <table:table-cell office:value-type="string">
            <text:p>froala/wysiwyg-editor</text:p>
          </table:table-cell>
          <table:table-cell office:value-type="string">
            <text:p>active</text:p>
          </table:table-cell>
          <table:table-cell office:value="21.407533036283226" office:value-type="float"/>
          <table:table-cell office:value="0.06122813698667795" office:value-type="float"/>
          <table:table-cell office:value="0.1388888888888889" office:value-type="float"/>
          <table:table-cell office:value="1" office:value-type="float"/>
          <table:table-cell office:value="0.6938120529056837" office:value-type="float"/>
        </table:table-row>
        <table:table-row>
          <table:table-cell office:value-type="string">
            <text:p>jhnns/rewire</text:p>
          </table:table-cell>
          <table:table-cell office:value-type="string">
            <text:p>active</text:p>
          </table:table-cell>
          <table:table-cell office:value="22.200152781934467" office:value-type="float"/>
          <table:table-cell office:value="0.04530533520636278" office:value-type="float"/>
          <table:table-cell office:value="0.14285714285714285" office:value-type="float"/>
          <table:table-cell office:value="1" office:value-type="float"/>
          <table:table-cell office:value="0.6995410431861427" office:value-type="float"/>
        </table:table-row>
        <table:table-row>
          <table:table-cell office:value-type="string">
            <text:p>maximebf/php-debugbar</text:p>
          </table:table-cell>
          <table:table-cell office:value-type="string">
            <text:p>active</text:p>
          </table:table-cell>
          <table:table-cell office:value="22.339702670946956" office:value-type="float"/>
          <table:table-cell office:value="0.05711221538393171" office:value-type="float"/>
          <table:table-cell office:value="0.16666666666666666" office:value-type="float"/>
          <table:table-cell office:value="1" office:value-type="float"/>
          <table:table-cell office:value="0.6926775290159423" office:value-type="float"/>
        </table:table-row>
        <table:table-row>
          <table:table-cell office:value-type="string">
            <text:p>sschmid/Entitas-CSharp</text:p>
          </table:table-cell>
          <table:table-cell office:value-type="string">
            <text:p>active</text:p>
          </table:table-cell>
          <table:table-cell office:value="21.47503748615608" office:value-type="float"/>
          <table:table-cell office:value="0.04671969084315938" office:value-type="float"/>
          <table:table-cell office:value="0.13274336283185842" office:value-type="float"/>
          <table:table-cell office:value="1" office:value-type="float"/>
          <table:table-cell office:value="0.6867964390080895" office:value-type="float"/>
        </table:table-row>
        <table:table-row>
          <table:table-cell office:value-type="string">
            <text:p>honestbleeps/Reddit-Enhancement-Suite</text:p>
          </table:table-cell>
          <table:table-cell office:value-type="string">
            <text:p>active</text:p>
          </table:table-cell>
          <table:table-cell office:value="20.9457792662564" office:value-type="float"/>
          <table:table-cell office:value="0.08601944949672762" office:value-type="float"/>
          <table:table-cell office:value="0.09411764705882353" office:value-type="float"/>
          <table:table-cell office:value="1" office:value-type="float"/>
          <table:table-cell office:value="0.6823205457467367" office:value-type="float"/>
        </table:table-row>
        <table:table-row>
          <table:table-cell office:value-type="string">
            <text:p>termux/termux-app</text:p>
          </table:table-cell>
          <table:table-cell office:value-type="string">
            <text:p>active</text:p>
          </table:table-cell>
          <table:table-cell office:value="21.106452217538358" office:value-type="float"/>
          <table:table-cell office:value="0.036687027237107005" office:value-type="float"/>
          <table:table-cell office:value="0.12903225806451613" office:value-type="float"/>
          <table:table-cell office:value="1" office:value-type="float"/>
          <table:table-cell office:value="0.6729359253018369" office:value-type="float"/>
        </table:table-row>
        <table:table-row>
          <table:table-cell office:value-type="string">
            <text:p>devxoul/Then</text:p>
          </table:table-cell>
          <table:table-cell office:value-type="string">
            <text:p>active</text:p>
          </table:table-cell>
          <table:table-cell office:value="32.70605208369197" office:value-type="float"/>
          <table:table-cell office:value="0.8938330850198849" office:value-type="float"/>
          <table:table-cell office:value="0.6666666666666666" office:value-type="float"/>
          <table:table-cell office:value="1" office:value-type="float"/>
          <table:table-cell office:value="0.7352014424741152" office:value-type="float"/>
        </table:table-row>
        <table:table-row>
          <table:table-cell office:value-type="string">
            <text:p>libretro/RetroArch</text:p>
          </table:table-cell>
          <table:table-cell office:value-type="string">
            <text:p>active</text:p>
          </table:table-cell>
          <table:table-cell office:value="20.579685456657412" office:value-type="float"/>
          <table:table-cell office:value="0.07031675642826658" office:value-type="float"/>
          <table:table-cell office:value="0.12839506172839507" office:value-type="float"/>
          <table:table-cell office:value="1" office:value-type="float"/>
          <table:table-cell office:value="0.6780155311593954" office:value-type="float"/>
        </table:table-row>
        <table:table-row>
          <table:table-cell office:value-type="string">
            <text:p>star7th/showdoc</text:p>
          </table:table-cell>
          <table:table-cell office:value-type="string">
            <text:p>active</text:p>
          </table:table-cell>
          <table:table-cell office:value="28.682920930810823" office:value-type="float"/>
          <table:table-cell office:value="0.8376647664622144" office:value-type="float"/>
          <table:table-cell office:value="0.5" office:value-type="float"/>
          <table:table-cell office:value="0" office:value-type="float"/>
          <table:table-cell office:value="0.2387430573289671" office:value-type="float"/>
        </table:table-row>
        <table:table-row>
          <table:table-cell office:value-type="string">
            <text:p>3lvis/Sync</text:p>
          </table:table-cell>
          <table:table-cell office:value-type="string">
            <text:p>active</text:p>
          </table:table-cell>
          <table:table-cell office:value="21.666026166216184" office:value-type="float"/>
          <table:table-cell office:value="0.006897721838797406" office:value-type="float"/>
          <table:table-cell office:value="0.28205128205128205" office:value-type="float"/>
          <table:table-cell office:value="1" office:value-type="float"/>
          <table:table-cell office:value="0.7287164873020773" office:value-type="float"/>
        </table:table-row>
        <table:table-row>
          <table:table-cell office:value-type="string">
            <text:p>dlew/joda-time-android</text:p>
          </table:table-cell>
          <table:table-cell office:value-type="string">
            <text:p>active</text:p>
          </table:table-cell>
          <table:table-cell office:value="24.235860540657246" office:value-type="float"/>
          <table:table-cell office:value="0.034912680340237014" office:value-type="float"/>
          <table:table-cell office:value="0.14285714285714285" office:value-type="float"/>
          <table:table-cell office:value="1" office:value-type="float"/>
          <table:table-cell office:value="0.6895013187492023" office:value-type="float"/>
        </table:table-row>
        <table:table-row>
          <table:table-cell office:value-type="string">
            <text:p>qmk/qmk_firmware</text:p>
          </table:table-cell>
          <table:table-cell office:value-type="string">
            <text:p>active</text:p>
          </table:table-cell>
          <table:table-cell office:value="20.84180606380963" office:value-type="float"/>
          <table:table-cell office:value="0.05348141567434809" office:value-type="float"/>
          <table:table-cell office:value="0.1897810218978102" office:value-type="float"/>
          <table:table-cell office:value="1" office:value-type="float"/>
          <table:table-cell office:value="0.7006732457104389" office:value-type="float"/>
        </table:table-row>
        <table:table-row>
          <table:table-cell office:value-type="string">
            <text:p>mikepenz/FastAdapter</text:p>
          </table:table-cell>
          <table:table-cell office:value-type="string">
            <text:p>active</text:p>
          </table:table-cell>
          <table:table-cell office:value="21.549293150785292" office:value-type="float"/>
          <table:table-cell office:value="0.11184019340486125" office:value-type="float"/>
          <table:table-cell office:value="0.3382352941176471" office:value-type="float"/>
          <table:table-cell office:value="1" office:value-type="float"/>
          <table:table-cell office:value="0.7388993752530598" office:value-type="float"/>
        </table:table-row>
        <table:table-row>
          <table:table-cell office:value-type="string">
            <text:p>dokan-dev/dokany</text:p>
          </table:table-cell>
          <table:table-cell office:value-type="string">
            <text:p>active</text:p>
          </table:table-cell>
          <table:table-cell office:value="20.86830458453452" office:value-type="float"/>
          <table:table-cell office:value="0.10832109084524966" office:value-type="float"/>
          <table:table-cell office:value="0.21296296296296297" office:value-type="float"/>
          <table:table-cell office:value="1" office:value-type="float"/>
          <table:table-cell office:value="0.7014313432674282" office:value-type="float"/>
        </table:table-row>
        <table:table-row>
          <table:table-cell office:value-type="string">
            <text:p>wbotelhos/raty</text:p>
          </table:table-cell>
          <table:table-cell office:value-type="string">
            <text:p>active</text:p>
          </table:table-cell>
          <table:table-cell office:value="26.888610851878237" office:value-type="float"/>
          <table:table-cell office:value="0.3106654672008477" office:value-type="float"/>
          <table:table-cell office:value="0" office:value-type="float"/>
          <table:table-cell office:value="1" office:value-type="float"/>
          <table:table-cell office:value="0.6428371420804811" office:value-type="float"/>
        </table:table-row>
        <table:table-row>
          <table:table-cell office:value-type="string">
            <text:p>nopSolutions/nopCommerce</text:p>
          </table:table-cell>
          <table:table-cell office:value-type="string">
            <text:p>active</text:p>
          </table:table-cell>
          <table:table-cell office:value="21.775747019554178" office:value-type="float"/>
          <table:table-cell office:value="0.06512045998821225" office:value-type="float"/>
          <table:table-cell office:value="0.12658227848101267" office:value-type="float"/>
          <table:table-cell office:value="1" office:value-type="float"/>
          <table:table-cell office:value="0.67896821370091" office:value-type="float"/>
        </table:table-row>
        <table:table-row>
          <table:table-cell office:value-type="string">
            <text:p>aspnet/KestrelHttpServer</text:p>
          </table:table-cell>
          <table:table-cell office:value-type="string">
            <text:p>active</text:p>
          </table:table-cell>
          <table:table-cell office:value="20.9137690635516" office:value-type="float"/>
          <table:table-cell office:value="0.06597057005203717" office:value-type="float"/>
          <table:table-cell office:value="0.24561403508771928" office:value-type="float"/>
          <table:table-cell office:value="1" office:value-type="float"/>
          <table:table-cell office:value="0.7130516241162147" office:value-type="float"/>
        </table:table-row>
        <table:table-row>
          <table:table-cell office:value-type="string">
            <text:p>ueberauth/guardian</text:p>
          </table:table-cell>
          <table:table-cell office:value-type="string">
            <text:p>active</text:p>
          </table:table-cell>
          <table:table-cell office:value="22.22883053128138" office:value-type="float"/>
          <table:table-cell office:value="0.07948021167591494" office:value-type="float"/>
          <table:table-cell office:value="0.20689655172413793" office:value-type="float"/>
          <table:table-cell office:value="1" office:value-type="float"/>
          <table:table-cell office:value="0.7039280546215957" office:value-type="float"/>
        </table:table-row>
        <table:table-row>
          <table:table-cell office:value-type="string">
            <text:p>emacs-helm/helm</text:p>
          </table:table-cell>
          <table:table-cell office:value-type="string">
            <text:p>active</text:p>
          </table:table-cell>
          <table:table-cell office:value="20.98767387447052" office:value-type="float"/>
          <table:table-cell office:value="0.013261117240317496" office:value-type="float"/>
          <table:table-cell office:value="0.23204419889502761" office:value-type="float"/>
          <table:table-cell office:value="1" office:value-type="float"/>
          <table:table-cell office:value="0.7141325736068428" office:value-type="float"/>
        </table:table-row>
        <table:table-row>
          <table:table-cell office:value-type="string">
            <text:p>dmfay/massive-js</text:p>
          </table:table-cell>
          <table:table-cell office:value-type="string">
            <text:p>active</text:p>
          </table:table-cell>
          <table:table-cell office:value="21.781045852078808" office:value-type="float"/>
          <table:table-cell office:value="0.09719880979099149" office:value-type="float"/>
          <table:table-cell office:value="0.058823529411764705" office:value-type="float"/>
          <table:table-cell office:value="1" office:value-type="float"/>
          <table:table-cell office:value="0.6836473648052372" office:value-type="float"/>
        </table:table-row>
        <table:table-row>
          <table:table-cell office:value-type="string">
            <text:p>PrismLibrary/Prism</text:p>
          </table:table-cell>
          <table:table-cell office:value-type="string">
            <text:p>active</text:p>
          </table:table-cell>
          <table:table-cell office:value="21.37219736347085" office:value-type="float"/>
          <table:table-cell office:value="0.06257745034207814" office:value-type="float"/>
          <table:table-cell office:value="0.11728395061728394" office:value-type="float"/>
          <table:table-cell office:value="1" office:value-type="float"/>
          <table:table-cell office:value="0.6994638248405334" office:value-type="float"/>
        </table:table-row>
        <table:table-row>
          <table:table-cell office:value-type="string">
            <text:p>iron-io/functions</text:p>
          </table:table-cell>
          <table:table-cell office:value-type="string">
            <text:p>active</text:p>
          </table:table-cell>
          <table:table-cell office:value="22.398000622327086" office:value-type="float"/>
          <table:table-cell office:value="0.12468033744517153" office:value-type="float"/>
          <table:table-cell office:value="0.11764705882352941" office:value-type="float"/>
          <table:table-cell office:value="1" office:value-type="float"/>
          <table:table-cell office:value="0.6919258897054209" office:value-type="float"/>
        </table:table-row>
        <table:table-row>
          <table:table-cell office:value-type="string">
            <text:p>pornel/pngquant</text:p>
          </table:table-cell>
          <table:table-cell office:value-type="string">
            <text:p>active</text:p>
          </table:table-cell>
          <table:table-cell office:value="21.50236361879931" office:value-type="float"/>
          <table:table-cell office:value="0.11088877119170111" office:value-type="float"/>
          <table:table-cell office:value="0.37037037037037035" office:value-type="float"/>
          <table:table-cell office:value="1" office:value-type="float"/>
          <table:table-cell office:value="0.728792142210012" office:value-type="float"/>
        </table:table-row>
        <table:table-row>
          <table:table-cell office:value-type="string">
            <text:p>RichardKnop/machinery</text:p>
          </table:table-cell>
          <table:table-cell office:value-type="string">
            <text:p>active</text:p>
          </table:table-cell>
          <table:table-cell office:value="21.818666650361568" office:value-type="float"/>
          <table:table-cell office:value="0.021991326567017817" office:value-type="float"/>
          <table:table-cell office:value="0.391304347826087" office:value-type="float"/>
          <table:table-cell office:value="1" office:value-type="float"/>
          <table:table-cell office:value="0.7453138225353008" office:value-type="float"/>
        </table:table-row>
        <table:table-row>
          <table:table-cell office:value-type="string">
            <text:p>hhatto/autopep8</text:p>
          </table:table-cell>
          <table:table-cell office:value-type="string">
            <text:p>active</text:p>
          </table:table-cell>
          <table:table-cell office:value="21.93503857118908" office:value-type="float"/>
          <table:table-cell office:value="0.03876687614646205" office:value-type="float"/>
          <table:table-cell office:value="0.25" office:value-type="float"/>
          <table:table-cell office:value="1" office:value-type="float"/>
          <table:table-cell office:value="0.7164615107750794" office:value-type="float"/>
        </table:table-row>
        <table:table-row>
          <table:table-cell office:value-type="string">
            <text:p>TimOliver/TOCropViewController</text:p>
          </table:table-cell>
          <table:table-cell office:value-type="string">
            <text:p>active</text:p>
          </table:table-cell>
          <table:table-cell office:value="28.604354823491125" office:value-type="float"/>
          <table:table-cell office:value="0.4715619251905802" office:value-type="float"/>
          <table:table-cell office:value="0" office:value-type="float"/>
          <table:table-cell office:value="1" office:value-type="float"/>
          <table:table-cell office:value="0.6639073625272232" office:value-type="float"/>
        </table:table-row>
        <table:table-row>
          <table:table-cell office:value-type="string">
            <text:p>WebAssembly/binaryen</text:p>
          </table:table-cell>
          <table:table-cell office:value-type="string">
            <text:p>active</text:p>
          </table:table-cell>
          <table:table-cell office:value="21.077370633388863" office:value-type="float"/>
          <table:table-cell office:value="0.07523300664047483" office:value-type="float"/>
          <table:table-cell office:value="0.20238095238095238" office:value-type="float"/>
          <table:table-cell office:value="1" office:value-type="float"/>
          <table:table-cell office:value="0.7017188258045041" office:value-type="float"/>
        </table:table-row>
        <table:table-row>
          <table:table-cell office:value-type="string">
            <text:p>VirusTotal/yara</text:p>
          </table:table-cell>
          <table:table-cell office:value-type="string">
            <text:p>active</text:p>
          </table:table-cell>
          <table:table-cell office:value="21.690574562765846" office:value-type="float"/>
          <table:table-cell office:value="0.03607656143006003" office:value-type="float"/>
          <table:table-cell office:value="0.21212121212121213" office:value-type="float"/>
          <table:table-cell office:value="1" office:value-type="float"/>
          <table:table-cell office:value="0.6996174970589152" office:value-type="float"/>
        </table:table-row>
        <table:table-row>
          <table:table-cell office:value-type="string">
            <text:p>go-swagger/go-swagger</text:p>
          </table:table-cell>
          <table:table-cell office:value-type="string">
            <text:p>active</text:p>
          </table:table-cell>
          <table:table-cell office:value="21.62472351338098" office:value-type="float"/>
          <table:table-cell office:value="0.013061407729727007" office:value-type="float"/>
          <table:table-cell office:value="0.15671641791044777" office:value-type="float"/>
          <table:table-cell office:value="1" office:value-type="float"/>
          <table:table-cell office:value="0.6796027502979227" office:value-type="float"/>
        </table:table-row>
        <table:table-row>
          <table:table-cell office:value-type="string">
            <text:p>material-components/material-components-ios</text:p>
          </table:table-cell>
          <table:table-cell office:value-type="string">
            <text:p>active</text:p>
          </table:table-cell>
          <table:table-cell office:value="21.643389737619817" office:value-type="float"/>
          <table:table-cell office:value="0.13792146004882633" office:value-type="float"/>
          <table:table-cell office:value="0.12280701754385964" office:value-type="float"/>
          <table:table-cell office:value="1" office:value-type="float"/>
          <table:table-cell office:value="0.6967934939809941" office:value-type="float"/>
        </table:table-row>
        <table:table-row>
          <table:table-cell office:value-type="string">
            <text:p>graphql-java/graphql-java</text:p>
          </table:table-cell>
          <table:table-cell office:value-type="string">
            <text:p>active</text:p>
          </table:table-cell>
          <table:table-cell office:value="21.655551732762113" office:value-type="float"/>
          <table:table-cell office:value="0.02521490979788425" office:value-type="float"/>
          <table:table-cell office:value="0.13953488372093023" office:value-type="float"/>
          <table:table-cell office:value="1" office:value-type="float"/>
          <table:table-cell office:value="0.6899135806841815" office:value-type="float"/>
        </table:table-row>
        <table:table-row>
          <table:table-cell office:value-type="string">
            <text:p>jpillora/chisel</text:p>
          </table:table-cell>
          <table:table-cell office:value-type="string">
            <text:p>active</text:p>
          </table:table-cell>
          <table:table-cell office:value="29.10142589940132" office:value-type="float"/>
          <table:table-cell office:value="0.3101618307703517" office:value-type="float"/>
          <table:table-cell office:value="0" office:value-type="float"/>
          <table:table-cell office:value="1" office:value-type="float"/>
          <table:table-cell office:value="0.6381104235762338" office:value-type="float"/>
        </table:table-row>
        <table:table-row>
          <table:table-cell office:value-type="string">
            <text:p>PHP-FFMpeg/PHP-FFMpeg</text:p>
          </table:table-cell>
          <table:table-cell office:value-type="string">
            <text:p>active</text:p>
          </table:table-cell>
          <table:table-cell office:value="20.927434381333487" office:value-type="float"/>
          <table:table-cell office:value="0.02239216318733765" office:value-type="float"/>
          <table:table-cell office:value="0.375" office:value-type="float"/>
          <table:table-cell office:value="1" office:value-type="float"/>
          <table:table-cell office:value="0.7240901848594935" office:value-type="float"/>
        </table:table-row>
        <table:table-row>
          <table:table-cell office:value-type="string">
            <text:p>buttercup/buttercup-desktop</text:p>
          </table:table-cell>
          <table:table-cell office:value-type="string">
            <text:p>active</text:p>
          </table:table-cell>
          <table:table-cell office:value="21.917656692507776" office:value-type="float"/>
          <table:table-cell office:value="0.26640709960354075" office:value-type="float"/>
          <table:table-cell office:value="0.08333333333333333" office:value-type="float"/>
          <table:table-cell office:value="1" office:value-type="float"/>
          <table:table-cell office:value="0.6890005232819963" office:value-type="float"/>
        </table:table-row>
        <table:table-row>
          <table:table-cell office:value-type="string">
            <text:p>oliviertassinari/react-swipeable-views</text:p>
          </table:table-cell>
          <table:table-cell office:value-type="string">
            <text:p>active</text:p>
          </table:table-cell>
          <table:table-cell office:value="22.14014768299758" office:value-type="float"/>
          <table:table-cell office:value="0.14230394931011917" office:value-type="float"/>
          <table:table-cell office:value="0.05263157894736842" office:value-type="float"/>
          <table:table-cell office:value="1" office:value-type="float"/>
          <table:table-cell office:value="0.7086496381686811" office:value-type="float"/>
        </table:table-row>
        <table:table-row>
          <table:table-cell office:value-type="string">
            <text:p>frida/frida</text:p>
          </table:table-cell>
          <table:table-cell office:value-type="string">
            <text:p>active</text:p>
          </table:table-cell>
          <table:table-cell office:value="21.28118092083875" office:value-type="float"/>
          <table:table-cell office:value="0.03156613587246082" office:value-type="float"/>
          <table:table-cell office:value="0.43103448275862066" office:value-type="float"/>
          <table:table-cell office:value="1" office:value-type="float"/>
          <table:table-cell office:value="0.730474179773309" office:value-type="float"/>
        </table:table-row>
        <table:table-row>
          <table:table-cell office:value-type="string">
            <text:p>mikepenz/AboutLibraries</text:p>
          </table:table-cell>
          <table:table-cell office:value-type="string">
            <text:p>active</text:p>
          </table:table-cell>
          <table:table-cell office:value="22.697879826521064" office:value-type="float"/>
          <table:table-cell office:value="0.10693834720588329" office:value-type="float"/>
          <table:table-cell office:value="0.07142857142857142" office:value-type="float"/>
          <table:table-cell office:value="1" office:value-type="float"/>
          <table:table-cell office:value="0.6893625949060999" office:value-type="float"/>
        </table:table-row>
        <table:table-row>
          <table:table-cell office:value-type="string">
            <text:p>twitter/util</text:p>
          </table:table-cell>
          <table:table-cell office:value-type="string">
            <text:p>active</text:p>
          </table:table-cell>
          <table:table-cell office:value="21.761575157098303" office:value-type="float"/>
          <table:table-cell office:value="0.040216654713760756" office:value-type="float"/>
          <table:table-cell office:value="0.46875" office:value-type="float"/>
          <table:table-cell office:value="0" office:value-type="float"/>
          <table:table-cell office:value="0.24453608173742464" office:value-type="float"/>
        </table:table-row>
        <table:table-row>
          <table:table-cell office:value-type="string">
            <text:p>shogun-toolbox/shogun</text:p>
          </table:table-cell>
          <table:table-cell office:value-type="string">
            <text:p>active</text:p>
          </table:table-cell>
          <table:table-cell office:value="20.912952750936938" office:value-type="float"/>
          <table:table-cell office:value="0.025651952099146762" office:value-type="float"/>
          <table:table-cell office:value="0.13253012048192772" office:value-type="float"/>
          <table:table-cell office:value="1" office:value-type="float"/>
          <table:table-cell office:value="0.7106628729099235" office:value-type="float"/>
        </table:table-row>
        <table:table-row>
          <table:table-cell office:value-type="string">
            <text:p>ngx-translate/core</text:p>
          </table:table-cell>
          <table:table-cell office:value-type="string">
            <text:p>active</text:p>
          </table:table-cell>
          <table:table-cell office:value="20.918052140421892" office:value-type="float"/>
          <table:table-cell office:value="0.10576318317510736" office:value-type="float"/>
          <table:table-cell office:value="0.3469387755102041" office:value-type="float"/>
          <table:table-cell office:value="1" office:value-type="float"/>
          <table:table-cell office:value="0.7379208025462691" office:value-type="float"/>
        </table:table-row>
        <table:table-row>
          <table:table-cell office:value-type="string">
            <text:p>stuyam/pressure</text:p>
          </table:table-cell>
          <table:table-cell office:value-type="string">
            <text:p>active</text:p>
          </table:table-cell>
          <table:table-cell office:value="42.80602337641838" office:value-type="float"/>
          <table:table-cell office:value="1" office:value-type="float"/>
          <table:table-cell office:value="0.5" office:value-type="float"/>
          <table:table-cell office:value="1" office:value-type="float"/>
          <table:table-cell office:value="0.7450345218657071" office:value-type="float"/>
        </table:table-row>
        <table:table-row>
          <table:table-cell office:value-type="string">
            <text:p>mapnik/mapnik</text:p>
          </table:table-cell>
          <table:table-cell office:value-type="string">
            <text:p>active</text:p>
          </table:table-cell>
          <table:table-cell office:value="21.205732856274896" office:value-type="float"/>
          <table:table-cell office:value="0.022409607489583427" office:value-type="float"/>
          <table:table-cell office:value="0.22941176470588234" office:value-type="float"/>
          <table:table-cell office:value="1" office:value-type="float"/>
          <table:table-cell office:value="0.7041204501631108" office:value-type="float"/>
        </table:table-row>
        <table:table-row>
          <table:table-cell office:value-type="string">
            <text:p>google/shaka-player</text:p>
          </table:table-cell>
          <table:table-cell office:value-type="string">
            <text:p>active</text:p>
          </table:table-cell>
          <table:table-cell office:value="21.120111026960792" office:value-type="float"/>
          <table:table-cell office:value="0.04257573796006205" office:value-type="float"/>
          <table:table-cell office:value="0.10695187165775401" office:value-type="float"/>
          <table:table-cell office:value="1" office:value-type="float"/>
          <table:table-cell office:value="0.6767830409794233" office:value-type="float"/>
        </table:table-row>
        <table:table-row>
          <table:table-cell office:value-type="string">
            <text:p>cryptomator/cryptomator</text:p>
          </table:table-cell>
          <table:table-cell office:value-type="string">
            <text:p>active</text:p>
          </table:table-cell>
          <table:table-cell office:value="20.796906208135393" office:value-type="float"/>
          <table:table-cell office:value="0.1608745882162047" office:value-type="float"/>
          <table:table-cell office:value="0.275" office:value-type="float"/>
          <table:table-cell office:value="1" office:value-type="float"/>
          <table:table-cell office:value="0.7112380129157582" office:value-type="float"/>
        </table:table-row>
        <table:table-row>
          <table:table-cell office:value-type="string">
            <text:p>ThingEngineer/PHP-MySQLi-Database-Class</text:p>
          </table:table-cell>
          <table:table-cell office:value-type="string">
            <text:p>active</text:p>
          </table:table-cell>
          <table:table-cell office:value="22.17907820133496" office:value-type="float"/>
          <table:table-cell office:value="0.03293793048614291" office:value-type="float"/>
          <table:table-cell office:value="0.11764705882352941" office:value-type="float"/>
          <table:table-cell office:value="1" office:value-type="float"/>
          <table:table-cell office:value="0.6846234504603615" office:value-type="float"/>
        </table:table-row>
        <table:table-row>
          <table:table-cell office:value-type="string">
            <text:p>ruslanskorb/RSKImageCropper</text:p>
          </table:table-cell>
          <table:table-cell office:value-type="string">
            <text:p>active</text:p>
          </table:table-cell>
          <table:table-cell office:value="24.749181449901602" office:value-type="float"/>
          <table:table-cell office:value="0.26702090323258404" office:value-type="float"/>
          <table:table-cell office:value="0.42857142857142855" office:value-type="float"/>
          <table:table-cell office:value="0" office:value-type="float"/>
          <table:table-cell office:value="0.23217334035914775" office:value-type="float"/>
        </table:table-row>
        <table:table-row>
          <table:table-cell office:value-type="string">
            <text:p>meandmax/lory</text:p>
          </table:table-cell>
          <table:table-cell office:value-type="string">
            <text:p>active</text:p>
          </table:table-cell>
          <table:table-cell office:value="24.965553345954643" office:value-type="float"/>
          <table:table-cell office:value="0.17559041659139604" office:value-type="float"/>
          <table:table-cell office:value="0.3333333333333333" office:value-type="float"/>
          <table:table-cell office:value="1" office:value-type="float"/>
          <table:table-cell office:value="0.7222950468088003" office:value-type="float"/>
        </table:table-row>
        <table:table-row>
          <table:table-cell office:value-type="string">
            <text:p>ppwwyyxx/tensorpack</text:p>
          </table:table-cell>
          <table:table-cell office:value-type="string">
            <text:p>active</text:p>
          </table:table-cell>
          <table:table-cell office:value="21.47426808734194" office:value-type="float"/>
          <table:table-cell office:value="0.022301329829610046" office:value-type="float"/>
          <table:table-cell office:value="0.2828282828282828" office:value-type="float"/>
          <table:table-cell office:value="1" office:value-type="float"/>
          <table:table-cell office:value="0.7261775541838827" office:value-type="float"/>
        </table:table-row>
        <table:table-row>
          <table:table-cell office:value-type="string">
            <text:p>kpumuk/meta-tags</text:p>
          </table:table-cell>
          <table:table-cell office:value-type="string">
            <text:p>active</text:p>
          </table:table-cell>
          <table:table-cell office:value="28.7403374791599" office:value-type="float"/>
          <table:table-cell office:value="0.37173276812444406" office:value-type="float"/>
          <table:table-cell office:value="0" office:value-type="float"/>
          <table:table-cell office:value="1" office:value-type="float"/>
          <table:table-cell office:value="0.6778025357163555" office:value-type="float"/>
        </table:table-row>
        <table:table-row>
          <table:table-cell office:value-type="string">
            <text:p>streamlink/streamlink</text:p>
          </table:table-cell>
          <table:table-cell office:value-type="string">
            <text:p>active</text:p>
          </table:table-cell>
          <table:table-cell office:value="20.322043594434813" office:value-type="float"/>
          <table:table-cell office:value="0.053890292121666926" office:value-type="float"/>
          <table:table-cell office:value="0.21637426900584794" office:value-type="float"/>
          <table:table-cell office:value="1" office:value-type="float"/>
          <table:table-cell office:value="0.701078806016059" office:value-type="float"/>
        </table:table-row>
        <table:table-row>
          <table:table-cell office:value-type="string">
            <text:p>Netflix/ribbon</text:p>
          </table:table-cell>
          <table:table-cell office:value-type="string">
            <text:p>active</text:p>
          </table:table-cell>
          <table:table-cell office:value="22.38621784568804" office:value-type="float"/>
          <table:table-cell office:value="0.08435724617002253" office:value-type="float"/>
          <table:table-cell office:value="0.08695652173913043" office:value-type="float"/>
          <table:table-cell office:value="1" office:value-type="float"/>
          <table:table-cell office:value="0.6885438664986391" office:value-type="float"/>
        </table:table-row>
        <table:table-row>
          <table:table-cell office:value-type="string">
            <text:p>vitalets/angular-xeditable</text:p>
          </table:table-cell>
          <table:table-cell office:value-type="string">
            <text:p>active</text:p>
          </table:table-cell>
          <table:table-cell office:value="21.374758212843197" office:value-type="float"/>
          <table:table-cell office:value="0.06972642169164718" office:value-type="float"/>
          <table:table-cell office:value="0.26" office:value-type="float"/>
          <table:table-cell office:value="1" office:value-type="float"/>
          <table:table-cell office:value="0.7186682299299728" office:value-type="float"/>
        </table:table-row>
        <table:table-row>
          <table:table-cell office:value-type="string">
            <text:p>phpseclib/phpseclib</text:p>
          </table:table-cell>
          <table:table-cell office:value-type="string">
            <text:p>active</text:p>
          </table:table-cell>
          <table:table-cell office:value="21.142195483307763" office:value-type="float"/>
          <table:table-cell office:value="0.06766779348039305" office:value-type="float"/>
          <table:table-cell office:value="0.39473684210526316" office:value-type="float"/>
          <table:table-cell office:value="0" office:value-type="float"/>
          <table:table-cell office:value="0.24537328731545027" office:value-type="float"/>
        </table:table-row>
        <table:table-row>
          <table:table-cell office:value-type="string">
            <text:p>mongodb/mongo-java-driver</text:p>
          </table:table-cell>
          <table:table-cell office:value-type="string">
            <text:p>active</text:p>
          </table:table-cell>
          <table:table-cell office:value="22.301537832083685" office:value-type="float"/>
          <table:table-cell office:value="0.04424125265214999" office:value-type="float"/>
          <table:table-cell office:value="0.0625" office:value-type="float"/>
          <table:table-cell office:value="1" office:value-type="float"/>
          <table:table-cell office:value="0.6771012189101797" office:value-type="float"/>
        </table:table-row>
        <table:table-row>
          <table:table-cell office:value-type="string">
            <text:p>junit-team/junit5</text:p>
          </table:table-cell>
          <table:table-cell office:value-type="string">
            <text:p>active</text:p>
          </table:table-cell>
          <table:table-cell office:value="20.994326056731595" office:value-type="float"/>
          <table:table-cell office:value="0.029879971314008547" office:value-type="float"/>
          <table:table-cell office:value="0.1588235294117647" office:value-type="float"/>
          <table:table-cell office:value="1" office:value-type="float"/>
          <table:table-cell office:value="0.7008613453253225" office:value-type="float"/>
        </table:table-row>
        <table:table-row>
          <table:table-cell office:value-type="string">
            <text:p>CMB2/CMB2</text:p>
          </table:table-cell>
          <table:table-cell office:value-type="string">
            <text:p>active</text:p>
          </table:table-cell>
          <table:table-cell office:value="21.712372588253363" office:value-type="float"/>
          <table:table-cell office:value="0.04854822696506467" office:value-type="float"/>
          <table:table-cell office:value="0.08333333333333333" office:value-type="float"/>
          <table:table-cell office:value="1" office:value-type="float"/>
          <table:table-cell office:value="0.6775821544731963" office:value-type="float"/>
        </table:table-row>
        <table:table-row>
          <table:table-cell office:value-type="string">
            <text:p>jenssegers/agent</text:p>
          </table:table-cell>
          <table:table-cell office:value-type="string">
            <text:p>active</text:p>
          </table:table-cell>
          <table:table-cell office:value="42.1955145684485" office:value-type="float"/>
          <table:table-cell office:value="1" office:value-type="float"/>
          <table:table-cell office:value="0.5" office:value-type="float"/>
          <table:table-cell office:value="1" office:value-type="float"/>
          <table:table-cell office:value="0.7037464501331571" office:value-type="float"/>
        </table:table-row>
        <table:table-row>
          <table:table-cell office:value-type="string">
            <text:p>snabbco/snabb</text:p>
          </table:table-cell>
          <table:table-cell office:value-type="string">
            <text:p>active</text:p>
          </table:table-cell>
          <table:table-cell office:value="21.58402610094412" office:value-type="float"/>
          <table:table-cell office:value="0.01360599123965874" office:value-type="float"/>
          <table:table-cell office:value="0.22" office:value-type="float"/>
          <table:table-cell office:value="1" office:value-type="float"/>
          <table:table-cell office:value="0.6959518324763555" office:value-type="float"/>
        </table:table-row>
        <table:table-row>
          <table:table-cell office:value-type="string">
            <text:p>rubygems/rubygems</text:p>
          </table:table-cell>
          <table:table-cell office:value-type="string">
            <text:p>active</text:p>
          </table:table-cell>
          <table:table-cell office:value="21.302468618518294" office:value-type="float"/>
          <table:table-cell office:value="0.06284529679346414" office:value-type="float"/>
          <table:table-cell office:value="0.28679245283018867" office:value-type="float"/>
          <table:table-cell office:value="1" office:value-type="float"/>
          <table:table-cell office:value="0.7246142038374218" office:value-type="float"/>
        </table:table-row>
        <table:table-row>
          <table:table-cell office:value-type="string">
            <text:p>raphw/byte-buddy</text:p>
          </table:table-cell>
          <table:table-cell office:value-type="string">
            <text:p>active</text:p>
          </table:table-cell>
          <table:table-cell office:value="21.469247215804437" office:value-type="float"/>
          <table:table-cell office:value="0.043862596623487494" office:value-type="float"/>
          <table:table-cell office:value="0.2692307692307692" office:value-type="float"/>
          <table:table-cell office:value="1" office:value-type="float"/>
          <table:table-cell office:value="0.726798359847411" office:value-type="float"/>
        </table:table-row>
        <table:table-row>
          <table:table-cell office:value-type="string">
            <text:p>spatie/laravel-medialibrary</text:p>
          </table:table-cell>
          <table:table-cell office:value-type="string">
            <text:p>active</text:p>
          </table:table-cell>
          <table:table-cell office:value="21.639068637496422" office:value-type="float"/>
          <table:table-cell office:value="0.10615423059714872" office:value-type="float"/>
          <table:table-cell office:value="0.08235294117647059" office:value-type="float"/>
          <table:table-cell office:value="1" office:value-type="float"/>
          <table:table-cell office:value="0.6898191675912722" office:value-type="float"/>
        </table:table-row>
        <table:table-row>
          <table:table-cell office:value-type="string">
            <text:p>webonyx/graphql-php</text:p>
          </table:table-cell>
          <table:table-cell office:value-type="string">
            <text:p>active</text:p>
          </table:table-cell>
          <table:table-cell office:value="21.835161741256865" office:value-type="float"/>
          <table:table-cell office:value="0.025631543856718546" office:value-type="float"/>
          <table:table-cell office:value="0.14285714285714285" office:value-type="float"/>
          <table:table-cell office:value="1" office:value-type="float"/>
          <table:table-cell office:value="0.6898147986764959" office:value-type="float"/>
        </table:table-row>
        <table:table-row>
          <table:table-cell office:value-type="string">
            <text:p>spotify/helios</text:p>
          </table:table-cell>
          <table:table-cell office:value-type="string">
            <text:p>active</text:p>
          </table:table-cell>
          <table:table-cell office:value="21.987802576291227" office:value-type="float"/>
          <table:table-cell office:value="0.11844660117738437" office:value-type="float"/>
          <table:table-cell office:value="0.3" office:value-type="float"/>
          <table:table-cell office:value="1" office:value-type="float"/>
          <table:table-cell office:value="0.7176266514826599" office:value-type="float"/>
        </table:table-row>
        <table:table-row>
          <table:table-cell office:value-type="string">
            <text:p>kubernetes/heapster</text:p>
          </table:table-cell>
          <table:table-cell office:value-type="string">
            <text:p>active</text:p>
          </table:table-cell>
          <table:table-cell office:value="20.991244335175303" office:value-type="float"/>
          <table:table-cell office:value="0.020697843260590803" office:value-type="float"/>
          <table:table-cell office:value="0.4046242774566474" office:value-type="float"/>
          <table:table-cell office:value="1" office:value-type="float"/>
          <table:table-cell office:value="0.7436517274616344" office:value-type="float"/>
        </table:table-row>
        <table:table-row>
          <table:table-cell office:value-type="string">
            <text:p>cleanflight/cleanflight</text:p>
          </table:table-cell>
          <table:table-cell office:value-type="string">
            <text:p>active</text:p>
          </table:table-cell>
          <table:table-cell office:value="21.142158577229836" office:value-type="float"/>
          <table:table-cell office:value="0.033591004246139256" office:value-type="float"/>
          <table:table-cell office:value="0.14473684210526316" office:value-type="float"/>
          <table:table-cell office:value="1" office:value-type="float"/>
          <table:table-cell office:value="0.6879022653003638" office:value-type="float"/>
        </table:table-row>
        <table:table-row>
          <table:table-cell office:value-type="string">
            <text:p>mRemoteNG/mRemoteNG</text:p>
          </table:table-cell>
          <table:table-cell office:value-type="string">
            <text:p>active</text:p>
          </table:table-cell>
          <table:table-cell office:value="21.616904394881097" office:value-type="float"/>
          <table:table-cell office:value="0.05935608896972059" office:value-type="float"/>
          <table:table-cell office:value="0.23333333333333334" office:value-type="float"/>
          <table:table-cell office:value="1" office:value-type="float"/>
          <table:table-cell office:value="0.7102794468228265" office:value-type="float"/>
        </table:table-row>
        <table:table-row>
          <table:table-cell office:value-type="string">
            <text:p>ninject/Ninject</text:p>
          </table:table-cell>
          <table:table-cell office:value-type="string">
            <text:p>active</text:p>
          </table:table-cell>
          <table:table-cell office:value="22.09709209050338" office:value-type="float"/>
          <table:table-cell office:value="0.15429149378334897" office:value-type="float"/>
          <table:table-cell office:value="0.1935483870967742" office:value-type="float"/>
          <table:table-cell office:value="1" office:value-type="float"/>
          <table:table-cell office:value="0.7071307635759512" office:value-type="float"/>
        </table:table-row>
        <table:table-row>
          <table:table-cell office:value-type="string">
            <text:p>louthy/language-ext</text:p>
          </table:table-cell>
          <table:table-cell office:value-type="string">
            <text:p>active</text:p>
          </table:table-cell>
          <table:table-cell office:value="21.515318810258886" office:value-type="float"/>
          <table:table-cell office:value="0.11968717420694915" office:value-type="float"/>
          <table:table-cell office:value="0.10714285714285714" office:value-type="float"/>
          <table:table-cell office:value="1" office:value-type="float"/>
          <table:table-cell office:value="0.7023186903098282" office:value-type="float"/>
        </table:table-row>
        <table:table-row>
          <table:table-cell office:value-type="string">
            <text:p>collectd/collectd</text:p>
          </table:table-cell>
          <table:table-cell office:value-type="string">
            <text:p>active</text:p>
          </table:table-cell>
          <table:table-cell office:value="21.26410652248246" office:value-type="float"/>
          <table:table-cell office:value="0.03395599140668056" office:value-type="float"/>
          <table:table-cell office:value="0.24789915966386555" office:value-type="float"/>
          <table:table-cell office:value="1" office:value-type="float"/>
          <table:table-cell office:value="0.7157100068435751" office:value-type="float"/>
        </table:table-row>
        <table:table-row>
          <table:table-cell office:value-type="string">
            <text:p>bitpay/copay</text:p>
          </table:table-cell>
          <table:table-cell office:value-type="string">
            <text:p>active</text:p>
          </table:table-cell>
          <table:table-cell office:value="21.740360642801367" office:value-type="float"/>
          <table:table-cell office:value="0.04567858797237959" office:value-type="float"/>
          <table:table-cell office:value="0.15517241379310345" office:value-type="float"/>
          <table:table-cell office:value="1" office:value-type="float"/>
          <table:table-cell office:value="0.6955950782616694" office:value-type="float"/>
        </table:table-row>
        <table:table-row>
          <table:table-cell office:value-type="string">
            <text:p>elastic/curator</text:p>
          </table:table-cell>
          <table:table-cell office:value-type="string">
            <text:p>active</text:p>
          </table:table-cell>
          <table:table-cell office:value="21.204179479985402" office:value-type="float"/>
          <table:table-cell office:value="0.020780687148301502" office:value-type="float"/>
          <table:table-cell office:value="0.34545454545454546" office:value-type="float"/>
          <table:table-cell office:value="1" office:value-type="float"/>
          <table:table-cell office:value="0.7343002313671634" office:value-type="float"/>
        </table:table-row>
        <table:table-row>
          <table:table-cell office:value-type="string">
            <text:p>javiereguiluz/EasyAdminBundle</text:p>
          </table:table-cell>
          <table:table-cell office:value-type="string">
            <text:p>active</text:p>
          </table:table-cell>
          <table:table-cell office:value="21.590156967253563" office:value-type="float"/>
          <table:table-cell office:value="0.09464666960786383" office:value-type="float"/>
          <table:table-cell office:value="0.1232876712328767" office:value-type="float"/>
          <table:table-cell office:value="1" office:value-type="float"/>
          <table:table-cell office:value="0.6850957089419957" office:value-type="float"/>
        </table:table-row>
        <table:table-row>
          <table:table-cell office:value-type="string">
            <text:p>itinance/react-native-fs</text:p>
          </table:table-cell>
          <table:table-cell office:value-type="string">
            <text:p>active</text:p>
          </table:table-cell>
          <table:table-cell office:value="21.50662329735302" office:value-type="float"/>
          <table:table-cell office:value="0.04870794728798896" office:value-type="float"/>
          <table:table-cell office:value="0.3076923076923077" office:value-type="float"/>
          <table:table-cell office:value="1" office:value-type="float"/>
          <table:table-cell office:value="0.7206103185824458" office:value-type="float"/>
        </table:table-row>
        <table:table-row>
          <table:table-cell office:value-type="string">
            <text:p>jcubic/jquery.terminal</text:p>
          </table:table-cell>
          <table:table-cell office:value-type="string">
            <text:p>active</text:p>
          </table:table-cell>
          <table:table-cell office:value="21.956702849526323" office:value-type="float"/>
          <table:table-cell office:value="0.05055004167485858" office:value-type="float"/>
          <table:table-cell office:value="0.03225806451612903" office:value-type="float"/>
          <table:table-cell office:value="1" office:value-type="float"/>
          <table:table-cell office:value="0.6632861263817698" office:value-type="float"/>
        </table:table-row>
        <table:table-row>
          <table:table-cell office:value-type="string">
            <text:p>astrada/google-drive-ocamlfuse</text:p>
          </table:table-cell>
          <table:table-cell office:value-type="string">
            <text:p>active</text:p>
          </table:table-cell>
          <table:table-cell office:value="21.01022914593791" office:value-type="float"/>
          <table:table-cell office:value="0.17326987837910768" office:value-type="float"/>
          <table:table-cell office:value="0.28846153846153844" office:value-type="float"/>
          <table:table-cell office:value="1" office:value-type="float"/>
          <table:table-cell office:value="0.7159395214092922" office:value-type="float"/>
        </table:table-row>
        <table:table-row>
          <table:table-cell office:value-type="string">
            <text:p>darktable-org/darktable</text:p>
          </table:table-cell>
          <table:table-cell office:value-type="string">
            <text:p>active</text:p>
          </table:table-cell>
          <table:table-cell office:value="21.1604906805835" office:value-type="float"/>
          <table:table-cell office:value="0.04479102894348519" office:value-type="float"/>
          <table:table-cell office:value="0.14285714285714285" office:value-type="float"/>
          <table:table-cell office:value="1" office:value-type="float"/>
          <table:table-cell office:value="0.7023959008052115" office:value-type="float"/>
        </table:table-row>
        <table:table-row>
          <table:table-cell office:value-type="string">
            <text:p>rhysd/NyaoVim</text:p>
          </table:table-cell>
          <table:table-cell office:value-type="string">
            <text:p>active</text:p>
          </table:table-cell>
          <table:table-cell office:value="22.09577746978029" office:value-type="float"/>
          <table:table-cell office:value="0.09478835307890503" office:value-type="float"/>
          <table:table-cell office:value="0.3076923076923077" office:value-type="float"/>
          <table:table-cell office:value="1" office:value-type="float"/>
          <table:table-cell office:value="0.7355288471595889" office:value-type="float"/>
        </table:table-row>
        <table:table-row>
          <table:table-cell office:value-type="string">
            <text:p>longitachi/ZLPhotoBrowser</text:p>
          </table:table-cell>
          <table:table-cell office:value-type="string">
            <text:p>active</text:p>
          </table:table-cell>
          <table:table-cell office:value="25.89045797289159" office:value-type="float"/>
          <table:table-cell office:value="0.6953701300495716" office:value-type="float"/>
          <table:table-cell office:value="1" office:value-type="float"/>
          <table:table-cell office:value="0" office:value-type="float"/>
          <table:table-cell office:value="0.1293825112616145" office:value-type="float"/>
        </table:table-row>
        <table:table-row>
          <table:table-cell office:value-type="string">
            <text:p>videojs/videojs-contrib-hls</text:p>
          </table:table-cell>
          <table:table-cell office:value-type="string">
            <text:p>active</text:p>
          </table:table-cell>
          <table:table-cell office:value="20.50010226930052" office:value-type="float"/>
          <table:table-cell office:value="0.08341001530027847" office:value-type="float"/>
          <table:table-cell office:value="0.10309278350515463" office:value-type="float"/>
          <table:table-cell office:value="1" office:value-type="float"/>
          <table:table-cell office:value="0.6767179870301325" office:value-type="float"/>
        </table:table-row>
        <table:table-row>
          <table:table-cell office:value-type="string">
            <text:p>nameko/nameko</text:p>
          </table:table-cell>
          <table:table-cell office:value-type="string">
            <text:p>active</text:p>
          </table:table-cell>
          <table:table-cell office:value="22.040955662526137" office:value-type="float"/>
          <table:table-cell office:value="0.019665884199413248" office:value-type="float"/>
          <table:table-cell office:value="0.13793103448275862" office:value-type="float"/>
          <table:table-cell office:value="1" office:value-type="float"/>
          <table:table-cell office:value="0.7131285292737176" office:value-type="float"/>
        </table:table-row>
        <table:table-row>
          <table:table-cell office:value-type="string">
            <text:p>samratashok/nishang</text:p>
          </table:table-cell>
          <table:table-cell office:value-type="string">
            <text:p>active</text:p>
          </table:table-cell>
          <table:table-cell office:value="40.56375424378993" office:value-type="float"/>
          <table:table-cell office:value="1" office:value-type="float"/>
          <table:table-cell office:value="0" office:value-type="float"/>
          <table:table-cell office:value="1" office:value-type="float"/>
          <table:table-cell office:value="0.6530308952157752" office:value-type="float"/>
        </table:table-row>
        <table:table-row>
          <table:table-cell office:value-type="string">
            <text:p>pre-commit/pre-commit</text:p>
          </table:table-cell>
          <table:table-cell office:value-type="string">
            <text:p>active</text:p>
          </table:table-cell>
          <table:table-cell office:value="21.449630917828216" office:value-type="float"/>
          <table:table-cell office:value="0.016397321452043645" office:value-type="float"/>
          <table:table-cell office:value="0.2" office:value-type="float"/>
          <table:table-cell office:value="1" office:value-type="float"/>
          <table:table-cell office:value="0.6829801957075834" office:value-type="float"/>
        </table:table-row>
        <table:table-row>
          <table:table-cell office:value-type="string">
            <text:p>davidkpiano/react-redux-form</text:p>
          </table:table-cell>
          <table:table-cell office:value-type="string">
            <text:p>active</text:p>
          </table:table-cell>
          <table:table-cell office:value="21.416941464650446" office:value-type="float"/>
          <table:table-cell office:value="0.05324265884811341" office:value-type="float"/>
          <table:table-cell office:value="0.09482758620689655" office:value-type="float"/>
          <table:table-cell office:value="1" office:value-type="float"/>
          <table:table-cell office:value="0.6862142898456519" office:value-type="float"/>
        </table:table-row>
        <table:table-row>
          <table:table-cell office:value-type="string">
            <text:p>tarantool/tarantool</text:p>
          </table:table-cell>
          <table:table-cell office:value-type="string">
            <text:p>active</text:p>
          </table:table-cell>
          <table:table-cell office:value="21.34585965230367" office:value-type="float"/>
          <table:table-cell office:value="0.0337421390873572" office:value-type="float"/>
          <table:table-cell office:value="0.39705882352941174" office:value-type="float"/>
          <table:table-cell office:value="1" office:value-type="float"/>
          <table:table-cell office:value="0.7452477906171555" office:value-type="float"/>
        </table:table-row>
        <table:table-row>
          <table:table-cell office:value-type="string">
            <text:p>moneyphp/money</text:p>
          </table:table-cell>
          <table:table-cell office:value-type="string">
            <text:p>active</text:p>
          </table:table-cell>
          <table:table-cell office:value="21.903668208143326" office:value-type="float"/>
          <table:table-cell office:value="0.1439845358303673" office:value-type="float"/>
          <table:table-cell office:value="0.027777777777777776" office:value-type="float"/>
          <table:table-cell office:value="1" office:value-type="float"/>
          <table:table-cell office:value="0.6677759233451247" office:value-type="float"/>
        </table:table-row>
        <table:table-row>
          <table:table-cell office:value-type="string">
            <text:p>NorthwoodsSoftware/GoJS</text:p>
          </table:table-cell>
          <table:table-cell office:value-type="string">
            <text:p>active</text:p>
          </table:table-cell>
          <table:table-cell office:value="27.057004932585645" office:value-type="float"/>
          <table:table-cell office:value="0.2535649624976549" office:value-type="float"/>
          <table:table-cell office:value="0" office:value-type="float"/>
          <table:table-cell office:value="1" office:value-type="float"/>
          <table:table-cell office:value="0.6521675819612254" office:value-type="float"/>
        </table:table-row>
        <table:table-row>
          <table:table-cell office:value-type="string">
            <text:p>ReactiveCocoa/ReactiveSwift</text:p>
          </table:table-cell>
          <table:table-cell office:value-type="string">
            <text:p>active</text:p>
          </table:table-cell>
          <table:table-cell office:value="21.888495462824594" office:value-type="float"/>
          <table:table-cell office:value="0.005583638933944017" office:value-type="float"/>
          <table:table-cell office:value="0.09090909090909091" office:value-type="float"/>
          <table:table-cell office:value="1" office:value-type="float"/>
          <table:table-cell office:value="0.7005251936750582" office:value-type="float"/>
        </table:table-row>
        <table:table-row>
          <table:table-cell office:value-type="string">
            <text:p>jssor/slider</text:p>
          </table:table-cell>
          <table:table-cell office:value-type="string">
            <text:p>active</text:p>
          </table:table-cell>
          <table:table-cell office:value="22.730207323082116" office:value-type="float"/>
          <table:table-cell office:value="0.044020907414408485" office:value-type="float"/>
          <table:table-cell office:value="0.16666666666666666" office:value-type="float"/>
          <table:table-cell office:value="1" office:value-type="float"/>
          <table:table-cell office:value="0.7027725478118793" office:value-type="float"/>
        </table:table-row>
        <table:table-row>
          <table:table-cell office:value-type="string">
            <text:p>graphql-dotnet/graphql-dotnet</text:p>
          </table:table-cell>
          <table:table-cell office:value-type="string">
            <text:p>active</text:p>
          </table:table-cell>
          <table:table-cell office:value="21.571609366344852" office:value-type="float"/>
          <table:table-cell office:value="0.030100086155925927" office:value-type="float"/>
          <table:table-cell office:value="0.12121212121212122" office:value-type="float"/>
          <table:table-cell office:value="1" office:value-type="float"/>
          <table:table-cell office:value="0.6983942822728917" office:value-type="float"/>
        </table:table-row>
        <table:table-row>
          <table:table-cell office:value-type="string">
            <text:p>actionhero/actionhero</text:p>
          </table:table-cell>
          <table:table-cell office:value-type="string">
            <text:p>active</text:p>
          </table:table-cell>
          <table:table-cell office:value="21.405044151250948" office:value-type="float"/>
          <table:table-cell office:value="0.05893701829833298" office:value-type="float"/>
          <table:table-cell office:value="0.13636363636363635" office:value-type="float"/>
          <table:table-cell office:value="1" office:value-type="float"/>
          <table:table-cell office:value="0.6945509848333385" office:value-type="float"/>
        </table:table-row>
        <table:table-row>
          <table:table-cell office:value-type="string">
            <text:p>drush-ops/drush</text:p>
          </table:table-cell>
          <table:table-cell office:value-type="string">
            <text:p>active</text:p>
          </table:table-cell>
          <table:table-cell office:value="21.05278144776255" office:value-type="float"/>
          <table:table-cell office:value="0.033003635027748945" office:value-type="float"/>
          <table:table-cell office:value="0.1806853582554517" office:value-type="float"/>
          <table:table-cell office:value="1" office:value-type="float"/>
          <table:table-cell office:value="0.6748637352625979" office:value-type="float"/>
        </table:table-row>
        <table:table-row>
          <table:table-cell office:value-type="string">
            <text:p>laracasts/Laravel-5-Generators-Extended</text:p>
          </table:table-cell>
          <table:table-cell office:value-type="string">
            <text:p>active</text:p>
          </table:table-cell>
          <table:table-cell office:value="43.01510807773358" office:value-type="float"/>
          <table:table-cell office:value="1" office:value-type="float"/>
          <table:table-cell office:value="0.5" office:value-type="float"/>
          <table:table-cell office:value="1" office:value-type="float"/>
          <table:table-cell office:value="0.7260620379032364" office:value-type="float"/>
        </table:table-row>
        <table:table-row>
          <table:table-cell office:value-type="string">
            <text:p>jarun/Buku</text:p>
          </table:table-cell>
          <table:table-cell office:value-type="string">
            <text:p>active</text:p>
          </table:table-cell>
          <table:table-cell office:value="21.449505214342135" office:value-type="float"/>
          <table:table-cell office:value="0.11451445619043477" office:value-type="float"/>
          <table:table-cell office:value="0.16216216216216217" office:value-type="float"/>
          <table:table-cell office:value="1" office:value-type="float"/>
          <table:table-cell office:value="0.6998203781547723" office:value-type="float"/>
        </table:table-row>
        <table:table-row>
          <table:table-cell office:value-type="string">
            <text:p>linkedin/pinot</text:p>
          </table:table-cell>
          <table:table-cell office:value-type="string">
            <text:p>active</text:p>
          </table:table-cell>
          <table:table-cell office:value="21.890954758943874" office:value-type="float"/>
          <table:table-cell office:value="0.12208062532828938" office:value-type="float"/>
          <table:table-cell office:value="0.16981132075471697" office:value-type="float"/>
          <table:table-cell office:value="1" office:value-type="float"/>
          <table:table-cell office:value="0.710168453660509" office:value-type="float"/>
        </table:table-row>
        <table:table-row>
          <table:table-cell office:value-type="string">
            <text:p>nutzam/nutz</text:p>
          </table:table-cell>
          <table:table-cell office:value-type="string">
            <text:p>active</text:p>
          </table:table-cell>
          <table:table-cell office:value="21.995620003796255" office:value-type="float"/>
          <table:table-cell office:value="0.045555241961288684" office:value-type="float"/>
          <table:table-cell office:value="1" office:value-type="float"/>
          <table:table-cell office:value="0" office:value-type="float"/>
          <table:table-cell office:value="0.17666832636717944" office:value-type="float"/>
        </table:table-row>
        <table:table-row>
          <table:table-cell office:value-type="string">
            <text:p>sheerun/vim-polyglot</text:p>
          </table:table-cell>
          <table:table-cell office:value-type="string">
            <text:p>active</text:p>
          </table:table-cell>
          <table:table-cell office:value="22.17506682505746" office:value-type="float"/>
          <table:table-cell office:value="0.3313702834679674" office:value-type="float"/>
          <table:table-cell office:value="0.14285714285714285" office:value-type="float"/>
          <table:table-cell office:value="1" office:value-type="float"/>
          <table:table-cell office:value="0.6902929926208557" office:value-type="float"/>
        </table:table-row>
        <table:table-row>
          <table:table-cell office:value-type="string">
            <text:p>Zewo/Zewo</text:p>
          </table:table-cell>
          <table:table-cell office:value-type="string">
            <text:p>active</text:p>
          </table:table-cell>
          <table:table-cell office:value="23.16554720807372" office:value-type="float"/>
          <table:table-cell office:value="0.04808945814666166" office:value-type="float"/>
          <table:table-cell office:value="0.18181818181818182" office:value-type="float"/>
          <table:table-cell office:value="1" office:value-type="float"/>
          <table:table-cell office:value="0.7092902068117473" office:value-type="float"/>
        </table:table-row>
        <table:table-row>
          <table:table-cell office:value-type="string">
            <text:p>postcss/postcss-loader</text:p>
          </table:table-cell>
          <table:table-cell office:value-type="string">
            <text:p>active</text:p>
          </table:table-cell>
          <table:table-cell office:value="21.13187255325076" office:value-type="float"/>
          <table:table-cell office:value="0.03300910182760597" office:value-type="float"/>
          <table:table-cell office:value="0.21621621621621623" office:value-type="float"/>
          <table:table-cell office:value="1" office:value-type="float"/>
          <table:table-cell office:value="0.7136773001598609" office:value-type="float"/>
        </table:table-row>
        <table:table-row>
          <table:table-cell office:value-type="string">
            <text:p>DamnWidget/anaconda</text:p>
          </table:table-cell>
          <table:table-cell office:value-type="string">
            <text:p>active</text:p>
          </table:table-cell>
          <table:table-cell office:value="21.3020010030372" office:value-type="float"/>
          <table:table-cell office:value="0.06670807427076864" office:value-type="float"/>
          <table:table-cell office:value="0.1724137931034483" office:value-type="float"/>
          <table:table-cell office:value="1" office:value-type="float"/>
          <table:table-cell office:value="0.6772303077941069" office:value-type="float"/>
        </table:table-row>
        <table:table-row>
          <table:table-cell office:value-type="string">
            <text:p>qTox/qTox</text:p>
          </table:table-cell>
          <table:table-cell office:value-type="string">
            <text:p>active</text:p>
          </table:table-cell>
          <table:table-cell office:value="20.875861614931615" office:value-type="float"/>
          <table:table-cell office:value="0.045742730380416353" office:value-type="float"/>
          <table:table-cell office:value="0.1902654867256637" office:value-type="float"/>
          <table:table-cell office:value="1" office:value-type="float"/>
          <table:table-cell office:value="0.7109687160327072" office:value-type="float"/>
        </table:table-row>
        <table:table-row>
          <table:table-cell office:value-type="string">
            <text:p>php-curl-class/php-curl-class</text:p>
          </table:table-cell>
          <table:table-cell office:value-type="string">
            <text:p>active</text:p>
          </table:table-cell>
          <table:table-cell office:value="22.56886774948617" office:value-type="float"/>
          <table:table-cell office:value="0.22792069133053175" office:value-type="float"/>
          <table:table-cell office:value="0.2" office:value-type="float"/>
          <table:table-cell office:value="1" office:value-type="float"/>
          <table:table-cell office:value="0.7227962930247955" office:value-type="float"/>
        </table:table-row>
        <table:table-row>
          <table:table-cell office:value-type="string">
            <text:p>CorsixTH/CorsixTH</text:p>
          </table:table-cell>
          <table:table-cell office:value-type="string">
            <text:p>active</text:p>
          </table:table-cell>
          <table:table-cell office:value="20.891495804539545" office:value-type="float"/>
          <table:table-cell office:value="0.03565381730040166" office:value-type="float"/>
          <table:table-cell office:value="0.23943661971830985" office:value-type="float"/>
          <table:table-cell office:value="1" office:value-type="float"/>
          <table:table-cell office:value="0.7090319645677722" office:value-type="float"/>
        </table:table-row>
        <table:table-row>
          <table:table-cell office:value-type="string">
            <text:p>Microsoft/ELL</text:p>
          </table:table-cell>
          <table:table-cell office:value-type="string">
            <text:p>active</text:p>
          </table:table-cell>
          <table:table-cell office:value="21.474176279913728" office:value-type="float"/>
          <table:table-cell office:value="0.05158409218685075" office:value-type="float"/>
          <table:table-cell office:value="0.41935483870967744" office:value-type="float"/>
          <table:table-cell office:value="1" office:value-type="float"/>
          <table:table-cell office:value="0.745276459982578" office:value-type="float"/>
        </table:table-row>
        <table:table-row>
          <table:table-cell office:value-type="string">
            <text:p>espressif/esptool</text:p>
          </table:table-cell>
          <table:table-cell office:value-type="string">
            <text:p>active</text:p>
          </table:table-cell>
          <table:table-cell office:value="20.948420658127468" office:value-type="float"/>
          <table:table-cell office:value="0.05754671177982825" office:value-type="float"/>
          <table:table-cell office:value="0.3225806451612903" office:value-type="float"/>
          <table:table-cell office:value="1" office:value-type="float"/>
          <table:table-cell office:value="0.7149936259014116" office:value-type="float"/>
        </table:table-row>
        <table:table-row>
          <table:table-cell office:value-type="string">
            <text:p>pwittchen/ReactiveNetwork</text:p>
          </table:table-cell>
          <table:table-cell office:value-type="string">
            <text:p>active</text:p>
          </table:table-cell>
          <table:table-cell office:value="23.67235796076062" office:value-type="float"/>
          <table:table-cell office:value="0.38903332187104994" office:value-type="float"/>
          <table:table-cell office:value="0.2727272727272727" office:value-type="float"/>
          <table:table-cell office:value="1" office:value-type="float"/>
          <table:table-cell office:value="0.7148241996046568" office:value-type="float"/>
        </table:table-row>
        <table:table-row>
          <table:table-cell office:value-type="string">
            <text:p>mit-nlp/MITIE</text:p>
          </table:table-cell>
          <table:table-cell office:value-type="string">
            <text:p>active</text:p>
          </table:table-cell>
          <table:table-cell office:value="22.376069542011365" office:value-type="float"/>
          <table:table-cell office:value="0.06805859040637219" office:value-type="float"/>
          <table:table-cell office:value="0.2777777777777778" office:value-type="float"/>
          <table:table-cell office:value="1" office:value-type="float"/>
          <table:table-cell office:value="0.7048093378313504" office:value-type="float"/>
        </table:table-row>
        <table:table-row>
          <table:table-cell office:value-type="string">
            <text:p>htacg/tidy-html5</text:p>
          </table:table-cell>
          <table:table-cell office:value-type="string">
            <text:p>active</text:p>
          </table:table-cell>
          <table:table-cell office:value="21.452550759847387" office:value-type="float"/>
          <table:table-cell office:value="0.021047875636387547" office:value-type="float"/>
          <table:table-cell office:value="0.10309278350515463" office:value-type="float"/>
          <table:table-cell office:value="1" office:value-type="float"/>
          <table:table-cell office:value="0.683919654302465" office:value-type="float"/>
        </table:table-row>
        <table:table-row>
          <table:table-cell office:value-type="string">
            <text:p>solidusio/solidus</text:p>
          </table:table-cell>
          <table:table-cell office:value-type="string">
            <text:p>active</text:p>
          </table:table-cell>
          <table:table-cell office:value="21.656402918878275" office:value-type="float"/>
          <table:table-cell office:value="0.0348712152319662" office:value-type="float"/>
          <table:table-cell office:value="0.14634146341463414" office:value-type="float"/>
          <table:table-cell office:value="1" office:value-type="float"/>
          <table:table-cell office:value="0.7029079778504493" office:value-type="float"/>
        </table:table-row>
        <table:table-row>
          <table:table-cell office:value-type="string">
            <text:p>netguru/ResponseDetective</text:p>
          </table:table-cell>
          <table:table-cell office:value-type="string">
            <text:p>active</text:p>
          </table:table-cell>
          <table:table-cell office:value="39.873666157986825" office:value-type="float"/>
          <table:table-cell office:value="1" office:value-type="float"/>
          <table:table-cell office:value="0" office:value-type="float"/>
          <table:table-cell office:value="1" office:value-type="float"/>
          <table:table-cell office:value="0.6320930776156074" office:value-type="float"/>
        </table:table-row>
        <table:table-row>
          <table:table-cell office:value-type="string">
            <text:p>jwilder/dockerize</text:p>
          </table:table-cell>
          <table:table-cell office:value-type="string">
            <text:p>active</text:p>
          </table:table-cell>
          <table:table-cell office:value="23.61927681794968" office:value-type="float"/>
          <table:table-cell office:value="0.008941736820217113" office:value-type="float"/>
          <table:table-cell office:value="0.2857142857142857" office:value-type="float"/>
          <table:table-cell office:value="1" office:value-type="float"/>
          <table:table-cell office:value="0.707973729199125" office:value-type="float"/>
        </table:table-row>
        <table:table-row>
          <table:table-cell office:value-type="string">
            <text:p>mirumee/saleor</text:p>
          </table:table-cell>
          <table:table-cell office:value-type="string">
            <text:p>active</text:p>
          </table:table-cell>
          <table:table-cell office:value="21.54275954709168" office:value-type="float"/>
          <table:table-cell office:value="0.1119037756324787" office:value-type="float"/>
          <table:table-cell office:value="0.25" office:value-type="float"/>
          <table:table-cell office:value="1" office:value-type="float"/>
          <table:table-cell office:value="0.7107358976942495" office:value-type="float"/>
        </table:table-row>
        <table:table-row>
          <table:table-cell office:value-type="string">
            <text:p>hyperhq/hyperd</text:p>
          </table:table-cell>
          <table:table-cell office:value-type="string">
            <text:p>active</text:p>
          </table:table-cell>
          <table:table-cell office:value="21.244696525782615" office:value-type="float"/>
          <table:table-cell office:value="0.03421014258249059" office:value-type="float"/>
          <table:table-cell office:value="0.6857142857142857" office:value-type="float"/>
          <table:table-cell office:value="0" office:value-type="float"/>
          <table:table-cell office:value="0.21973097461841667" office:value-type="float"/>
        </table:table-row>
        <table:table-row>
          <table:table-cell office:value-type="string">
            <text:p>jMonkeyEngine/jmonkeyengine</text:p>
          </table:table-cell>
          <table:table-cell office:value-type="string">
            <text:p>active</text:p>
          </table:table-cell>
          <table:table-cell office:value="21.63392812849071" office:value-type="float"/>
          <table:table-cell office:value="0.06068424345162341" office:value-type="float"/>
          <table:table-cell office:value="0.021739130434782608" office:value-type="float"/>
          <table:table-cell office:value="1" office:value-type="float"/>
          <table:table-cell office:value="0.6770582423508417" office:value-type="float"/>
        </table:table-row>
        <table:table-row>
          <table:table-cell office:value-type="string">
            <text:p>PHPSocialNetwork/phpfastcache</text:p>
          </table:table-cell>
          <table:table-cell office:value-type="string">
            <text:p>active</text:p>
          </table:table-cell>
          <table:table-cell office:value="21.652558627261275" office:value-type="float"/>
          <table:table-cell office:value="0.09182437982137248" office:value-type="float"/>
          <table:table-cell office:value="0.029411764705882353" office:value-type="float"/>
          <table:table-cell office:value="1" office:value-type="float"/>
          <table:table-cell office:value="0.6626086714513917" office:value-type="float"/>
        </table:table-row>
        <table:table-row>
          <table:table-cell office:value-type="string">
            <text:p>GoogleCloudPlatform/google-cloud-node</text:p>
          </table:table-cell>
          <table:table-cell office:value-type="string">
            <text:p>active</text:p>
          </table:table-cell>
          <table:table-cell office:value="21.062281142404434" office:value-type="float"/>
          <table:table-cell office:value="0.03723777867883338" office:value-type="float"/>
          <table:table-cell office:value="0.20454545454545456" office:value-type="float"/>
          <table:table-cell office:value="1" office:value-type="float"/>
          <table:table-cell office:value="0.7095045960798064" office:value-type="float"/>
        </table:table-row>
        <table:table-row>
          <table:table-cell office:value-type="string">
            <text:p>FriendsOfSymfony/FOSRestBundle</text:p>
          </table:table-cell>
          <table:table-cell office:value-type="string">
            <text:p>active</text:p>
          </table:table-cell>
          <table:table-cell office:value="21.30001843295298" office:value-type="float"/>
          <table:table-cell office:value="0.04842107036357446" office:value-type="float"/>
          <table:table-cell office:value="0.11560693641618497" office:value-type="float"/>
          <table:table-cell office:value="1" office:value-type="float"/>
          <table:table-cell office:value="0.6901425599948546" office:value-type="float"/>
        </table:table-row>
        <table:table-row>
          <table:table-cell office:value-type="string">
            <text:p>SixLabors/ImageSharp</text:p>
          </table:table-cell>
          <table:table-cell office:value-type="string">
            <text:p>active</text:p>
          </table:table-cell>
          <table:table-cell office:value="20.959336951137928" office:value-type="float"/>
          <table:table-cell office:value="0.07242788804057927" office:value-type="float"/>
          <table:table-cell office:value="0.23255813953488372" office:value-type="float"/>
          <table:table-cell office:value="1" office:value-type="float"/>
          <table:table-cell office:value="0.7089617530939085" office:value-type="float"/>
        </table:table-row>
        <table:table-row>
          <table:table-cell office:value-type="string">
            <text:p>mysticatea/npm-run-all</text:p>
          </table:table-cell>
          <table:table-cell office:value-type="string">
            <text:p>active</text:p>
          </table:table-cell>
          <table:table-cell office:value="22.315146171420945" office:value-type="float"/>
          <table:table-cell office:value="0.19018333643961868" office:value-type="float"/>
          <table:table-cell office:value="0.09090909090909091" office:value-type="float"/>
          <table:table-cell office:value="1" office:value-type="float"/>
          <table:table-cell office:value="0.6724349881535325" office:value-type="float"/>
        </table:table-row>
        <table:table-row>
          <table:table-cell office:value-type="string">
            <text:p>Qihoo360/pika</text:p>
          </table:table-cell>
          <table:table-cell office:value-type="string">
            <text:p>active</text:p>
          </table:table-cell>
          <table:table-cell office:value="22.89173754226633" office:value-type="float"/>
          <table:table-cell office:value="0.26679217154583085" office:value-type="float"/>
          <table:table-cell office:value="0.6875" office:value-type="float"/>
          <table:table-cell office:value="0" office:value-type="float"/>
          <table:table-cell office:value="0.19974260048120723" office:value-type="float"/>
        </table:table-row>
        <table:table-row>
          <table:table-cell office:value-type="string">
            <text:p>verlok/lazyload</text:p>
          </table:table-cell>
          <table:table-cell office:value-type="string">
            <text:p>active</text:p>
          </table:table-cell>
          <table:table-cell office:value="21.8173963414413" office:value-type="float"/>
          <table:table-cell office:value="0.019947180511024214" office:value-type="float"/>
          <table:table-cell office:value="0.20689655172413793" office:value-type="float"/>
          <table:table-cell office:value="1" office:value-type="float"/>
          <table:table-cell office:value="0.6989398384939828" office:value-type="float"/>
        </table:table-row>
        <table:table-row>
          <table:table-cell office:value-type="string">
            <text:p>remiprev/her</text:p>
          </table:table-cell>
          <table:table-cell office:value-type="string">
            <text:p>active</text:p>
          </table:table-cell>
          <table:table-cell office:value="22.10081074450635" office:value-type="float"/>
          <table:table-cell office:value="0.10061884755515534" office:value-type="float"/>
          <table:table-cell office:value="0.1388888888888889" office:value-type="float"/>
          <table:table-cell office:value="1" office:value-type="float"/>
          <table:table-cell office:value="0.7025600394370954" office:value-type="float"/>
        </table:table-row>
        <table:table-row>
          <table:table-cell office:value-type="string">
            <text:p>wordpress-mobile/WordPress-Android</text:p>
          </table:table-cell>
          <table:table-cell office:value-type="string">
            <text:p>active</text:p>
          </table:table-cell>
          <table:table-cell office:value="21.576256665701905" office:value-type="float"/>
          <table:table-cell office:value="0.05052977704393861" office:value-type="float"/>
          <table:table-cell office:value="0.10843373493975904" office:value-type="float"/>
          <table:table-cell office:value="1" office:value-type="float"/>
          <table:table-cell office:value="0.6820731507123882" office:value-type="float"/>
        </table:table-row>
        <table:table-row>
          <table:table-cell office:value-type="string">
            <text:p>vitaly-t/pg-promise</text:p>
          </table:table-cell>
          <table:table-cell office:value-type="string">
            <text:p>active</text:p>
          </table:table-cell>
          <table:table-cell office:value="21.838840005880463" office:value-type="float"/>
          <table:table-cell office:value="0.022684340605037212" office:value-type="float"/>
          <table:table-cell office:value="0.04285714285714286" office:value-type="float"/>
          <table:table-cell office:value="1" office:value-type="float"/>
          <table:table-cell office:value="0.6811103415443476" office:value-type="float"/>
        </table:table-row>
        <table:table-row>
          <table:table-cell office:value-type="string">
            <text:p>vector-im/riot-web</text:p>
          </table:table-cell>
          <table:table-cell office:value-type="string">
            <text:p>active</text:p>
          </table:table-cell>
          <table:table-cell office:value="21.1629000603772" office:value-type="float"/>
          <table:table-cell office:value="0.03451500492555456" office:value-type="float"/>
          <table:table-cell office:value="0.08" office:value-type="float"/>
          <table:table-cell office:value="1" office:value-type="float"/>
          <table:table-cell office:value="0.6823495207390449" office:value-type="float"/>
        </table:table-row>
        <table:table-row>
          <table:table-cell office:value-type="string">
            <text:p>inikulin/parse5</text:p>
          </table:table-cell>
          <table:table-cell office:value-type="string">
            <text:p>active</text:p>
          </table:table-cell>
          <table:table-cell office:value="22.254592765662334" office:value-type="float"/>
          <table:table-cell office:value="0.17235428436939684" office:value-type="float"/>
          <table:table-cell office:value="0.041666666666666664" office:value-type="float"/>
          <table:table-cell office:value="1" office:value-type="float"/>
          <table:table-cell office:value="0.6769116148016802" office:value-type="float"/>
        </table:table-row>
        <table:table-row>
          <table:table-cell office:value-type="string">
            <text:p>azkaban/azkaban</text:p>
          </table:table-cell>
          <table:table-cell office:value-type="string">
            <text:p>active</text:p>
          </table:table-cell>
          <table:table-cell office:value="21.669625877926325" office:value-type="float"/>
          <table:table-cell office:value="0.1367073013287371" office:value-type="float"/>
          <table:table-cell office:value="0.11267605633802817" office:value-type="float"/>
          <table:table-cell office:value="1" office:value-type="float"/>
          <table:table-cell office:value="0.6970365339997987" office:value-type="float"/>
        </table:table-row>
        <table:table-row>
          <table:table-cell office:value-type="string">
            <text:p>infobyte/faraday</text:p>
          </table:table-cell>
          <table:table-cell office:value-type="string">
            <text:p>active</text:p>
          </table:table-cell>
          <table:table-cell office:value="21.377710247792777" office:value-type="float"/>
          <table:table-cell office:value="0.09699068866739606" office:value-type="float"/>
          <table:table-cell office:value="0.2692307692307692" office:value-type="float"/>
          <table:table-cell office:value="1" office:value-type="float"/>
          <table:table-cell office:value="0.714469086477094" office:value-type="float"/>
        </table:table-row>
        <table:table-row>
          <table:table-cell office:value-type="string">
            <text:p>Clipy/Clipy</text:p>
          </table:table-cell>
          <table:table-cell office:value-type="string">
            <text:p>active</text:p>
          </table:table-cell>
          <table:table-cell office:value="23.62030174610327" office:value-type="float"/>
          <table:table-cell office:value="0.1968487085574027" office:value-type="float"/>
          <table:table-cell office:value="0.625" office:value-type="float"/>
          <table:table-cell office:value="0" office:value-type="float"/>
          <table:table-cell office:value="0.171664621290514" office:value-type="float"/>
        </table:table-row>
        <table:table-row>
          <table:table-cell office:value-type="string">
            <text:p>lanayotech/vagrant-manager</text:p>
          </table:table-cell>
          <table:table-cell office:value-type="string">
            <text:p>active</text:p>
          </table:table-cell>
          <table:table-cell office:value="23.818740267745476" office:value-type="float"/>
          <table:table-cell office:value="0.31620562331311525" office:value-type="float"/>
          <table:table-cell office:value="0.5" office:value-type="float"/>
          <table:table-cell office:value="1" office:value-type="float"/>
          <table:table-cell office:value="0.7470677685207019" office:value-type="float"/>
        </table:table-row>
        <table:table-row>
          <table:table-cell office:value-type="string">
            <text:p>conan-io/conan</text:p>
          </table:table-cell>
          <table:table-cell office:value-type="string">
            <text:p>active</text:p>
          </table:table-cell>
          <table:table-cell office:value="20.837362888114946" office:value-type="float"/>
          <table:table-cell office:value="0.021418675087055528" office:value-type="float"/>
          <table:table-cell office:value="0.11212121212121212" office:value-type="float"/>
          <table:table-cell office:value="1" office:value-type="float"/>
          <table:table-cell office:value="0.6618092356829892" office:value-type="float"/>
        </table:table-row>
        <table:table-row>
          <table:table-cell office:value-type="string">
            <text:p>Deletescape-Media/Lawnchair</text:p>
          </table:table-cell>
          <table:table-cell office:value-type="string">
            <text:p>active</text:p>
          </table:table-cell>
          <table:table-cell office:value="21.40953087759833" office:value-type="float"/>
          <table:table-cell office:value="0.08690389754967827" office:value-type="float"/>
          <table:table-cell office:value="0.1" office:value-type="float"/>
          <table:table-cell office:value="1" office:value-type="float"/>
          <table:table-cell office:value="0.6729846814133215" office:value-type="float"/>
        </table:table-row>
        <table:table-row>
          <table:table-cell office:value-type="string">
            <text:p>MediaBrowser/Emby</text:p>
          </table:table-cell>
          <table:table-cell office:value-type="string">
            <text:p>active</text:p>
          </table:table-cell>
          <table:table-cell office:value="20.644657903163043" office:value-type="float"/>
          <table:table-cell office:value="0.03993268286873286" office:value-type="float"/>
          <table:table-cell office:value="0.24369747899159663" office:value-type="float"/>
          <table:table-cell office:value="1" office:value-type="float"/>
          <table:table-cell office:value="0.7071114131726561" office:value-type="float"/>
        </table:table-row>
        <table:table-row>
          <table:table-cell office:value-type="string">
            <text:p>coleifer/huey</text:p>
          </table:table-cell>
          <table:table-cell office:value-type="string">
            <text:p>active</text:p>
          </table:table-cell>
          <table:table-cell office:value="21.576872035433507" office:value-type="float"/>
          <table:table-cell office:value="0.060345183164199234" office:value-type="float"/>
          <table:table-cell office:value="0.1388888888888889" office:value-type="float"/>
          <table:table-cell office:value="1" office:value-type="float"/>
          <table:table-cell office:value="0.7051735233038433" office:value-type="float"/>
        </table:table-row>
        <table:table-row>
          <table:table-cell office:value-type="string">
            <text:p>roots/trellis</text:p>
          </table:table-cell>
          <table:table-cell office:value-type="string">
            <text:p>active</text:p>
          </table:table-cell>
          <table:table-cell office:value="21.586434668094896" office:value-type="float"/>
          <table:table-cell office:value="0.06029180579605279" office:value-type="float"/>
          <table:table-cell office:value="0.13846153846153847" office:value-type="float"/>
          <table:table-cell office:value="1" office:value-type="float"/>
          <table:table-cell office:value="0.6717374827558484" office:value-type="float"/>
        </table:table-row>
        <table:table-row>
          <table:table-cell office:value-type="string">
            <text:p>kimmobrunfeldt/concurrently</text:p>
          </table:table-cell>
          <table:table-cell office:value-type="string">
            <text:p>active</text:p>
          </table:table-cell>
          <table:table-cell office:value="22.19297620637328" office:value-type="float"/>
          <table:table-cell office:value="0.04044647288876194" office:value-type="float"/>
          <table:table-cell office:value="0.08333333333333333" office:value-type="float"/>
          <table:table-cell office:value="1" office:value-type="float"/>
          <table:table-cell office:value="0.7028295747687713" office:value-type="float"/>
        </table:table-row>
        <table:table-row>
          <table:table-cell office:value-type="string">
            <text:p>PaulLeCam/react-leaflet</text:p>
          </table:table-cell>
          <table:table-cell office:value-type="string">
            <text:p>active</text:p>
          </table:table-cell>
          <table:table-cell office:value="21.821043983766007" office:value-type="float"/>
          <table:table-cell office:value="0.09454636340125762" office:value-type="float"/>
          <table:table-cell office:value="0.23076923076923078" office:value-type="float"/>
          <table:table-cell office:value="1" office:value-type="float"/>
          <table:table-cell office:value="0.7033428413450409" office:value-type="float"/>
        </table:table-row>
        <table:table-row>
          <table:table-cell office:value-type="string">
            <text:p>LWJGL/lwjgl3</text:p>
          </table:table-cell>
          <table:table-cell office:value-type="string">
            <text:p>active</text:p>
          </table:table-cell>
          <table:table-cell office:value="21.03586920014378" office:value-type="float"/>
          <table:table-cell office:value="0.027845078564936083" office:value-type="float"/>
          <table:table-cell office:value="0.13333333333333333" office:value-type="float"/>
          <table:table-cell office:value="1" office:value-type="float"/>
          <table:table-cell office:value="0.6824749599944274" office:value-type="float"/>
        </table:table-row>
        <table:table-row>
          <table:table-cell office:value-type="string">
            <text:p>convox/rack</text:p>
          </table:table-cell>
          <table:table-cell office:value-type="string">
            <text:p>active</text:p>
          </table:table-cell>
          <table:table-cell office:value="22.017037612798035" office:value-type="float"/>
          <table:table-cell office:value="0.0794801983382429" office:value-type="float"/>
          <table:table-cell office:value="0.1935483870967742" office:value-type="float"/>
          <table:table-cell office:value="1" office:value-type="float"/>
          <table:table-cell office:value="0.6964367654673771" office:value-type="float"/>
        </table:table-row>
        <table:table-row>
          <table:table-cell office:value-type="string">
            <text:p>nanoc/nanoc</text:p>
          </table:table-cell>
          <table:table-cell office:value-type="string">
            <text:p>active</text:p>
          </table:table-cell>
          <table:table-cell office:value="21.578878975415087" office:value-type="float"/>
          <table:table-cell office:value="0.04307735309642365" office:value-type="float"/>
          <table:table-cell office:value="0.14" office:value-type="float"/>
          <table:table-cell office:value="1" office:value-type="float"/>
          <table:table-cell office:value="0.6878567283191129" office:value-type="float"/>
        </table:table-row>
        <table:table-row>
          <table:table-cell office:value-type="string">
            <text:p>pytransitions/transitions</text:p>
          </table:table-cell>
          <table:table-cell office:value-type="string">
            <text:p>active</text:p>
          </table:table-cell>
          <table:table-cell office:value="22.088062581747753" office:value-type="float"/>
          <table:table-cell office:value="0.03621982038337394" office:value-type="float"/>
          <table:table-cell office:value="0.25806451612903225" office:value-type="float"/>
          <table:table-cell office:value="1" office:value-type="float"/>
          <table:table-cell office:value="0.7132344549716199" office:value-type="float"/>
        </table:table-row>
        <table:table-row>
          <table:table-cell office:value-type="string">
            <text:p>gotev/android-upload-service</text:p>
          </table:table-cell>
          <table:table-cell office:value-type="string">
            <text:p>active</text:p>
          </table:table-cell>
          <table:table-cell office:value="21.236487171255384" office:value-type="float"/>
          <table:table-cell office:value="0.09773624771353866" office:value-type="float"/>
          <table:table-cell office:value="0.37209302325581395" office:value-type="float"/>
          <table:table-cell office:value="1" office:value-type="float"/>
          <table:table-cell office:value="0.7369102055150791" office:value-type="float"/>
        </table:table-row>
        <table:table-row>
          <table:table-cell office:value-type="string">
            <text:p>ionic-team/ionic-native</text:p>
          </table:table-cell>
          <table:table-cell office:value-type="string">
            <text:p>active</text:p>
          </table:table-cell>
          <table:table-cell office:value="21.0750997336207" office:value-type="float"/>
          <table:table-cell office:value="0.09330227129652946" office:value-type="float"/>
          <table:table-cell office:value="0.19078947368421054" office:value-type="float"/>
          <table:table-cell office:value="1" office:value-type="float"/>
          <table:table-cell office:value="0.6889054555487338" office:value-type="float"/>
        </table:table-row>
        <table:table-row>
          <table:table-cell office:value-type="string">
            <text:p>sonata-project/SonataAdminBundle</text:p>
          </table:table-cell>
          <table:table-cell office:value-type="string">
            <text:p>active</text:p>
          </table:table-cell>
          <table:table-cell office:value="21.14120296947894" office:value-type="float"/>
          <table:table-cell office:value="0.055794123989609555" office:value-type="float"/>
          <table:table-cell office:value="0.15112540192926044" office:value-type="float"/>
          <table:table-cell office:value="1" office:value-type="float"/>
          <table:table-cell office:value="0.6911679251259126" office:value-type="float"/>
        </table:table-row>
        <table:table-row>
          <table:table-cell office:value-type="string">
            <text:p>mlaursen/react-md</text:p>
          </table:table-cell>
          <table:table-cell office:value-type="string">
            <text:p>active</text:p>
          </table:table-cell>
          <table:table-cell office:value="22.673987975052597" office:value-type="float"/>
          <table:table-cell office:value="0.14985645645387935" office:value-type="float"/>
          <table:table-cell office:value="0.1111111111111111" office:value-type="float"/>
          <table:table-cell office:value="1" office:value-type="float"/>
          <table:table-cell office:value="0.6960870550157452" office:value-type="float"/>
        </table:table-row>
        <table:table-row>
          <table:table-cell office:value-type="string">
            <text:p>PX4/Firmware</text:p>
          </table:table-cell>
          <table:table-cell office:value-type="string">
            <text:p>active</text:p>
          </table:table-cell>
          <table:table-cell office:value="21.039607513963055" office:value-type="float"/>
          <table:table-cell office:value="0.026608517020886364" office:value-type="float"/>
          <table:table-cell office:value="0.16338028169014085" office:value-type="float"/>
          <table:table-cell office:value="1" office:value-type="float"/>
          <table:table-cell office:value="0.6898965655481862" office:value-type="float"/>
        </table:table-row>
        <table:table-row>
          <table:table-cell office:value-type="string">
            <text:p>mar10/fancytree</text:p>
          </table:table-cell>
          <table:table-cell office:value-type="string">
            <text:p>active</text:p>
          </table:table-cell>
          <table:table-cell office:value="21.35317409770323" office:value-type="float"/>
          <table:table-cell office:value="0.05405659652605843" office:value-type="float"/>
          <table:table-cell office:value="0.25925925925925924" office:value-type="float"/>
          <table:table-cell office:value="1" office:value-type="float"/>
          <table:table-cell office:value="0.7114391620084525" office:value-type="float"/>
        </table:table-row>
        <table:table-row>
          <table:table-cell office:value-type="string">
            <text:p>ruflin/Elastica</text:p>
          </table:table-cell>
          <table:table-cell office:value-type="string">
            <text:p>active</text:p>
          </table:table-cell>
          <table:table-cell office:value="21.218503993856242" office:value-type="float"/>
          <table:table-cell office:value="0.04014019687377387" office:value-type="float"/>
          <table:table-cell office:value="0.12962962962962962" office:value-type="float"/>
          <table:table-cell office:value="1" office:value-type="float"/>
          <table:table-cell office:value="0.7029876684500334" office:value-type="float"/>
        </table:table-row>
        <table:table-row>
          <table:table-cell office:value-type="string">
            <text:p>slackapi/node-slack-sdk</text:p>
          </table:table-cell>
          <table:table-cell office:value-type="string">
            <text:p>active</text:p>
          </table:table-cell>
          <table:table-cell office:value="21.628572353073462" office:value-type="float"/>
          <table:table-cell office:value="0.03676262294541233" office:value-type="float"/>
          <table:table-cell office:value="0.25" office:value-type="float"/>
          <table:table-cell office:value="1" office:value-type="float"/>
          <table:table-cell office:value="0.7237012430633625" office:value-type="float"/>
        </table:table-row>
        <table:table-row>
          <table:table-cell office:value-type="string">
            <text:p>btraceio/btrace</text:p>
          </table:table-cell>
          <table:table-cell office:value-type="string">
            <text:p>active</text:p>
          </table:table-cell>
          <table:table-cell office:value="21.892588937187863" office:value-type="float"/>
          <table:table-cell office:value="0.17207048491546043" office:value-type="float"/>
          <table:table-cell office:value="0.5" office:value-type="float"/>
          <table:table-cell office:value="0" office:value-type="float"/>
          <table:table-cell office:value="0.2330080191638032" office:value-type="float"/>
        </table:table-row>
        <table:table-row>
          <table:table-cell office:value-type="string">
            <text:p>hkellaway/Gloss</text:p>
          </table:table-cell>
          <table:table-cell office:value-type="string">
            <text:p>active</text:p>
          </table:table-cell>
          <table:table-cell office:value="23.53131108462049" office:value-type="float"/>
          <table:table-cell office:value="0.06711393371708145" office:value-type="float"/>
          <table:table-cell office:value="0.36363636363636365" office:value-type="float"/>
          <table:table-cell office:value="1" office:value-type="float"/>
          <table:table-cell office:value="0.7259921845957062" office:value-type="float"/>
        </table:table-row>
        <table:table-row>
          <table:table-cell office:value-type="string">
            <text:p>deanoemcke/thegreatsuspender</text:p>
          </table:table-cell>
          <table:table-cell office:value-type="string">
            <text:p>active</text:p>
          </table:table-cell>
          <table:table-cell office:value="20.67136342856111" office:value-type="float"/>
          <table:table-cell office:value="0.06899017042547384" office:value-type="float"/>
          <table:table-cell office:value="0.06451612903225806" office:value-type="float"/>
          <table:table-cell office:value="1" office:value-type="float"/>
          <table:table-cell office:value="0.6679917405566701" office:value-type="float"/>
        </table:table-row>
        <table:table-row>
          <table:table-cell office:value-type="string">
            <text:p>erikdoe/ocmock</text:p>
          </table:table-cell>
          <table:table-cell office:value-type="string">
            <text:p>active</text:p>
          </table:table-cell>
          <table:table-cell office:value="21.57155777867138" office:value-type="float"/>
          <table:table-cell office:value="0.02274848621967322" office:value-type="float"/>
          <table:table-cell office:value="0.23809523809523808" office:value-type="float"/>
          <table:table-cell office:value="1" office:value-type="float"/>
          <table:table-cell office:value="0.7284903795973742" office:value-type="float"/>
        </table:table-row>
        <table:table-row>
          <table:table-cell office:value-type="string">
            <text:p>TwidereProject/Twidere-Android</text:p>
          </table:table-cell>
          <table:table-cell office:value-type="string">
            <text:p>active</text:p>
          </table:table-cell>
          <table:table-cell office:value="21.3416048365936" office:value-type="float"/>
          <table:table-cell office:value="0.024369625805723622" office:value-type="float"/>
          <table:table-cell office:value="0.26666666666666666" office:value-type="float"/>
          <table:table-cell office:value="1" office:value-type="float"/>
          <table:table-cell office:value="0.7221416222118742" office:value-type="float"/>
        </table:table-row>
        <table:table-row>
          <table:table-cell office:value-type="string">
            <text:p>mcamara/laravel-localization</text:p>
          </table:table-cell>
          <table:table-cell office:value-type="string">
            <text:p>active</text:p>
          </table:table-cell>
          <table:table-cell office:value="21.643271408075023" office:value-type="float"/>
          <table:table-cell office:value="0.03789676788055315" office:value-type="float"/>
          <table:table-cell office:value="0.2127659574468085" office:value-type="float"/>
          <table:table-cell office:value="1" office:value-type="float"/>
          <table:table-cell office:value="0.6988400095286932" office:value-type="float"/>
        </table:table-row>
        <table:table-row>
          <table:table-cell office:value-type="string">
            <text:p>reactjs/react-docgen</text:p>
          </table:table-cell>
          <table:table-cell office:value-type="string">
            <text:p>active</text:p>
          </table:table-cell>
          <table:table-cell office:value="21.7488655547194" office:value-type="float"/>
          <table:table-cell office:value="0.058226847057480303" office:value-type="float"/>
          <table:table-cell office:value="0.07142857142857142" office:value-type="float"/>
          <table:table-cell office:value="1" office:value-type="float"/>
          <table:table-cell office:value="0.6870715988442213" office:value-type="float"/>
        </table:table-row>
        <table:table-row>
          <table:table-cell office:value-type="string">
            <text:p>Lone-Coder/letsencrypt-win-simple</text:p>
          </table:table-cell>
          <table:table-cell office:value-type="string">
            <text:p>active</text:p>
          </table:table-cell>
          <table:table-cell office:value="20.93308910907375" office:value-type="float"/>
          <table:table-cell office:value="0.10074957819966102" office:value-type="float"/>
          <table:table-cell office:value="0.19047619047619047" office:value-type="float"/>
          <table:table-cell office:value="1" office:value-type="float"/>
          <table:table-cell office:value="0.6797489739198849" office:value-type="float"/>
        </table:table-row>
        <table:table-row>
          <table:table-cell office:value-type="string">
            <text:p>canjs/canjs</text:p>
          </table:table-cell>
          <table:table-cell office:value-type="string">
            <text:p>active</text:p>
          </table:table-cell>
          <table:table-cell office:value="21.212672129668157" office:value-type="float"/>
          <table:table-cell office:value="0.01975238719841425" office:value-type="float"/>
          <table:table-cell office:value="0.029411764705882353" office:value-type="float"/>
          <table:table-cell office:value="1" office:value-type="float"/>
          <table:table-cell office:value="0.6684219615504037" office:value-type="float"/>
        </table:table-row>
        <table:table-row>
          <table:table-cell office:value-type="string">
            <text:p>bustoutsolutions/siesta</text:p>
          </table:table-cell>
          <table:table-cell office:value-type="string">
            <text:p>active</text:p>
          </table:table-cell>
          <table:table-cell office:value="22.24234385148168" office:value-type="float"/>
          <table:table-cell office:value="0.10099479666518629" office:value-type="float"/>
          <table:table-cell office:value="0.04" office:value-type="float"/>
          <table:table-cell office:value="1" office:value-type="float"/>
          <table:table-cell office:value="0.6869405229794485" office:value-type="float"/>
        </table:table-row>
        <table:table-row>
          <table:table-cell office:value-type="string">
            <text:p>FrDH/jQuery.dotdotdot</text:p>
          </table:table-cell>
          <table:table-cell office:value-type="string">
            <text:p>active</text:p>
          </table:table-cell>
          <table:table-cell office:value="23.946268341371347" office:value-type="float"/>
          <table:table-cell office:value="0.2507321254028336" office:value-type="float"/>
          <table:table-cell office:value="0.375" office:value-type="float"/>
          <table:table-cell office:value="1" office:value-type="float"/>
          <table:table-cell office:value="0.7142679444054919" office:value-type="float"/>
        </table:table-row>
        <table:table-row>
          <table:table-cell office:value-type="string">
            <text:p>hacdias/filemanager</text:p>
          </table:table-cell>
          <table:table-cell office:value-type="string">
            <text:p>active</text:p>
          </table:table-cell>
          <table:table-cell office:value="21.648815863124256" office:value-type="float"/>
          <table:table-cell office:value="0.030181730849051625" office:value-type="float"/>
          <table:table-cell office:value="0.15" office:value-type="float"/>
          <table:table-cell office:value="1" office:value-type="float"/>
          <table:table-cell office:value="0.6900368094626732" office:value-type="float"/>
        </table:table-row>
        <table:table-row>
          <table:table-cell office:value-type="string">
            <text:p>go-playground/validator</text:p>
          </table:table-cell>
          <table:table-cell office:value-type="string">
            <text:p>active</text:p>
          </table:table-cell>
          <table:table-cell office:value="22.25866053765762" office:value-type="float"/>
          <table:table-cell office:value="0.09160410440272515" office:value-type="float"/>
          <table:table-cell office:value="0.2777777777777778" office:value-type="float"/>
          <table:table-cell office:value="1" office:value-type="float"/>
          <table:table-cell office:value="0.7125343336511595" office:value-type="float"/>
        </table:table-row>
        <table:table-row>
          <table:table-cell office:value-type="string">
            <text:p>ai/visibilityjs</text:p>
          </table:table-cell>
          <table:table-cell office:value-type="string">
            <text:p>active</text:p>
          </table:table-cell>
          <table:table-cell office:value="41.414888686971565" office:value-type="float"/>
          <table:table-cell office:value="1" office:value-type="float"/>
          <table:table-cell office:value="0.5" office:value-type="float"/>
          <table:table-cell office:value="0" office:value-type="float"/>
          <table:table-cell office:value="0.22059370841276188" office:value-type="float"/>
        </table:table-row>
        <table:table-row>
          <table:table-cell office:value-type="string">
            <text:p>Automattic/simplenote-electron</text:p>
          </table:table-cell>
          <table:table-cell office:value-type="string">
            <text:p>active</text:p>
          </table:table-cell>
          <table:table-cell office:value="21.169225691621264" office:value-type="float"/>
          <table:table-cell office:value="0.04709137107519631" office:value-type="float"/>
          <table:table-cell office:value="0.02702702702702703" office:value-type="float"/>
          <table:table-cell office:value="1" office:value-type="float"/>
          <table:table-cell office:value="0.6591349673038874" office:value-type="float"/>
        </table:table-row>
        <table:table-row>
          <table:table-cell office:value-type="string">
            <text:p>mgechev/codelyzer</text:p>
          </table:table-cell>
          <table:table-cell office:value-type="string">
            <text:p>active</text:p>
          </table:table-cell>
          <table:table-cell office:value="21.61885102466666" office:value-type="float"/>
          <table:table-cell office:value="0.032450318126660216" office:value-type="float"/>
          <table:table-cell office:value="0.22580645161290322" office:value-type="float"/>
          <table:table-cell office:value="1" office:value-type="float"/>
          <table:table-cell office:value="0.6986206478252337" office:value-type="float"/>
        </table:table-row>
        <table:table-row>
          <table:table-cell office:value-type="string">
            <text:p>Netflix/archaius</text:p>
          </table:table-cell>
          <table:table-cell office:value-type="string">
            <text:p>active</text:p>
          </table:table-cell>
          <table:table-cell office:value="22.59143002616807" office:value-type="float"/>
          <table:table-cell office:value="0.1565002508986387" office:value-type="float"/>
          <table:table-cell office:value="0.05555555555555555" office:value-type="float"/>
          <table:table-cell office:value="1" office:value-type="float"/>
          <table:table-cell office:value="0.6917481229991239" office:value-type="float"/>
        </table:table-row>
        <table:table-row>
          <table:table-cell office:value-type="string">
            <text:p>hadley/devtools</text:p>
          </table:table-cell>
          <table:table-cell office:value-type="string">
            <text:p>active</text:p>
          </table:table-cell>
          <table:table-cell office:value="20.972170323029914" office:value-type="float"/>
          <table:table-cell office:value="0.09194351353903092" office:value-type="float"/>
          <table:table-cell office:value="0.24427480916030533" office:value-type="float"/>
          <table:table-cell office:value="1" office:value-type="float"/>
          <table:table-cell office:value="0.7112348003101167" office:value-type="float"/>
        </table:table-row>
        <table:table-row>
          <table:table-cell office:value-type="string">
            <text:p>quantmind/pulsar</text:p>
          </table:table-cell>
          <table:table-cell office:value-type="string">
            <text:p>active</text:p>
          </table:table-cell>
          <table:table-cell office:value="23.769778102254904" office:value-type="float"/>
          <table:table-cell office:value="0.10503546653991236" office:value-type="float"/>
          <table:table-cell office:value="0.3333333333333333" office:value-type="float"/>
          <table:table-cell office:value="1" office:value-type="float"/>
          <table:table-cell office:value="0.7359355890709807" office:value-type="float"/>
        </table:table-row>
        <table:table-row>
          <table:table-cell office:value-type="string">
            <text:p>vispy/vispy</text:p>
          </table:table-cell>
          <table:table-cell office:value-type="string">
            <text:p>active</text:p>
          </table:table-cell>
          <table:table-cell office:value="21.33456300457982" office:value-type="float"/>
          <table:table-cell office:value="0.023499971711924455" office:value-type="float"/>
          <table:table-cell office:value="0.20689655172413793" office:value-type="float"/>
          <table:table-cell office:value="1" office:value-type="float"/>
          <table:table-cell office:value="0.7009865164344943" office:value-type="float"/>
        </table:table-row>
        <table:table-row>
          <table:table-cell office:value-type="string">
            <text:p>coocood/freecache</text:p>
          </table:table-cell>
          <table:table-cell office:value-type="string">
            <text:p>active</text:p>
          </table:table-cell>
          <table:table-cell office:value="28.665975390529468" office:value-type="float"/>
          <table:table-cell office:value="0.6032308598251678" office:value-type="float"/>
          <table:table-cell office:value="0.75" office:value-type="float"/>
          <table:table-cell office:value="0" office:value-type="float"/>
          <table:table-cell office:value="0.169496161286827" office:value-type="float"/>
        </table:table-row>
        <table:table-row>
          <table:table-cell office:value-type="string">
            <text:p>1N3/Sn1per</text:p>
          </table:table-cell>
          <table:table-cell office:value-type="string">
            <text:p>active</text:p>
          </table:table-cell>
          <table:table-cell office:value="22.588489018422" office:value-type="float"/>
          <table:table-cell office:value="0.006979564503844997" office:value-type="float"/>
          <table:table-cell office:value="0.375" office:value-type="float"/>
          <table:table-cell office:value="1" office:value-type="float"/>
          <table:table-cell office:value="0.7181838235477354" office:value-type="float"/>
        </table:table-row>
        <table:table-row>
          <table:table-cell office:value-type="string">
            <text:p>nelmio/alice</text:p>
          </table:table-cell>
          <table:table-cell office:value-type="string">
            <text:p>active</text:p>
          </table:table-cell>
          <table:table-cell office:value="21.508863399619553" office:value-type="float"/>
          <table:table-cell office:value="0.10593301555189501" office:value-type="float"/>
          <table:table-cell office:value="0.14285714285714285" office:value-type="float"/>
          <table:table-cell office:value="1" office:value-type="float"/>
          <table:table-cell office:value="0.711236158329665" office:value-type="float"/>
        </table:table-row>
        <table:table-row>
          <table:table-cell office:value-type="string">
            <text:p>alignedleft/d3-book</text:p>
          </table:table-cell>
          <table:table-cell office:value-type="string">
            <text:p>active</text:p>
          </table:table-cell>
          <table:table-cell office:value="43.264033741578004" office:value-type="float"/>
          <table:table-cell office:value="1" office:value-type="float"/>
          <table:table-cell office:value="0.5" office:value-type="float"/>
          <table:table-cell office:value="1" office:value-type="float"/>
          <table:table-cell office:value="0.7489513360857182" office:value-type="float"/>
        </table:table-row>
        <table:table-row>
          <table:table-cell office:value-type="string">
            <text:p>facelessuser/BracketHighlighter</text:p>
          </table:table-cell>
          <table:table-cell office:value-type="string">
            <text:p>active</text:p>
          </table:table-cell>
          <table:table-cell office:value="21.626135476771964" office:value-type="float"/>
          <table:table-cell office:value="0.029835046595477605" office:value-type="float"/>
          <table:table-cell office:value="0.25396825396825395" office:value-type="float"/>
          <table:table-cell office:value="1" office:value-type="float"/>
          <table:table-cell office:value="0.7092762385753368" office:value-type="float"/>
        </table:table-row>
        <table:table-row>
          <table:table-cell office:value-type="string">
            <text:p>ARMmbed/mbed-os</text:p>
          </table:table-cell>
          <table:table-cell office:value-type="string">
            <text:p>active</text:p>
          </table:table-cell>
          <table:table-cell office:value="20.86651927465573" office:value-type="float"/>
          <table:table-cell office:value="0.033875135903481644" office:value-type="float"/>
          <table:table-cell office:value="0.20364741641337386" office:value-type="float"/>
          <table:table-cell office:value="1" office:value-type="float"/>
          <table:table-cell office:value="0.7044650969815549" office:value-type="float"/>
        </table:table-row>
        <table:table-row>
          <table:table-cell office:value-type="string">
            <text:p>Polidea/RxAndroidBle</text:p>
          </table:table-cell>
          <table:table-cell office:value-type="string">
            <text:p>active</text:p>
          </table:table-cell>
          <table:table-cell office:value="20.851154226073668" office:value-type="float"/>
          <table:table-cell office:value="0.10373036257835688" office:value-type="float"/>
          <table:table-cell office:value="0.6363636363636364" office:value-type="float"/>
          <table:table-cell office:value="0" office:value-type="float"/>
          <table:table-cell office:value="0.214741798368698" office:value-type="float"/>
        </table:table-row>
        <table:table-row>
          <table:table-cell office:value-type="string">
            <text:p>rom-rb/rom</text:p>
          </table:table-cell>
          <table:table-cell office:value-type="string">
            <text:p>active</text:p>
          </table:table-cell>
          <table:table-cell office:value="21.96474292181035" office:value-type="float"/>
          <table:table-cell office:value="0.01933515319967616" office:value-type="float"/>
          <table:table-cell office:value="0.06060606060606061" office:value-type="float"/>
          <table:table-cell office:value="1" office:value-type="float"/>
          <table:table-cell office:value="0.6851777949103266" office:value-type="float"/>
        </table:table-row>
        <table:table-row>
          <table:table-cell office:value-type="string">
            <text:p>WebGoat/WebGoat</text:p>
          </table:table-cell>
          <table:table-cell office:value-type="string">
            <text:p>active</text:p>
          </table:table-cell>
          <table:table-cell office:value="22.12491798198118" office:value-type="float"/>
          <table:table-cell office:value="0.13508804224931278" office:value-type="float"/>
          <table:table-cell office:value="0.3888888888888889" office:value-type="float"/>
          <table:table-cell office:value="1" office:value-type="float"/>
          <table:table-cell office:value="0.7439628809809801" office:value-type="float"/>
        </table:table-row>
        <table:table-row>
          <table:table-cell office:value-type="string">
            <text:p>openstreetmap/iD</text:p>
          </table:table-cell>
          <table:table-cell office:value-type="string">
            <text:p>active</text:p>
          </table:table-cell>
          <table:table-cell office:value="21.43049411026597" office:value-type="float"/>
          <table:table-cell office:value="0.03503829411743894" office:value-type="float"/>
          <table:table-cell office:value="0.038834951456310676" office:value-type="float"/>
          <table:table-cell office:value="1" office:value-type="float"/>
          <table:table-cell office:value="0.6720389588073934" office:value-type="float"/>
        </table:table-row>
        <table:table-row>
          <table:table-cell office:value-type="string">
            <text:p>aspnet/Identity</text:p>
          </table:table-cell>
          <table:table-cell office:value-type="string">
            <text:p>active</text:p>
          </table:table-cell>
          <table:table-cell office:value="21.39965852544351" office:value-type="float"/>
          <table:table-cell office:value="0.09123931005594044" office:value-type="float"/>
          <table:table-cell office:value="0.2422360248447205" office:value-type="float"/>
          <table:table-cell office:value="1" office:value-type="float"/>
          <table:table-cell office:value="0.7122771012497225" office:value-type="float"/>
        </table:table-row>
        <table:table-row>
          <table:table-cell office:value-type="string">
            <text:p>pika/pika</text:p>
          </table:table-cell>
          <table:table-cell office:value-type="string">
            <text:p>active</text:p>
          </table:table-cell>
          <table:table-cell office:value="21.6020023473008" office:value-type="float"/>
          <table:table-cell office:value="0.05472287917150279" office:value-type="float"/>
          <table:table-cell office:value="0.21929824561403508" office:value-type="float"/>
          <table:table-cell office:value="1" office:value-type="float"/>
          <table:table-cell office:value="0.7064916435141396" office:value-type="float"/>
        </table:table-row>
        <table:table-row>
          <table:table-cell office:value-type="string">
            <text:p>mozilla/MozDef</text:p>
          </table:table-cell>
          <table:table-cell office:value-type="string">
            <text:p>active</text:p>
          </table:table-cell>
          <table:table-cell office:value="22.531059939704818" office:value-type="float"/>
          <table:table-cell office:value="0.22015735604486306" office:value-type="float"/>
          <table:table-cell office:value="0.13333333333333333" office:value-type="float"/>
          <table:table-cell office:value="1" office:value-type="float"/>
          <table:table-cell office:value="0.7127915473769896" office:value-type="float"/>
        </table:table-row>
        <table:table-row>
          <table:table-cell office:value-type="string">
            <text:p>nabla-c0d3/sslyze</text:p>
          </table:table-cell>
          <table:table-cell office:value-type="string">
            <text:p>active</text:p>
          </table:table-cell>
          <table:table-cell office:value="21.738968612837603" office:value-type="float"/>
          <table:table-cell office:value="0.09592832098224362" office:value-type="float"/>
          <table:table-cell office:value="0.2727272727272727" office:value-type="float"/>
          <table:table-cell office:value="1" office:value-type="float"/>
          <table:table-cell office:value="0.7206389818703528" office:value-type="float"/>
        </table:table-row>
        <table:table-row>
          <table:table-cell office:value-type="string">
            <text:p>igniterealtime/Openfire</text:p>
          </table:table-cell>
          <table:table-cell office:value-type="string">
            <text:p>active</text:p>
          </table:table-cell>
          <table:table-cell office:value="22.271179215722537" office:value-type="float"/>
          <table:table-cell office:value="0.05029418118349579" office:value-type="float"/>
          <table:table-cell office:value="0.12" office:value-type="float"/>
          <table:table-cell office:value="1" office:value-type="float"/>
          <table:table-cell office:value="0.6877492817029321" office:value-type="float"/>
        </table:table-row>
        <table:table-row>
          <table:table-cell office:value-type="string">
            <text:p>stripe/stripe-php</text:p>
          </table:table-cell>
          <table:table-cell office:value-type="string">
            <text:p>active</text:p>
          </table:table-cell>
          <table:table-cell office:value="22.044553857199247" office:value-type="float"/>
          <table:table-cell office:value="0.06722367112752096" office:value-type="float"/>
          <table:table-cell office:value="0.14285714285714285" office:value-type="float"/>
          <table:table-cell office:value="1" office:value-type="float"/>
          <table:table-cell office:value="0.6861260269273777" office:value-type="float"/>
        </table:table-row>
        <table:table-row>
          <table:table-cell office:value-type="string">
            <text:p>tdebatty/java-string-similarity</text:p>
          </table:table-cell>
          <table:table-cell office:value-type="string">
            <text:p>active</text:p>
          </table:table-cell>
          <table:table-cell office:value="32.37643114505067" office:value-type="float"/>
          <table:table-cell office:value="0.2636215157953586" office:value-type="float"/>
          <table:table-cell office:value="0" office:value-type="float"/>
          <table:table-cell office:value="1" office:value-type="float"/>
          <table:table-cell office:value="0.6751444463326975" office:value-type="float"/>
        </table:table-row>
        <table:table-row>
          <table:table-cell office:value-type="string">
            <text:p>w3c/web-platform-tests</text:p>
          </table:table-cell>
          <table:table-cell office:value-type="string">
            <text:p>active</text:p>
          </table:table-cell>
          <table:table-cell office:value="20.753217392466386" office:value-type="float"/>
          <table:table-cell office:value="0.03837566307670107" office:value-type="float"/>
          <table:table-cell office:value="0.10861423220973783" office:value-type="float"/>
          <table:table-cell office:value="1" office:value-type="float"/>
          <table:table-cell office:value="0.6844023678578766" office:value-type="float"/>
        </table:table-row>
        <table:table-row>
          <table:table-cell office:value-type="string">
            <text:p>thephpleague/csv</text:p>
          </table:table-cell>
          <table:table-cell office:value-type="string">
            <text:p>active</text:p>
          </table:table-cell>
          <table:table-cell office:value="22.444136196752346" office:value-type="float"/>
          <table:table-cell office:value="0.09037918199818791" office:value-type="float"/>
          <table:table-cell office:value="0.15" office:value-type="float"/>
          <table:table-cell office:value="1" office:value-type="float"/>
          <table:table-cell office:value="0.693265747412066" office:value-type="float"/>
        </table:table-row>
        <table:table-row>
          <table:table-cell office:value-type="string">
            <text:p>liferay/alloy-ui</text:p>
          </table:table-cell>
          <table:table-cell office:value-type="string">
            <text:p>active</text:p>
          </table:table-cell>
          <table:table-cell office:value="25.791677267429254" office:value-type="float"/>
          <table:table-cell office:value="0.08591677899735684" office:value-type="float"/>
          <table:table-cell office:value="0.5" office:value-type="float"/>
          <table:table-cell office:value="0" office:value-type="float"/>
          <table:table-cell office:value="0.2313823262760334" office:value-type="float"/>
        </table:table-row>
        <table:table-row>
          <table:table-cell office:value-type="string">
            <text:p>ermouth/jQuery.my</text:p>
          </table:table-cell>
          <table:table-cell office:value-type="string">
            <text:p>active</text:p>
          </table:table-cell>
          <table:table-cell office:value="26.67467445060268" office:value-type="float"/>
          <table:table-cell office:value="0.687734456918179" office:value-type="float"/>
          <table:table-cell office:value="0" office:value-type="float"/>
          <table:table-cell office:value="1" office:value-type="float"/>
          <table:table-cell office:value="0.6983500248431521" office:value-type="float"/>
        </table:table-row>
        <table:table-row>
          <table:table-cell office:value-type="string">
            <text:p>cesanta/mongoose-os</text:p>
          </table:table-cell>
          <table:table-cell office:value-type="string">
            <text:p>active</text:p>
          </table:table-cell>
          <table:table-cell office:value="21.340428315833773" office:value-type="float"/>
          <table:table-cell office:value="0.02850234275490023" office:value-type="float"/>
          <table:table-cell office:value="0.37777777777777777" office:value-type="float"/>
          <table:table-cell office:value="1" office:value-type="float"/>
          <table:table-cell office:value="0.7384068085988265" office:value-type="float"/>
        </table:table-row>
        <table:table-row>
          <table:table-cell office:value-type="string">
            <text:p>gruntjs/grunt-contrib-uglify</text:p>
          </table:table-cell>
          <table:table-cell office:value-type="string">
            <text:p>active</text:p>
          </table:table-cell>
          <table:table-cell office:value="21.40248073879737" office:value-type="float"/>
          <table:table-cell office:value="0.015968271202145907" office:value-type="float"/>
          <table:table-cell office:value="0.1388888888888889" office:value-type="float"/>
          <table:table-cell office:value="1" office:value-type="float"/>
          <table:table-cell office:value="0.6882365675655215" office:value-type="float"/>
        </table:table-row>
        <table:table-row>
          <table:table-cell office:value-type="string">
            <text:p>kriswallsmith/Buzz</text:p>
          </table:table-cell>
          <table:table-cell office:value-type="string">
            <text:p>active</text:p>
          </table:table-cell>
          <table:table-cell office:value="23.186183269761234" office:value-type="float"/>
          <table:table-cell office:value="0.07094707777660665" office:value-type="float"/>
          <table:table-cell office:value="0.25" office:value-type="float"/>
          <table:table-cell office:value="1" office:value-type="float"/>
          <table:table-cell office:value="0.7061414098684042" office:value-type="float"/>
        </table:table-row>
        <table:table-row>
          <table:table-cell office:value-type="string">
            <text:p>octokit/octokit.net</text:p>
          </table:table-cell>
          <table:table-cell office:value-type="string">
            <text:p>active</text:p>
          </table:table-cell>
          <table:table-cell office:value="21.174782097894404" office:value-type="float"/>
          <table:table-cell office:value="0.02452596206673563" office:value-type="float"/>
          <table:table-cell office:value="0.12396694214876033" office:value-type="float"/>
          <table:table-cell office:value="1" office:value-type="float"/>
          <table:table-cell office:value="0.7053357742571024" office:value-type="float"/>
        </table:table-row>
        <table:table-row>
          <table:table-cell office:value-type="string">
            <text:p>swagger-api/swagger-js</text:p>
          </table:table-cell>
          <table:table-cell office:value-type="string">
            <text:p>active</text:p>
          </table:table-cell>
          <table:table-cell office:value="21.629958704241325" office:value-type="float"/>
          <table:table-cell office:value="0.07282865981442348" office:value-type="float"/>
          <table:table-cell office:value="0.08955223880597014" office:value-type="float"/>
          <table:table-cell office:value="1" office:value-type="float"/>
          <table:table-cell office:value="0.6669375863605169" office:value-type="float"/>
        </table:table-row>
        <table:table-row>
          <table:table-cell office:value-type="string">
            <text:p>M66B/NetGuard</text:p>
          </table:table-cell>
          <table:table-cell office:value-type="string">
            <text:p>active</text:p>
          </table:table-cell>
          <table:table-cell office:value="26.781785412431358" office:value-type="float"/>
          <table:table-cell office:value="0.6311351375998582" office:value-type="float"/>
          <table:table-cell office:value="0" office:value-type="float"/>
          <table:table-cell office:value="1" office:value-type="float"/>
          <table:table-cell office:value="0.6883565226961899" office:value-type="float"/>
        </table:table-row>
        <table:table-row>
          <table:table-cell office:value-type="string">
            <text:p>codeclimate/codeclimate</text:p>
          </table:table-cell>
          <table:table-cell office:value-type="string">
            <text:p>active</text:p>
          </table:table-cell>
          <table:table-cell office:value="21.744262545667482" office:value-type="float"/>
          <table:table-cell office:value="0.001872277252035796" office:value-type="float"/>
          <table:table-cell office:value="0.23255813953488372" office:value-type="float"/>
          <table:table-cell office:value="1" office:value-type="float"/>
          <table:table-cell office:value="0.7083331121203637" office:value-type="float"/>
        </table:table-row>
        <table:table-row>
          <table:table-cell office:value-type="string">
            <text:p>Microsoft/vscode-react-native</text:p>
          </table:table-cell>
          <table:table-cell office:value-type="string">
            <text:p>active</text:p>
          </table:table-cell>
          <table:table-cell office:value="21.006149457698466" office:value-type="float"/>
          <table:table-cell office:value="0.06159442423467698" office:value-type="float"/>
          <table:table-cell office:value="0.1375" office:value-type="float"/>
          <table:table-cell office:value="1" office:value-type="float"/>
          <table:table-cell office:value="0.6878832667043223" office:value-type="float"/>
        </table:table-row>
        <table:table-row>
          <table:table-cell office:value-type="string">
            <text:p>rap2hpoutre/laravel-log-viewer</text:p>
          </table:table-cell>
          <table:table-cell office:value-type="string">
            <text:p>active</text:p>
          </table:table-cell>
          <table:table-cell office:value="24.46618551435031" office:value-type="float"/>
          <table:table-cell office:value="0.10657812288032387" office:value-type="float"/>
          <table:table-cell office:value="0.25" office:value-type="float"/>
          <table:table-cell office:value="1" office:value-type="float"/>
          <table:table-cell office:value="0.6937640388816669" office:value-type="float"/>
        </table:table-row>
        <table:table-row>
          <table:table-cell office:value-type="string">
            <text:p>GovernmentCommunicationsHeadquarters/Gaffer</text:p>
          </table:table-cell>
          <table:table-cell office:value-type="string">
            <text:p>active</text:p>
          </table:table-cell>
          <table:table-cell office:value="21.93052714215246" office:value-type="float"/>
          <table:table-cell office:value="0.0020608493407561213" office:value-type="float"/>
          <table:table-cell office:value="0.12" office:value-type="float"/>
          <table:table-cell office:value="1" office:value-type="float"/>
          <table:table-cell office:value="0.6943732397681526" office:value-type="float"/>
        </table:table-row>
        <table:table-row>
          <table:table-cell office:value-type="string">
            <text:p>cloudfoundry/bosh</text:p>
          </table:table-cell>
          <table:table-cell office:value-type="string">
            <text:p>active</text:p>
          </table:table-cell>
          <table:table-cell office:value="21.47907037570707" office:value-type="float"/>
          <table:table-cell office:value="0.02565795147434846" office:value-type="float"/>
          <table:table-cell office:value="0.275" office:value-type="float"/>
          <table:table-cell office:value="1" office:value-type="float"/>
          <table:table-cell office:value="0.7140073344213352" office:value-type="float"/>
        </table:table-row>
        <table:table-row>
          <table:table-cell office:value-type="string">
            <text:p>lyst/lightfm</text:p>
          </table:table-cell>
          <table:table-cell office:value-type="string">
            <text:p>active</text:p>
          </table:table-cell>
          <table:table-cell office:value="21.894929651029663" office:value-type="float"/>
          <table:table-cell office:value="0.1069331383378908" office:value-type="float"/>
          <table:table-cell office:value="0.19444444444444445" office:value-type="float"/>
          <table:table-cell office:value="1" office:value-type="float"/>
          <table:table-cell office:value="0.6931995600721579" office:value-type="float"/>
        </table:table-row>
        <table:table-row>
          <table:table-cell office:value-type="string">
            <text:p>mltframework/shotcut</text:p>
          </table:table-cell>
          <table:table-cell office:value-type="string">
            <text:p>active</text:p>
          </table:table-cell>
          <table:table-cell office:value="20.839697110081314" office:value-type="float"/>
          <table:table-cell office:value="0.11155106532725068" office:value-type="float"/>
          <table:table-cell office:value="0.26229508196721313" office:value-type="float"/>
          <table:table-cell office:value="1" office:value-type="float"/>
          <table:table-cell office:value="0.718096779948569" office:value-type="float"/>
        </table:table-row>
        <table:table-row>
          <table:table-cell office:value-type="string">
            <text:p>nana-4/materia-theme</text:p>
          </table:table-cell>
          <table:table-cell office:value-type="string">
            <text:p>active</text:p>
          </table:table-cell>
          <table:table-cell office:value="22.133455923436166" office:value-type="float"/>
          <table:table-cell office:value="0.09365099722234153" office:value-type="float"/>
          <table:table-cell office:value="0.07407407407407407" office:value-type="float"/>
          <table:table-cell office:value="1" office:value-type="float"/>
          <table:table-cell office:value="0.6933264695148249" office:value-type="float"/>
        </table:table-row>
        <table:table-row>
          <table:table-cell office:value-type="string">
            <text:p>preciousforever/sketch-data-populator</text:p>
          </table:table-cell>
          <table:table-cell office:value-type="string">
            <text:p>active</text:p>
          </table:table-cell>
          <table:table-cell office:value="24.95975523452734" office:value-type="float"/>
          <table:table-cell office:value="0.22648919934276165" office:value-type="float"/>
          <table:table-cell office:value="0.14285714285714285" office:value-type="float"/>
          <table:table-cell office:value="1" office:value-type="float"/>
          <table:table-cell office:value="0.7158711815401875" office:value-type="float"/>
        </table:table-row>
        <table:table-row>
          <table:table-cell office:value-type="string">
            <text:p>phpspec/phpspec</text:p>
          </table:table-cell>
          <table:table-cell office:value-type="string">
            <text:p>active</text:p>
          </table:table-cell>
          <table:table-cell office:value="20.94663791858387" office:value-type="float"/>
          <table:table-cell office:value="0.02570320198223619" office:value-type="float"/>
          <table:table-cell office:value="0.05434782608695652" office:value-type="float"/>
          <table:table-cell office:value="1" office:value-type="float"/>
          <table:table-cell office:value="0.6821746138889575" office:value-type="float"/>
        </table:table-row>
        <table:table-row>
          <table:table-cell office:value-type="string">
            <text:p>reactjs/React.NET</text:p>
          </table:table-cell>
          <table:table-cell office:value-type="string">
            <text:p>active</text:p>
          </table:table-cell>
          <table:table-cell office:value="20.888443286356413" office:value-type="float"/>
          <table:table-cell office:value="0.0701721235838747" office:value-type="float"/>
          <table:table-cell office:value="0.13636363636363635" office:value-type="float"/>
          <table:table-cell office:value="1" office:value-type="float"/>
          <table:table-cell office:value="0.6703291672209974" office:value-type="float"/>
        </table:table-row>
      </table:table>
      <table:table table:name="Testing"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reponame</text:p>
          </table:table-cell>
          <table:table-cell office:value-type="string">
            <text:p>esem_status</text:p>
          </table:table-cell>
          <table:table-cell office:value-type="string">
            <text:p>dissidence</text:p>
          </table:table-cell>
          <table:table-cell office:value-type="string">
            <text:p>upf_corr</text:p>
          </table:table-cell>
          <table:table-cell office:value-type="string">
            <text:p>pf_prop</text:p>
          </table:table-cell>
          <table:table-cell office:value-type="string">
            <text:p>opp_prop</text:p>
          </table:table-cell>
          <table:table-cell office:value-type="string">
            <text:p>rot_regret</text:p>
          </table:table-cell>
        </table:table-row>
        <table:table-row>
          <table:table-cell office:value-type="string">
            <text:p>kriskowal/q</text:p>
          </table:table-cell>
          <table:table-cell office:value-type="string">
            <text:p>inactive</text:p>
          </table:table-cell>
          <table:table-cell office:value="20.73936680569655" office:value-type="float"/>
          <table:table-cell office:value="0.015363364250741807" office:value-type="float"/>
          <table:table-cell office:value="0.1885245901639344" office:value-type="float"/>
          <table:table-cell office:value="1" office:value-type="float"/>
          <table:table-cell office:value="0.702112794611659" office:value-type="float"/>
        </table:table-row>
        <table:table-row>
          <table:table-cell office:value-type="string">
            <text:p>jquery/jquery-mobile</text:p>
          </table:table-cell>
          <table:table-cell office:value-type="string">
            <text:p>inactive</text:p>
          </table:table-cell>
          <table:table-cell office:value="21.156798253965583" office:value-type="float"/>
          <table:table-cell office:value="0.0666206782871982" office:value-type="float"/>
          <table:table-cell office:value="0.05970149253731343" office:value-type="float"/>
          <table:table-cell office:value="1" office:value-type="float"/>
          <table:table-cell office:value="0.6575753826474823" office:value-type="float"/>
        </table:table-row>
        <table:table-row>
          <table:table-cell office:value-type="string">
            <text:p>tpope/vim-pathogen</text:p>
          </table:table-cell>
          <table:table-cell office:value-type="string">
            <text:p>inactive</text:p>
          </table:table-cell>
          <table:table-cell office:value="21.04416411912186" office:value-type="float"/>
          <table:table-cell office:value="0.0577048934168356" office:value-type="float"/>
          <table:table-cell office:value="0.30303030303030304" office:value-type="float"/>
          <table:table-cell office:value="1" office:value-type="float"/>
          <table:table-cell office:value="0.7253372117627603" office:value-type="float"/>
        </table:table-row>
        <table:table-row>
          <table:table-cell office:value-type="string">
            <text:p>hpneo/gmaps</text:p>
          </table:table-cell>
          <table:table-cell office:value-type="string">
            <text:p>inactive</text:p>
          </table:table-cell>
          <table:table-cell office:value="21.724182158643735" office:value-type="float"/>
          <table:table-cell office:value="0.09548815962352501" office:value-type="float"/>
          <table:table-cell office:value="0.37735849056603776" office:value-type="float"/>
          <table:table-cell office:value="1" office:value-type="float"/>
          <table:table-cell office:value="0.7278682772989016" office:value-type="float"/>
        </table:table-row>
        <table:table-row>
          <table:table-cell office:value-type="string">
            <text:p>morrisjs/morris.js</text:p>
          </table:table-cell>
          <table:table-cell office:value-type="string">
            <text:p>inactive</text:p>
          </table:table-cell>
          <table:table-cell office:value="21.674595973033988" office:value-type="float"/>
          <table:table-cell office:value="0.012911656177901687" office:value-type="float"/>
          <table:table-cell office:value="0.2465753424657534" office:value-type="float"/>
          <table:table-cell office:value="1" office:value-type="float"/>
          <table:table-cell office:value="0.7032675772635334" office:value-type="float"/>
        </table:table-row>
        <table:table-row>
          <table:table-cell office:value-type="string">
            <text:p>wting/autojump</text:p>
          </table:table-cell>
          <table:table-cell office:value-type="string">
            <text:p>inactive</text:p>
          </table:table-cell>
          <table:table-cell office:value="20.948003995045376" office:value-type="float"/>
          <table:table-cell office:value="0.02202021504705598" office:value-type="float"/>
          <table:table-cell office:value="0.2" office:value-type="float"/>
          <table:table-cell office:value="1" office:value-type="float"/>
          <table:table-cell office:value="0.7001064951949707" office:value-type="float"/>
        </table:table-row>
        <table:table-row>
          <table:table-cell office:value-type="string">
            <text:p>deis/deis</text:p>
          </table:table-cell>
          <table:table-cell office:value-type="string">
            <text:p>inactive</text:p>
          </table:table-cell>
          <table:table-cell office:value="20.859560556151628" office:value-type="float"/>
          <table:table-cell office:value="0.02724444234135111" office:value-type="float"/>
          <table:table-cell office:value="0.3482142857142857" office:value-type="float"/>
          <table:table-cell office:value="1" office:value-type="float"/>
          <table:table-cell office:value="0.7303108993095604" office:value-type="float"/>
        </table:table-row>
        <table:table-row>
          <table:table-cell office:value-type="string">
            <text:p>tbruyelle/RxPermissions</text:p>
          </table:table-cell>
          <table:table-cell office:value-type="string">
            <text:p>inactive</text:p>
          </table:table-cell>
          <table:table-cell office:value="21.38078069611008" office:value-type="float"/>
          <table:table-cell office:value="0.09668155614700362" office:value-type="float"/>
          <table:table-cell office:value="0.2777777777777778" office:value-type="float"/>
          <table:table-cell office:value="1" office:value-type="float"/>
          <table:table-cell office:value="0.7289461029944186" office:value-type="float"/>
        </table:table-row>
        <table:table-row>
          <table:table-cell office:value-type="string">
            <text:p>bramp/js-sequence-diagrams</text:p>
          </table:table-cell>
          <table:table-cell office:value-type="string">
            <text:p>inactive</text:p>
          </table:table-cell>
          <table:table-cell office:value="22.16632518738944" office:value-type="float"/>
          <table:table-cell office:value="0.08783872584546211" office:value-type="float"/>
          <table:table-cell office:value="0.17647058823529413" office:value-type="float"/>
          <table:table-cell office:value="1" office:value-type="float"/>
          <table:table-cell office:value="0.7038477006238202" office:value-type="float"/>
        </table:table-row>
        <table:table-row>
          <table:table-cell office:value-type="string">
            <text:p>Rich-Harris/ramjet</text:p>
          </table:table-cell>
          <table:table-cell office:value-type="string">
            <text:p>inactive</text:p>
          </table:table-cell>
          <table:table-cell office:value="25.998076485407296" office:value-type="float"/>
          <table:table-cell office:value="0.14252933789867717" office:value-type="float"/>
          <table:table-cell office:value="0" office:value-type="float"/>
          <table:table-cell office:value="1" office:value-type="float"/>
          <table:table-cell office:value="0.6704451009471125" office:value-type="float"/>
        </table:table-row>
        <table:table-row>
          <table:table-cell office:value-type="string">
            <text:p>nicklockwood/FXBlurView</text:p>
          </table:table-cell>
          <table:table-cell office:value-type="string">
            <text:p>inactive</text:p>
          </table:table-cell>
          <table:table-cell office:value="22.73064442238476" office:value-type="float"/>
          <table:table-cell office:value="0.05294538782306305" office:value-type="float"/>
          <table:table-cell office:value="0.2857142857142857" office:value-type="float"/>
          <table:table-cell office:value="1" office:value-type="float"/>
          <table:table-cell office:value="0.7095970702128448" office:value-type="float"/>
        </table:table-row>
        <table:table-row>
          <table:table-cell office:value-type="string">
            <text:p>holman/spark</text:p>
          </table:table-cell>
          <table:table-cell office:value-type="string">
            <text:p>inactive</text:p>
          </table:table-cell>
          <table:table-cell office:value="24.33919461991562" office:value-type="float"/>
          <table:table-cell office:value="0.1791689872667309" office:value-type="float"/>
          <table:table-cell office:value="0.14285714285714285" office:value-type="float"/>
          <table:table-cell office:value="1" office:value-type="float"/>
          <table:table-cell office:value="0.705262074201099" office:value-type="float"/>
        </table:table-row>
        <table:table-row>
          <table:table-cell office:value-type="string">
            <text:p>KrauseFx/TSMessages</text:p>
          </table:table-cell>
          <table:table-cell office:value-type="string">
            <text:p>inactive</text:p>
          </table:table-cell>
          <table:table-cell office:value="21.654450715251997" office:value-type="float"/>
          <table:table-cell office:value="0.1622267721566846" office:value-type="float"/>
          <table:table-cell office:value="0.2857142857142857" office:value-type="float"/>
          <table:table-cell office:value="1" office:value-type="float"/>
          <table:table-cell office:value="0.7306453913045919" office:value-type="float"/>
        </table:table-row>
        <table:table-row>
          <table:table-cell office:value-type="string">
            <text:p>iron/iron</text:p>
          </table:table-cell>
          <table:table-cell office:value-type="string">
            <text:p>inactive</text:p>
          </table:table-cell>
          <table:table-cell office:value="21.550780039916354" office:value-type="float"/>
          <table:table-cell office:value="0.057283476854709546" office:value-type="float"/>
          <table:table-cell office:value="0.1875" office:value-type="float"/>
          <table:table-cell office:value="1" office:value-type="float"/>
          <table:table-cell office:value="0.7021139003928958" office:value-type="float"/>
        </table:table-row>
        <table:table-row>
          <table:table-cell office:value-type="string">
            <text:p>isaacs/node-glob</text:p>
          </table:table-cell>
          <table:table-cell office:value-type="string">
            <text:p>inactive</text:p>
          </table:table-cell>
          <table:table-cell office:value="20.934230250230954" office:value-type="float"/>
          <table:table-cell office:value="0.01814212762834644" office:value-type="float"/>
          <table:table-cell office:value="0.29545454545454547" office:value-type="float"/>
          <table:table-cell office:value="1" office:value-type="float"/>
          <table:table-cell office:value="0.7160682620788891" office:value-type="float"/>
        </table:table-row>
        <table:table-row>
          <table:table-cell office:value-type="string">
            <text:p>rtfeldman/seamless-immutable</text:p>
          </table:table-cell>
          <table:table-cell office:value-type="string">
            <text:p>inactive</text:p>
          </table:table-cell>
          <table:table-cell office:value="21.39922004628426" office:value-type="float"/>
          <table:table-cell office:value="0.000788758370890541" office:value-type="float"/>
          <table:table-cell office:value="0.11627906976744186" office:value-type="float"/>
          <table:table-cell office:value="1" office:value-type="float"/>
          <table:table-cell office:value="0.6819951232746629" office:value-type="float"/>
        </table:table-row>
        <table:table-row>
          <table:table-cell office:value-type="string">
            <text:p>JakeWharton/NineOldAndroids</text:p>
          </table:table-cell>
          <table:table-cell office:value-type="string">
            <text:p>inactive</text:p>
          </table:table-cell>
          <table:table-cell office:value="41.08277476577476" office:value-type="float"/>
          <table:table-cell office:value="1" office:value-type="float"/>
          <table:table-cell office:value="0" office:value-type="float"/>
          <table:table-cell office:value="1" office:value-type="float"/>
          <table:table-cell office:value="0.7035370372119414" office:value-type="float"/>
        </table:table-row>
        <table:table-row>
          <table:table-cell office:value-type="string">
            <text:p>facebookarchive/fixed-data-table</text:p>
          </table:table-cell>
          <table:table-cell office:value-type="string">
            <text:p>inactive</text:p>
          </table:table-cell>
          <table:table-cell office:value="21.722275519721503" office:value-type="float"/>
          <table:table-cell office:value="0.022297956418102432" office:value-type="float"/>
          <table:table-cell office:value="0.18840579710144928" office:value-type="float"/>
          <table:table-cell office:value="1" office:value-type="float"/>
          <table:table-cell office:value="0.696259159629527" office:value-type="float"/>
        </table:table-row>
        <table:table-row>
          <table:table-cell office:value-type="string">
            <text:p>nicklockwood/iRate</text:p>
          </table:table-cell>
          <table:table-cell office:value-type="string">
            <text:p>inactive</text:p>
          </table:table-cell>
          <table:table-cell office:value="21.59330211607914" office:value-type="float"/>
          <table:table-cell office:value="0.06841010341475025" office:value-type="float"/>
          <table:table-cell office:value="0.0967741935483871" office:value-type="float"/>
          <table:table-cell office:value="1" office:value-type="float"/>
          <table:table-cell office:value="0.6912445565090667" office:value-type="float"/>
        </table:table-row>
        <table:table-row>
          <table:table-cell office:value-type="string">
            <text:p>sj26/mailcatcher</text:p>
          </table:table-cell>
          <table:table-cell office:value-type="string">
            <text:p>inactive</text:p>
          </table:table-cell>
          <table:table-cell office:value="21.581078048694373" office:value-type="float"/>
          <table:table-cell office:value="0.13512685424994153" office:value-type="float"/>
          <table:table-cell office:value="0.45454545454545453" office:value-type="float"/>
          <table:table-cell office:value="1" office:value-type="float"/>
          <table:table-cell office:value="0.7494087178588321" office:value-type="float"/>
        </table:table-row>
        <table:table-row>
          <table:table-cell office:value-type="string">
            <text:p>prasmussen/gdrive</text:p>
          </table:table-cell>
          <table:table-cell office:value-type="string">
            <text:p>inactive</text:p>
          </table:table-cell>
          <table:table-cell office:value="20.999102799625717" office:value-type="float"/>
          <table:table-cell office:value="0.08079446112720334" office:value-type="float"/>
          <table:table-cell office:value="0.13953488372093023" office:value-type="float"/>
          <table:table-cell office:value="1" office:value-type="float"/>
          <table:table-cell office:value="0.6757737640593001" office:value-type="float"/>
        </table:table-row>
        <table:table-row>
          <table:table-cell office:value-type="string">
            <text:p>sindresorhus/screenfull.js</text:p>
          </table:table-cell>
          <table:table-cell office:value-type="string">
            <text:p>inactive</text:p>
          </table:table-cell>
          <table:table-cell office:value="26.59517645844262" office:value-type="float"/>
          <table:table-cell office:value="0.4233192332431334" office:value-type="float"/>
          <table:table-cell office:value="0" office:value-type="float"/>
          <table:table-cell office:value="1" office:value-type="float"/>
          <table:table-cell office:value="0.6579166941628635" office:value-type="float"/>
        </table:table-row>
        <table:table-row>
          <table:table-cell office:value-type="string">
            <text:p>stig/json-framework</text:p>
          </table:table-cell>
          <table:table-cell office:value-type="string">
            <text:p>inactive</text:p>
          </table:table-cell>
          <table:table-cell office:value="21.477440929750987" office:value-type="float"/>
          <table:table-cell office:value="0.043184383794781143" office:value-type="float"/>
          <table:table-cell office:value="0.2857142857142857" office:value-type="float"/>
          <table:table-cell office:value="1" office:value-type="float"/>
          <table:table-cell office:value="0.7020698502594381" office:value-type="float"/>
        </table:table-row>
        <table:table-row>
          <table:table-cell office:value-type="string">
            <text:p>facebook/PathPicker</text:p>
          </table:table-cell>
          <table:table-cell office:value-type="string">
            <text:p>inactive</text:p>
          </table:table-cell>
          <table:table-cell office:value="21.810871197600374" office:value-type="float"/>
          <table:table-cell office:value="0.023335666904735358" office:value-type="float"/>
          <table:table-cell office:value="0.3055555555555556" office:value-type="float"/>
          <table:table-cell office:value="1" office:value-type="float"/>
          <table:table-cell office:value="0.7182588677627499" office:value-type="float"/>
        </table:table-row>
        <table:table-row>
          <table:table-cell office:value-type="string">
            <text:p>socketstream/socketstream</text:p>
          </table:table-cell>
          <table:table-cell office:value-type="string">
            <text:p>inactive</text:p>
          </table:table-cell>
          <table:table-cell office:value="21.271334223566015" office:value-type="float"/>
          <table:table-cell office:value="0.11025913600122055" office:value-type="float"/>
          <table:table-cell office:value="0.12857142857142856" office:value-type="float"/>
          <table:table-cell office:value="1" office:value-type="float"/>
          <table:table-cell office:value="0.6894085165671703" office:value-type="float"/>
        </table:table-row>
        <table:table-row>
          <table:table-cell office:value-type="string">
            <text:p>yeoman/generator-webapp</text:p>
          </table:table-cell>
          <table:table-cell office:value-type="string">
            <text:p>inactive</text:p>
          </table:table-cell>
          <table:table-cell office:value="20.769961621655217" office:value-type="float"/>
          <table:table-cell office:value="0.08508518364616895" office:value-type="float"/>
          <table:table-cell office:value="0.10465116279069768" office:value-type="float"/>
          <table:table-cell office:value="1" office:value-type="float"/>
          <table:table-cell office:value="0.6781363428655106" office:value-type="float"/>
        </table:table-row>
        <table:table-row>
          <table:table-cell office:value-type="string">
            <text:p>appjs/appjs</text:p>
          </table:table-cell>
          <table:table-cell office:value-type="string">
            <text:p>inactive</text:p>
          </table:table-cell>
          <table:table-cell office:value="29.130007145996164" office:value-type="float"/>
          <table:table-cell office:value="0.3310156423905882" office:value-type="float"/>
          <table:table-cell office:value="0.25" office:value-type="float"/>
          <table:table-cell office:value="1" office:value-type="float"/>
          <table:table-cell office:value="0.650517978476474" office:value-type="float"/>
        </table:table-row>
        <table:table-row>
          <table:table-cell office:value-type="string">
            <text:p>facebook/mention-bot</text:p>
          </table:table-cell>
          <table:table-cell office:value-type="string">
            <text:p>inactive</text:p>
          </table:table-cell>
          <table:table-cell office:value="22.203901307931037" office:value-type="float"/>
          <table:table-cell office:value="0.07814960814850387" office:value-type="float"/>
          <table:table-cell office:value="0.3333333333333333" office:value-type="float"/>
          <table:table-cell office:value="1" office:value-type="float"/>
          <table:table-cell office:value="0.7124569178099276" office:value-type="float"/>
        </table:table-row>
        <table:table-row>
          <table:table-cell office:value-type="string">
            <text:p>creationix/js-git</text:p>
          </table:table-cell>
          <table:table-cell office:value-type="string">
            <text:p>inactive</text:p>
          </table:table-cell>
          <table:table-cell office:value="22.00617179897525" office:value-type="float"/>
          <table:table-cell office:value="0.011175817902919069" office:value-type="float"/>
          <table:table-cell office:value="0.1" office:value-type="float"/>
          <table:table-cell office:value="1" office:value-type="float"/>
          <table:table-cell office:value="0.67703659323841" office:value-type="float"/>
        </table:table-row>
        <table:table-row>
          <table:table-cell office:value-type="string">
            <text:p>burke/zeus</text:p>
          </table:table-cell>
          <table:table-cell office:value-type="string">
            <text:p>inactive</text:p>
          </table:table-cell>
          <table:table-cell office:value="21.010244203119132" office:value-type="float"/>
          <table:table-cell office:value="0.0857528984900074" office:value-type="float"/>
          <table:table-cell office:value="0.20634920634920634" office:value-type="float"/>
          <table:table-cell office:value="1" office:value-type="float"/>
          <table:table-cell office:value="0.6859443348326019" office:value-type="float"/>
        </table:table-row>
        <table:table-row>
          <table:table-cell office:value-type="string">
            <text:p>defunkt/dotjs</text:p>
          </table:table-cell>
          <table:table-cell office:value-type="string">
            <text:p>inactive</text:p>
          </table:table-cell>
          <table:table-cell office:value="22.90383050805931" office:value-type="float"/>
          <table:table-cell office:value="0.13996521551168398" office:value-type="float"/>
          <table:table-cell office:value="0" office:value-type="float"/>
          <table:table-cell office:value="1" office:value-type="float"/>
          <table:table-cell office:value="0.6366198009467218" office:value-type="float"/>
        </table:table-row>
        <table:table-row>
          <table:table-cell office:value-type="string">
            <text:p>angular/quickstart</text:p>
          </table:table-cell>
          <table:table-cell office:value-type="string">
            <text:p>inactive</text:p>
          </table:table-cell>
          <table:table-cell office:value="20.619877422238194" office:value-type="float"/>
          <table:table-cell office:value="0.16582199615566676" office:value-type="float"/>
          <table:table-cell office:value="0.4642857142857143" office:value-type="float"/>
          <table:table-cell office:value="1" office:value-type="float"/>
          <table:table-cell office:value="0.738761190670825" office:value-type="float"/>
        </table:table-row>
        <table:table-row>
          <table:table-cell office:value-type="string">
            <text:p>addyosmani/basket.js</text:p>
          </table:table-cell>
          <table:table-cell office:value-type="string">
            <text:p>inactive</text:p>
          </table:table-cell>
          <table:table-cell office:value="21.93290323343578" office:value-type="float"/>
          <table:table-cell office:value="0.09094712988257207" office:value-type="float"/>
          <table:table-cell office:value="0.1" office:value-type="float"/>
          <table:table-cell office:value="1" office:value-type="float"/>
          <table:table-cell office:value="0.6902628249244953" office:value-type="float"/>
        </table:table-row>
        <table:table-row>
          <table:table-cell office:value-type="string">
            <text:p>igrigorik/ga-beacon</text:p>
          </table:table-cell>
          <table:table-cell office:value-type="string">
            <text:p>inactive</text:p>
          </table:table-cell>
          <table:table-cell office:value="24.300891682939497" office:value-type="float"/>
          <table:table-cell office:value="0.25537984782968687" office:value-type="float"/>
          <table:table-cell office:value="0.125" office:value-type="float"/>
          <table:table-cell office:value="1" office:value-type="float"/>
          <table:table-cell office:value="0.6461723591405437" office:value-type="float"/>
        </table:table-row>
        <table:table-row>
          <table:table-cell office:value-type="string">
            <text:p>nicklockwood/FXForms</text:p>
          </table:table-cell>
          <table:table-cell office:value-type="string">
            <text:p>inactive</text:p>
          </table:table-cell>
          <table:table-cell office:value="21.45690588638794" office:value-type="float"/>
          <table:table-cell office:value="0.041172158310098426" office:value-type="float"/>
          <table:table-cell office:value="0.2619047619047619" office:value-type="float"/>
          <table:table-cell office:value="1" office:value-type="float"/>
          <table:table-cell office:value="0.7191672931277697" office:value-type="float"/>
        </table:table-row>
        <table:table-row>
          <table:table-cell office:value-type="string">
            <text:p>shazow/ssh-chat</text:p>
          </table:table-cell>
          <table:table-cell office:value-type="string">
            <text:p>inactive</text:p>
          </table:table-cell>
          <table:table-cell office:value="22.12066981888698" office:value-type="float"/>
          <table:table-cell office:value="0.04025670834607135" office:value-type="float"/>
          <table:table-cell office:value="0.21739130434782608" office:value-type="float"/>
          <table:table-cell office:value="1" office:value-type="float"/>
          <table:table-cell office:value="0.7119487536395894" office:value-type="float"/>
        </table:table-row>
        <table:table-row>
          <table:table-cell office:value-type="string">
            <text:p>martinblech/xmltodict</text:p>
          </table:table-cell>
          <table:table-cell office:value-type="string">
            <text:p>inactive</text:p>
          </table:table-cell>
          <table:table-cell office:value="22.034796940132875" office:value-type="float"/>
          <table:table-cell office:value="0.07772916327353237" office:value-type="float"/>
          <table:table-cell office:value="0.21739130434782608" office:value-type="float"/>
          <table:table-cell office:value="1" office:value-type="float"/>
          <table:table-cell office:value="0.7196168868427186" office:value-type="float"/>
        </table:table-row>
        <table:table-row>
          <table:table-cell office:value-type="string">
            <text:p>mojombo/chronic</text:p>
          </table:table-cell>
          <table:table-cell office:value-type="string">
            <text:p>inactive</text:p>
          </table:table-cell>
          <table:table-cell office:value="20.875643267315965" office:value-type="float"/>
          <table:table-cell office:value="0.03972465745469903" office:value-type="float"/>
          <table:table-cell office:value="0.5263157894736842" office:value-type="float"/>
          <table:table-cell office:value="0" office:value-type="float"/>
          <table:table-cell office:value="0.23563944200296058" office:value-type="float"/>
        </table:table-row>
        <table:table-row>
          <table:table-cell office:value-type="string">
            <text:p>nelhage/reptyr</text:p>
          </table:table-cell>
          <table:table-cell office:value-type="string">
            <text:p>inactive</text:p>
          </table:table-cell>
          <table:table-cell office:value="23.348599310465115" office:value-type="float"/>
          <table:table-cell office:value="0.19765499261250732" office:value-type="float"/>
          <table:table-cell office:value="0.125" office:value-type="float"/>
          <table:table-cell office:value="1" office:value-type="float"/>
          <table:table-cell office:value="0.7069781309910637" office:value-type="float"/>
        </table:table-row>
        <table:table-row>
          <table:table-cell office:value-type="string">
            <text:p>antimatter15/ocrad.js</text:p>
          </table:table-cell>
          <table:table-cell office:value-type="string">
            <text:p>inactive</text:p>
          </table:table-cell>
          <table:table-cell office:value="31.730526356144402" office:value-type="float"/>
          <table:table-cell office:value="0.29901736220944347" office:value-type="float"/>
          <table:table-cell office:value="0.3333333333333333" office:value-type="float"/>
          <table:table-cell office:value="1" office:value-type="float"/>
          <table:table-cell office:value="0.7161314839041533" office:value-type="float"/>
        </table:table-row>
        <table:table-row>
          <table:table-cell office:value-type="string">
            <text:p>leemunroe/grunt-email-workflow</text:p>
          </table:table-cell>
          <table:table-cell office:value-type="string">
            <text:p>inactive</text:p>
          </table:table-cell>
          <table:table-cell office:value="23.266811884366003" office:value-type="float"/>
          <table:table-cell office:value="0.08090146290576543" office:value-type="float"/>
          <table:table-cell office:value="0.36363636363636365" office:value-type="float"/>
          <table:table-cell office:value="1" office:value-type="float"/>
          <table:table-cell office:value="0.7344687855679636" office:value-type="float"/>
        </table:table-row>
        <table:table-row>
          <table:table-cell office:value-type="string">
            <text:p>dataarts/dat.gui</text:p>
          </table:table-cell>
          <table:table-cell office:value-type="string">
            <text:p>inactive</text:p>
          </table:table-cell>
          <table:table-cell office:value="22.54993518362086" office:value-type="float"/>
          <table:table-cell office:value="0.2502564061332592" office:value-type="float"/>
          <table:table-cell office:value="0.16666666666666666" office:value-type="float"/>
          <table:table-cell office:value="1" office:value-type="float"/>
          <table:table-cell office:value="0.6906655416692514" office:value-type="float"/>
        </table:table-row>
        <table:table-row>
          <table:table-cell office:value-type="string">
            <text:p>go-gorp/gorp</text:p>
          </table:table-cell>
          <table:table-cell office:value-type="string">
            <text:p>inactive</text:p>
          </table:table-cell>
          <table:table-cell office:value="21.776409704637725" office:value-type="float"/>
          <table:table-cell office:value="0.014546487561930777" office:value-type="float"/>
          <table:table-cell office:value="0.125" office:value-type="float"/>
          <table:table-cell office:value="1" office:value-type="float"/>
          <table:table-cell office:value="0.6922699716709018" office:value-type="float"/>
        </table:table-row>
        <table:table-row>
          <table:table-cell office:value-type="string">
            <text:p>google-fabric/velocity-react</text:p>
          </table:table-cell>
          <table:table-cell office:value-type="string">
            <text:p>inactive</text:p>
          </table:table-cell>
          <table:table-cell office:value="21.65404630013112" office:value-type="float"/>
          <table:table-cell office:value="0.06105410403988717" office:value-type="float"/>
          <table:table-cell office:value="0.08333333333333333" office:value-type="float"/>
          <table:table-cell office:value="1" office:value-type="float"/>
          <table:table-cell office:value="0.6822303349991226" office:value-type="float"/>
        </table:table-row>
        <table:table-row>
          <table:table-cell office:value-type="string">
            <text:p>stutrek/scrollMonitor</text:p>
          </table:table-cell>
          <table:table-cell office:value-type="string">
            <text:p>inactive</text:p>
          </table:table-cell>
          <table:table-cell office:value="25.01157455777666" office:value-type="float"/>
          <table:table-cell office:value="0.17280859717405292" office:value-type="float"/>
          <table:table-cell office:value="0.16666666666666666" office:value-type="float"/>
          <table:table-cell office:value="1" office:value-type="float"/>
          <table:table-cell office:value="0.6755377696279811" office:value-type="float"/>
        </table:table-row>
        <table:table-row>
          <table:table-cell office:value-type="string">
            <text:p>tilemill-project/tilemill</text:p>
          </table:table-cell>
          <table:table-cell office:value-type="string">
            <text:p>inactive</text:p>
          </table:table-cell>
          <table:table-cell office:value="20.78470020705733" office:value-type="float"/>
          <table:table-cell office:value="0.04993910203303853" office:value-type="float"/>
          <table:table-cell office:value="0.19047619047619047" office:value-type="float"/>
          <table:table-cell office:value="1" office:value-type="float"/>
          <table:table-cell office:value="0.7002366300202855" office:value-type="float"/>
        </table:table-row>
        <table:table-row>
          <table:table-cell office:value-type="string">
            <text:p>gazay/gon</text:p>
          </table:table-cell>
          <table:table-cell office:value-type="string">
            <text:p>inactive</text:p>
          </table:table-cell>
          <table:table-cell office:value="22.46686960093153" office:value-type="float"/>
          <table:table-cell office:value="0.014043957776891566" office:value-type="float"/>
          <table:table-cell office:value="0.3157894736842105" office:value-type="float"/>
          <table:table-cell office:value="1" office:value-type="float"/>
          <table:table-cell office:value="0.7042722950846626" office:value-type="float"/>
        </table:table-row>
        <table:table-row>
          <table:table-cell office:value-type="string">
            <text:p>lipis/bootstrap-social</text:p>
          </table:table-cell>
          <table:table-cell office:value-type="string">
            <text:p>inactive</text:p>
          </table:table-cell>
          <table:table-cell office:value="24.367957597483066" office:value-type="float"/>
          <table:table-cell office:value="0.29962312637196403" office:value-type="float"/>
          <table:table-cell office:value="0.375" office:value-type="float"/>
          <table:table-cell office:value="1" office:value-type="float"/>
          <table:table-cell office:value="0.7212649204587221" office:value-type="float"/>
        </table:table-row>
        <table:table-row>
          <table:table-cell office:value-type="string">
            <text:p>mootools/mootools-core</text:p>
          </table:table-cell>
          <table:table-cell office:value-type="string">
            <text:p>inactive</text:p>
          </table:table-cell>
          <table:table-cell office:value="21.135278783456368" office:value-type="float"/>
          <table:table-cell office:value="0.047149317625787855" office:value-type="float"/>
          <table:table-cell office:value="0.09574468085106383" office:value-type="float"/>
          <table:table-cell office:value="1" office:value-type="float"/>
          <table:table-cell office:value="0.6658198831019209" office:value-type="float"/>
        </table:table-row>
        <table:table-row>
          <table:table-cell office:value-type="string">
            <text:p>toland/qlmarkdown</text:p>
          </table:table-cell>
          <table:table-cell office:value-type="string">
            <text:p>inactive</text:p>
          </table:table-cell>
          <table:table-cell office:value="22.6179287675328" office:value-type="float"/>
          <table:table-cell office:value="0.23574959514639385" office:value-type="float"/>
          <table:table-cell office:value="0.5" office:value-type="float"/>
          <table:table-cell office:value="0" office:value-type="float"/>
          <table:table-cell office:value="0.2411948584165682" office:value-type="float"/>
        </table:table-row>
        <table:table-row>
          <table:table-cell office:value-type="string">
            <text:p>christianalfoni/formsy-react</text:p>
          </table:table-cell>
          <table:table-cell office:value-type="string">
            <text:p>inactive</text:p>
          </table:table-cell>
          <table:table-cell office:value="21.388498811015875" office:value-type="float"/>
          <table:table-cell office:value="0.07765267806811187" office:value-type="float"/>
          <table:table-cell office:value="0.13414634146341464" office:value-type="float"/>
          <table:table-cell office:value="1" office:value-type="float"/>
          <table:table-cell office:value="0.6968243144628204" office:value-type="float"/>
        </table:table-row>
        <table:table-row>
          <table:table-cell office:value-type="string">
            <text:p>mobileplayer/mobileplayer-ios</text:p>
          </table:table-cell>
          <table:table-cell office:value-type="string">
            <text:p>inactive</text:p>
          </table:table-cell>
          <table:table-cell office:value="27.86442359973731" office:value-type="float"/>
          <table:table-cell office:value="0.16318065924683078" office:value-type="float"/>
          <table:table-cell office:value="0.25" office:value-type="float"/>
          <table:table-cell office:value="1" office:value-type="float"/>
          <table:table-cell office:value="0.6931955960120221" office:value-type="float"/>
        </table:table-row>
        <table:table-row>
          <table:table-cell office:value-type="string">
            <text:p>webpack-contrib/sass-loader</text:p>
          </table:table-cell>
          <table:table-cell office:value-type="string">
            <text:p>inactive</text:p>
          </table:table-cell>
          <table:table-cell office:value="21.17278040164843" office:value-type="float"/>
          <table:table-cell office:value="0.04910144443962857" office:value-type="float"/>
          <table:table-cell office:value="0.20149253731343283" office:value-type="float"/>
          <table:table-cell office:value="1" office:value-type="float"/>
          <table:table-cell office:value="0.6998801007168557" office:value-type="float"/>
        </table:table-row>
        <table:table-row>
          <table:table-cell office:value-type="string">
            <text:p>sehmaschine/django-grappelli</text:p>
          </table:table-cell>
          <table:table-cell office:value-type="string">
            <text:p>inactive</text:p>
          </table:table-cell>
          <table:table-cell office:value="21.554122126860396" office:value-type="float"/>
          <table:table-cell office:value="0.0879678729737942" office:value-type="float"/>
          <table:table-cell office:value="0.03571428571428571" office:value-type="float"/>
          <table:table-cell office:value="1" office:value-type="float"/>
          <table:table-cell office:value="0.6608365865452378" office:value-type="float"/>
        </table:table-row>
        <table:table-row>
          <table:table-cell office:value-type="string">
            <text:p>formly-js/angular-formly</text:p>
          </table:table-cell>
          <table:table-cell office:value-type="string">
            <text:p>inactive</text:p>
          </table:table-cell>
          <table:table-cell office:value="21.31927835266619" office:value-type="float"/>
          <table:table-cell office:value="0.03135361230632042" office:value-type="float"/>
          <table:table-cell office:value="0.14173228346456693" office:value-type="float"/>
          <table:table-cell office:value="1" office:value-type="float"/>
          <table:table-cell office:value="0.7016220806403052" office:value-type="float"/>
        </table:table-row>
        <table:table-row>
          <table:table-cell office:value-type="string">
            <text:p>asciimoo/drawille</text:p>
          </table:table-cell>
          <table:table-cell office:value-type="string">
            <text:p>inactive</text:p>
          </table:table-cell>
          <table:table-cell office:value="28.45372141007938" office:value-type="float"/>
          <table:table-cell office:value="0.48391611485664615" office:value-type="float"/>
          <table:table-cell office:value="0.5" office:value-type="float"/>
          <table:table-cell office:value="1" office:value-type="float"/>
          <table:table-cell office:value="0.7440571735324335" office:value-type="float"/>
        </table:table-row>
        <table:table-row>
          <table:table-cell office:value-type="string">
            <text:p>fsnotify/fsnotify</text:p>
          </table:table-cell>
          <table:table-cell office:value-type="string">
            <text:p>inactive</text:p>
          </table:table-cell>
          <table:table-cell office:value="21.22272127796346" office:value-type="float"/>
          <table:table-cell office:value="0.05694634952493153" office:value-type="float"/>
          <table:table-cell office:value="0.3170731707317073" office:value-type="float"/>
          <table:table-cell office:value="1" office:value-type="float"/>
          <table:table-cell office:value="0.7060842615095685" office:value-type="float"/>
        </table:table-row>
        <table:table-row>
          <table:table-cell office:value-type="string">
            <text:p>pornel/slip</text:p>
          </table:table-cell>
          <table:table-cell office:value-type="string">
            <text:p>inactive</text:p>
          </table:table-cell>
          <table:table-cell office:value="23.29368521016793" office:value-type="float"/>
          <table:table-cell office:value="0.04639501725931128" office:value-type="float"/>
          <table:table-cell office:value="0.2" office:value-type="float"/>
          <table:table-cell office:value="1" office:value-type="float"/>
          <table:table-cell office:value="0.6838708023830059" office:value-type="float"/>
        </table:table-row>
        <table:table-row>
          <table:table-cell office:value-type="string">
            <text:p>specta/specta</text:p>
          </table:table-cell>
          <table:table-cell office:value-type="string">
            <text:p>inactive</text:p>
          </table:table-cell>
          <table:table-cell office:value="21.035932746621548" office:value-type="float"/>
          <table:table-cell office:value="0.10733217983780759" office:value-type="float"/>
          <table:table-cell office:value="0.1" office:value-type="float"/>
          <table:table-cell office:value="1" office:value-type="float"/>
          <table:table-cell office:value="0.6908609279980801" office:value-type="float"/>
        </table:table-row>
        <table:table-row>
          <table:table-cell office:value-type="string">
            <text:p>wavded/humane-js</text:p>
          </table:table-cell>
          <table:table-cell office:value-type="string">
            <text:p>inactive</text:p>
          </table:table-cell>
          <table:table-cell office:value="23.306842588964006" office:value-type="float"/>
          <table:table-cell office:value="0.09526390643064757" office:value-type="float"/>
          <table:table-cell office:value="0.25" office:value-type="float"/>
          <table:table-cell office:value="1" office:value-type="float"/>
          <table:table-cell office:value="0.6945280388331235" office:value-type="float"/>
        </table:table-row>
        <table:table-row>
          <table:table-cell office:value-type="string">
            <text:p>exif-js/exif-js</text:p>
          </table:table-cell>
          <table:table-cell office:value-type="string">
            <text:p>inactive</text:p>
          </table:table-cell>
          <table:table-cell office:value="23.76728279449273" office:value-type="float"/>
          <table:table-cell office:value="0.3721642100755556" office:value-type="float"/>
          <table:table-cell office:value="0" office:value-type="float"/>
          <table:table-cell office:value="1" office:value-type="float"/>
          <table:table-cell office:value="0.6989014318425839" office:value-type="float"/>
        </table:table-row>
        <table:table-row>
          <table:table-cell office:value-type="string">
            <text:p>quil/quil</text:p>
          </table:table-cell>
          <table:table-cell office:value-type="string">
            <text:p>inactive</text:p>
          </table:table-cell>
          <table:table-cell office:value="21.335776517740957" office:value-type="float"/>
          <table:table-cell office:value="0.006176266372333224" office:value-type="float"/>
          <table:table-cell office:value="0.15384615384615385" office:value-type="float"/>
          <table:table-cell office:value="1" office:value-type="float"/>
          <table:table-cell office:value="0.710987583016909" office:value-type="float"/>
        </table:table-row>
        <table:table-row>
          <table:table-cell office:value-type="string">
            <text:p>carlsednaoui/ouibounce</text:p>
          </table:table-cell>
          <table:table-cell office:value-type="string">
            <text:p>inactive</text:p>
          </table:table-cell>
          <table:table-cell office:value="22.823320068251505" office:value-type="float"/>
          <table:table-cell office:value="0.282969009483793" office:value-type="float"/>
          <table:table-cell office:value="0.15384615384615385" office:value-type="float"/>
          <table:table-cell office:value="1" office:value-type="float"/>
          <table:table-cell office:value="0.6872928525905695" office:value-type="float"/>
        </table:table-row>
        <table:table-row>
          <table:table-cell office:value-type="string">
            <text:p>getify/LABjs</text:p>
          </table:table-cell>
          <table:table-cell office:value-type="string">
            <text:p>inactive</text:p>
          </table:table-cell>
          <table:table-cell office:value="21.645265580494545" office:value-type="float"/>
          <table:table-cell office:value="0.076868196914801" office:value-type="float"/>
          <table:table-cell office:value="0.0625" office:value-type="float"/>
          <table:table-cell office:value="1" office:value-type="float"/>
          <table:table-cell office:value="0.6650554373283937" office:value-type="float"/>
        </table:table-row>
        <table:table-row>
          <table:table-cell office:value-type="string">
            <text:p>hojberg/cssarrowplease</text:p>
          </table:table-cell>
          <table:table-cell office:value-type="string">
            <text:p>inactive</text:p>
          </table:table-cell>
          <table:table-cell office:value="41.73919894934765" office:value-type="float"/>
          <table:table-cell office:value="1" office:value-type="float"/>
          <table:table-cell office:value="0" office:value-type="float"/>
          <table:table-cell office:value="1" office:value-type="float"/>
          <table:table-cell office:value="0.6761101637953867" office:value-type="float"/>
        </table:table-row>
        <table:table-row>
          <table:table-cell office:value-type="string">
            <text:p>cloudhead/node-static</text:p>
          </table:table-cell>
          <table:table-cell office:value-type="string">
            <text:p>inactive</text:p>
          </table:table-cell>
          <table:table-cell office:value="21.901082625286428" office:value-type="float"/>
          <table:table-cell office:value="0.23578059719548292" office:value-type="float"/>
          <table:table-cell office:value="0.23076923076923078" office:value-type="float"/>
          <table:table-cell office:value="1" office:value-type="float"/>
          <table:table-cell office:value="0.7081363049974608" office:value-type="float"/>
        </table:table-row>
        <table:table-row>
          <table:table-cell office:value-type="string">
            <text:p>michaelficarra/CoffeeScriptRedux</text:p>
          </table:table-cell>
          <table:table-cell office:value-type="string">
            <text:p>inactive</text:p>
          </table:table-cell>
          <table:table-cell office:value="21.343654832130287" office:value-type="float"/>
          <table:table-cell office:value="0.008244332403871568" office:value-type="float"/>
          <table:table-cell office:value="0.06779661016949153" office:value-type="float"/>
          <table:table-cell office:value="1" office:value-type="float"/>
          <table:table-cell office:value="0.6903980326042258" office:value-type="float"/>
        </table:table-row>
        <table:table-row>
          <table:table-cell office:value-type="string">
            <text:p>mhagger/git-imerge</text:p>
          </table:table-cell>
          <table:table-cell office:value-type="string">
            <text:p>inactive</text:p>
          </table:table-cell>
          <table:table-cell office:value="21.709853007015994" office:value-type="float"/>
          <table:table-cell office:value="0.015978474629545453" office:value-type="float"/>
          <table:table-cell office:value="0.13043478260869565" office:value-type="float"/>
          <table:table-cell office:value="1" office:value-type="float"/>
          <table:table-cell office:value="0.7075876073920339" office:value-type="float"/>
        </table:table-row>
        <table:table-row>
          <table:table-cell office:value-type="string">
            <text:p>atom/vim-mode</text:p>
          </table:table-cell>
          <table:table-cell office:value-type="string">
            <text:p>inactive</text:p>
          </table:table-cell>
          <table:table-cell office:value="21.00554329984162" office:value-type="float"/>
          <table:table-cell office:value="0.04868288299194553" office:value-type="float"/>
          <table:table-cell office:value="0.23270440251572327" office:value-type="float"/>
          <table:table-cell office:value="1" office:value-type="float"/>
          <table:table-cell office:value="0.7008988884767532" office:value-type="float"/>
        </table:table-row>
        <table:table-row>
          <table:table-cell office:value-type="string">
            <text:p>d3/d3-plugins</text:p>
          </table:table-cell>
          <table:table-cell office:value-type="string">
            <text:p>inactive</text:p>
          </table:table-cell>
          <table:table-cell office:value="22.69326519190487" office:value-type="float"/>
          <table:table-cell office:value="0.061810148152680634" office:value-type="float"/>
          <table:table-cell office:value="0.21428571428571427" office:value-type="float"/>
          <table:table-cell office:value="1" office:value-type="float"/>
          <table:table-cell office:value="0.6765553909367819" office:value-type="float"/>
        </table:table-row>
        <table:table-row>
          <table:table-cell office:value-type="string">
            <text:p>documentcloud/visualsearch</text:p>
          </table:table-cell>
          <table:table-cell office:value-type="string">
            <text:p>inactive</text:p>
          </table:table-cell>
          <table:table-cell office:value="23.31939252148221" office:value-type="float"/>
          <table:table-cell office:value="0.05018080609465766" office:value-type="float"/>
          <table:table-cell office:value="0.18181818181818182" office:value-type="float"/>
          <table:table-cell office:value="1" office:value-type="float"/>
          <table:table-cell office:value="0.704633898664334" office:value-type="float"/>
        </table:table-row>
        <table:table-row>
          <table:table-cell office:value-type="string">
            <text:p>drublic/css-modal</text:p>
          </table:table-cell>
          <table:table-cell office:value-type="string">
            <text:p>inactive</text:p>
          </table:table-cell>
          <table:table-cell office:value="22.968749358901167" office:value-type="float"/>
          <table:table-cell office:value="0.018186935774244534" office:value-type="float"/>
          <table:table-cell office:value="0.2857142857142857" office:value-type="float"/>
          <table:table-cell office:value="1" office:value-type="float"/>
          <table:table-cell office:value="0.6895737084304832" office:value-type="float"/>
        </table:table-row>
        <table:table-row>
          <table:table-cell office:value-type="string">
            <text:p>millermedeiros/js-signals</text:p>
          </table:table-cell>
          <table:table-cell office:value-type="string">
            <text:p>inactive</text:p>
          </table:table-cell>
          <table:table-cell office:value="25.446615320537596" office:value-type="float"/>
          <table:table-cell office:value="0.4132499659942093" office:value-type="float"/>
          <table:table-cell office:value="0" office:value-type="float"/>
          <table:table-cell office:value="1" office:value-type="float"/>
          <table:table-cell office:value="0.6541608551403724" office:value-type="float"/>
        </table:table-row>
        <table:table-row>
          <table:table-cell office:value-type="string">
            <text:p>adamzap/landslide</text:p>
          </table:table-cell>
          <table:table-cell office:value-type="string">
            <text:p>inactive</text:p>
          </table:table-cell>
          <table:table-cell office:value="22.279214655949566" office:value-type="float"/>
          <table:table-cell office:value="0.052251575194121234" office:value-type="float"/>
          <table:table-cell office:value="0.2777777777777778" office:value-type="float"/>
          <table:table-cell office:value="1" office:value-type="float"/>
          <table:table-cell office:value="0.6994905639409338" office:value-type="float"/>
        </table:table-row>
        <table:table-row>
          <table:table-cell office:value-type="string">
            <text:p>postwait/node-amqp</text:p>
          </table:table-cell>
          <table:table-cell office:value-type="string">
            <text:p>inactive</text:p>
          </table:table-cell>
          <table:table-cell office:value="21.573358463904" office:value-type="float"/>
          <table:table-cell office:value="0.10027828329034667" office:value-type="float"/>
          <table:table-cell office:value="0.15492957746478872" office:value-type="float"/>
          <table:table-cell office:value="1" office:value-type="float"/>
          <table:table-cell office:value="0.7122865980621411" office:value-type="float"/>
        </table:table-row>
        <table:table-row>
          <table:table-cell office:value-type="string">
            <text:p>airbnb/AirMapView</text:p>
          </table:table-cell>
          <table:table-cell office:value-type="string">
            <text:p>inactive</text:p>
          </table:table-cell>
          <table:table-cell office:value="24.458102119667107" office:value-type="float"/>
          <table:table-cell office:value="0.031206347177800537" office:value-type="float"/>
          <table:table-cell office:value="0.25" office:value-type="float"/>
          <table:table-cell office:value="1" office:value-type="float"/>
          <table:table-cell office:value="0.7167111725869119" office:value-type="float"/>
        </table:table-row>
        <table:table-row>
          <table:table-cell office:value-type="string">
            <text:p>twilio/stashboard</text:p>
          </table:table-cell>
          <table:table-cell office:value-type="string">
            <text:p>inactive</text:p>
          </table:table-cell>
          <table:table-cell office:value="28.49944619919805" office:value-type="float"/>
          <table:table-cell office:value="0.20207912278954254" office:value-type="float"/>
          <table:table-cell office:value="0" office:value-type="float"/>
          <table:table-cell office:value="1" office:value-type="float"/>
          <table:table-cell office:value="0.6916483916781728" office:value-type="float"/>
        </table:table-row>
        <table:table-row>
          <table:table-cell office:value-type="string">
            <text:p>mikechambers/as3corelib</text:p>
          </table:table-cell>
          <table:table-cell office:value-type="string">
            <text:p>inactive</text:p>
          </table:table-cell>
          <table:table-cell office:value="26.38820458748723" office:value-type="float"/>
          <table:table-cell office:value="0.10442847980774295" office:value-type="float"/>
          <table:table-cell office:value="0.2" office:value-type="float"/>
          <table:table-cell office:value="1" office:value-type="float"/>
          <table:table-cell office:value="0.697554853087049" office:value-type="float"/>
        </table:table-row>
        <table:table-row>
          <table:table-cell office:value-type="string">
            <text:p>evrone/quiet_assets</text:p>
          </table:table-cell>
          <table:table-cell office:value-type="string">
            <text:p>inactive</text:p>
          </table:table-cell>
          <table:table-cell office:value="26.669069384242857" office:value-type="float"/>
          <table:table-cell office:value="0.18863816705011524" office:value-type="float"/>
          <table:table-cell office:value="0.4" office:value-type="float"/>
          <table:table-cell office:value="1" office:value-type="float"/>
          <table:table-cell office:value="0.7110403475313782" office:value-type="float"/>
        </table:table-row>
        <table:table-row>
          <table:table-cell office:value-type="string">
            <text:p>hueniverse/oz</text:p>
          </table:table-cell>
          <table:table-cell office:value-type="string">
            <text:p>inactive</text:p>
          </table:table-cell>
          <table:table-cell office:value="25.181095074437028" office:value-type="float"/>
          <table:table-cell office:value="0.7031103819892622" office:value-type="float"/>
          <table:table-cell office:value="0.14285714285714285" office:value-type="float"/>
          <table:table-cell office:value="1" office:value-type="float"/>
          <table:table-cell office:value="0.6828879286670269" office:value-type="float"/>
        </table:table-row>
        <table:table-row>
          <table:table-cell office:value-type="string">
            <text:p>aFarkas/webshim</text:p>
          </table:table-cell>
          <table:table-cell office:value-type="string">
            <text:p>inactive</text:p>
          </table:table-cell>
          <table:table-cell office:value="21.359279870452916" office:value-type="float"/>
          <table:table-cell office:value="0.03445397644407137" office:value-type="float"/>
          <table:table-cell office:value="0.13793103448275862" office:value-type="float"/>
          <table:table-cell office:value="1" office:value-type="float"/>
          <table:table-cell office:value="0.679753701706565" office:value-type="float"/>
        </table:table-row>
        <table:table-row>
          <table:table-cell office:value-type="string">
            <text:p>callumboddy/CBZSplashView</text:p>
          </table:table-cell>
          <table:table-cell office:value-type="string">
            <text:p>inactive</text:p>
          </table:table-cell>
          <table:table-cell office:value="40.96040735387814" office:value-type="float"/>
          <table:table-cell office:value="1" office:value-type="float"/>
          <table:table-cell office:value="0.5" office:value-type="float"/>
          <table:table-cell office:value="0" office:value-type="float"/>
          <table:table-cell office:value="0.19300187113027506" office:value-type="float"/>
        </table:table-row>
        <table:table-row>
          <table:table-cell office:value-type="string">
            <text:p>nicinabox/superslides</text:p>
          </table:table-cell>
          <table:table-cell office:value-type="string">
            <text:p>inactive</text:p>
          </table:table-cell>
          <table:table-cell office:value="21.967998290557457" office:value-type="float"/>
          <table:table-cell office:value="0.15239740169150148" office:value-type="float"/>
          <table:table-cell office:value="0.16129032258064516" office:value-type="float"/>
          <table:table-cell office:value="1" office:value-type="float"/>
          <table:table-cell office:value="0.7053948228121949" office:value-type="float"/>
        </table:table-row>
        <table:table-row>
          <table:table-cell office:value-type="string">
            <text:p>fruux/Baikal</text:p>
          </table:table-cell>
          <table:table-cell office:value-type="string">
            <text:p>inactive</text:p>
          </table:table-cell>
          <table:table-cell office:value="21.118309530965174" office:value-type="float"/>
          <table:table-cell office:value="0.09402107104851094" office:value-type="float"/>
          <table:table-cell office:value="0.16666666666666666" office:value-type="float"/>
          <table:table-cell office:value="1" office:value-type="float"/>
          <table:table-cell office:value="0.6863260010800382" office:value-type="float"/>
        </table:table-row>
        <table:table-row>
          <table:table-cell office:value-type="string">
            <text:p>benjaminoakes/maid</text:p>
          </table:table-cell>
          <table:table-cell office:value-type="string">
            <text:p>inactive</text:p>
          </table:table-cell>
          <table:table-cell office:value="22.208772868110497" office:value-type="float"/>
          <table:table-cell office:value="0.29314699185608234" office:value-type="float"/>
          <table:table-cell office:value="0.26666666666666666" office:value-type="float"/>
          <table:table-cell office:value="1" office:value-type="float"/>
          <table:table-cell office:value="0.7283282041779333" office:value-type="float"/>
        </table:table-row>
        <table:table-row>
          <table:table-cell office:value-type="string">
            <text:p>jejacks0n/teaspoon</text:p>
          </table:table-cell>
          <table:table-cell office:value-type="string">
            <text:p>inactive</text:p>
          </table:table-cell>
          <table:table-cell office:value="21.293204013630156" office:value-type="float"/>
          <table:table-cell office:value="0.0910571701188978" office:value-type="float"/>
          <table:table-cell office:value="0.18" office:value-type="float"/>
          <table:table-cell office:value="1" office:value-type="float"/>
          <table:table-cell office:value="0.6909382270107435" office:value-type="float"/>
        </table:table-row>
        <table:table-row>
          <table:table-cell office:value-type="string">
            <text:p>filamentgroup/fixed-sticky</text:p>
          </table:table-cell>
          <table:table-cell office:value-type="string">
            <text:p>inactive</text:p>
          </table:table-cell>
          <table:table-cell office:value="26.801324110442575" office:value-type="float"/>
          <table:table-cell office:value="0.20437854847768278" office:value-type="float"/>
          <table:table-cell office:value="0.2" office:value-type="float"/>
          <table:table-cell office:value="1" office:value-type="float"/>
          <table:table-cell office:value="0.6372881169623564" office:value-type="float"/>
        </table:table-row>
        <table:table-row>
          <table:table-cell office:value-type="string">
            <text:p>HazyResearch/deepdive</text:p>
          </table:table-cell>
          <table:table-cell office:value-type="string">
            <text:p>inactive</text:p>
          </table:table-cell>
          <table:table-cell office:value="21.788748007410984" office:value-type="float"/>
          <table:table-cell office:value="0.04808810256321842" office:value-type="float"/>
          <table:table-cell office:value="0.1875" office:value-type="float"/>
          <table:table-cell office:value="1" office:value-type="float"/>
          <table:table-cell office:value="0.7235017385305647" office:value-type="float"/>
        </table:table-row>
        <table:table-row>
          <table:table-cell office:value-type="string">
            <text:p>mikeash/MAObjCRuntime</text:p>
          </table:table-cell>
          <table:table-cell office:value-type="string">
            <text:p>inactive</text:p>
          </table:table-cell>
          <table:table-cell office:value="31.055605026902064" office:value-type="float"/>
          <table:table-cell office:value="0.30926474995924863" office:value-type="float"/>
          <table:table-cell office:value="0" office:value-type="float"/>
          <table:table-cell office:value="1" office:value-type="float"/>
          <table:table-cell office:value="0.7033848220867469" office:value-type="float"/>
        </table:table-row>
        <table:table-row>
          <table:table-cell office:value-type="string">
            <text:p>spulec/freezegun</text:p>
          </table:table-cell>
          <table:table-cell office:value-type="string">
            <text:p>inactive</text:p>
          </table:table-cell>
          <table:table-cell office:value="21.455695304188385" office:value-type="float"/>
          <table:table-cell office:value="0.08008301180721784" office:value-type="float"/>
          <table:table-cell office:value="0.32" office:value-type="float"/>
          <table:table-cell office:value="1" office:value-type="float"/>
          <table:table-cell office:value="0.7148455687559315" office:value-type="float"/>
        </table:table-row>
        <table:table-row>
          <table:table-cell office:value-type="string">
            <text:p>squaremo/rabbit.js</text:p>
          </table:table-cell>
          <table:table-cell office:value-type="string">
            <text:p>inactive</text:p>
          </table:table-cell>
          <table:table-cell office:value="22.185292469020784" office:value-type="float"/>
          <table:table-cell office:value="0.024745447159752947" office:value-type="float"/>
          <table:table-cell office:value="0.24" office:value-type="float"/>
          <table:table-cell office:value="1" office:value-type="float"/>
          <table:table-cell office:value="0.7201380407786807" office:value-type="float"/>
        </table:table-row>
        <table:table-row>
          <table:table-cell office:value-type="string">
            <text:p>jdesboeufs/connect-mongo</text:p>
          </table:table-cell>
          <table:table-cell office:value-type="string">
            <text:p>inactive</text:p>
          </table:table-cell>
          <table:table-cell office:value="21.708540937930888" office:value-type="float"/>
          <table:table-cell office:value="0.12661582306886546" office:value-type="float"/>
          <table:table-cell office:value="0.375" office:value-type="float"/>
          <table:table-cell office:value="1" office:value-type="float"/>
          <table:table-cell office:value="0.7353342628380558" office:value-type="float"/>
        </table:table-row>
        <table:table-row>
          <table:table-cell office:value-type="string">
            <text:p>VictorBjelkholm/ngProgress</text:p>
          </table:table-cell>
          <table:table-cell office:value-type="string">
            <text:p>inactive</text:p>
          </table:table-cell>
          <table:table-cell office:value="22.962917427483504" office:value-type="float"/>
          <table:table-cell office:value="0.04291460495535204" office:value-type="float"/>
          <table:table-cell office:value="0.25" office:value-type="float"/>
          <table:table-cell office:value="1" office:value-type="float"/>
          <table:table-cell office:value="0.7089951961003791" office:value-type="float"/>
        </table:table-row>
        <table:table-row>
          <table:table-cell office:value-type="string">
            <text:p>radex/SwiftyUserDefaults</text:p>
          </table:table-cell>
          <table:table-cell office:value-type="string">
            <text:p>inactive</text:p>
          </table:table-cell>
          <table:table-cell office:value="23.11984117849124" office:value-type="float"/>
          <table:table-cell office:value="0.05259345170134536" office:value-type="float"/>
          <table:table-cell office:value="0.16666666666666666" office:value-type="float"/>
          <table:table-cell office:value="1" office:value-type="float"/>
          <table:table-cell office:value="0.7166149698389713" office:value-type="float"/>
        </table:table-row>
        <table:table-row>
          <table:table-cell office:value-type="string">
            <text:p>casesandberg/reactcss</text:p>
          </table:table-cell>
          <table:table-cell office:value-type="string">
            <text:p>inactive</text:p>
          </table:table-cell>
          <table:table-cell office:value="24.31713859089365" office:value-type="float"/>
          <table:table-cell office:value="0.12841498547936428" office:value-type="float"/>
          <table:table-cell office:value="0.375" office:value-type="float"/>
          <table:table-cell office:value="1" office:value-type="float"/>
          <table:table-cell office:value="0.7303394053288177" office:value-type="float"/>
        </table:table-row>
        <table:table-row>
          <table:table-cell office:value-type="string">
            <text:p>leapmotion/leapjs</text:p>
          </table:table-cell>
          <table:table-cell office:value-type="string">
            <text:p>inactive</text:p>
          </table:table-cell>
          <table:table-cell office:value="22.270550544070666" office:value-type="float"/>
          <table:table-cell office:value="0.09216602871200692" office:value-type="float"/>
          <table:table-cell office:value="0.19047619047619047" office:value-type="float"/>
          <table:table-cell office:value="1" office:value-type="float"/>
          <table:table-cell office:value="0.7030384414556643" office:value-type="float"/>
        </table:table-row>
        <table:table-row>
          <table:table-cell office:value-type="string">
            <text:p>json5/json5</text:p>
          </table:table-cell>
          <table:table-cell office:value-type="string">
            <text:p>inactive</text:p>
          </table:table-cell>
          <table:table-cell office:value="21.90100058910641" office:value-type="float"/>
          <table:table-cell office:value="0.03973337383146432" office:value-type="float"/>
          <table:table-cell office:value="0.1724137931034483" office:value-type="float"/>
          <table:table-cell office:value="1" office:value-type="float"/>
          <table:table-cell office:value="0.712600344452423" office:value-type="float"/>
        </table:table-row>
        <table:table-row>
          <table:table-cell office:value-type="string">
            <text:p>jonathanslenders/pyvim</text:p>
          </table:table-cell>
          <table:table-cell office:value-type="string">
            <text:p>inactive</text:p>
          </table:table-cell>
          <table:table-cell office:value="24.11794861871562" office:value-type="float"/>
          <table:table-cell office:value="0.3143828444156164" office:value-type="float"/>
          <table:table-cell office:value="0" office:value-type="float"/>
          <table:table-cell office:value="1" office:value-type="float"/>
          <table:table-cell office:value="0.6826029493965817" office:value-type="float"/>
        </table:table-row>
        <table:table-row>
          <table:table-cell office:value-type="string">
            <text:p>curran/screencasts</text:p>
          </table:table-cell>
          <table:table-cell office:value-type="string">
            <text:p>inactive</text:p>
          </table:table-cell>
          <table:table-cell office:value="43.23576816804214" office:value-type="float"/>
          <table:table-cell office:value="1" office:value-type="float"/>
          <table:table-cell office:value="0" office:value-type="float"/>
          <table:table-cell office:value="1" office:value-type="float"/>
          <table:table-cell office:value="0.6590834538939426" office:value-type="float"/>
        </table:table-row>
        <table:table-row>
          <table:table-cell office:value-type="string">
            <text:p>nikgraf/belle</text:p>
          </table:table-cell>
          <table:table-cell office:value-type="string">
            <text:p>inactive</text:p>
          </table:table-cell>
          <table:table-cell office:value="22.808849292093676" office:value-type="float"/>
          <table:table-cell office:value="0.04019397477196118" office:value-type="float"/>
          <table:table-cell office:value="0.3333333333333333" office:value-type="float"/>
          <table:table-cell office:value="1" office:value-type="float"/>
          <table:table-cell office:value="0.743874002075833" office:value-type="float"/>
        </table:table-row>
        <table:table-row>
          <table:table-cell office:value-type="string">
            <text:p>go-yaml/yaml</text:p>
          </table:table-cell>
          <table:table-cell office:value-type="string">
            <text:p>inactive</text:p>
          </table:table-cell>
          <table:table-cell office:value="21.817133474758116" office:value-type="float"/>
          <table:table-cell office:value="0.05400281320468925" office:value-type="float"/>
          <table:table-cell office:value="0.13793103448275862" office:value-type="float"/>
          <table:table-cell office:value="1" office:value-type="float"/>
          <table:table-cell office:value="0.7005193477856663" office:value-type="float"/>
        </table:table-row>
        <table:table-row>
          <table:table-cell office:value-type="string">
            <text:p>tobie/ua-parser</text:p>
          </table:table-cell>
          <table:table-cell office:value-type="string">
            <text:p>inactive</text:p>
          </table:table-cell>
          <table:table-cell office:value="21.062822881811254" office:value-type="float"/>
          <table:table-cell office:value="0.09785054649107343" office:value-type="float"/>
          <table:table-cell office:value="0.17777777777777778" office:value-type="float"/>
          <table:table-cell office:value="1" office:value-type="float"/>
          <table:table-cell office:value="0.688472036118484" office:value-type="float"/>
        </table:table-row>
        <table:table-row>
          <table:table-cell office:value-type="string">
            <text:p>elrumordelaluz/csshake</text:p>
          </table:table-cell>
          <table:table-cell office:value-type="string">
            <text:p>inactive</text:p>
          </table:table-cell>
          <table:table-cell office:value="31.117783609679357" office:value-type="float"/>
          <table:table-cell office:value="0.32715325194306416" office:value-type="float"/>
          <table:table-cell office:value="0.3333333333333333" office:value-type="float"/>
          <table:table-cell office:value="1" office:value-type="float"/>
          <table:table-cell office:value="0.7396810809449628" office:value-type="float"/>
        </table:table-row>
        <table:table-row>
          <table:table-cell office:value-type="string">
            <text:p>bfirsh/jsnes</text:p>
          </table:table-cell>
          <table:table-cell office:value-type="string">
            <text:p>inactive</text:p>
          </table:table-cell>
          <table:table-cell office:value="25.997136108297845" office:value-type="float"/>
          <table:table-cell office:value="0.19744073909989932" office:value-type="float"/>
          <table:table-cell office:value="0.2" office:value-type="float"/>
          <table:table-cell office:value="1" office:value-type="float"/>
          <table:table-cell office:value="0.704116335216128" office:value-type="float"/>
        </table:table-row>
        <table:table-row>
          <table:table-cell office:value-type="string">
            <text:p>prawnpdf/prawn</text:p>
          </table:table-cell>
          <table:table-cell office:value-type="string">
            <text:p>inactive</text:p>
          </table:table-cell>
          <table:table-cell office:value="21.381295193421263" office:value-type="float"/>
          <table:table-cell office:value="0.046038574000471955" office:value-type="float"/>
          <table:table-cell office:value="0.1736111111111111" office:value-type="float"/>
          <table:table-cell office:value="1" office:value-type="float"/>
          <table:table-cell office:value="0.6982056158826514" office:value-type="float"/>
        </table:table-row>
        <table:table-row>
          <table:table-cell office:value-type="string">
            <text:p>lra/mackup</text:p>
          </table:table-cell>
          <table:table-cell office:value-type="string">
            <text:p>inactive</text:p>
          </table:table-cell>
          <table:table-cell office:value="21.41510072236249" office:value-type="float"/>
          <table:table-cell office:value="0.09954981614933127" office:value-type="float"/>
          <table:table-cell office:value="0.2714285714285714" office:value-type="float"/>
          <table:table-cell office:value="1" office:value-type="float"/>
          <table:table-cell office:value="0.7095124263386094" office:value-type="float"/>
        </table:table-row>
        <table:table-row>
          <table:table-cell office:value-type="string">
            <text:p>topcoat/topcoat</text:p>
          </table:table-cell>
          <table:table-cell office:value-type="string">
            <text:p>inactive</text:p>
          </table:table-cell>
          <table:table-cell office:value="22.447003896179112" office:value-type="float"/>
          <table:table-cell office:value="0.1691267458541488" office:value-type="float"/>
          <table:table-cell office:value="0.17391304347826086" office:value-type="float"/>
          <table:table-cell office:value="1" office:value-type="float"/>
          <table:table-cell office:value="0.6744784134818962" office:value-type="float"/>
        </table:table-row>
        <table:table-row>
          <table:table-cell office:value-type="string">
            <text:p>imsky/holder</text:p>
          </table:table-cell>
          <table:table-cell office:value-type="string">
            <text:p>inactive</text:p>
          </table:table-cell>
          <table:table-cell office:value="23.26098793605653" office:value-type="float"/>
          <table:table-cell office:value="0.19844345981239778" office:value-type="float"/>
          <table:table-cell office:value="0.09090909090909091" office:value-type="float"/>
          <table:table-cell office:value="1" office:value-type="float"/>
          <table:table-cell office:value="0.6549897384993136" office:value-type="float"/>
        </table:table-row>
        <table:table-row>
          <table:table-cell office:value-type="string">
            <text:p>yeoman/yeoman</text:p>
          </table:table-cell>
          <table:table-cell office:value-type="string">
            <text:p>inactive</text:p>
          </table:table-cell>
          <table:table-cell office:value="20.921710992821378" office:value-type="float"/>
          <table:table-cell office:value="0.0965977024317296" office:value-type="float"/>
          <table:table-cell office:value="0.19832402234636873" office:value-type="float"/>
          <table:table-cell office:value="1" office:value-type="float"/>
          <table:table-cell office:value="0.6989951942676909" office:value-type="float"/>
        </table:table-row>
        <table:table-row>
          <table:table-cell office:value-type="string">
            <text:p>feathericons/feather</text:p>
          </table:table-cell>
          <table:table-cell office:value-type="string">
            <text:p>inactive</text:p>
          </table:table-cell>
          <table:table-cell office:value="23.904418025318265" office:value-type="float"/>
          <table:table-cell office:value="0.03740885383949977" office:value-type="float"/>
          <table:table-cell office:value="0.1111111111111111" office:value-type="float"/>
          <table:table-cell office:value="1" office:value-type="float"/>
          <table:table-cell office:value="0.7017981089441163" office:value-type="float"/>
        </table:table-row>
        <table:table-row>
          <table:table-cell office:value-type="string">
            <text:p>trailblazer/cells</text:p>
          </table:table-cell>
          <table:table-cell office:value-type="string">
            <text:p>inactive</text:p>
          </table:table-cell>
          <table:table-cell office:value="21.471811120794406" office:value-type="float"/>
          <table:table-cell office:value="0.03784564631513413" office:value-type="float"/>
          <table:table-cell office:value="0.06578947368421052" office:value-type="float"/>
          <table:table-cell office:value="1" office:value-type="float"/>
          <table:table-cell office:value="0.6831043590561565" office:value-type="float"/>
        </table:table-row>
        <table:table-row>
          <table:table-cell office:value-type="string">
            <text:p>mgravell/protobuf-net</text:p>
          </table:table-cell>
          <table:table-cell office:value-type="string">
            <text:p>inactive</text:p>
          </table:table-cell>
          <table:table-cell office:value="21.630572684539548" office:value-type="float"/>
          <table:table-cell office:value="0.10981849664484238" office:value-type="float"/>
          <table:table-cell office:value="0.24489795918367346" office:value-type="float"/>
          <table:table-cell office:value="1" office:value-type="float"/>
          <table:table-cell office:value="0.712933833285894" office:value-type="float"/>
        </table:table-row>
        <table:table-row>
          <table:table-cell office:value-type="string">
            <text:p>ashtuchkin/iconv-lite</text:p>
          </table:table-cell>
          <table:table-cell office:value-type="string">
            <text:p>inactive</text:p>
          </table:table-cell>
          <table:table-cell office:value="22.12000217930232" office:value-type="float"/>
          <table:table-cell office:value="0.008965212213994636" office:value-type="float"/>
          <table:table-cell office:value="0.21052631578947367" office:value-type="float"/>
          <table:table-cell office:value="1" office:value-type="float"/>
          <table:table-cell office:value="0.694992553763544" office:value-type="float"/>
        </table:table-row>
        <table:table-row>
          <table:table-cell office:value-type="string">
            <text:p>RubyMoney/money</text:p>
          </table:table-cell>
          <table:table-cell office:value-type="string">
            <text:p>inactive</text:p>
          </table:table-cell>
          <table:table-cell office:value="21.69159180898014" office:value-type="float"/>
          <table:table-cell office:value="0.032142593022990905" office:value-type="float"/>
          <table:table-cell office:value="0.11764705882352941" office:value-type="float"/>
          <table:table-cell office:value="1" office:value-type="float"/>
          <table:table-cell office:value="0.6862068065105501" office:value-type="float"/>
        </table:table-row>
        <table:table-row>
          <table:table-cell office:value-type="string">
            <text:p>daneden/Toast</text:p>
          </table:table-cell>
          <table:table-cell office:value-type="string">
            <text:p>inactive</text:p>
          </table:table-cell>
          <table:table-cell office:value="42.52785685506588" office:value-type="float"/>
          <table:table-cell office:value="1" office:value-type="float"/>
          <table:table-cell office:value="0.5" office:value-type="float"/>
          <table:table-cell office:value="1" office:value-type="float"/>
          <table:table-cell office:value="0.6677447935271542" office:value-type="float"/>
        </table:table-row>
        <table:table-row>
          <table:table-cell office:value-type="string">
            <text:p>jessesquires/JSQMessagesViewController</text:p>
          </table:table-cell>
          <table:table-cell office:value-type="string">
            <text:p>inactive</text:p>
          </table:table-cell>
          <table:table-cell office:value="21.094307587092878" office:value-type="float"/>
          <table:table-cell office:value="0.09081046969993907" office:value-type="float"/>
          <table:table-cell office:value="0.3786407766990291" office:value-type="float"/>
          <table:table-cell office:value="1" office:value-type="float"/>
          <table:table-cell office:value="0.7419129394043861" office:value-type="float"/>
        </table:table-row>
        <table:table-row>
          <table:table-cell office:value-type="string">
            <text:p>go-martini/martini</text:p>
          </table:table-cell>
          <table:table-cell office:value-type="string">
            <text:p>inactive</text:p>
          </table:table-cell>
          <table:table-cell office:value="22.17835956424983" office:value-type="float"/>
          <table:table-cell office:value="0.04342738881197553" office:value-type="float"/>
          <table:table-cell office:value="0.36666666666666664" office:value-type="float"/>
          <table:table-cell office:value="1" office:value-type="float"/>
          <table:table-cell office:value="0.7188040656192634" office:value-type="float"/>
        </table:table-row>
        <table:table-row>
          <table:table-cell office:value-type="string">
            <text:p>PHPOffice/PHPExcel</text:p>
          </table:table-cell>
          <table:table-cell office:value-type="string">
            <text:p>inactive</text:p>
          </table:table-cell>
          <table:table-cell office:value="20.94309364174913" office:value-type="float"/>
          <table:table-cell office:value="0.05752459223792835" office:value-type="float"/>
          <table:table-cell office:value="0.234375" office:value-type="float"/>
          <table:table-cell office:value="1" office:value-type="float"/>
          <table:table-cell office:value="0.7060124892958911" office:value-type="float"/>
        </table:table-row>
        <table:table-row>
          <table:table-cell office:value-type="string">
            <text:p>NUKnightLab/TimelineJS</text:p>
          </table:table-cell>
          <table:table-cell office:value-type="string">
            <text:p>inactive</text:p>
          </table:table-cell>
          <table:table-cell office:value="26.692227801362275" office:value-type="float"/>
          <table:table-cell office:value="0.12188307665347871" office:value-type="float"/>
          <table:table-cell office:value="0.4" office:value-type="float"/>
          <table:table-cell office:value="1" office:value-type="float"/>
          <table:table-cell office:value="0.7121924600260464" office:value-type="float"/>
        </table:table-row>
        <table:table-row>
          <table:table-cell office:value-type="string">
            <text:p>HubSpot/offline</text:p>
          </table:table-cell>
          <table:table-cell office:value-type="string">
            <text:p>inactive</text:p>
          </table:table-cell>
          <table:table-cell office:value="21.84696971323374" office:value-type="float"/>
          <table:table-cell office:value="0.08821678296192433" office:value-type="float"/>
          <table:table-cell office:value="0.19230769230769232" office:value-type="float"/>
          <table:table-cell office:value="1" office:value-type="float"/>
          <table:table-cell office:value="0.6967156197405123" office:value-type="float"/>
        </table:table-row>
        <table:table-row>
          <table:table-cell office:value-type="string">
            <text:p>harthur/brain</text:p>
          </table:table-cell>
          <table:table-cell office:value-type="string">
            <text:p>inactive</text:p>
          </table:table-cell>
          <table:table-cell office:value="22.748480597798338" office:value-type="float"/>
          <table:table-cell office:value="0.1502475080322011" office:value-type="float"/>
          <table:table-cell office:value="0.4666666666666667" office:value-type="float"/>
          <table:table-cell office:value="1" office:value-type="float"/>
          <table:table-cell office:value="0.7465763986136355" office:value-type="float"/>
        </table:table-row>
        <table:table-row>
          <table:table-cell office:value-type="string">
            <text:p>coolwanglu/pdf2htmlEX</text:p>
          </table:table-cell>
          <table:table-cell office:value-type="string">
            <text:p>inactive</text:p>
          </table:table-cell>
          <table:table-cell office:value="21.0801277554893" office:value-type="float"/>
          <table:table-cell office:value="0.06263985290148773" office:value-type="float"/>
          <table:table-cell office:value="0.23853211009174313" office:value-type="float"/>
          <table:table-cell office:value="1" office:value-type="float"/>
          <table:table-cell office:value="0.7039657175913474" office:value-type="float"/>
        </table:table-row>
        <table:table-row>
          <table:table-cell office:value-type="string">
            <text:p>Compass/compass</text:p>
          </table:table-cell>
          <table:table-cell office:value-type="string">
            <text:p>inactive</text:p>
          </table:table-cell>
          <table:table-cell office:value="21.473941485380667" office:value-type="float"/>
          <table:table-cell office:value="0.02495350015798307" office:value-type="float"/>
          <table:table-cell office:value="0.10810810810810811" office:value-type="float"/>
          <table:table-cell office:value="1" office:value-type="float"/>
          <table:table-cell office:value="0.6694001061585052" office:value-type="float"/>
        </table:table-row>
        <table:table-row>
          <table:table-cell office:value-type="string">
            <text:p>flightjs/flight</text:p>
          </table:table-cell>
          <table:table-cell office:value-type="string">
            <text:p>inactive</text:p>
          </table:table-cell>
          <table:table-cell office:value="21.9432825837926" office:value-type="float"/>
          <table:table-cell office:value="0.1586791564394745" office:value-type="float"/>
          <table:table-cell office:value="0" office:value-type="float"/>
          <table:table-cell office:value="1" office:value-type="float"/>
          <table:table-cell office:value="0.6817212932114329" office:value-type="float"/>
        </table:table-row>
        <table:table-row>
          <table:table-cell office:value-type="string">
            <text:p>kien/ctrlp.vim</text:p>
          </table:table-cell>
          <table:table-cell office:value-type="string">
            <text:p>inactive</text:p>
          </table:table-cell>
          <table:table-cell office:value="20.986825203974846" office:value-type="float"/>
          <table:table-cell office:value="0.03698100696589657" office:value-type="float"/>
          <table:table-cell office:value="0.14893617021276595" office:value-type="float"/>
          <table:table-cell office:value="1" office:value-type="float"/>
          <table:table-cell office:value="0.7047537452255297" office:value-type="float"/>
        </table:table-row>
        <table:table-row>
          <table:table-cell office:value-type="string">
            <text:p>square/crossfilter</text:p>
          </table:table-cell>
          <table:table-cell office:value-type="string">
            <text:p>inactive</text:p>
          </table:table-cell>
          <table:table-cell office:value="21.89899061875491" office:value-type="float"/>
          <table:table-cell office:value="0.012480393414039614" office:value-type="float"/>
          <table:table-cell office:value="0.17777777777777778" office:value-type="float"/>
          <table:table-cell office:value="1" office:value-type="float"/>
          <table:table-cell office:value="0.6965059228052531" office:value-type="float"/>
        </table:table-row>
        <table:table-row>
          <table:table-cell office:value-type="string">
            <text:p>progit/progit</text:p>
          </table:table-cell>
          <table:table-cell office:value-type="string">
            <text:p>inactive</text:p>
          </table:table-cell>
          <table:table-cell office:value="22.339936166354075" office:value-type="float"/>
          <table:table-cell office:value="0.04344111291221094" office:value-type="float"/>
          <table:table-cell office:value="0.3333333333333333" office:value-type="float"/>
          <table:table-cell office:value="1" office:value-type="float"/>
          <table:table-cell office:value="0.7278666377094348" office:value-type="float"/>
        </table:table-row>
        <table:table-row>
          <table:table-cell office:value-type="string">
            <text:p>tools/godep</text:p>
          </table:table-cell>
          <table:table-cell office:value-type="string">
            <text:p>inactive</text:p>
          </table:table-cell>
          <table:table-cell office:value="21.132302791353972" office:value-type="float"/>
          <table:table-cell office:value="0.06533419353828211" office:value-type="float"/>
          <table:table-cell office:value="0.29896907216494845" office:value-type="float"/>
          <table:table-cell office:value="1" office:value-type="float"/>
          <table:table-cell office:value="0.729344316999615" office:value-type="float"/>
        </table:table-row>
        <table:table-row>
          <table:table-cell office:value-type="string">
            <text:p>markdalgleish/stellar.js</text:p>
          </table:table-cell>
          <table:table-cell office:value-type="string">
            <text:p>inactive</text:p>
          </table:table-cell>
          <table:table-cell office:value="23.406976171991154" office:value-type="float"/>
          <table:table-cell office:value="0.08773632014208521" office:value-type="float"/>
          <table:table-cell office:value="0.18181818181818182" office:value-type="float"/>
          <table:table-cell office:value="1" office:value-type="float"/>
          <table:table-cell office:value="0.6797840254303762" office:value-type="float"/>
        </table:table-row>
        <table:table-row>
          <table:table-cell office:value-type="string">
            <text:p>fabien-d/alertify.js</text:p>
          </table:table-cell>
          <table:table-cell office:value-type="string">
            <text:p>inactive</text:p>
          </table:table-cell>
          <table:table-cell office:value="21.88835992103953" office:value-type="float"/>
          <table:table-cell office:value="0.05989997680739242" office:value-type="float"/>
          <table:table-cell office:value="0.10344827586206896" office:value-type="float"/>
          <table:table-cell office:value="1" office:value-type="float"/>
          <table:table-cell office:value="0.6754999607848663" office:value-type="float"/>
        </table:table-row>
        <table:table-row>
          <table:table-cell office:value-type="string">
            <text:p>makovkastar/FloatingActionButton</text:p>
          </table:table-cell>
          <table:table-cell office:value-type="string">
            <text:p>inactive</text:p>
          </table:table-cell>
          <table:table-cell office:value="21.867333593136046" office:value-type="float"/>
          <table:table-cell office:value="0.10947529352789191" office:value-type="float"/>
          <table:table-cell office:value="0.4444444444444444" office:value-type="float"/>
          <table:table-cell office:value="0" office:value-type="float"/>
          <table:table-cell office:value="0.24983195405352987" office:value-type="float"/>
        </table:table-row>
        <table:table-row>
          <table:table-cell office:value-type="string">
            <text:p>ericdrowell/KineticJS</text:p>
          </table:table-cell>
          <table:table-cell office:value-type="string">
            <text:p>inactive</text:p>
          </table:table-cell>
          <table:table-cell office:value="21.12248306913483" office:value-type="float"/>
          <table:table-cell office:value="0.09284585762825681" office:value-type="float"/>
          <table:table-cell office:value="0.14012738853503184" office:value-type="float"/>
          <table:table-cell office:value="1" office:value-type="float"/>
          <table:table-cell office:value="0.6891913849095233" office:value-type="float"/>
        </table:table-row>
        <table:table-row>
          <table:table-cell office:value-type="string">
            <text:p>facebookarchive/scribe</text:p>
          </table:table-cell>
          <table:table-cell office:value-type="string">
            <text:p>inactive</text:p>
          </table:table-cell>
          <table:table-cell office:value="42.6719779663358" office:value-type="float"/>
          <table:table-cell office:value="1" office:value-type="float"/>
          <table:table-cell office:value="1" office:value-type="float"/>
          <table:table-cell office:value="0" office:value-type="float"/>
          <table:table-cell office:value="0.18080646848270032" office:value-type="float"/>
        </table:table-row>
        <table:table-row>
          <table:table-cell office:value-type="string">
            <text:p>ionic-team/ng-cordova</text:p>
          </table:table-cell>
          <table:table-cell office:value-type="string">
            <text:p>inactive</text:p>
          </table:table-cell>
          <table:table-cell office:value="21.217981760971544" office:value-type="float"/>
          <table:table-cell office:value="0.10400103548043986" office:value-type="float"/>
          <table:table-cell office:value="0.1794871794871795" office:value-type="float"/>
          <table:table-cell office:value="1" office:value-type="float"/>
          <table:table-cell office:value="0.6884942801795048" office:value-type="float"/>
        </table:table-row>
        <table:table-row>
          <table:table-cell office:value-type="string">
            <text:p>chrippa/livestreamer</text:p>
          </table:table-cell>
          <table:table-cell office:value-type="string">
            <text:p>inactive</text:p>
          </table:table-cell>
          <table:table-cell office:value="20.10995358588782" office:value-type="float"/>
          <table:table-cell office:value="0.08188652158289696" office:value-type="float"/>
          <table:table-cell office:value="0.2534562211981567" office:value-type="float"/>
          <table:table-cell office:value="1" office:value-type="float"/>
          <table:table-cell office:value="0.7133330730180549" office:value-type="float"/>
        </table:table-row>
        <table:table-row>
          <table:table-cell office:value-type="string">
            <text:p>facebookarchive/facebook-php-sdk</text:p>
          </table:table-cell>
          <table:table-cell office:value-type="string">
            <text:p>inactive</text:p>
          </table:table-cell>
          <table:table-cell office:value="23.706426189103244" office:value-type="float"/>
          <table:table-cell office:value="0.050411101251760994" office:value-type="float"/>
          <table:table-cell office:value="0.36363636363636365" office:value-type="float"/>
          <table:table-cell office:value="1" office:value-type="float"/>
          <table:table-cell office:value="0.7213449782701745" office:value-type="float"/>
        </table:table-row>
        <table:table-row>
          <table:table-cell office:value-type="string">
            <text:p>facebookarchive/origami</text:p>
          </table:table-cell>
          <table:table-cell office:value-type="string">
            <text:p>inactive</text:p>
          </table:table-cell>
          <table:table-cell office:value="25.95343945036762" office:value-type="float"/>
          <table:table-cell office:value="0.3022862375524749" office:value-type="float"/>
          <table:table-cell office:value="0.4" office:value-type="float"/>
          <table:table-cell office:value="1" office:value-type="float"/>
          <table:table-cell office:value="0.6884810249442143" office:value-type="float"/>
        </table:table-row>
        <table:table-row>
          <table:table-cell office:value-type="string">
            <text:p>carrot/share-button</text:p>
          </table:table-cell>
          <table:table-cell office:value-type="string">
            <text:p>inactive</text:p>
          </table:table-cell>
          <table:table-cell office:value="21.77899559991294" office:value-type="float"/>
          <table:table-cell office:value="0.019416033059705406" office:value-type="float"/>
          <table:table-cell office:value="0.15789473684210525" office:value-type="float"/>
          <table:table-cell office:value="1" office:value-type="float"/>
          <table:table-cell office:value="0.6875894934265868" office:value-type="float"/>
        </table:table-row>
        <table:table-row>
          <table:table-cell office:value-type="string">
            <text:p>jp9000/OBS</text:p>
          </table:table-cell>
          <table:table-cell office:value-type="string">
            <text:p>inactive</text:p>
          </table:table-cell>
          <table:table-cell office:value="23.32121662458641" office:value-type="float"/>
          <table:table-cell office:value="0.058738567033150946" office:value-type="float"/>
          <table:table-cell office:value="0.08333333333333333" office:value-type="float"/>
          <table:table-cell office:value="1" office:value-type="float"/>
          <table:table-cell office:value="0.6967702004872558" office:value-type="float"/>
        </table:table-row>
        <table:table-row>
          <table:table-cell office:value-type="string">
            <text:p>rigoneri/syte</text:p>
          </table:table-cell>
          <table:table-cell office:value-type="string">
            <text:p>inactive</text:p>
          </table:table-cell>
          <table:table-cell office:value="24.67519113272287" office:value-type="float"/>
          <table:table-cell office:value="0.05189314289812982" office:value-type="float"/>
          <table:table-cell office:value="0.25" office:value-type="float"/>
          <table:table-cell office:value="1" office:value-type="float"/>
          <table:table-cell office:value="0.69235884102686" office:value-type="float"/>
        </table:table-row>
        <table:table-row>
          <table:table-cell office:value-type="string">
            <text:p>chocolatey/chocolatey</text:p>
          </table:table-cell>
          <table:table-cell office:value-type="string">
            <text:p>inactive</text:p>
          </table:table-cell>
          <table:table-cell office:value="21.08675589743899" office:value-type="float"/>
          <table:table-cell office:value="0.08195899622114515" office:value-type="float"/>
          <table:table-cell office:value="0.0784313725490196" office:value-type="float"/>
          <table:table-cell office:value="1" office:value-type="float"/>
          <table:table-cell office:value="0.6678473153848592" office:value-type="float"/>
        </table:table-row>
        <table:table-row>
          <table:table-cell office:value-type="string">
            <text:p>omab/python-social-auth</text:p>
          </table:table-cell>
          <table:table-cell office:value-type="string">
            <text:p>inactive</text:p>
          </table:table-cell>
          <table:table-cell office:value="21.566195129310184" office:value-type="float"/>
          <table:table-cell office:value="0.03281272975109728" office:value-type="float"/>
          <table:table-cell office:value="0.1875" office:value-type="float"/>
          <table:table-cell office:value="1" office:value-type="float"/>
          <table:table-cell office:value="0.7000920280809727" office:value-type="float"/>
        </table:table-row>
        <table:table-row>
          <table:table-cell office:value-type="string">
            <text:p>Homebrew/homebrew-php</text:p>
          </table:table-cell>
          <table:table-cell office:value-type="string">
            <text:p>active</text:p>
          </table:table-cell>
          <table:table-cell office:value="20.39602511447029" office:value-type="float"/>
          <table:table-cell office:value="0.1408567759263799" office:value-type="float"/>
          <table:table-cell office:value="0.24193548387096775" office:value-type="float"/>
          <table:table-cell office:value="1" office:value-type="float"/>
          <table:table-cell office:value="0.7084786003752349" office:value-type="float"/>
        </table:table-row>
        <table:table-row>
          <table:table-cell office:value-type="string">
            <text:p>SlexAxton/yepnope.js</text:p>
          </table:table-cell>
          <table:table-cell office:value-type="string">
            <text:p>inactive</text:p>
          </table:table-cell>
          <table:table-cell office:value="20.84398143638194" office:value-type="float"/>
          <table:table-cell office:value="0.07741651773651514" office:value-type="float"/>
          <table:table-cell office:value="0.0392156862745098" office:value-type="float"/>
          <table:table-cell office:value="1" office:value-type="float"/>
          <table:table-cell office:value="0.6584552511304519" office:value-type="float"/>
        </table:table-row>
        <table:table-row>
          <table:table-cell office:value-type="string">
            <text:p>mailgun/godebug</text:p>
          </table:table-cell>
          <table:table-cell office:value-type="string">
            <text:p>inactive</text:p>
          </table:table-cell>
          <table:table-cell office:value="24.277911562526874" office:value-type="float"/>
          <table:table-cell office:value="0.1736319275885312" office:value-type="float"/>
          <table:table-cell office:value="0.125" office:value-type="float"/>
          <table:table-cell office:value="1" office:value-type="float"/>
          <table:table-cell office:value="0.7068636714403296" office:value-type="float"/>
        </table:table-row>
        <table:table-row>
          <table:table-cell office:value-type="string">
            <text:p>johannilsson/android-pulltorefresh</text:p>
          </table:table-cell>
          <table:table-cell office:value-type="string">
            <text:p>inactive</text:p>
          </table:table-cell>
          <table:table-cell office:value="23.93712124783357" office:value-type="float"/>
          <table:table-cell office:value="0.13549503340397648" office:value-type="float"/>
          <table:table-cell office:value="0.3" office:value-type="float"/>
          <table:table-cell office:value="1" office:value-type="float"/>
          <table:table-cell office:value="0.7254415210832539" office:value-type="float"/>
        </table:table-row>
        <table:table-row>
          <table:table-cell office:value-type="string">
            <text:p>spray/spray</text:p>
          </table:table-cell>
          <table:table-cell office:value-type="string">
            <text:p>inactive</text:p>
          </table:table-cell>
          <table:table-cell office:value="21.586045037092074" office:value-type="float"/>
          <table:table-cell office:value="0.019306853932540686" office:value-type="float"/>
          <table:table-cell office:value="0.23333333333333334" office:value-type="float"/>
          <table:table-cell office:value="1" office:value-type="float"/>
          <table:table-cell office:value="0.7130670122394164" office:value-type="float"/>
        </table:table-row>
        <table:table-row>
          <table:table-cell office:value-type="string">
            <text:p>MobileChromeApps/mobile-chrome-apps</text:p>
          </table:table-cell>
          <table:table-cell office:value-type="string">
            <text:p>inactive</text:p>
          </table:table-cell>
          <table:table-cell office:value="20.969818950265395" office:value-type="float"/>
          <table:table-cell office:value="0.10220301002710426" office:value-type="float"/>
          <table:table-cell office:value="0.09375" office:value-type="float"/>
          <table:table-cell office:value="1" office:value-type="float"/>
          <table:table-cell office:value="0.6560891832502174" office:value-type="float"/>
        </table:table-row>
        <table:table-row>
          <table:table-cell office:value-type="string">
            <text:p>alexk111/SVG-Morpheus</text:p>
          </table:table-cell>
          <table:table-cell office:value-type="string">
            <text:p>inactive</text:p>
          </table:table-cell>
          <table:table-cell office:value="32.27865273319144" office:value-type="float"/>
          <table:table-cell office:value="0.48989975630037935" office:value-type="float"/>
          <table:table-cell office:value="0" office:value-type="float"/>
          <table:table-cell office:value="1" office:value-type="float"/>
          <table:table-cell office:value="0.7213394464966841" office:value-type="float"/>
        </table:table-row>
        <table:table-row>
          <table:table-cell office:value-type="string">
            <text:p>Comcast/FreeFlow</text:p>
          </table:table-cell>
          <table:table-cell office:value-type="string">
            <text:p>inactive</text:p>
          </table:table-cell>
          <table:table-cell office:value="24.145376875421018" office:value-type="float"/>
          <table:table-cell office:value="0.12527418816466138" office:value-type="float"/>
          <table:table-cell office:value="0.25" office:value-type="float"/>
          <table:table-cell office:value="1" office:value-type="float"/>
          <table:table-cell office:value="0.71900183826623" office:value-type="float"/>
        </table:table-row>
        <table:table-row>
          <table:table-cell office:value-type="string">
            <text:p>somerandomdude/Iconic</text:p>
          </table:table-cell>
          <table:table-cell office:value-type="string">
            <text:p>inactive</text:p>
          </table:table-cell>
          <table:table-cell office:value="25.41809286879402" office:value-type="float"/>
          <table:table-cell office:value="0.07551683227457646" office:value-type="float"/>
          <table:table-cell office:value="0.5" office:value-type="float"/>
          <table:table-cell office:value="1" office:value-type="float"/>
          <table:table-cell office:value="0.7458439724344751" office:value-type="float"/>
        </table:table-row>
        <table:table-row>
          <table:table-cell office:value-type="string">
            <text:p>johnpolacek/superscrollorama</text:p>
          </table:table-cell>
          <table:table-cell office:value-type="string">
            <text:p>inactive</text:p>
          </table:table-cell>
          <table:table-cell office:value="21.91826182491478" office:value-type="float"/>
          <table:table-cell office:value="0.08749582730416099" office:value-type="float"/>
          <table:table-cell office:value="0.37037037037037035" office:value-type="float"/>
          <table:table-cell office:value="1" office:value-type="float"/>
          <table:table-cell office:value="0.7271130663541678" office:value-type="float"/>
        </table:table-row>
        <table:table-row>
          <table:table-cell office:value-type="string">
            <text:p>gmoledina/GMGridView</text:p>
          </table:table-cell>
          <table:table-cell office:value-type="string">
            <text:p>inactive</text:p>
          </table:table-cell>
          <table:table-cell office:value="21.560429348353548" office:value-type="float"/>
          <table:table-cell office:value="0.07859680564585392" office:value-type="float"/>
          <table:table-cell office:value="0.25" office:value-type="float"/>
          <table:table-cell office:value="1" office:value-type="float"/>
          <table:table-cell office:value="0.7100587876234347" office:value-type="float"/>
        </table:table-row>
        <table:table-row>
          <table:table-cell office:value-type="string">
            <text:p>lucadegasperi/oauth2-server-laravel</text:p>
          </table:table-cell>
          <table:table-cell office:value-type="string">
            <text:p>inactive</text:p>
          </table:table-cell>
          <table:table-cell office:value="26.690304900511013" office:value-type="float"/>
          <table:table-cell office:value="0.33911484294285743" office:value-type="float"/>
          <table:table-cell office:value="0.4" office:value-type="float"/>
          <table:table-cell office:value="1" office:value-type="float"/>
          <table:table-cell office:value="0.748808382911981" office:value-type="float"/>
        </table:table-row>
        <table:table-row>
          <table:table-cell office:value-type="string">
            <text:p>adamdbradley/foresight.js</text:p>
          </table:table-cell>
          <table:table-cell office:value-type="string">
            <text:p>inactive</text:p>
          </table:table-cell>
          <table:table-cell office:value="42.98921833873716" office:value-type="float"/>
          <table:table-cell office:value="1" office:value-type="float"/>
          <table:table-cell office:value="0" office:value-type="float"/>
          <table:table-cell office:value="1" office:value-type="float"/>
          <table:table-cell office:value="0.6562508346218486" office:value-type="float"/>
        </table:table-row>
        <table:table-row>
          <table:table-cell office:value-type="string">
            <text:p>uber-archive/image-diff</text:p>
          </table:table-cell>
          <table:table-cell office:value-type="string">
            <text:p>inactive</text:p>
          </table:table-cell>
          <table:table-cell office:value="25.649379519504578" office:value-type="float"/>
          <table:table-cell office:value="0.09278338829528443" office:value-type="float"/>
          <table:table-cell office:value="0.16666666666666666" office:value-type="float"/>
          <table:table-cell office:value="1" office:value-type="float"/>
          <table:table-cell office:value="0.7190775081715937" office:value-type="float"/>
        </table:table-row>
        <table:table-row>
          <table:table-cell office:value-type="string">
            <text:p>JoanZapata/android-pdfview</text:p>
          </table:table-cell>
          <table:table-cell office:value-type="string">
            <text:p>inactive</text:p>
          </table:table-cell>
          <table:table-cell office:value="21.401824225400336" office:value-type="float"/>
          <table:table-cell office:value="0.43572147638725856" office:value-type="float"/>
          <table:table-cell office:value="0.5555555555555556" office:value-type="float"/>
          <table:table-cell office:value="0" office:value-type="float"/>
          <table:table-cell office:value="0.22698262805013653" office:value-type="float"/>
        </table:table-row>
        <table:table-row>
          <table:table-cell office:value-type="string">
            <text:p>jaredsinclair/JTSImageViewController</text:p>
          </table:table-cell>
          <table:table-cell office:value-type="string">
            <text:p>inactive</text:p>
          </table:table-cell>
          <table:table-cell office:value="23.5034254030605" office:value-type="float"/>
          <table:table-cell office:value="0.1846539204608126" office:value-type="float"/>
          <table:table-cell office:value="0.2222222222222222" office:value-type="float"/>
          <table:table-cell office:value="1" office:value-type="float"/>
          <table:table-cell office:value="0.7183017231583445" office:value-type="float"/>
        </table:table-row>
        <table:table-row>
          <table:table-cell office:value-type="string">
            <text:p>Prototik/HoloEverywhere</text:p>
          </table:table-cell>
          <table:table-cell office:value-type="string">
            <text:p>inactive</text:p>
          </table:table-cell>
          <table:table-cell office:value="20.980369046834344" office:value-type="float"/>
          <table:table-cell office:value="0.11416423961599738" office:value-type="float"/>
          <table:table-cell office:value="0.42" office:value-type="float"/>
          <table:table-cell office:value="1" office:value-type="float"/>
          <table:table-cell office:value="0.7316898773357607" office:value-type="float"/>
        </table:table-row>
        <table:table-row>
          <table:table-cell office:value-type="string">
            <text:p>hipache/hipache</text:p>
          </table:table-cell>
          <table:table-cell office:value-type="string">
            <text:p>inactive</text:p>
          </table:table-cell>
          <table:table-cell office:value="22.403602688841687" office:value-type="float"/>
          <table:table-cell office:value="0.04585709116906737" office:value-type="float"/>
          <table:table-cell office:value="0.18181818181818182" office:value-type="float"/>
          <table:table-cell office:value="1" office:value-type="float"/>
          <table:table-cell office:value="0.7024846981110359" office:value-type="float"/>
        </table:table-row>
        <table:table-row>
          <table:table-cell office:value-type="string">
            <text:p>twitter-archive/gizzard</text:p>
          </table:table-cell>
          <table:table-cell office:value-type="string">
            <text:p>inactive</text:p>
          </table:table-cell>
          <table:table-cell office:value="26.479482462411045" office:value-type="float"/>
          <table:table-cell office:value="0.06755301604325437" office:value-type="float"/>
          <table:table-cell office:value="0.2" office:value-type="float"/>
          <table:table-cell office:value="1" office:value-type="float"/>
          <table:table-cell office:value="0.7195933401571417" office:value-type="float"/>
        </table:table-row>
        <table:table-row>
          <table:table-cell office:value-type="string">
            <text:p>go-mgo/mgo</text:p>
          </table:table-cell>
          <table:table-cell office:value-type="string">
            <text:p>inactive</text:p>
          </table:table-cell>
          <table:table-cell office:value="22.714988267211876" office:value-type="float"/>
          <table:table-cell office:value="0.0426319960947269" office:value-type="float"/>
          <table:table-cell office:value="0.35714285714285715" office:value-type="float"/>
          <table:table-cell office:value="1" office:value-type="float"/>
          <table:table-cell office:value="0.7042063060749655" office:value-type="float"/>
        </table:table-row>
        <table:table-row>
          <table:table-cell office:value-type="string">
            <text:p>crosswalk-project/crosswalk</text:p>
          </table:table-cell>
          <table:table-cell office:value-type="string">
            <text:p>inactive</text:p>
          </table:table-cell>
          <table:table-cell office:value="20.997337885386802" office:value-type="float"/>
          <table:table-cell office:value="0.06579812969951149" office:value-type="float"/>
          <table:table-cell office:value="0.28695652173913044" office:value-type="float"/>
          <table:table-cell office:value="1" office:value-type="float"/>
          <table:table-cell office:value="0.7229529062234374" office:value-type="float"/>
        </table:table-row>
        <table:table-row>
          <table:table-cell office:value-type="string">
            <text:p>nicklockwood/iVersion</text:p>
          </table:table-cell>
          <table:table-cell office:value-type="string">
            <text:p>inactive</text:p>
          </table:table-cell>
          <table:table-cell office:value="23.850541758853396" office:value-type="float"/>
          <table:table-cell office:value="0.17092108575805265" office:value-type="float"/>
          <table:table-cell office:value="0" office:value-type="float"/>
          <table:table-cell office:value="1" office:value-type="float"/>
          <table:table-cell office:value="0.6357333516198426" office:value-type="float"/>
        </table:table-row>
        <table:table-row>
          <table:table-cell office:value-type="string">
            <text:p>prikhi/pencil</text:p>
          </table:table-cell>
          <table:table-cell office:value-type="string">
            <text:p>inactive</text:p>
          </table:table-cell>
          <table:table-cell office:value="21.655960046136205" office:value-type="float"/>
          <table:table-cell office:value="0.07325098772222094" office:value-type="float"/>
          <table:table-cell office:value="0.08695652173913043" office:value-type="float"/>
          <table:table-cell office:value="1" office:value-type="float"/>
          <table:table-cell office:value="0.6653791420377332" office:value-type="float"/>
        </table:table-row>
        <table:table-row>
          <table:table-cell office:value-type="string">
            <text:p>tower/tower</text:p>
          </table:table-cell>
          <table:table-cell office:value-type="string">
            <text:p>inactive</text:p>
          </table:table-cell>
          <table:table-cell office:value="21.571878040494674" office:value-type="float"/>
          <table:table-cell office:value="0.11922237811261154" office:value-type="float"/>
          <table:table-cell office:value="0.18461538461538463" office:value-type="float"/>
          <table:table-cell office:value="1" office:value-type="float"/>
          <table:table-cell office:value="0.7061984681738698" office:value-type="float"/>
        </table:table-row>
        <table:table-row>
          <table:table-cell office:value-type="string">
            <text:p>allmarkedup/purl</text:p>
          </table:table-cell>
          <table:table-cell office:value-type="string">
            <text:p>inactive</text:p>
          </table:table-cell>
          <table:table-cell office:value="42.84871392080603" office:value-type="float"/>
          <table:table-cell office:value="1" office:value-type="float"/>
          <table:table-cell office:value="0.5" office:value-type="float"/>
          <table:table-cell office:value="0" office:value-type="float"/>
          <table:table-cell office:value="0.23209333437414478" office:value-type="float"/>
        </table:table-row>
        <table:table-row>
          <table:table-cell office:value-type="string">
            <text:p>douban/code</text:p>
          </table:table-cell>
          <table:table-cell office:value-type="string">
            <text:p>inactive</text:p>
          </table:table-cell>
          <table:table-cell office:value="23.57377805853678" office:value-type="float"/>
          <table:table-cell office:value="0.21586422916510553" office:value-type="float"/>
          <table:table-cell office:value="0.9" office:value-type="float"/>
          <table:table-cell office:value="0" office:value-type="float"/>
          <table:table-cell office:value="0.21897861469683344" office:value-type="float"/>
        </table:table-row>
        <table:table-row>
          <table:table-cell office:value-type="string">
            <text:p>summerblue/phphub</text:p>
          </table:table-cell>
          <table:table-cell office:value-type="string">
            <text:p>inactive</text:p>
          </table:table-cell>
          <table:table-cell office:value="31.238686350103848" office:value-type="float"/>
          <table:table-cell office:value="0.9738580267026822" office:value-type="float"/>
          <table:table-cell office:value="0.6666666666666666" office:value-type="float"/>
          <table:table-cell office:value="0" office:value-type="float"/>
          <table:table-cell office:value="0.16713902956665305" office:value-type="float"/>
        </table:table-row>
        <table:table-row>
          <table:table-cell office:value-type="string">
            <text:p>spotify/HubFramework</text:p>
          </table:table-cell>
          <table:table-cell office:value-type="string">
            <text:p>active</text:p>
          </table:table-cell>
          <table:table-cell office:value="22.55620188943107" office:value-type="float"/>
          <table:table-cell office:value="0.22848361755410632" office:value-type="float"/>
          <table:table-cell office:value="0.5" office:value-type="float"/>
          <table:table-cell office:value="1" office:value-type="float"/>
          <table:table-cell office:value="0.7202987827318237" office:value-type="float"/>
        </table:table-row>
        <table:table-row>
          <table:table-cell office:value-type="string">
            <text:p>rbgirshick/fast-rcnn</text:p>
          </table:table-cell>
          <table:table-cell office:value-type="string">
            <text:p>inactive</text:p>
          </table:table-cell>
          <table:table-cell office:value="21.310201325572308" office:value-type="float"/>
          <table:table-cell office:value="0.02159061691806326" office:value-type="float"/>
          <table:table-cell office:value="0.30612244897959184" office:value-type="float"/>
          <table:table-cell office:value="1" office:value-type="float"/>
          <table:table-cell office:value="0.726053917960281" office:value-type="float"/>
        </table:table-row>
        <table:table-row>
          <table:table-cell office:value-type="string">
            <text:p>nathansearles/Slides</text:p>
          </table:table-cell>
          <table:table-cell office:value-type="string">
            <text:p>inactive</text:p>
          </table:table-cell>
          <table:table-cell office:value="21.62270803283078" office:value-type="float"/>
          <table:table-cell office:value="0.08271523096069162" office:value-type="float"/>
          <table:table-cell office:value="0.13636363636363635" office:value-type="float"/>
          <table:table-cell office:value="1" office:value-type="float"/>
          <table:table-cell office:value="0.6878194876199918" office:value-type="float"/>
        </table:table-row>
        <table:table-row>
          <table:table-cell office:value-type="string">
            <text:p>dchelimsky/rspec</text:p>
          </table:table-cell>
          <table:table-cell office:value-type="string">
            <text:p>inactive</text:p>
          </table:table-cell>
          <table:table-cell office:value="31.291652054567077" office:value-type="float"/>
          <table:table-cell office:value="0.7804069795968425" office:value-type="float"/>
          <table:table-cell office:value="0.3333333333333333" office:value-type="float"/>
          <table:table-cell office:value="1" office:value-type="float"/>
          <table:table-cell office:value="0.7331926363648733" office:value-type="float"/>
        </table:table-row>
        <table:table-row>
          <table:table-cell office:value-type="string">
            <text:p>AFNetworking/AFIncrementalStore</text:p>
          </table:table-cell>
          <table:table-cell office:value-type="string">
            <text:p>inactive</text:p>
          </table:table-cell>
          <table:table-cell office:value="24.149116295470968" office:value-type="float"/>
          <table:table-cell office:value="0.03002854064060571" office:value-type="float"/>
          <table:table-cell office:value="0.375" office:value-type="float"/>
          <table:table-cell office:value="1" office:value-type="float"/>
          <table:table-cell office:value="0.7131571755078963" office:value-type="float"/>
        </table:table-row>
        <table:table-row>
          <table:table-cell office:value-type="string">
            <text:p>goraft/raft</text:p>
          </table:table-cell>
          <table:table-cell office:value-type="string">
            <text:p>inactive</text:p>
          </table:table-cell>
          <table:table-cell office:value="22.639070889981557" office:value-type="float"/>
          <table:table-cell office:value="0.11721517914360802" office:value-type="float"/>
          <table:table-cell office:value="0.07692307692307693" office:value-type="float"/>
          <table:table-cell office:value="1" office:value-type="float"/>
          <table:table-cell office:value="0.7165534502155203" office:value-type="float"/>
        </table:table-row>
        <table:table-row>
          <table:table-cell office:value-type="string">
            <text:p>emojione/emojify.js</text:p>
          </table:table-cell>
          <table:table-cell office:value-type="string">
            <text:p>inactive</text:p>
          </table:table-cell>
          <table:table-cell office:value="23.06960902777503" office:value-type="float"/>
          <table:table-cell office:value="0.07654064037712975" office:value-type="float"/>
          <table:table-cell office:value="0.38461538461538464" office:value-type="float"/>
          <table:table-cell office:value="1" office:value-type="float"/>
          <table:table-cell office:value="0.7084789852071693" office:value-type="float"/>
        </table:table-row>
        <table:table-row>
          <table:table-cell office:value-type="string">
            <text:p>zurb/foundation-apps</text:p>
          </table:table-cell>
          <table:table-cell office:value-type="string">
            <text:p>inactive</text:p>
          </table:table-cell>
          <table:table-cell office:value="21.292420872000488" office:value-type="float"/>
          <table:table-cell office:value="0.03726070651326704" office:value-type="float"/>
          <table:table-cell office:value="0.16" office:value-type="float"/>
          <table:table-cell office:value="1" office:value-type="float"/>
          <table:table-cell office:value="0.682052789521946" office:value-type="float"/>
        </table:table-row>
        <table:table-row>
          <table:table-cell office:value-type="string">
            <text:p>gorangajic/react-icons</text:p>
          </table:table-cell>
          <table:table-cell office:value-type="string">
            <text:p>active</text:p>
          </table:table-cell>
          <table:table-cell office:value="23.39229078936406" office:value-type="float"/>
          <table:table-cell office:value="0.10545396974117079" office:value-type="float"/>
          <table:table-cell office:value="0.2" office:value-type="float"/>
          <table:table-cell office:value="1" office:value-type="float"/>
          <table:table-cell office:value="0.7300526249993435" office:value-type="float"/>
        </table:table-row>
        <table:table-row>
          <table:table-cell office:value-type="string">
            <text:p>cartalyst/sentry</text:p>
          </table:table-cell>
          <table:table-cell office:value-type="string">
            <text:p>inactive</text:p>
          </table:table-cell>
          <table:table-cell office:value="22.731127232932675" office:value-type="float"/>
          <table:table-cell office:value="0.14335263037158585" office:value-type="float"/>
          <table:table-cell office:value="0.14285714285714285" office:value-type="float"/>
          <table:table-cell office:value="1" office:value-type="float"/>
          <table:table-cell office:value="0.7117741003078555" office:value-type="float"/>
        </table:table-row>
        <table:table-row>
          <table:table-cell office:value-type="string">
            <text:p>yuku-t/jquery-textcomplete</text:p>
          </table:table-cell>
          <table:table-cell office:value-type="string">
            <text:p>inactive</text:p>
          </table:table-cell>
          <table:table-cell office:value="26.472642773539974" office:value-type="float"/>
          <table:table-cell office:value="0.09361069917758987" office:value-type="float"/>
          <table:table-cell office:value="0.4" office:value-type="float"/>
          <table:table-cell office:value="1" office:value-type="float"/>
          <table:table-cell office:value="0.7231697742215795" office:value-type="float"/>
        </table:table-row>
        <table:table-row>
          <table:table-cell office:value-type="string">
            <text:p>jaunesarmiento/fries</text:p>
          </table:table-cell>
          <table:table-cell office:value-type="string">
            <text:p>inactive</text:p>
          </table:table-cell>
          <table:table-cell office:value="23.51519745553983" office:value-type="float"/>
          <table:table-cell office:value="0.15108501697126717" office:value-type="float"/>
          <table:table-cell office:value="0.09090909090909091" office:value-type="float"/>
          <table:table-cell office:value="1" office:value-type="float"/>
          <table:table-cell office:value="0.6876565313797767" office:value-type="float"/>
        </table:table-row>
        <table:table-row>
          <table:table-cell office:value-type="string">
            <text:p>zensh/jsgen</text:p>
          </table:table-cell>
          <table:table-cell office:value-type="string">
            <text:p>inactive</text:p>
          </table:table-cell>
          <table:table-cell office:value="41.56671695665615" office:value-type="float"/>
          <table:table-cell office:value="1" office:value-type="float"/>
          <table:table-cell office:value="1" office:value-type="float"/>
          <table:table-cell office:value="0" office:value-type="float"/>
          <table:table-cell office:value="0.1537722926937778" office:value-type="float"/>
        </table:table-row>
        <table:table-row>
          <table:table-cell office:value-type="string">
            <text:p>overtake/telegram</text:p>
          </table:table-cell>
          <table:table-cell office:value-type="string">
            <text:p>inactive</text:p>
          </table:table-cell>
          <table:table-cell office:value="41.76689428162688" office:value-type="float"/>
          <table:table-cell office:value="1" office:value-type="float"/>
          <table:table-cell office:value="0.5" office:value-type="float"/>
          <table:table-cell office:value="1" office:value-type="float"/>
          <table:table-cell office:value="0.7379985228725785" office:value-type="float"/>
        </table:table-row>
        <table:table-row>
          <table:table-cell office:value-type="string">
            <text:p>junegunn/redis-stat</text:p>
          </table:table-cell>
          <table:table-cell office:value-type="string">
            <text:p>inactive</text:p>
          </table:table-cell>
          <table:table-cell office:value="24.371368960469216" office:value-type="float"/>
          <table:table-cell office:value="0.059928799620444284" office:value-type="float"/>
          <table:table-cell office:value="0.25" office:value-type="float"/>
          <table:table-cell office:value="1" office:value-type="float"/>
          <table:table-cell office:value="0.6983850014979813" office:value-type="float"/>
        </table:table-row>
        <table:table-row>
          <table:table-cell office:value-type="string">
            <text:p>revolunet/angular-carousel</text:p>
          </table:table-cell>
          <table:table-cell office:value-type="string">
            <text:p>inactive</text:p>
          </table:table-cell>
          <table:table-cell office:value="21.376815312033088" office:value-type="float"/>
          <table:table-cell office:value="0.152050255494972" office:value-type="float"/>
          <table:table-cell office:value="0.2" office:value-type="float"/>
          <table:table-cell office:value="1" office:value-type="float"/>
          <table:table-cell office:value="0.7105613982496594" office:value-type="float"/>
        </table:table-row>
        <table:table-row>
          <table:table-cell office:value-type="string">
            <text:p>Khan/khan-exercises</text:p>
          </table:table-cell>
          <table:table-cell office:value-type="string">
            <text:p>inactive</text:p>
          </table:table-cell>
          <table:table-cell office:value="21.167309143742134" office:value-type="float"/>
          <table:table-cell office:value="0.02414222333098681" office:value-type="float"/>
          <table:table-cell office:value="0.10191082802547771" office:value-type="float"/>
          <table:table-cell office:value="1" office:value-type="float"/>
          <table:table-cell office:value="0.6865919349294209" office:value-type="float"/>
        </table:table-row>
        <table:table-row>
          <table:table-cell office:value-type="string">
            <text:p>rsms/node-imagemagick</text:p>
          </table:table-cell>
          <table:table-cell office:value-type="string">
            <text:p>inactive</text:p>
          </table:table-cell>
          <table:table-cell office:value="32.34664532287201" office:value-type="float"/>
          <table:table-cell office:value="0.8796684224682294" office:value-type="float"/>
          <table:table-cell office:value="0" office:value-type="float"/>
          <table:table-cell office:value="1" office:value-type="float"/>
          <table:table-cell office:value="0.6921718459647318" office:value-type="float"/>
        </table:table-row>
        <table:table-row>
          <table:table-cell office:value-type="string">
            <text:p>thedjpetersen/subway</text:p>
          </table:table-cell>
          <table:table-cell office:value-type="string">
            <text:p>inactive</text:p>
          </table:table-cell>
          <table:table-cell office:value="22.00714384810058" office:value-type="float"/>
          <table:table-cell office:value="0.07892799953969427" office:value-type="float"/>
          <table:table-cell office:value="0.17391304347826086" office:value-type="float"/>
          <table:table-cell office:value="1" office:value-type="float"/>
          <table:table-cell office:value="0.7088946435681909" office:value-type="float"/>
        </table:table-row>
        <table:table-row>
          <table:table-cell office:value-type="string">
            <text:p>gitlabhq/gitlab-ci</text:p>
          </table:table-cell>
          <table:table-cell office:value-type="string">
            <text:p>inactive</text:p>
          </table:table-cell>
          <table:table-cell office:value="22.812355014334198" office:value-type="float"/>
          <table:table-cell office:value="0.1084946644265589" office:value-type="float"/>
          <table:table-cell office:value="0.4375" office:value-type="float"/>
          <table:table-cell office:value="0" office:value-type="float"/>
          <table:table-cell office:value="0.22471824127478285" office:value-type="float"/>
        </table:table-row>
        <table:table-row>
          <table:table-cell office:value-type="string">
            <text:p>angular-ui/ui-utils</text:p>
          </table:table-cell>
          <table:table-cell office:value-type="string">
            <text:p>inactive</text:p>
          </table:table-cell>
          <table:table-cell office:value="21.391455948602793" office:value-type="float"/>
          <table:table-cell office:value="0.08277325238690254" office:value-type="float"/>
          <table:table-cell office:value="0.1" office:value-type="float"/>
          <table:table-cell office:value="1" office:value-type="float"/>
          <table:table-cell office:value="0.6868569847756393" office:value-type="float"/>
        </table:table-row>
        <table:table-row>
          <table:table-cell office:value-type="string">
            <text:p>jescalan/roots</text:p>
          </table:table-cell>
          <table:table-cell office:value-type="string">
            <text:p>inactive</text:p>
          </table:table-cell>
          <table:table-cell office:value="21.397567660418463" office:value-type="float"/>
          <table:table-cell office:value="0.09739361814421636" office:value-type="float"/>
          <table:table-cell office:value="0.2571428571428571" office:value-type="float"/>
          <table:table-cell office:value="1" office:value-type="float"/>
          <table:table-cell office:value="0.7083917297953942" office:value-type="float"/>
        </table:table-row>
        <table:table-row>
          <table:table-cell office:value-type="string">
            <text:p>scrapy/dirbot</text:p>
          </table:table-cell>
          <table:table-cell office:value-type="string">
            <text:p>inactive</text:p>
          </table:table-cell>
          <table:table-cell office:value="42.340731167376205" office:value-type="float"/>
          <table:table-cell office:value="1" office:value-type="float"/>
          <table:table-cell office:value="0.5" office:value-type="float"/>
          <table:table-cell office:value="1" office:value-type="float"/>
          <table:table-cell office:value="0.7138231732476269" office:value-type="float"/>
        </table:table-row>
        <table:table-row>
          <table:table-cell office:value-type="string">
            <text:p>JakeWharton/sdk-manager-plugin</text:p>
          </table:table-cell>
          <table:table-cell office:value-type="string">
            <text:p>inactive</text:p>
          </table:table-cell>
          <table:table-cell office:value="21.33903028525879" office:value-type="float"/>
          <table:table-cell office:value="0.5687201538594041" office:value-type="float"/>
          <table:table-cell office:value="0.3333333333333333" office:value-type="float"/>
          <table:table-cell office:value="1" office:value-type="float"/>
          <table:table-cell office:value="0.7353792192872814" office:value-type="float"/>
        </table:table-row>
        <table:table-row>
          <table:table-cell office:value-type="string">
            <text:p>stripe/mosql</text:p>
          </table:table-cell>
          <table:table-cell office:value-type="string">
            <text:p>inactive</text:p>
          </table:table-cell>
          <table:table-cell office:value="22.41213303444382" office:value-type="float"/>
          <table:table-cell office:value="0.035778757865237654" office:value-type="float"/>
          <table:table-cell office:value="0.3157894736842105" office:value-type="float"/>
          <table:table-cell office:value="1" office:value-type="float"/>
          <table:table-cell office:value="0.7252624481039714" office:value-type="float"/>
        </table:table-row>
        <table:table-row>
          <table:table-cell office:value-type="string">
            <text:p>utahta/pythonbrew</text:p>
          </table:table-cell>
          <table:table-cell office:value-type="string">
            <text:p>inactive</text:p>
          </table:table-cell>
          <table:table-cell office:value="22.403756495605716" office:value-type="float"/>
          <table:table-cell office:value="0.04547946985477217" office:value-type="float"/>
          <table:table-cell office:value="0.07692307692307693" office:value-type="float"/>
          <table:table-cell office:value="1" office:value-type="float"/>
          <table:table-cell office:value="0.6593398486620355" office:value-type="float"/>
        </table:table-row>
        <table:table-row>
          <table:table-cell office:value-type="string">
            <text:p>rbgirshick/rcnn</text:p>
          </table:table-cell>
          <table:table-cell office:value-type="string">
            <text:p>inactive</text:p>
          </table:table-cell>
          <table:table-cell office:value="22.244286548634836" office:value-type="float"/>
          <table:table-cell office:value="0.14237170520685294" office:value-type="float"/>
          <table:table-cell office:value="0.5" office:value-type="float"/>
          <table:table-cell office:value="0" office:value-type="float"/>
          <table:table-cell office:value="0.23464978007531992" office:value-type="float"/>
        </table:table-row>
        <table:table-row>
          <table:table-cell office:value-type="string">
            <text:p>dropbox/dropbox-js</text:p>
          </table:table-cell>
          <table:table-cell office:value-type="string">
            <text:p>inactive</text:p>
          </table:table-cell>
          <table:table-cell office:value="21.581899545268463" office:value-type="float"/>
          <table:table-cell office:value="0.08688311765884227" office:value-type="float"/>
          <table:table-cell office:value="0.16666666666666666" office:value-type="float"/>
          <table:table-cell office:value="1" office:value-type="float"/>
          <table:table-cell office:value="0.6832350642132254" office:value-type="float"/>
        </table:table-row>
        <table:table-row>
          <table:table-cell office:value-type="string">
            <text:p>njdehoog/NHBalancedFlowLayout</text:p>
          </table:table-cell>
          <table:table-cell office:value-type="string">
            <text:p>inactive</text:p>
          </table:table-cell>
          <table:table-cell office:value="23.48166875574611" office:value-type="float"/>
          <table:table-cell office:value="0.25947935627832414" office:value-type="float"/>
          <table:table-cell office:value="0.375" office:value-type="float"/>
          <table:table-cell office:value="1" office:value-type="float"/>
          <table:table-cell office:value="0.7267827488399886" office:value-type="float"/>
        </table:table-row>
        <table:table-row>
          <table:table-cell office:value-type="string">
            <text:p>johannilsson/android-actionbar</text:p>
          </table:table-cell>
          <table:table-cell office:value-type="string">
            <text:p>inactive</text:p>
          </table:table-cell>
          <table:table-cell office:value="22.693092230592566" office:value-type="float"/>
          <table:table-cell office:value="0.15370297135392985" office:value-type="float"/>
          <table:table-cell office:value="0.15384615384615385" office:value-type="float"/>
          <table:table-cell office:value="1" office:value-type="float"/>
          <table:table-cell office:value="0.6977786202798966" office:value-type="float"/>
        </table:table-row>
      </table:table>
      <table:table table:name="Precision"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reponame</text:p>
          </table:table-cell>
          <table:table-cell office:value-type="string">
            <text:p>esem_status</text:p>
          </table:table-cell>
          <table:table-cell office:value-type="string">
            <text:p>dissidence</text:p>
          </table:table-cell>
          <table:table-cell office:value-type="string">
            <text:p>upf_corr</text:p>
          </table:table-cell>
          <table:table-cell office:value-type="string">
            <text:p>pf_prop</text:p>
          </table:table-cell>
          <table:table-cell office:value-type="string">
            <text:p>opp_prop</text:p>
          </table:table-cell>
          <table:table-cell office:value-type="string">
            <text:p>rot_regret</text:p>
          </table:table-cell>
        </table:table-row>
        <table:table-row>
          <table:table-cell office:value-type="string">
            <text:p>kriskowal/q</text:p>
          </table:table-cell>
          <table:table-cell office:value-type="string">
            <text:p>inactive</text:p>
          </table:table-cell>
          <table:table-cell office:value="20.73936680569655" office:value-type="float"/>
          <table:table-cell office:value="0.015363364250741807" office:value-type="float"/>
          <table:table-cell office:value="0.1885245901639344" office:value-type="float"/>
          <table:table-cell office:value="1" office:value-type="float"/>
          <table:table-cell office:value="0.702112794611659" office:value-type="float"/>
        </table:table-row>
        <table:table-row>
          <table:table-cell office:value-type="string">
            <text:p>jquery/jquery-mobile</text:p>
          </table:table-cell>
          <table:table-cell office:value-type="string">
            <text:p>inactive</text:p>
          </table:table-cell>
          <table:table-cell office:value="21.156798253965583" office:value-type="float"/>
          <table:table-cell office:value="0.0666206782871982" office:value-type="float"/>
          <table:table-cell office:value="0.05970149253731343" office:value-type="float"/>
          <table:table-cell office:value="1" office:value-type="float"/>
          <table:table-cell office:value="0.6575753826474823" office:value-type="float"/>
        </table:table-row>
        <table:table-row>
          <table:table-cell office:value-type="string">
            <text:p>tpope/vim-pathogen</text:p>
          </table:table-cell>
          <table:table-cell office:value-type="string">
            <text:p>inactive</text:p>
          </table:table-cell>
          <table:table-cell office:value="21.04416411912186" office:value-type="float"/>
          <table:table-cell office:value="0.0577048934168356" office:value-type="float"/>
          <table:table-cell office:value="0.30303030303030304" office:value-type="float"/>
          <table:table-cell office:value="1" office:value-type="float"/>
          <table:table-cell office:value="0.7253372117627603" office:value-type="float"/>
        </table:table-row>
        <table:table-row>
          <table:table-cell office:value-type="string">
            <text:p>hpneo/gmaps</text:p>
          </table:table-cell>
          <table:table-cell office:value-type="string">
            <text:p>inactive</text:p>
          </table:table-cell>
          <table:table-cell office:value="21.724182158643735" office:value-type="float"/>
          <table:table-cell office:value="0.09548815962352501" office:value-type="float"/>
          <table:table-cell office:value="0.37735849056603776" office:value-type="float"/>
          <table:table-cell office:value="1" office:value-type="float"/>
          <table:table-cell office:value="0.7278682772989016" office:value-type="float"/>
        </table:table-row>
        <table:table-row>
          <table:table-cell office:value-type="string">
            <text:p>morrisjs/morris.js</text:p>
          </table:table-cell>
          <table:table-cell office:value-type="string">
            <text:p>inactive</text:p>
          </table:table-cell>
          <table:table-cell office:value="21.674595973033988" office:value-type="float"/>
          <table:table-cell office:value="0.012911656177901687" office:value-type="float"/>
          <table:table-cell office:value="0.2465753424657534" office:value-type="float"/>
          <table:table-cell office:value="1" office:value-type="float"/>
          <table:table-cell office:value="0.7032675772635334" office:value-type="float"/>
        </table:table-row>
        <table:table-row>
          <table:table-cell office:value-type="string">
            <text:p>wting/autojump</text:p>
          </table:table-cell>
          <table:table-cell office:value-type="string">
            <text:p>inactive</text:p>
          </table:table-cell>
          <table:table-cell office:value="20.948003995045376" office:value-type="float"/>
          <table:table-cell office:value="0.02202021504705598" office:value-type="float"/>
          <table:table-cell office:value="0.2" office:value-type="float"/>
          <table:table-cell office:value="1" office:value-type="float"/>
          <table:table-cell office:value="0.7001064951949707" office:value-type="float"/>
        </table:table-row>
        <table:table-row>
          <table:table-cell office:value-type="string">
            <text:p>deis/deis</text:p>
          </table:table-cell>
          <table:table-cell office:value-type="string">
            <text:p>inactive</text:p>
          </table:table-cell>
          <table:table-cell office:value="20.859560556151628" office:value-type="float"/>
          <table:table-cell office:value="0.02724444234135111" office:value-type="float"/>
          <table:table-cell office:value="0.3482142857142857" office:value-type="float"/>
          <table:table-cell office:value="1" office:value-type="float"/>
          <table:table-cell office:value="0.7303108993095604" office:value-type="float"/>
        </table:table-row>
        <table:table-row>
          <table:table-cell office:value-type="string">
            <text:p>tbruyelle/RxPermissions</text:p>
          </table:table-cell>
          <table:table-cell office:value-type="string">
            <text:p>inactive</text:p>
          </table:table-cell>
          <table:table-cell office:value="21.38078069611008" office:value-type="float"/>
          <table:table-cell office:value="0.09668155614700362" office:value-type="float"/>
          <table:table-cell office:value="0.2777777777777778" office:value-type="float"/>
          <table:table-cell office:value="1" office:value-type="float"/>
          <table:table-cell office:value="0.7289461029944186" office:value-type="float"/>
        </table:table-row>
        <table:table-row>
          <table:table-cell office:value-type="string">
            <text:p>bramp/js-sequence-diagrams</text:p>
          </table:table-cell>
          <table:table-cell office:value-type="string">
            <text:p>inactive</text:p>
          </table:table-cell>
          <table:table-cell office:value="22.16632518738944" office:value-type="float"/>
          <table:table-cell office:value="0.08783872584546211" office:value-type="float"/>
          <table:table-cell office:value="0.17647058823529413" office:value-type="float"/>
          <table:table-cell office:value="1" office:value-type="float"/>
          <table:table-cell office:value="0.7038477006238202" office:value-type="float"/>
        </table:table-row>
        <table:table-row>
          <table:table-cell office:value-type="string">
            <text:p>Rich-Harris/ramjet</text:p>
          </table:table-cell>
          <table:table-cell office:value-type="string">
            <text:p>inactive</text:p>
          </table:table-cell>
          <table:table-cell office:value="25.998076485407296" office:value-type="float"/>
          <table:table-cell office:value="0.14252933789867717" office:value-type="float"/>
          <table:table-cell office:value="0" office:value-type="float"/>
          <table:table-cell office:value="1" office:value-type="float"/>
          <table:table-cell office:value="0.6704451009471125" office:value-type="float"/>
        </table:table-row>
        <table:table-row>
          <table:table-cell office:value-type="string">
            <text:p>nicklockwood/FXBlurView</text:p>
          </table:table-cell>
          <table:table-cell office:value-type="string">
            <text:p>inactive</text:p>
          </table:table-cell>
          <table:table-cell office:value="22.73064442238476" office:value-type="float"/>
          <table:table-cell office:value="0.05294538782306305" office:value-type="float"/>
          <table:table-cell office:value="0.2857142857142857" office:value-type="float"/>
          <table:table-cell office:value="1" office:value-type="float"/>
          <table:table-cell office:value="0.7095970702128448" office:value-type="float"/>
        </table:table-row>
        <table:table-row>
          <table:table-cell office:value-type="string">
            <text:p>holman/spark</text:p>
          </table:table-cell>
          <table:table-cell office:value-type="string">
            <text:p>inactive</text:p>
          </table:table-cell>
          <table:table-cell office:value="24.33919461991562" office:value-type="float"/>
          <table:table-cell office:value="0.1791689872667309" office:value-type="float"/>
          <table:table-cell office:value="0.14285714285714285" office:value-type="float"/>
          <table:table-cell office:value="1" office:value-type="float"/>
          <table:table-cell office:value="0.705262074201099" office:value-type="float"/>
        </table:table-row>
        <table:table-row>
          <table:table-cell office:value-type="string">
            <text:p>KrauseFx/TSMessages</text:p>
          </table:table-cell>
          <table:table-cell office:value-type="string">
            <text:p>inactive</text:p>
          </table:table-cell>
          <table:table-cell office:value="21.654450715251997" office:value-type="float"/>
          <table:table-cell office:value="0.1622267721566846" office:value-type="float"/>
          <table:table-cell office:value="0.2857142857142857" office:value-type="float"/>
          <table:table-cell office:value="1" office:value-type="float"/>
          <table:table-cell office:value="0.7306453913045919" office:value-type="float"/>
        </table:table-row>
        <table:table-row>
          <table:table-cell office:value-type="string">
            <text:p>iron/iron</text:p>
          </table:table-cell>
          <table:table-cell office:value-type="string">
            <text:p>inactive</text:p>
          </table:table-cell>
          <table:table-cell office:value="21.550780039916354" office:value-type="float"/>
          <table:table-cell office:value="0.057283476854709546" office:value-type="float"/>
          <table:table-cell office:value="0.1875" office:value-type="float"/>
          <table:table-cell office:value="1" office:value-type="float"/>
          <table:table-cell office:value="0.7021139003928958" office:value-type="float"/>
        </table:table-row>
        <table:table-row>
          <table:table-cell office:value-type="string">
            <text:p>isaacs/node-glob</text:p>
          </table:table-cell>
          <table:table-cell office:value-type="string">
            <text:p>inactive</text:p>
          </table:table-cell>
          <table:table-cell office:value="20.934230250230954" office:value-type="float"/>
          <table:table-cell office:value="0.01814212762834644" office:value-type="float"/>
          <table:table-cell office:value="0.29545454545454547" office:value-type="float"/>
          <table:table-cell office:value="1" office:value-type="float"/>
          <table:table-cell office:value="0.7160682620788891" office:value-type="float"/>
        </table:table-row>
        <table:table-row>
          <table:table-cell office:value-type="string">
            <text:p>rtfeldman/seamless-immutable</text:p>
          </table:table-cell>
          <table:table-cell office:value-type="string">
            <text:p>inactive</text:p>
          </table:table-cell>
          <table:table-cell office:value="21.39922004628426" office:value-type="float"/>
          <table:table-cell office:value="0.000788758370890541" office:value-type="float"/>
          <table:table-cell office:value="0.11627906976744186" office:value-type="float"/>
          <table:table-cell office:value="1" office:value-type="float"/>
          <table:table-cell office:value="0.6819951232746629" office:value-type="float"/>
        </table:table-row>
        <table:table-row>
          <table:table-cell office:value-type="string">
            <text:p>JakeWharton/NineOldAndroids</text:p>
          </table:table-cell>
          <table:table-cell office:value-type="string">
            <text:p>inactive</text:p>
          </table:table-cell>
          <table:table-cell office:value="41.08277476577476" office:value-type="float"/>
          <table:table-cell office:value="1" office:value-type="float"/>
          <table:table-cell office:value="0" office:value-type="float"/>
          <table:table-cell office:value="1" office:value-type="float"/>
          <table:table-cell office:value="0.7035370372119414" office:value-type="float"/>
        </table:table-row>
        <table:table-row>
          <table:table-cell office:value-type="string">
            <text:p>facebookarchive/fixed-data-table</text:p>
          </table:table-cell>
          <table:table-cell office:value-type="string">
            <text:p>inactive</text:p>
          </table:table-cell>
          <table:table-cell office:value="21.722275519721503" office:value-type="float"/>
          <table:table-cell office:value="0.022297956418102432" office:value-type="float"/>
          <table:table-cell office:value="0.18840579710144928" office:value-type="float"/>
          <table:table-cell office:value="1" office:value-type="float"/>
          <table:table-cell office:value="0.696259159629527" office:value-type="float"/>
        </table:table-row>
        <table:table-row>
          <table:table-cell office:value-type="string">
            <text:p>nicklockwood/iRate</text:p>
          </table:table-cell>
          <table:table-cell office:value-type="string">
            <text:p>inactive</text:p>
          </table:table-cell>
          <table:table-cell office:value="21.59330211607914" office:value-type="float"/>
          <table:table-cell office:value="0.06841010341475025" office:value-type="float"/>
          <table:table-cell office:value="0.0967741935483871" office:value-type="float"/>
          <table:table-cell office:value="1" office:value-type="float"/>
          <table:table-cell office:value="0.6912445565090667" office:value-type="float"/>
        </table:table-row>
        <table:table-row>
          <table:table-cell office:value-type="string">
            <text:p>sj26/mailcatcher</text:p>
          </table:table-cell>
          <table:table-cell office:value-type="string">
            <text:p>inactive</text:p>
          </table:table-cell>
          <table:table-cell office:value="21.581078048694373" office:value-type="float"/>
          <table:table-cell office:value="0.13512685424994153" office:value-type="float"/>
          <table:table-cell office:value="0.45454545454545453" office:value-type="float"/>
          <table:table-cell office:value="1" office:value-type="float"/>
          <table:table-cell office:value="0.7494087178588321" office:value-type="float"/>
        </table:table-row>
        <table:table-row>
          <table:table-cell office:value-type="string">
            <text:p>prasmussen/gdrive</text:p>
          </table:table-cell>
          <table:table-cell office:value-type="string">
            <text:p>inactive</text:p>
          </table:table-cell>
          <table:table-cell office:value="20.999102799625717" office:value-type="float"/>
          <table:table-cell office:value="0.08079446112720334" office:value-type="float"/>
          <table:table-cell office:value="0.13953488372093023" office:value-type="float"/>
          <table:table-cell office:value="1" office:value-type="float"/>
          <table:table-cell office:value="0.6757737640593001" office:value-type="float"/>
        </table:table-row>
        <table:table-row>
          <table:table-cell office:value-type="string">
            <text:p>sindresorhus/screenfull.js</text:p>
          </table:table-cell>
          <table:table-cell office:value-type="string">
            <text:p>inactive</text:p>
          </table:table-cell>
          <table:table-cell office:value="26.59517645844262" office:value-type="float"/>
          <table:table-cell office:value="0.4233192332431334" office:value-type="float"/>
          <table:table-cell office:value="0" office:value-type="float"/>
          <table:table-cell office:value="1" office:value-type="float"/>
          <table:table-cell office:value="0.6579166941628635" office:value-type="float"/>
        </table:table-row>
        <table:table-row>
          <table:table-cell office:value-type="string">
            <text:p>stig/json-framework</text:p>
          </table:table-cell>
          <table:table-cell office:value-type="string">
            <text:p>inactive</text:p>
          </table:table-cell>
          <table:table-cell office:value="21.477440929750987" office:value-type="float"/>
          <table:table-cell office:value="0.043184383794781143" office:value-type="float"/>
          <table:table-cell office:value="0.2857142857142857" office:value-type="float"/>
          <table:table-cell office:value="1" office:value-type="float"/>
          <table:table-cell office:value="0.7020698502594381" office:value-type="float"/>
        </table:table-row>
        <table:table-row>
          <table:table-cell office:value-type="string">
            <text:p>facebook/PathPicker</text:p>
          </table:table-cell>
          <table:table-cell office:value-type="string">
            <text:p>inactive</text:p>
          </table:table-cell>
          <table:table-cell office:value="21.810871197600374" office:value-type="float"/>
          <table:table-cell office:value="0.023335666904735358" office:value-type="float"/>
          <table:table-cell office:value="0.3055555555555556" office:value-type="float"/>
          <table:table-cell office:value="1" office:value-type="float"/>
          <table:table-cell office:value="0.7182588677627499" office:value-type="float"/>
        </table:table-row>
        <table:table-row>
          <table:table-cell office:value-type="string">
            <text:p>socketstream/socketstream</text:p>
          </table:table-cell>
          <table:table-cell office:value-type="string">
            <text:p>inactive</text:p>
          </table:table-cell>
          <table:table-cell office:value="21.271334223566015" office:value-type="float"/>
          <table:table-cell office:value="0.11025913600122055" office:value-type="float"/>
          <table:table-cell office:value="0.12857142857142856" office:value-type="float"/>
          <table:table-cell office:value="1" office:value-type="float"/>
          <table:table-cell office:value="0.6894085165671703" office:value-type="float"/>
        </table:table-row>
        <table:table-row>
          <table:table-cell office:value-type="string">
            <text:p>yeoman/generator-webapp</text:p>
          </table:table-cell>
          <table:table-cell office:value-type="string">
            <text:p>inactive</text:p>
          </table:table-cell>
          <table:table-cell office:value="20.769961621655217" office:value-type="float"/>
          <table:table-cell office:value="0.08508518364616895" office:value-type="float"/>
          <table:table-cell office:value="0.10465116279069768" office:value-type="float"/>
          <table:table-cell office:value="1" office:value-type="float"/>
          <table:table-cell office:value="0.6781363428655106" office:value-type="float"/>
        </table:table-row>
        <table:table-row>
          <table:table-cell office:value-type="string">
            <text:p>appjs/appjs</text:p>
          </table:table-cell>
          <table:table-cell office:value-type="string">
            <text:p>inactive</text:p>
          </table:table-cell>
          <table:table-cell office:value="29.130007145996164" office:value-type="float"/>
          <table:table-cell office:value="0.3310156423905882" office:value-type="float"/>
          <table:table-cell office:value="0.25" office:value-type="float"/>
          <table:table-cell office:value="1" office:value-type="float"/>
          <table:table-cell office:value="0.650517978476474" office:value-type="float"/>
        </table:table-row>
        <table:table-row>
          <table:table-cell office:value-type="string">
            <text:p>facebook/mention-bot</text:p>
          </table:table-cell>
          <table:table-cell office:value-type="string">
            <text:p>inactive</text:p>
          </table:table-cell>
          <table:table-cell office:value="22.203901307931037" office:value-type="float"/>
          <table:table-cell office:value="0.07814960814850387" office:value-type="float"/>
          <table:table-cell office:value="0.3333333333333333" office:value-type="float"/>
          <table:table-cell office:value="1" office:value-type="float"/>
          <table:table-cell office:value="0.7124569178099276" office:value-type="float"/>
        </table:table-row>
        <table:table-row>
          <table:table-cell office:value-type="string">
            <text:p>creationix/js-git</text:p>
          </table:table-cell>
          <table:table-cell office:value-type="string">
            <text:p>inactive</text:p>
          </table:table-cell>
          <table:table-cell office:value="22.00617179897525" office:value-type="float"/>
          <table:table-cell office:value="0.011175817902919069" office:value-type="float"/>
          <table:table-cell office:value="0.1" office:value-type="float"/>
          <table:table-cell office:value="1" office:value-type="float"/>
          <table:table-cell office:value="0.67703659323841" office:value-type="float"/>
        </table:table-row>
        <table:table-row>
          <table:table-cell office:value-type="string">
            <text:p>burke/zeus</text:p>
          </table:table-cell>
          <table:table-cell office:value-type="string">
            <text:p>inactive</text:p>
          </table:table-cell>
          <table:table-cell office:value="21.010244203119132" office:value-type="float"/>
          <table:table-cell office:value="0.0857528984900074" office:value-type="float"/>
          <table:table-cell office:value="0.20634920634920634" office:value-type="float"/>
          <table:table-cell office:value="1" office:value-type="float"/>
          <table:table-cell office:value="0.6859443348326019" office:value-type="float"/>
        </table:table-row>
        <table:table-row>
          <table:table-cell office:value-type="string">
            <text:p>defunkt/dotjs</text:p>
          </table:table-cell>
          <table:table-cell office:value-type="string">
            <text:p>inactive</text:p>
          </table:table-cell>
          <table:table-cell office:value="22.90383050805931" office:value-type="float"/>
          <table:table-cell office:value="0.13996521551168398" office:value-type="float"/>
          <table:table-cell office:value="0" office:value-type="float"/>
          <table:table-cell office:value="1" office:value-type="float"/>
          <table:table-cell office:value="0.6366198009467218" office:value-type="float"/>
        </table:table-row>
        <table:table-row>
          <table:table-cell office:value-type="string">
            <text:p>angular/quickstart</text:p>
          </table:table-cell>
          <table:table-cell office:value-type="string">
            <text:p>inactive</text:p>
          </table:table-cell>
          <table:table-cell office:value="20.619877422238194" office:value-type="float"/>
          <table:table-cell office:value="0.16582199615566676" office:value-type="float"/>
          <table:table-cell office:value="0.4642857142857143" office:value-type="float"/>
          <table:table-cell office:value="1" office:value-type="float"/>
          <table:table-cell office:value="0.738761190670825" office:value-type="float"/>
        </table:table-row>
        <table:table-row>
          <table:table-cell office:value-type="string">
            <text:p>addyosmani/basket.js</text:p>
          </table:table-cell>
          <table:table-cell office:value-type="string">
            <text:p>inactive</text:p>
          </table:table-cell>
          <table:table-cell office:value="21.93290323343578" office:value-type="float"/>
          <table:table-cell office:value="0.09094712988257207" office:value-type="float"/>
          <table:table-cell office:value="0.1" office:value-type="float"/>
          <table:table-cell office:value="1" office:value-type="float"/>
          <table:table-cell office:value="0.6902628249244953" office:value-type="float"/>
        </table:table-row>
        <table:table-row>
          <table:table-cell office:value-type="string">
            <text:p>igrigorik/ga-beacon</text:p>
          </table:table-cell>
          <table:table-cell office:value-type="string">
            <text:p>inactive</text:p>
          </table:table-cell>
          <table:table-cell office:value="24.300891682939497" office:value-type="float"/>
          <table:table-cell office:value="0.25537984782968687" office:value-type="float"/>
          <table:table-cell office:value="0.125" office:value-type="float"/>
          <table:table-cell office:value="1" office:value-type="float"/>
          <table:table-cell office:value="0.6461723591405437" office:value-type="float"/>
        </table:table-row>
        <table:table-row>
          <table:table-cell office:value-type="string">
            <text:p>nicklockwood/FXForms</text:p>
          </table:table-cell>
          <table:table-cell office:value-type="string">
            <text:p>inactive</text:p>
          </table:table-cell>
          <table:table-cell office:value="21.45690588638794" office:value-type="float"/>
          <table:table-cell office:value="0.041172158310098426" office:value-type="float"/>
          <table:table-cell office:value="0.2619047619047619" office:value-type="float"/>
          <table:table-cell office:value="1" office:value-type="float"/>
          <table:table-cell office:value="0.7191672931277697" office:value-type="float"/>
        </table:table-row>
        <table:table-row>
          <table:table-cell office:value-type="string">
            <text:p>shazow/ssh-chat</text:p>
          </table:table-cell>
          <table:table-cell office:value-type="string">
            <text:p>inactive</text:p>
          </table:table-cell>
          <table:table-cell office:value="22.12066981888698" office:value-type="float"/>
          <table:table-cell office:value="0.04025670834607135" office:value-type="float"/>
          <table:table-cell office:value="0.21739130434782608" office:value-type="float"/>
          <table:table-cell office:value="1" office:value-type="float"/>
          <table:table-cell office:value="0.7119487536395894" office:value-type="float"/>
        </table:table-row>
        <table:table-row>
          <table:table-cell office:value-type="string">
            <text:p>martinblech/xmltodict</text:p>
          </table:table-cell>
          <table:table-cell office:value-type="string">
            <text:p>inactive</text:p>
          </table:table-cell>
          <table:table-cell office:value="22.034796940132875" office:value-type="float"/>
          <table:table-cell office:value="0.07772916327353237" office:value-type="float"/>
          <table:table-cell office:value="0.21739130434782608" office:value-type="float"/>
          <table:table-cell office:value="1" office:value-type="float"/>
          <table:table-cell office:value="0.7196168868427186" office:value-type="float"/>
        </table:table-row>
        <table:table-row>
          <table:table-cell office:value-type="string">
            <text:p>mojombo/chronic</text:p>
          </table:table-cell>
          <table:table-cell office:value-type="string">
            <text:p>inactive</text:p>
          </table:table-cell>
          <table:table-cell office:value="20.875643267315965" office:value-type="float"/>
          <table:table-cell office:value="0.03972465745469903" office:value-type="float"/>
          <table:table-cell office:value="0.5263157894736842" office:value-type="float"/>
          <table:table-cell office:value="0" office:value-type="float"/>
          <table:table-cell office:value="0.23563944200296058" office:value-type="float"/>
        </table:table-row>
        <table:table-row>
          <table:table-cell office:value-type="string">
            <text:p>nelhage/reptyr</text:p>
          </table:table-cell>
          <table:table-cell office:value-type="string">
            <text:p>inactive</text:p>
          </table:table-cell>
          <table:table-cell office:value="23.348599310465115" office:value-type="float"/>
          <table:table-cell office:value="0.19765499261250732" office:value-type="float"/>
          <table:table-cell office:value="0.125" office:value-type="float"/>
          <table:table-cell office:value="1" office:value-type="float"/>
          <table:table-cell office:value="0.7069781309910637" office:value-type="float"/>
        </table:table-row>
        <table:table-row>
          <table:table-cell office:value-type="string">
            <text:p>antimatter15/ocrad.js</text:p>
          </table:table-cell>
          <table:table-cell office:value-type="string">
            <text:p>inactive</text:p>
          </table:table-cell>
          <table:table-cell office:value="31.730526356144402" office:value-type="float"/>
          <table:table-cell office:value="0.29901736220944347" office:value-type="float"/>
          <table:table-cell office:value="0.3333333333333333" office:value-type="float"/>
          <table:table-cell office:value="1" office:value-type="float"/>
          <table:table-cell office:value="0.7161314839041533" office:value-type="float"/>
        </table:table-row>
        <table:table-row>
          <table:table-cell office:value-type="string">
            <text:p>leemunroe/grunt-email-workflow</text:p>
          </table:table-cell>
          <table:table-cell office:value-type="string">
            <text:p>inactive</text:p>
          </table:table-cell>
          <table:table-cell office:value="23.266811884366003" office:value-type="float"/>
          <table:table-cell office:value="0.08090146290576543" office:value-type="float"/>
          <table:table-cell office:value="0.36363636363636365" office:value-type="float"/>
          <table:table-cell office:value="1" office:value-type="float"/>
          <table:table-cell office:value="0.7344687855679636" office:value-type="float"/>
        </table:table-row>
        <table:table-row>
          <table:table-cell office:value-type="string">
            <text:p>dataarts/dat.gui</text:p>
          </table:table-cell>
          <table:table-cell office:value-type="string">
            <text:p>inactive</text:p>
          </table:table-cell>
          <table:table-cell office:value="22.54993518362086" office:value-type="float"/>
          <table:table-cell office:value="0.2502564061332592" office:value-type="float"/>
          <table:table-cell office:value="0.16666666666666666" office:value-type="float"/>
          <table:table-cell office:value="1" office:value-type="float"/>
          <table:table-cell office:value="0.6906655416692514" office:value-type="float"/>
        </table:table-row>
        <table:table-row>
          <table:table-cell office:value-type="string">
            <text:p>go-gorp/gorp</text:p>
          </table:table-cell>
          <table:table-cell office:value-type="string">
            <text:p>inactive</text:p>
          </table:table-cell>
          <table:table-cell office:value="21.776409704637725" office:value-type="float"/>
          <table:table-cell office:value="0.014546487561930777" office:value-type="float"/>
          <table:table-cell office:value="0.125" office:value-type="float"/>
          <table:table-cell office:value="1" office:value-type="float"/>
          <table:table-cell office:value="0.6922699716709018" office:value-type="float"/>
        </table:table-row>
        <table:table-row>
          <table:table-cell office:value-type="string">
            <text:p>google-fabric/velocity-react</text:p>
          </table:table-cell>
          <table:table-cell office:value-type="string">
            <text:p>inactive</text:p>
          </table:table-cell>
          <table:table-cell office:value="21.65404630013112" office:value-type="float"/>
          <table:table-cell office:value="0.06105410403988717" office:value-type="float"/>
          <table:table-cell office:value="0.08333333333333333" office:value-type="float"/>
          <table:table-cell office:value="1" office:value-type="float"/>
          <table:table-cell office:value="0.6822303349991226" office:value-type="float"/>
        </table:table-row>
        <table:table-row>
          <table:table-cell office:value-type="string">
            <text:p>stutrek/scrollMonitor</text:p>
          </table:table-cell>
          <table:table-cell office:value-type="string">
            <text:p>inactive</text:p>
          </table:table-cell>
          <table:table-cell office:value="25.01157455777666" office:value-type="float"/>
          <table:table-cell office:value="0.17280859717405292" office:value-type="float"/>
          <table:table-cell office:value="0.16666666666666666" office:value-type="float"/>
          <table:table-cell office:value="1" office:value-type="float"/>
          <table:table-cell office:value="0.6755377696279811" office:value-type="float"/>
        </table:table-row>
        <table:table-row>
          <table:table-cell office:value-type="string">
            <text:p>tilemill-project/tilemill</text:p>
          </table:table-cell>
          <table:table-cell office:value-type="string">
            <text:p>inactive</text:p>
          </table:table-cell>
          <table:table-cell office:value="20.78470020705733" office:value-type="float"/>
          <table:table-cell office:value="0.04993910203303853" office:value-type="float"/>
          <table:table-cell office:value="0.19047619047619047" office:value-type="float"/>
          <table:table-cell office:value="1" office:value-type="float"/>
          <table:table-cell office:value="0.7002366300202855" office:value-type="float"/>
        </table:table-row>
        <table:table-row>
          <table:table-cell office:value-type="string">
            <text:p>gazay/gon</text:p>
          </table:table-cell>
          <table:table-cell office:value-type="string">
            <text:p>inactive</text:p>
          </table:table-cell>
          <table:table-cell office:value="22.46686960093153" office:value-type="float"/>
          <table:table-cell office:value="0.014043957776891566" office:value-type="float"/>
          <table:table-cell office:value="0.3157894736842105" office:value-type="float"/>
          <table:table-cell office:value="1" office:value-type="float"/>
          <table:table-cell office:value="0.7042722950846626" office:value-type="float"/>
        </table:table-row>
        <table:table-row>
          <table:table-cell office:value-type="string">
            <text:p>lipis/bootstrap-social</text:p>
          </table:table-cell>
          <table:table-cell office:value-type="string">
            <text:p>inactive</text:p>
          </table:table-cell>
          <table:table-cell office:value="24.367957597483066" office:value-type="float"/>
          <table:table-cell office:value="0.29962312637196403" office:value-type="float"/>
          <table:table-cell office:value="0.375" office:value-type="float"/>
          <table:table-cell office:value="1" office:value-type="float"/>
          <table:table-cell office:value="0.7212649204587221" office:value-type="float"/>
        </table:table-row>
        <table:table-row>
          <table:table-cell office:value-type="string">
            <text:p>mootools/mootools-core</text:p>
          </table:table-cell>
          <table:table-cell office:value-type="string">
            <text:p>inactive</text:p>
          </table:table-cell>
          <table:table-cell office:value="21.135278783456368" office:value-type="float"/>
          <table:table-cell office:value="0.047149317625787855" office:value-type="float"/>
          <table:table-cell office:value="0.09574468085106383" office:value-type="float"/>
          <table:table-cell office:value="1" office:value-type="float"/>
          <table:table-cell office:value="0.6658198831019209" office:value-type="float"/>
        </table:table-row>
        <table:table-row>
          <table:table-cell office:value-type="string">
            <text:p>toland/qlmarkdown</text:p>
          </table:table-cell>
          <table:table-cell office:value-type="string">
            <text:p>inactive</text:p>
          </table:table-cell>
          <table:table-cell office:value="22.6179287675328" office:value-type="float"/>
          <table:table-cell office:value="0.23574959514639385" office:value-type="float"/>
          <table:table-cell office:value="0.5" office:value-type="float"/>
          <table:table-cell office:value="0" office:value-type="float"/>
          <table:table-cell office:value="0.2411948584165682" office:value-type="float"/>
        </table:table-row>
        <table:table-row>
          <table:table-cell office:value-type="string">
            <text:p>christianalfoni/formsy-react</text:p>
          </table:table-cell>
          <table:table-cell office:value-type="string">
            <text:p>inactive</text:p>
          </table:table-cell>
          <table:table-cell office:value="21.388498811015875" office:value-type="float"/>
          <table:table-cell office:value="0.07765267806811187" office:value-type="float"/>
          <table:table-cell office:value="0.13414634146341464" office:value-type="float"/>
          <table:table-cell office:value="1" office:value-type="float"/>
          <table:table-cell office:value="0.6968243144628204" office:value-type="float"/>
        </table:table-row>
        <table:table-row>
          <table:table-cell office:value-type="string">
            <text:p>mobileplayer/mobileplayer-ios</text:p>
          </table:table-cell>
          <table:table-cell office:value-type="string">
            <text:p>inactive</text:p>
          </table:table-cell>
          <table:table-cell office:value="27.86442359973731" office:value-type="float"/>
          <table:table-cell office:value="0.16318065924683078" office:value-type="float"/>
          <table:table-cell office:value="0.25" office:value-type="float"/>
          <table:table-cell office:value="1" office:value-type="float"/>
          <table:table-cell office:value="0.6931955960120221" office:value-type="float"/>
        </table:table-row>
        <table:table-row>
          <table:table-cell office:value-type="string">
            <text:p>webpack-contrib/sass-loader</text:p>
          </table:table-cell>
          <table:table-cell office:value-type="string">
            <text:p>inactive</text:p>
          </table:table-cell>
          <table:table-cell office:value="21.17278040164843" office:value-type="float"/>
          <table:table-cell office:value="0.04910144443962857" office:value-type="float"/>
          <table:table-cell office:value="0.20149253731343283" office:value-type="float"/>
          <table:table-cell office:value="1" office:value-type="float"/>
          <table:table-cell office:value="0.6998801007168557" office:value-type="float"/>
        </table:table-row>
        <table:table-row>
          <table:table-cell office:value-type="string">
            <text:p>sehmaschine/django-grappelli</text:p>
          </table:table-cell>
          <table:table-cell office:value-type="string">
            <text:p>inactive</text:p>
          </table:table-cell>
          <table:table-cell office:value="21.554122126860396" office:value-type="float"/>
          <table:table-cell office:value="0.0879678729737942" office:value-type="float"/>
          <table:table-cell office:value="0.03571428571428571" office:value-type="float"/>
          <table:table-cell office:value="1" office:value-type="float"/>
          <table:table-cell office:value="0.6608365865452378" office:value-type="float"/>
        </table:table-row>
        <table:table-row>
          <table:table-cell office:value-type="string">
            <text:p>formly-js/angular-formly</text:p>
          </table:table-cell>
          <table:table-cell office:value-type="string">
            <text:p>inactive</text:p>
          </table:table-cell>
          <table:table-cell office:value="21.31927835266619" office:value-type="float"/>
          <table:table-cell office:value="0.03135361230632042" office:value-type="float"/>
          <table:table-cell office:value="0.14173228346456693" office:value-type="float"/>
          <table:table-cell office:value="1" office:value-type="float"/>
          <table:table-cell office:value="0.7016220806403052" office:value-type="float"/>
        </table:table-row>
        <table:table-row>
          <table:table-cell office:value-type="string">
            <text:p>asciimoo/drawille</text:p>
          </table:table-cell>
          <table:table-cell office:value-type="string">
            <text:p>inactive</text:p>
          </table:table-cell>
          <table:table-cell office:value="28.45372141007938" office:value-type="float"/>
          <table:table-cell office:value="0.48391611485664615" office:value-type="float"/>
          <table:table-cell office:value="0.5" office:value-type="float"/>
          <table:table-cell office:value="1" office:value-type="float"/>
          <table:table-cell office:value="0.7440571735324335" office:value-type="float"/>
        </table:table-row>
        <table:table-row>
          <table:table-cell office:value-type="string">
            <text:p>fsnotify/fsnotify</text:p>
          </table:table-cell>
          <table:table-cell office:value-type="string">
            <text:p>inactive</text:p>
          </table:table-cell>
          <table:table-cell office:value="21.22272127796346" office:value-type="float"/>
          <table:table-cell office:value="0.05694634952493153" office:value-type="float"/>
          <table:table-cell office:value="0.3170731707317073" office:value-type="float"/>
          <table:table-cell office:value="1" office:value-type="float"/>
          <table:table-cell office:value="0.7060842615095685" office:value-type="float"/>
        </table:table-row>
        <table:table-row>
          <table:table-cell office:value-type="string">
            <text:p>pornel/slip</text:p>
          </table:table-cell>
          <table:table-cell office:value-type="string">
            <text:p>inactive</text:p>
          </table:table-cell>
          <table:table-cell office:value="23.29368521016793" office:value-type="float"/>
          <table:table-cell office:value="0.04639501725931128" office:value-type="float"/>
          <table:table-cell office:value="0.2" office:value-type="float"/>
          <table:table-cell office:value="1" office:value-type="float"/>
          <table:table-cell office:value="0.6838708023830059" office:value-type="float"/>
        </table:table-row>
        <table:table-row>
          <table:table-cell office:value-type="string">
            <text:p>specta/specta</text:p>
          </table:table-cell>
          <table:table-cell office:value-type="string">
            <text:p>inactive</text:p>
          </table:table-cell>
          <table:table-cell office:value="21.035932746621548" office:value-type="float"/>
          <table:table-cell office:value="0.10733217983780759" office:value-type="float"/>
          <table:table-cell office:value="0.1" office:value-type="float"/>
          <table:table-cell office:value="1" office:value-type="float"/>
          <table:table-cell office:value="0.6908609279980801" office:value-type="float"/>
        </table:table-row>
        <table:table-row>
          <table:table-cell office:value-type="string">
            <text:p>wavded/humane-js</text:p>
          </table:table-cell>
          <table:table-cell office:value-type="string">
            <text:p>inactive</text:p>
          </table:table-cell>
          <table:table-cell office:value="23.306842588964006" office:value-type="float"/>
          <table:table-cell office:value="0.09526390643064757" office:value-type="float"/>
          <table:table-cell office:value="0.25" office:value-type="float"/>
          <table:table-cell office:value="1" office:value-type="float"/>
          <table:table-cell office:value="0.6945280388331235" office:value-type="float"/>
        </table:table-row>
        <table:table-row>
          <table:table-cell office:value-type="string">
            <text:p>exif-js/exif-js</text:p>
          </table:table-cell>
          <table:table-cell office:value-type="string">
            <text:p>inactive</text:p>
          </table:table-cell>
          <table:table-cell office:value="23.76728279449273" office:value-type="float"/>
          <table:table-cell office:value="0.3721642100755556" office:value-type="float"/>
          <table:table-cell office:value="0" office:value-type="float"/>
          <table:table-cell office:value="1" office:value-type="float"/>
          <table:table-cell office:value="0.6989014318425839" office:value-type="float"/>
        </table:table-row>
        <table:table-row>
          <table:table-cell office:value-type="string">
            <text:p>quil/quil</text:p>
          </table:table-cell>
          <table:table-cell office:value-type="string">
            <text:p>inactive</text:p>
          </table:table-cell>
          <table:table-cell office:value="21.335776517740957" office:value-type="float"/>
          <table:table-cell office:value="0.006176266372333224" office:value-type="float"/>
          <table:table-cell office:value="0.15384615384615385" office:value-type="float"/>
          <table:table-cell office:value="1" office:value-type="float"/>
          <table:table-cell office:value="0.710987583016909" office:value-type="float"/>
        </table:table-row>
        <table:table-row>
          <table:table-cell office:value-type="string">
            <text:p>carlsednaoui/ouibounce</text:p>
          </table:table-cell>
          <table:table-cell office:value-type="string">
            <text:p>inactive</text:p>
          </table:table-cell>
          <table:table-cell office:value="22.823320068251505" office:value-type="float"/>
          <table:table-cell office:value="0.282969009483793" office:value-type="float"/>
          <table:table-cell office:value="0.15384615384615385" office:value-type="float"/>
          <table:table-cell office:value="1" office:value-type="float"/>
          <table:table-cell office:value="0.6872928525905695" office:value-type="float"/>
        </table:table-row>
        <table:table-row>
          <table:table-cell office:value-type="string">
            <text:p>getify/LABjs</text:p>
          </table:table-cell>
          <table:table-cell office:value-type="string">
            <text:p>inactive</text:p>
          </table:table-cell>
          <table:table-cell office:value="21.645265580494545" office:value-type="float"/>
          <table:table-cell office:value="0.076868196914801" office:value-type="float"/>
          <table:table-cell office:value="0.0625" office:value-type="float"/>
          <table:table-cell office:value="1" office:value-type="float"/>
          <table:table-cell office:value="0.6650554373283937" office:value-type="float"/>
        </table:table-row>
        <table:table-row>
          <table:table-cell office:value-type="string">
            <text:p>hojberg/cssarrowplease</text:p>
          </table:table-cell>
          <table:table-cell office:value-type="string">
            <text:p>inactive</text:p>
          </table:table-cell>
          <table:table-cell office:value="41.73919894934765" office:value-type="float"/>
          <table:table-cell office:value="1" office:value-type="float"/>
          <table:table-cell office:value="0" office:value-type="float"/>
          <table:table-cell office:value="1" office:value-type="float"/>
          <table:table-cell office:value="0.6761101637953867" office:value-type="float"/>
        </table:table-row>
        <table:table-row>
          <table:table-cell office:value-type="string">
            <text:p>cloudhead/node-static</text:p>
          </table:table-cell>
          <table:table-cell office:value-type="string">
            <text:p>inactive</text:p>
          </table:table-cell>
          <table:table-cell office:value="21.901082625286428" office:value-type="float"/>
          <table:table-cell office:value="0.23578059719548292" office:value-type="float"/>
          <table:table-cell office:value="0.23076923076923078" office:value-type="float"/>
          <table:table-cell office:value="1" office:value-type="float"/>
          <table:table-cell office:value="0.7081363049974608" office:value-type="float"/>
        </table:table-row>
        <table:table-row>
          <table:table-cell office:value-type="string">
            <text:p>michaelficarra/CoffeeScriptRedux</text:p>
          </table:table-cell>
          <table:table-cell office:value-type="string">
            <text:p>inactive</text:p>
          </table:table-cell>
          <table:table-cell office:value="21.343654832130287" office:value-type="float"/>
          <table:table-cell office:value="0.008244332403871568" office:value-type="float"/>
          <table:table-cell office:value="0.06779661016949153" office:value-type="float"/>
          <table:table-cell office:value="1" office:value-type="float"/>
          <table:table-cell office:value="0.6903980326042258" office:value-type="float"/>
        </table:table-row>
        <table:table-row>
          <table:table-cell office:value-type="string">
            <text:p>mhagger/git-imerge</text:p>
          </table:table-cell>
          <table:table-cell office:value-type="string">
            <text:p>inactive</text:p>
          </table:table-cell>
          <table:table-cell office:value="21.709853007015994" office:value-type="float"/>
          <table:table-cell office:value="0.015978474629545453" office:value-type="float"/>
          <table:table-cell office:value="0.13043478260869565" office:value-type="float"/>
          <table:table-cell office:value="1" office:value-type="float"/>
          <table:table-cell office:value="0.7075876073920339" office:value-type="float"/>
        </table:table-row>
        <table:table-row>
          <table:table-cell office:value-type="string">
            <text:p>atom/vim-mode</text:p>
          </table:table-cell>
          <table:table-cell office:value-type="string">
            <text:p>inactive</text:p>
          </table:table-cell>
          <table:table-cell office:value="21.00554329984162" office:value-type="float"/>
          <table:table-cell office:value="0.04868288299194553" office:value-type="float"/>
          <table:table-cell office:value="0.23270440251572327" office:value-type="float"/>
          <table:table-cell office:value="1" office:value-type="float"/>
          <table:table-cell office:value="0.7008988884767532" office:value-type="float"/>
        </table:table-row>
        <table:table-row>
          <table:table-cell office:value-type="string">
            <text:p>d3/d3-plugins</text:p>
          </table:table-cell>
          <table:table-cell office:value-type="string">
            <text:p>inactive</text:p>
          </table:table-cell>
          <table:table-cell office:value="22.69326519190487" office:value-type="float"/>
          <table:table-cell office:value="0.061810148152680634" office:value-type="float"/>
          <table:table-cell office:value="0.21428571428571427" office:value-type="float"/>
          <table:table-cell office:value="1" office:value-type="float"/>
          <table:table-cell office:value="0.6765553909367819" office:value-type="float"/>
        </table:table-row>
        <table:table-row>
          <table:table-cell office:value-type="string">
            <text:p>documentcloud/visualsearch</text:p>
          </table:table-cell>
          <table:table-cell office:value-type="string">
            <text:p>inactive</text:p>
          </table:table-cell>
          <table:table-cell office:value="23.31939252148221" office:value-type="float"/>
          <table:table-cell office:value="0.05018080609465766" office:value-type="float"/>
          <table:table-cell office:value="0.18181818181818182" office:value-type="float"/>
          <table:table-cell office:value="1" office:value-type="float"/>
          <table:table-cell office:value="0.704633898664334" office:value-type="float"/>
        </table:table-row>
        <table:table-row>
          <table:table-cell office:value-type="string">
            <text:p>drublic/css-modal</text:p>
          </table:table-cell>
          <table:table-cell office:value-type="string">
            <text:p>inactive</text:p>
          </table:table-cell>
          <table:table-cell office:value="22.968749358901167" office:value-type="float"/>
          <table:table-cell office:value="0.018186935774244534" office:value-type="float"/>
          <table:table-cell office:value="0.2857142857142857" office:value-type="float"/>
          <table:table-cell office:value="1" office:value-type="float"/>
          <table:table-cell office:value="0.6895737084304832" office:value-type="float"/>
        </table:table-row>
        <table:table-row>
          <table:table-cell office:value-type="string">
            <text:p>millermedeiros/js-signals</text:p>
          </table:table-cell>
          <table:table-cell office:value-type="string">
            <text:p>inactive</text:p>
          </table:table-cell>
          <table:table-cell office:value="25.446615320537596" office:value-type="float"/>
          <table:table-cell office:value="0.4132499659942093" office:value-type="float"/>
          <table:table-cell office:value="0" office:value-type="float"/>
          <table:table-cell office:value="1" office:value-type="float"/>
          <table:table-cell office:value="0.6541608551403724" office:value-type="float"/>
        </table:table-row>
        <table:table-row>
          <table:table-cell office:value-type="string">
            <text:p>adamzap/landslide</text:p>
          </table:table-cell>
          <table:table-cell office:value-type="string">
            <text:p>inactive</text:p>
          </table:table-cell>
          <table:table-cell office:value="22.279214655949566" office:value-type="float"/>
          <table:table-cell office:value="0.052251575194121234" office:value-type="float"/>
          <table:table-cell office:value="0.2777777777777778" office:value-type="float"/>
          <table:table-cell office:value="1" office:value-type="float"/>
          <table:table-cell office:value="0.6994905639409338" office:value-type="float"/>
        </table:table-row>
        <table:table-row>
          <table:table-cell office:value-type="string">
            <text:p>postwait/node-amqp</text:p>
          </table:table-cell>
          <table:table-cell office:value-type="string">
            <text:p>inactive</text:p>
          </table:table-cell>
          <table:table-cell office:value="21.573358463904" office:value-type="float"/>
          <table:table-cell office:value="0.10027828329034667" office:value-type="float"/>
          <table:table-cell office:value="0.15492957746478872" office:value-type="float"/>
          <table:table-cell office:value="1" office:value-type="float"/>
          <table:table-cell office:value="0.7122865980621411" office:value-type="float"/>
        </table:table-row>
        <table:table-row>
          <table:table-cell office:value-type="string">
            <text:p>airbnb/AirMapView</text:p>
          </table:table-cell>
          <table:table-cell office:value-type="string">
            <text:p>inactive</text:p>
          </table:table-cell>
          <table:table-cell office:value="24.458102119667107" office:value-type="float"/>
          <table:table-cell office:value="0.031206347177800537" office:value-type="float"/>
          <table:table-cell office:value="0.25" office:value-type="float"/>
          <table:table-cell office:value="1" office:value-type="float"/>
          <table:table-cell office:value="0.7167111725869119" office:value-type="float"/>
        </table:table-row>
        <table:table-row>
          <table:table-cell office:value-type="string">
            <text:p>twilio/stashboard</text:p>
          </table:table-cell>
          <table:table-cell office:value-type="string">
            <text:p>inactive</text:p>
          </table:table-cell>
          <table:table-cell office:value="28.49944619919805" office:value-type="float"/>
          <table:table-cell office:value="0.20207912278954254" office:value-type="float"/>
          <table:table-cell office:value="0" office:value-type="float"/>
          <table:table-cell office:value="1" office:value-type="float"/>
          <table:table-cell office:value="0.6916483916781728" office:value-type="float"/>
        </table:table-row>
        <table:table-row>
          <table:table-cell office:value-type="string">
            <text:p>mikechambers/as3corelib</text:p>
          </table:table-cell>
          <table:table-cell office:value-type="string">
            <text:p>inactive</text:p>
          </table:table-cell>
          <table:table-cell office:value="26.38820458748723" office:value-type="float"/>
          <table:table-cell office:value="0.10442847980774295" office:value-type="float"/>
          <table:table-cell office:value="0.2" office:value-type="float"/>
          <table:table-cell office:value="1" office:value-type="float"/>
          <table:table-cell office:value="0.697554853087049" office:value-type="float"/>
        </table:table-row>
        <table:table-row>
          <table:table-cell office:value-type="string">
            <text:p>evrone/quiet_assets</text:p>
          </table:table-cell>
          <table:table-cell office:value-type="string">
            <text:p>inactive</text:p>
          </table:table-cell>
          <table:table-cell office:value="26.669069384242857" office:value-type="float"/>
          <table:table-cell office:value="0.18863816705011524" office:value-type="float"/>
          <table:table-cell office:value="0.4" office:value-type="float"/>
          <table:table-cell office:value="1" office:value-type="float"/>
          <table:table-cell office:value="0.7110403475313782" office:value-type="float"/>
        </table:table-row>
        <table:table-row>
          <table:table-cell office:value-type="string">
            <text:p>hueniverse/oz</text:p>
          </table:table-cell>
          <table:table-cell office:value-type="string">
            <text:p>inactive</text:p>
          </table:table-cell>
          <table:table-cell office:value="25.181095074437028" office:value-type="float"/>
          <table:table-cell office:value="0.7031103819892622" office:value-type="float"/>
          <table:table-cell office:value="0.14285714285714285" office:value-type="float"/>
          <table:table-cell office:value="1" office:value-type="float"/>
          <table:table-cell office:value="0.6828879286670269" office:value-type="float"/>
        </table:table-row>
        <table:table-row>
          <table:table-cell office:value-type="string">
            <text:p>aFarkas/webshim</text:p>
          </table:table-cell>
          <table:table-cell office:value-type="string">
            <text:p>inactive</text:p>
          </table:table-cell>
          <table:table-cell office:value="21.359279870452916" office:value-type="float"/>
          <table:table-cell office:value="0.03445397644407137" office:value-type="float"/>
          <table:table-cell office:value="0.13793103448275862" office:value-type="float"/>
          <table:table-cell office:value="1" office:value-type="float"/>
          <table:table-cell office:value="0.679753701706565" office:value-type="float"/>
        </table:table-row>
        <table:table-row>
          <table:table-cell office:value-type="string">
            <text:p>callumboddy/CBZSplashView</text:p>
          </table:table-cell>
          <table:table-cell office:value-type="string">
            <text:p>inactive</text:p>
          </table:table-cell>
          <table:table-cell office:value="40.96040735387814" office:value-type="float"/>
          <table:table-cell office:value="1" office:value-type="float"/>
          <table:table-cell office:value="0.5" office:value-type="float"/>
          <table:table-cell office:value="0" office:value-type="float"/>
          <table:table-cell office:value="0.19300187113027506" office:value-type="float"/>
        </table:table-row>
        <table:table-row>
          <table:table-cell office:value-type="string">
            <text:p>nicinabox/superslides</text:p>
          </table:table-cell>
          <table:table-cell office:value-type="string">
            <text:p>inactive</text:p>
          </table:table-cell>
          <table:table-cell office:value="21.967998290557457" office:value-type="float"/>
          <table:table-cell office:value="0.15239740169150148" office:value-type="float"/>
          <table:table-cell office:value="0.16129032258064516" office:value-type="float"/>
          <table:table-cell office:value="1" office:value-type="float"/>
          <table:table-cell office:value="0.7053948228121949" office:value-type="float"/>
        </table:table-row>
        <table:table-row>
          <table:table-cell office:value-type="string">
            <text:p>fruux/Baikal</text:p>
          </table:table-cell>
          <table:table-cell office:value-type="string">
            <text:p>inactive</text:p>
          </table:table-cell>
          <table:table-cell office:value="21.118309530965174" office:value-type="float"/>
          <table:table-cell office:value="0.09402107104851094" office:value-type="float"/>
          <table:table-cell office:value="0.16666666666666666" office:value-type="float"/>
          <table:table-cell office:value="1" office:value-type="float"/>
          <table:table-cell office:value="0.6863260010800382" office:value-type="float"/>
        </table:table-row>
        <table:table-row>
          <table:table-cell office:value-type="string">
            <text:p>benjaminoakes/maid</text:p>
          </table:table-cell>
          <table:table-cell office:value-type="string">
            <text:p>inactive</text:p>
          </table:table-cell>
          <table:table-cell office:value="22.208772868110497" office:value-type="float"/>
          <table:table-cell office:value="0.29314699185608234" office:value-type="float"/>
          <table:table-cell office:value="0.26666666666666666" office:value-type="float"/>
          <table:table-cell office:value="1" office:value-type="float"/>
          <table:table-cell office:value="0.7283282041779333" office:value-type="float"/>
        </table:table-row>
        <table:table-row>
          <table:table-cell office:value-type="string">
            <text:p>jejacks0n/teaspoon</text:p>
          </table:table-cell>
          <table:table-cell office:value-type="string">
            <text:p>inactive</text:p>
          </table:table-cell>
          <table:table-cell office:value="21.293204013630156" office:value-type="float"/>
          <table:table-cell office:value="0.0910571701188978" office:value-type="float"/>
          <table:table-cell office:value="0.18" office:value-type="float"/>
          <table:table-cell office:value="1" office:value-type="float"/>
          <table:table-cell office:value="0.6909382270107435" office:value-type="float"/>
        </table:table-row>
        <table:table-row>
          <table:table-cell office:value-type="string">
            <text:p>filamentgroup/fixed-sticky</text:p>
          </table:table-cell>
          <table:table-cell office:value-type="string">
            <text:p>inactive</text:p>
          </table:table-cell>
          <table:table-cell office:value="26.801324110442575" office:value-type="float"/>
          <table:table-cell office:value="0.20437854847768278" office:value-type="float"/>
          <table:table-cell office:value="0.2" office:value-type="float"/>
          <table:table-cell office:value="1" office:value-type="float"/>
          <table:table-cell office:value="0.6372881169623564" office:value-type="float"/>
        </table:table-row>
        <table:table-row>
          <table:table-cell office:value-type="string">
            <text:p>HazyResearch/deepdive</text:p>
          </table:table-cell>
          <table:table-cell office:value-type="string">
            <text:p>inactive</text:p>
          </table:table-cell>
          <table:table-cell office:value="21.788748007410984" office:value-type="float"/>
          <table:table-cell office:value="0.04808810256321842" office:value-type="float"/>
          <table:table-cell office:value="0.1875" office:value-type="float"/>
          <table:table-cell office:value="1" office:value-type="float"/>
          <table:table-cell office:value="0.7235017385305647" office:value-type="float"/>
        </table:table-row>
        <table:table-row>
          <table:table-cell office:value-type="string">
            <text:p>mikeash/MAObjCRuntime</text:p>
          </table:table-cell>
          <table:table-cell office:value-type="string">
            <text:p>inactive</text:p>
          </table:table-cell>
          <table:table-cell office:value="31.055605026902064" office:value-type="float"/>
          <table:table-cell office:value="0.30926474995924863" office:value-type="float"/>
          <table:table-cell office:value="0" office:value-type="float"/>
          <table:table-cell office:value="1" office:value-type="float"/>
          <table:table-cell office:value="0.7033848220867469" office:value-type="float"/>
        </table:table-row>
        <table:table-row>
          <table:table-cell office:value-type="string">
            <text:p>spulec/freezegun</text:p>
          </table:table-cell>
          <table:table-cell office:value-type="string">
            <text:p>inactive</text:p>
          </table:table-cell>
          <table:table-cell office:value="21.455695304188385" office:value-type="float"/>
          <table:table-cell office:value="0.08008301180721784" office:value-type="float"/>
          <table:table-cell office:value="0.32" office:value-type="float"/>
          <table:table-cell office:value="1" office:value-type="float"/>
          <table:table-cell office:value="0.7148455687559315" office:value-type="float"/>
        </table:table-row>
        <table:table-row>
          <table:table-cell office:value-type="string">
            <text:p>squaremo/rabbit.js</text:p>
          </table:table-cell>
          <table:table-cell office:value-type="string">
            <text:p>inactive</text:p>
          </table:table-cell>
          <table:table-cell office:value="22.185292469020784" office:value-type="float"/>
          <table:table-cell office:value="0.024745447159752947" office:value-type="float"/>
          <table:table-cell office:value="0.24" office:value-type="float"/>
          <table:table-cell office:value="1" office:value-type="float"/>
          <table:table-cell office:value="0.7201380407786807" office:value-type="float"/>
        </table:table-row>
        <table:table-row>
          <table:table-cell office:value-type="string">
            <text:p>jdesboeufs/connect-mongo</text:p>
          </table:table-cell>
          <table:table-cell office:value-type="string">
            <text:p>inactive</text:p>
          </table:table-cell>
          <table:table-cell office:value="21.708540937930888" office:value-type="float"/>
          <table:table-cell office:value="0.12661582306886546" office:value-type="float"/>
          <table:table-cell office:value="0.375" office:value-type="float"/>
          <table:table-cell office:value="1" office:value-type="float"/>
          <table:table-cell office:value="0.7353342628380558" office:value-type="float"/>
        </table:table-row>
        <table:table-row>
          <table:table-cell office:value-type="string">
            <text:p>VictorBjelkholm/ngProgress</text:p>
          </table:table-cell>
          <table:table-cell office:value-type="string">
            <text:p>inactive</text:p>
          </table:table-cell>
          <table:table-cell office:value="22.962917427483504" office:value-type="float"/>
          <table:table-cell office:value="0.04291460495535204" office:value-type="float"/>
          <table:table-cell office:value="0.25" office:value-type="float"/>
          <table:table-cell office:value="1" office:value-type="float"/>
          <table:table-cell office:value="0.7089951961003791" office:value-type="float"/>
        </table:table-row>
        <table:table-row>
          <table:table-cell office:value-type="string">
            <text:p>radex/SwiftyUserDefaults</text:p>
          </table:table-cell>
          <table:table-cell office:value-type="string">
            <text:p>inactive</text:p>
          </table:table-cell>
          <table:table-cell office:value="23.11984117849124" office:value-type="float"/>
          <table:table-cell office:value="0.05259345170134536" office:value-type="float"/>
          <table:table-cell office:value="0.16666666666666666" office:value-type="float"/>
          <table:table-cell office:value="1" office:value-type="float"/>
          <table:table-cell office:value="0.7166149698389713" office:value-type="float"/>
        </table:table-row>
        <table:table-row>
          <table:table-cell office:value-type="string">
            <text:p>casesandberg/reactcss</text:p>
          </table:table-cell>
          <table:table-cell office:value-type="string">
            <text:p>inactive</text:p>
          </table:table-cell>
          <table:table-cell office:value="24.31713859089365" office:value-type="float"/>
          <table:table-cell office:value="0.12841498547936428" office:value-type="float"/>
          <table:table-cell office:value="0.375" office:value-type="float"/>
          <table:table-cell office:value="1" office:value-type="float"/>
          <table:table-cell office:value="0.7303394053288177" office:value-type="float"/>
        </table:table-row>
        <table:table-row>
          <table:table-cell office:value-type="string">
            <text:p>leapmotion/leapjs</text:p>
          </table:table-cell>
          <table:table-cell office:value-type="string">
            <text:p>inactive</text:p>
          </table:table-cell>
          <table:table-cell office:value="22.270550544070666" office:value-type="float"/>
          <table:table-cell office:value="0.09216602871200692" office:value-type="float"/>
          <table:table-cell office:value="0.19047619047619047" office:value-type="float"/>
          <table:table-cell office:value="1" office:value-type="float"/>
          <table:table-cell office:value="0.7030384414556643" office:value-type="float"/>
        </table:table-row>
        <table:table-row>
          <table:table-cell office:value-type="string">
            <text:p>json5/json5</text:p>
          </table:table-cell>
          <table:table-cell office:value-type="string">
            <text:p>inactive</text:p>
          </table:table-cell>
          <table:table-cell office:value="21.90100058910641" office:value-type="float"/>
          <table:table-cell office:value="0.03973337383146432" office:value-type="float"/>
          <table:table-cell office:value="0.1724137931034483" office:value-type="float"/>
          <table:table-cell office:value="1" office:value-type="float"/>
          <table:table-cell office:value="0.712600344452423" office:value-type="float"/>
        </table:table-row>
        <table:table-row>
          <table:table-cell office:value-type="string">
            <text:p>jonathanslenders/pyvim</text:p>
          </table:table-cell>
          <table:table-cell office:value-type="string">
            <text:p>inactive</text:p>
          </table:table-cell>
          <table:table-cell office:value="24.11794861871562" office:value-type="float"/>
          <table:table-cell office:value="0.3143828444156164" office:value-type="float"/>
          <table:table-cell office:value="0" office:value-type="float"/>
          <table:table-cell office:value="1" office:value-type="float"/>
          <table:table-cell office:value="0.6826029493965817" office:value-type="float"/>
        </table:table-row>
        <table:table-row>
          <table:table-cell office:value-type="string">
            <text:p>curran/screencasts</text:p>
          </table:table-cell>
          <table:table-cell office:value-type="string">
            <text:p>inactive</text:p>
          </table:table-cell>
          <table:table-cell office:value="43.23576816804214" office:value-type="float"/>
          <table:table-cell office:value="1" office:value-type="float"/>
          <table:table-cell office:value="0" office:value-type="float"/>
          <table:table-cell office:value="1" office:value-type="float"/>
          <table:table-cell office:value="0.6590834538939426" office:value-type="float"/>
        </table:table-row>
        <table:table-row>
          <table:table-cell office:value-type="string">
            <text:p>nikgraf/belle</text:p>
          </table:table-cell>
          <table:table-cell office:value-type="string">
            <text:p>inactive</text:p>
          </table:table-cell>
          <table:table-cell office:value="22.808849292093676" office:value-type="float"/>
          <table:table-cell office:value="0.04019397477196118" office:value-type="float"/>
          <table:table-cell office:value="0.3333333333333333" office:value-type="float"/>
          <table:table-cell office:value="1" office:value-type="float"/>
          <table:table-cell office:value="0.743874002075833" office:value-type="float"/>
        </table:table-row>
        <table:table-row>
          <table:table-cell office:value-type="string">
            <text:p>go-yaml/yaml</text:p>
          </table:table-cell>
          <table:table-cell office:value-type="string">
            <text:p>inactive</text:p>
          </table:table-cell>
          <table:table-cell office:value="21.817133474758116" office:value-type="float"/>
          <table:table-cell office:value="0.05400281320468925" office:value-type="float"/>
          <table:table-cell office:value="0.13793103448275862" office:value-type="float"/>
          <table:table-cell office:value="1" office:value-type="float"/>
          <table:table-cell office:value="0.7005193477856663" office:value-type="float"/>
        </table:table-row>
        <table:table-row>
          <table:table-cell office:value-type="string">
            <text:p>tobie/ua-parser</text:p>
          </table:table-cell>
          <table:table-cell office:value-type="string">
            <text:p>inactive</text:p>
          </table:table-cell>
          <table:table-cell office:value="21.062822881811254" office:value-type="float"/>
          <table:table-cell office:value="0.09785054649107343" office:value-type="float"/>
          <table:table-cell office:value="0.17777777777777778" office:value-type="float"/>
          <table:table-cell office:value="1" office:value-type="float"/>
          <table:table-cell office:value="0.688472036118484" office:value-type="float"/>
        </table:table-row>
        <table:table-row>
          <table:table-cell office:value-type="string">
            <text:p>elrumordelaluz/csshake</text:p>
          </table:table-cell>
          <table:table-cell office:value-type="string">
            <text:p>inactive</text:p>
          </table:table-cell>
          <table:table-cell office:value="31.117783609679357" office:value-type="float"/>
          <table:table-cell office:value="0.32715325194306416" office:value-type="float"/>
          <table:table-cell office:value="0.3333333333333333" office:value-type="float"/>
          <table:table-cell office:value="1" office:value-type="float"/>
          <table:table-cell office:value="0.7396810809449628" office:value-type="float"/>
        </table:table-row>
        <table:table-row>
          <table:table-cell office:value-type="string">
            <text:p>bfirsh/jsnes</text:p>
          </table:table-cell>
          <table:table-cell office:value-type="string">
            <text:p>inactive</text:p>
          </table:table-cell>
          <table:table-cell office:value="25.997136108297845" office:value-type="float"/>
          <table:table-cell office:value="0.19744073909989932" office:value-type="float"/>
          <table:table-cell office:value="0.2" office:value-type="float"/>
          <table:table-cell office:value="1" office:value-type="float"/>
          <table:table-cell office:value="0.704116335216128" office:value-type="float"/>
        </table:table-row>
        <table:table-row>
          <table:table-cell office:value-type="string">
            <text:p>prawnpdf/prawn</text:p>
          </table:table-cell>
          <table:table-cell office:value-type="string">
            <text:p>inactive</text:p>
          </table:table-cell>
          <table:table-cell office:value="21.381295193421263" office:value-type="float"/>
          <table:table-cell office:value="0.046038574000471955" office:value-type="float"/>
          <table:table-cell office:value="0.1736111111111111" office:value-type="float"/>
          <table:table-cell office:value="1" office:value-type="float"/>
          <table:table-cell office:value="0.6982056158826514" office:value-type="float"/>
        </table:table-row>
        <table:table-row>
          <table:table-cell office:value-type="string">
            <text:p>lra/mackup</text:p>
          </table:table-cell>
          <table:table-cell office:value-type="string">
            <text:p>inactive</text:p>
          </table:table-cell>
          <table:table-cell office:value="21.41510072236249" office:value-type="float"/>
          <table:table-cell office:value="0.09954981614933127" office:value-type="float"/>
          <table:table-cell office:value="0.2714285714285714" office:value-type="float"/>
          <table:table-cell office:value="1" office:value-type="float"/>
          <table:table-cell office:value="0.7095124263386094" office:value-type="float"/>
        </table:table-row>
        <table:table-row>
          <table:table-cell office:value-type="string">
            <text:p>topcoat/topcoat</text:p>
          </table:table-cell>
          <table:table-cell office:value-type="string">
            <text:p>inactive</text:p>
          </table:table-cell>
          <table:table-cell office:value="22.447003896179112" office:value-type="float"/>
          <table:table-cell office:value="0.1691267458541488" office:value-type="float"/>
          <table:table-cell office:value="0.17391304347826086" office:value-type="float"/>
          <table:table-cell office:value="1" office:value-type="float"/>
          <table:table-cell office:value="0.6744784134818962" office:value-type="float"/>
        </table:table-row>
        <table:table-row>
          <table:table-cell office:value-type="string">
            <text:p>imsky/holder</text:p>
          </table:table-cell>
          <table:table-cell office:value-type="string">
            <text:p>inactive</text:p>
          </table:table-cell>
          <table:table-cell office:value="23.26098793605653" office:value-type="float"/>
          <table:table-cell office:value="0.19844345981239778" office:value-type="float"/>
          <table:table-cell office:value="0.09090909090909091" office:value-type="float"/>
          <table:table-cell office:value="1" office:value-type="float"/>
          <table:table-cell office:value="0.6549897384993136" office:value-type="float"/>
        </table:table-row>
        <table:table-row>
          <table:table-cell office:value-type="string">
            <text:p>yeoman/yeoman</text:p>
          </table:table-cell>
          <table:table-cell office:value-type="string">
            <text:p>inactive</text:p>
          </table:table-cell>
          <table:table-cell office:value="20.921710992821378" office:value-type="float"/>
          <table:table-cell office:value="0.0965977024317296" office:value-type="float"/>
          <table:table-cell office:value="0.19832402234636873" office:value-type="float"/>
          <table:table-cell office:value="1" office:value-type="float"/>
          <table:table-cell office:value="0.6989951942676909" office:value-type="float"/>
        </table:table-row>
        <table:table-row>
          <table:table-cell office:value-type="string">
            <text:p>feathericons/feather</text:p>
          </table:table-cell>
          <table:table-cell office:value-type="string">
            <text:p>inactive</text:p>
          </table:table-cell>
          <table:table-cell office:value="23.904418025318265" office:value-type="float"/>
          <table:table-cell office:value="0.03740885383949977" office:value-type="float"/>
          <table:table-cell office:value="0.1111111111111111" office:value-type="float"/>
          <table:table-cell office:value="1" office:value-type="float"/>
          <table:table-cell office:value="0.7017981089441163" office:value-type="float"/>
        </table:table-row>
        <table:table-row>
          <table:table-cell office:value-type="string">
            <text:p>trailblazer/cells</text:p>
          </table:table-cell>
          <table:table-cell office:value-type="string">
            <text:p>inactive</text:p>
          </table:table-cell>
          <table:table-cell office:value="21.471811120794406" office:value-type="float"/>
          <table:table-cell office:value="0.03784564631513413" office:value-type="float"/>
          <table:table-cell office:value="0.06578947368421052" office:value-type="float"/>
          <table:table-cell office:value="1" office:value-type="float"/>
          <table:table-cell office:value="0.6831043590561565" office:value-type="float"/>
        </table:table-row>
        <table:table-row>
          <table:table-cell office:value-type="string">
            <text:p>mgravell/protobuf-net</text:p>
          </table:table-cell>
          <table:table-cell office:value-type="string">
            <text:p>inactive</text:p>
          </table:table-cell>
          <table:table-cell office:value="21.630572684539548" office:value-type="float"/>
          <table:table-cell office:value="0.10981849664484238" office:value-type="float"/>
          <table:table-cell office:value="0.24489795918367346" office:value-type="float"/>
          <table:table-cell office:value="1" office:value-type="float"/>
          <table:table-cell office:value="0.712933833285894" office:value-type="float"/>
        </table:table-row>
        <table:table-row>
          <table:table-cell office:value-type="string">
            <text:p>ashtuchkin/iconv-lite</text:p>
          </table:table-cell>
          <table:table-cell office:value-type="string">
            <text:p>inactive</text:p>
          </table:table-cell>
          <table:table-cell office:value="22.12000217930232" office:value-type="float"/>
          <table:table-cell office:value="0.008965212213994636" office:value-type="float"/>
          <table:table-cell office:value="0.21052631578947367" office:value-type="float"/>
          <table:table-cell office:value="1" office:value-type="float"/>
          <table:table-cell office:value="0.694992553763544" office:value-type="float"/>
        </table:table-row>
        <table:table-row>
          <table:table-cell office:value-type="string">
            <text:p>RubyMoney/money</text:p>
          </table:table-cell>
          <table:table-cell office:value-type="string">
            <text:p>inactive</text:p>
          </table:table-cell>
          <table:table-cell office:value="21.69159180898014" office:value-type="float"/>
          <table:table-cell office:value="0.032142593022990905" office:value-type="float"/>
          <table:table-cell office:value="0.11764705882352941" office:value-type="float"/>
          <table:table-cell office:value="1" office:value-type="float"/>
          <table:table-cell office:value="0.6862068065105501" office:value-type="float"/>
        </table:table-row>
        <table:table-row>
          <table:table-cell office:value-type="string">
            <text:p>daneden/Toast</text:p>
          </table:table-cell>
          <table:table-cell office:value-type="string">
            <text:p>inactive</text:p>
          </table:table-cell>
          <table:table-cell office:value="42.52785685506588" office:value-type="float"/>
          <table:table-cell office:value="1" office:value-type="float"/>
          <table:table-cell office:value="0.5" office:value-type="float"/>
          <table:table-cell office:value="1" office:value-type="float"/>
          <table:table-cell office:value="0.6677447935271542" office:value-type="float"/>
        </table:table-row>
      </table:table>
      <table:table table:name="Recall"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reponame</text:p>
          </table:table-cell>
          <table:table-cell office:value-type="string">
            <text:p>esem_status</text:p>
          </table:table-cell>
          <table:table-cell office:value-type="string">
            <text:p>dissidence</text:p>
          </table:table-cell>
          <table:table-cell office:value-type="string">
            <text:p>upf_corr</text:p>
          </table:table-cell>
          <table:table-cell office:value-type="string">
            <text:p>pf_prop</text:p>
          </table:table-cell>
          <table:table-cell office:value-type="string">
            <text:p>opp_prop</text:p>
          </table:table-cell>
          <table:table-cell office:value-type="string">
            <text:p>rot_regret</text:p>
          </table:table-cell>
        </table:table-row>
        <table:table-row>
          <table:table-cell office:value-type="string">
            <text:p>jessesquires/JSQMessagesViewController</text:p>
          </table:table-cell>
          <table:table-cell office:value-type="string">
            <text:p>inactive</text:p>
          </table:table-cell>
          <table:table-cell office:value="21.094307587092878" office:value-type="float"/>
          <table:table-cell office:value="0.09081046969993907" office:value-type="float"/>
          <table:table-cell office:value="0.3786407766990291" office:value-type="float"/>
          <table:table-cell office:value="1" office:value-type="float"/>
          <table:table-cell office:value="0.7419129394043861" office:value-type="float"/>
        </table:table-row>
        <table:table-row>
          <table:table-cell office:value-type="string">
            <text:p>go-martini/martini</text:p>
          </table:table-cell>
          <table:table-cell office:value-type="string">
            <text:p>inactive</text:p>
          </table:table-cell>
          <table:table-cell office:value="22.17835956424983" office:value-type="float"/>
          <table:table-cell office:value="0.04342738881197553" office:value-type="float"/>
          <table:table-cell office:value="0.36666666666666664" office:value-type="float"/>
          <table:table-cell office:value="1" office:value-type="float"/>
          <table:table-cell office:value="0.7188040656192634" office:value-type="float"/>
        </table:table-row>
        <table:table-row>
          <table:table-cell office:value-type="string">
            <text:p>PHPOffice/PHPExcel</text:p>
          </table:table-cell>
          <table:table-cell office:value-type="string">
            <text:p>inactive</text:p>
          </table:table-cell>
          <table:table-cell office:value="20.94309364174913" office:value-type="float"/>
          <table:table-cell office:value="0.05752459223792835" office:value-type="float"/>
          <table:table-cell office:value="0.234375" office:value-type="float"/>
          <table:table-cell office:value="1" office:value-type="float"/>
          <table:table-cell office:value="0.7060124892958911" office:value-type="float"/>
        </table:table-row>
        <table:table-row>
          <table:table-cell office:value-type="string">
            <text:p>NUKnightLab/TimelineJS</text:p>
          </table:table-cell>
          <table:table-cell office:value-type="string">
            <text:p>inactive</text:p>
          </table:table-cell>
          <table:table-cell office:value="26.692227801362275" office:value-type="float"/>
          <table:table-cell office:value="0.12188307665347871" office:value-type="float"/>
          <table:table-cell office:value="0.4" office:value-type="float"/>
          <table:table-cell office:value="1" office:value-type="float"/>
          <table:table-cell office:value="0.7121924600260464" office:value-type="float"/>
        </table:table-row>
        <table:table-row>
          <table:table-cell office:value-type="string">
            <text:p>HubSpot/offline</text:p>
          </table:table-cell>
          <table:table-cell office:value-type="string">
            <text:p>inactive</text:p>
          </table:table-cell>
          <table:table-cell office:value="21.84696971323374" office:value-type="float"/>
          <table:table-cell office:value="0.08821678296192433" office:value-type="float"/>
          <table:table-cell office:value="0.19230769230769232" office:value-type="float"/>
          <table:table-cell office:value="1" office:value-type="float"/>
          <table:table-cell office:value="0.6967156197405123" office:value-type="float"/>
        </table:table-row>
        <table:table-row>
          <table:table-cell office:value-type="string">
            <text:p>harthur/brain</text:p>
          </table:table-cell>
          <table:table-cell office:value-type="string">
            <text:p>inactive</text:p>
          </table:table-cell>
          <table:table-cell office:value="22.748480597798338" office:value-type="float"/>
          <table:table-cell office:value="0.1502475080322011" office:value-type="float"/>
          <table:table-cell office:value="0.4666666666666667" office:value-type="float"/>
          <table:table-cell office:value="1" office:value-type="float"/>
          <table:table-cell office:value="0.7465763986136355" office:value-type="float"/>
        </table:table-row>
        <table:table-row>
          <table:table-cell office:value-type="string">
            <text:p>coolwanglu/pdf2htmlEX</text:p>
          </table:table-cell>
          <table:table-cell office:value-type="string">
            <text:p>inactive</text:p>
          </table:table-cell>
          <table:table-cell office:value="21.0801277554893" office:value-type="float"/>
          <table:table-cell office:value="0.06263985290148773" office:value-type="float"/>
          <table:table-cell office:value="0.23853211009174313" office:value-type="float"/>
          <table:table-cell office:value="1" office:value-type="float"/>
          <table:table-cell office:value="0.7039657175913474" office:value-type="float"/>
        </table:table-row>
        <table:table-row>
          <table:table-cell office:value-type="string">
            <text:p>Compass/compass</text:p>
          </table:table-cell>
          <table:table-cell office:value-type="string">
            <text:p>inactive</text:p>
          </table:table-cell>
          <table:table-cell office:value="21.473941485380667" office:value-type="float"/>
          <table:table-cell office:value="0.02495350015798307" office:value-type="float"/>
          <table:table-cell office:value="0.10810810810810811" office:value-type="float"/>
          <table:table-cell office:value="1" office:value-type="float"/>
          <table:table-cell office:value="0.6694001061585052" office:value-type="float"/>
        </table:table-row>
        <table:table-row>
          <table:table-cell office:value-type="string">
            <text:p>flightjs/flight</text:p>
          </table:table-cell>
          <table:table-cell office:value-type="string">
            <text:p>inactive</text:p>
          </table:table-cell>
          <table:table-cell office:value="21.9432825837926" office:value-type="float"/>
          <table:table-cell office:value="0.1586791564394745" office:value-type="float"/>
          <table:table-cell office:value="0" office:value-type="float"/>
          <table:table-cell office:value="1" office:value-type="float"/>
          <table:table-cell office:value="0.6817212932114329" office:value-type="float"/>
        </table:table-row>
        <table:table-row>
          <table:table-cell office:value-type="string">
            <text:p>kien/ctrlp.vim</text:p>
          </table:table-cell>
          <table:table-cell office:value-type="string">
            <text:p>inactive</text:p>
          </table:table-cell>
          <table:table-cell office:value="20.986825203974846" office:value-type="float"/>
          <table:table-cell office:value="0.03698100696589657" office:value-type="float"/>
          <table:table-cell office:value="0.14893617021276595" office:value-type="float"/>
          <table:table-cell office:value="1" office:value-type="float"/>
          <table:table-cell office:value="0.7047537452255297" office:value-type="float"/>
        </table:table-row>
        <table:table-row>
          <table:table-cell office:value-type="string">
            <text:p>square/crossfilter</text:p>
          </table:table-cell>
          <table:table-cell office:value-type="string">
            <text:p>inactive</text:p>
          </table:table-cell>
          <table:table-cell office:value="21.89899061875491" office:value-type="float"/>
          <table:table-cell office:value="0.012480393414039614" office:value-type="float"/>
          <table:table-cell office:value="0.17777777777777778" office:value-type="float"/>
          <table:table-cell office:value="1" office:value-type="float"/>
          <table:table-cell office:value="0.6965059228052531" office:value-type="float"/>
        </table:table-row>
        <table:table-row>
          <table:table-cell office:value-type="string">
            <text:p>progit/progit</text:p>
          </table:table-cell>
          <table:table-cell office:value-type="string">
            <text:p>inactive</text:p>
          </table:table-cell>
          <table:table-cell office:value="22.339936166354075" office:value-type="float"/>
          <table:table-cell office:value="0.04344111291221094" office:value-type="float"/>
          <table:table-cell office:value="0.3333333333333333" office:value-type="float"/>
          <table:table-cell office:value="1" office:value-type="float"/>
          <table:table-cell office:value="0.7278666377094348" office:value-type="float"/>
        </table:table-row>
        <table:table-row>
          <table:table-cell office:value-type="string">
            <text:p>tools/godep</text:p>
          </table:table-cell>
          <table:table-cell office:value-type="string">
            <text:p>inactive</text:p>
          </table:table-cell>
          <table:table-cell office:value="21.132302791353972" office:value-type="float"/>
          <table:table-cell office:value="0.06533419353828211" office:value-type="float"/>
          <table:table-cell office:value="0.29896907216494845" office:value-type="float"/>
          <table:table-cell office:value="1" office:value-type="float"/>
          <table:table-cell office:value="0.729344316999615" office:value-type="float"/>
        </table:table-row>
        <table:table-row>
          <table:table-cell office:value-type="string">
            <text:p>nicklockwood/FXBlurView</text:p>
          </table:table-cell>
          <table:table-cell office:value-type="string">
            <text:p>inactive</text:p>
          </table:table-cell>
          <table:table-cell office:value="22.73064442238476" office:value-type="float"/>
          <table:table-cell office:value="0.05294538782306305" office:value-type="float"/>
          <table:table-cell office:value="0.2857142857142857" office:value-type="float"/>
          <table:table-cell office:value="1" office:value-type="float"/>
          <table:table-cell office:value="0.7095970702128448" office:value-type="float"/>
        </table:table-row>
        <table:table-row>
          <table:table-cell office:value-type="string">
            <text:p>markdalgleish/stellar.js</text:p>
          </table:table-cell>
          <table:table-cell office:value-type="string">
            <text:p>inactive</text:p>
          </table:table-cell>
          <table:table-cell office:value="23.406976171991154" office:value-type="float"/>
          <table:table-cell office:value="0.08773632014208521" office:value-type="float"/>
          <table:table-cell office:value="0.18181818181818182" office:value-type="float"/>
          <table:table-cell office:value="1" office:value-type="float"/>
          <table:table-cell office:value="0.6797840254303762" office:value-type="float"/>
        </table:table-row>
        <table:table-row>
          <table:table-cell office:value-type="string">
            <text:p>fabien-d/alertify.js</text:p>
          </table:table-cell>
          <table:table-cell office:value-type="string">
            <text:p>inactive</text:p>
          </table:table-cell>
          <table:table-cell office:value="21.88835992103953" office:value-type="float"/>
          <table:table-cell office:value="0.05989997680739242" office:value-type="float"/>
          <table:table-cell office:value="0.10344827586206896" office:value-type="float"/>
          <table:table-cell office:value="1" office:value-type="float"/>
          <table:table-cell office:value="0.6754999607848663" office:value-type="float"/>
        </table:table-row>
        <table:table-row>
          <table:table-cell office:value-type="string">
            <text:p>JakeWharton/NineOldAndroids</text:p>
          </table:table-cell>
          <table:table-cell office:value-type="string">
            <text:p>inactive</text:p>
          </table:table-cell>
          <table:table-cell office:value="41.08277476577476" office:value-type="float"/>
          <table:table-cell office:value="1" office:value-type="float"/>
          <table:table-cell office:value="0" office:value-type="float"/>
          <table:table-cell office:value="1" office:value-type="float"/>
          <table:table-cell office:value="0.7035370372119414" office:value-type="float"/>
        </table:table-row>
        <table:table-row>
          <table:table-cell office:value-type="string">
            <text:p>facebookarchive/fixed-data-table</text:p>
          </table:table-cell>
          <table:table-cell office:value-type="string">
            <text:p>inactive</text:p>
          </table:table-cell>
          <table:table-cell office:value="21.722275519721503" office:value-type="float"/>
          <table:table-cell office:value="0.022297956418102432" office:value-type="float"/>
          <table:table-cell office:value="0.18840579710144928" office:value-type="float"/>
          <table:table-cell office:value="1" office:value-type="float"/>
          <table:table-cell office:value="0.696259159629527" office:value-type="float"/>
        </table:table-row>
        <table:table-row>
          <table:table-cell office:value-type="string">
            <text:p>nicklockwood/iRate</text:p>
          </table:table-cell>
          <table:table-cell office:value-type="string">
            <text:p>inactive</text:p>
          </table:table-cell>
          <table:table-cell office:value="21.59330211607914" office:value-type="float"/>
          <table:table-cell office:value="0.06841010341475025" office:value-type="float"/>
          <table:table-cell office:value="0.0967741935483871" office:value-type="float"/>
          <table:table-cell office:value="1" office:value-type="float"/>
          <table:table-cell office:value="0.6912445565090667" office:value-type="float"/>
        </table:table-row>
        <table:table-row>
          <table:table-cell office:value-type="string">
            <text:p>makovkastar/FloatingActionButton</text:p>
          </table:table-cell>
          <table:table-cell office:value-type="string">
            <text:p>inactive</text:p>
          </table:table-cell>
          <table:table-cell office:value="21.867333593136046" office:value-type="float"/>
          <table:table-cell office:value="0.10947529352789191" office:value-type="float"/>
          <table:table-cell office:value="0.4444444444444444" office:value-type="float"/>
          <table:table-cell office:value="0" office:value-type="float"/>
          <table:table-cell office:value="0.24983195405352987" office:value-type="float"/>
        </table:table-row>
        <table:table-row>
          <table:table-cell office:value-type="string">
            <text:p>stig/json-framework</text:p>
          </table:table-cell>
          <table:table-cell office:value-type="string">
            <text:p>inactive</text:p>
          </table:table-cell>
          <table:table-cell office:value="21.477440929750987" office:value-type="float"/>
          <table:table-cell office:value="0.043184383794781143" office:value-type="float"/>
          <table:table-cell office:value="0.2857142857142857" office:value-type="float"/>
          <table:table-cell office:value="1" office:value-type="float"/>
          <table:table-cell office:value="0.7020698502594381" office:value-type="float"/>
        </table:table-row>
        <table:table-row>
          <table:table-cell office:value-type="string">
            <text:p>ericdrowell/KineticJS</text:p>
          </table:table-cell>
          <table:table-cell office:value-type="string">
            <text:p>inactive</text:p>
          </table:table-cell>
          <table:table-cell office:value="21.12248306913483" office:value-type="float"/>
          <table:table-cell office:value="0.09284585762825681" office:value-type="float"/>
          <table:table-cell office:value="0.14012738853503184" office:value-type="float"/>
          <table:table-cell office:value="1" office:value-type="float"/>
          <table:table-cell office:value="0.6891913849095233" office:value-type="float"/>
        </table:table-row>
        <table:table-row>
          <table:table-cell office:value-type="string">
            <text:p>facebookarchive/scribe</text:p>
          </table:table-cell>
          <table:table-cell office:value-type="string">
            <text:p>inactive</text:p>
          </table:table-cell>
          <table:table-cell office:value="42.6719779663358" office:value-type="float"/>
          <table:table-cell office:value="1" office:value-type="float"/>
          <table:table-cell office:value="1" office:value-type="float"/>
          <table:table-cell office:value="0" office:value-type="float"/>
          <table:table-cell office:value="0.18080646848270032" office:value-type="float"/>
        </table:table-row>
        <table:table-row>
          <table:table-cell office:value-type="string">
            <text:p>ionic-team/ng-cordova</text:p>
          </table:table-cell>
          <table:table-cell office:value-type="string">
            <text:p>inactive</text:p>
          </table:table-cell>
          <table:table-cell office:value="21.217981760971544" office:value-type="float"/>
          <table:table-cell office:value="0.10400103548043986" office:value-type="float"/>
          <table:table-cell office:value="0.1794871794871795" office:value-type="float"/>
          <table:table-cell office:value="1" office:value-type="float"/>
          <table:table-cell office:value="0.6884942801795048" office:value-type="float"/>
        </table:table-row>
        <table:table-row>
          <table:table-cell office:value-type="string">
            <text:p>chrippa/livestreamer</text:p>
          </table:table-cell>
          <table:table-cell office:value-type="string">
            <text:p>inactive</text:p>
          </table:table-cell>
          <table:table-cell office:value="20.10995358588782" office:value-type="float"/>
          <table:table-cell office:value="0.08188652158289696" office:value-type="float"/>
          <table:table-cell office:value="0.2534562211981567" office:value-type="float"/>
          <table:table-cell office:value="1" office:value-type="float"/>
          <table:table-cell office:value="0.7133330730180549" office:value-type="float"/>
        </table:table-row>
        <table:table-row>
          <table:table-cell office:value-type="string">
            <text:p>appjs/appjs</text:p>
          </table:table-cell>
          <table:table-cell office:value-type="string">
            <text:p>inactive</text:p>
          </table:table-cell>
          <table:table-cell office:value="29.130007145996164" office:value-type="float"/>
          <table:table-cell office:value="0.3310156423905882" office:value-type="float"/>
          <table:table-cell office:value="0.25" office:value-type="float"/>
          <table:table-cell office:value="1" office:value-type="float"/>
          <table:table-cell office:value="0.650517978476474" office:value-type="float"/>
        </table:table-row>
        <table:table-row>
          <table:table-cell office:value-type="string">
            <text:p>facebookarchive/facebook-php-sdk</text:p>
          </table:table-cell>
          <table:table-cell office:value-type="string">
            <text:p>inactive</text:p>
          </table:table-cell>
          <table:table-cell office:value="23.706426189103244" office:value-type="float"/>
          <table:table-cell office:value="0.050411101251760994" office:value-type="float"/>
          <table:table-cell office:value="0.36363636363636365" office:value-type="float"/>
          <table:table-cell office:value="1" office:value-type="float"/>
          <table:table-cell office:value="0.7213449782701745" office:value-type="float"/>
        </table:table-row>
        <table:table-row>
          <table:table-cell office:value-type="string">
            <text:p>facebookarchive/origami</text:p>
          </table:table-cell>
          <table:table-cell office:value-type="string">
            <text:p>inactive</text:p>
          </table:table-cell>
          <table:table-cell office:value="25.95343945036762" office:value-type="float"/>
          <table:table-cell office:value="0.3022862375524749" office:value-type="float"/>
          <table:table-cell office:value="0.4" office:value-type="float"/>
          <table:table-cell office:value="1" office:value-type="float"/>
          <table:table-cell office:value="0.6884810249442143" office:value-type="float"/>
        </table:table-row>
        <table:table-row>
          <table:table-cell office:value-type="string">
            <text:p>defunkt/dotjs</text:p>
          </table:table-cell>
          <table:table-cell office:value-type="string">
            <text:p>inactive</text:p>
          </table:table-cell>
          <table:table-cell office:value="22.90383050805931" office:value-type="float"/>
          <table:table-cell office:value="0.13996521551168398" office:value-type="float"/>
          <table:table-cell office:value="0" office:value-type="float"/>
          <table:table-cell office:value="1" office:value-type="float"/>
          <table:table-cell office:value="0.6366198009467218" office:value-type="float"/>
        </table:table-row>
        <table:table-row>
          <table:table-cell office:value-type="string">
            <text:p>carrot/share-button</text:p>
          </table:table-cell>
          <table:table-cell office:value-type="string">
            <text:p>inactive</text:p>
          </table:table-cell>
          <table:table-cell office:value="21.77899559991294" office:value-type="float"/>
          <table:table-cell office:value="0.019416033059705406" office:value-type="float"/>
          <table:table-cell office:value="0.15789473684210525" office:value-type="float"/>
          <table:table-cell office:value="1" office:value-type="float"/>
          <table:table-cell office:value="0.6875894934265868" office:value-type="float"/>
        </table:table-row>
        <table:table-row>
          <table:table-cell office:value-type="string">
            <text:p>nicklockwood/FXForms</text:p>
          </table:table-cell>
          <table:table-cell office:value-type="string">
            <text:p>inactive</text:p>
          </table:table-cell>
          <table:table-cell office:value="21.45690588638794" office:value-type="float"/>
          <table:table-cell office:value="0.041172158310098426" office:value-type="float"/>
          <table:table-cell office:value="0.2619047619047619" office:value-type="float"/>
          <table:table-cell office:value="1" office:value-type="float"/>
          <table:table-cell office:value="0.7191672931277697" office:value-type="float"/>
        </table:table-row>
        <table:table-row>
          <table:table-cell office:value-type="string">
            <text:p>jp9000/OBS</text:p>
          </table:table-cell>
          <table:table-cell office:value-type="string">
            <text:p>inactive</text:p>
          </table:table-cell>
          <table:table-cell office:value="23.32121662458641" office:value-type="float"/>
          <table:table-cell office:value="0.058738567033150946" office:value-type="float"/>
          <table:table-cell office:value="0.08333333333333333" office:value-type="float"/>
          <table:table-cell office:value="1" office:value-type="float"/>
          <table:table-cell office:value="0.6967702004872558" office:value-type="float"/>
        </table:table-row>
        <table:table-row>
          <table:table-cell office:value-type="string">
            <text:p>rigoneri/syte</text:p>
          </table:table-cell>
          <table:table-cell office:value-type="string">
            <text:p>inactive</text:p>
          </table:table-cell>
          <table:table-cell office:value="24.67519113272287" office:value-type="float"/>
          <table:table-cell office:value="0.05189314289812982" office:value-type="float"/>
          <table:table-cell office:value="0.25" office:value-type="float"/>
          <table:table-cell office:value="1" office:value-type="float"/>
          <table:table-cell office:value="0.69235884102686" office:value-type="float"/>
        </table:table-row>
        <table:table-row>
          <table:table-cell office:value-type="string">
            <text:p>chocolatey/chocolatey</text:p>
          </table:table-cell>
          <table:table-cell office:value-type="string">
            <text:p>inactive</text:p>
          </table:table-cell>
          <table:table-cell office:value="21.08675589743899" office:value-type="float"/>
          <table:table-cell office:value="0.08195899622114515" office:value-type="float"/>
          <table:table-cell office:value="0.0784313725490196" office:value-type="float"/>
          <table:table-cell office:value="1" office:value-type="float"/>
          <table:table-cell office:value="0.6678473153848592" office:value-type="float"/>
        </table:table-row>
        <table:table-row>
          <table:table-cell office:value-type="string">
            <text:p>omab/python-social-auth</text:p>
          </table:table-cell>
          <table:table-cell office:value-type="string">
            <text:p>inactive</text:p>
          </table:table-cell>
          <table:table-cell office:value="21.566195129310184" office:value-type="float"/>
          <table:table-cell office:value="0.03281272975109728" office:value-type="float"/>
          <table:table-cell office:value="0.1875" office:value-type="float"/>
          <table:table-cell office:value="1" office:value-type="float"/>
          <table:table-cell office:value="0.7000920280809727" office:value-type="float"/>
        </table:table-row>
        <table:table-row>
          <table:table-cell office:value-type="string">
            <text:p>Homebrew/homebrew-php</text:p>
          </table:table-cell>
          <table:table-cell office:value-type="string">
            <text:p>active</text:p>
          </table:table-cell>
          <table:table-cell office:value="20.39602511447029" office:value-type="float"/>
          <table:table-cell office:value="0.1408567759263799" office:value-type="float"/>
          <table:table-cell office:value="0.24193548387096775" office:value-type="float"/>
          <table:table-cell office:value="1" office:value-type="float"/>
          <table:table-cell office:value="0.7084786003752349" office:value-type="float"/>
        </table:table-row>
        <table:table-row>
          <table:table-cell office:value-type="string">
            <text:p>SlexAxton/yepnope.js</text:p>
          </table:table-cell>
          <table:table-cell office:value-type="string">
            <text:p>inactive</text:p>
          </table:table-cell>
          <table:table-cell office:value="20.84398143638194" office:value-type="float"/>
          <table:table-cell office:value="0.07741651773651514" office:value-type="float"/>
          <table:table-cell office:value="0.0392156862745098" office:value-type="float"/>
          <table:table-cell office:value="1" office:value-type="float"/>
          <table:table-cell office:value="0.6584552511304519" office:value-type="float"/>
        </table:table-row>
        <table:table-row>
          <table:table-cell office:value-type="string">
            <text:p>mailgun/godebug</text:p>
          </table:table-cell>
          <table:table-cell office:value-type="string">
            <text:p>inactive</text:p>
          </table:table-cell>
          <table:table-cell office:value="24.277911562526874" office:value-type="float"/>
          <table:table-cell office:value="0.1736319275885312" office:value-type="float"/>
          <table:table-cell office:value="0.125" office:value-type="float"/>
          <table:table-cell office:value="1" office:value-type="float"/>
          <table:table-cell office:value="0.7068636714403296" office:value-type="float"/>
        </table:table-row>
        <table:table-row>
          <table:table-cell office:value-type="string">
            <text:p>johannilsson/android-pulltorefresh</text:p>
          </table:table-cell>
          <table:table-cell office:value-type="string">
            <text:p>inactive</text:p>
          </table:table-cell>
          <table:table-cell office:value="23.93712124783357" office:value-type="float"/>
          <table:table-cell office:value="0.13549503340397648" office:value-type="float"/>
          <table:table-cell office:value="0.3" office:value-type="float"/>
          <table:table-cell office:value="1" office:value-type="float"/>
          <table:table-cell office:value="0.7254415210832539" office:value-type="float"/>
        </table:table-row>
        <table:table-row>
          <table:table-cell office:value-type="string">
            <text:p>spray/spray</text:p>
          </table:table-cell>
          <table:table-cell office:value-type="string">
            <text:p>inactive</text:p>
          </table:table-cell>
          <table:table-cell office:value="21.586045037092074" office:value-type="float"/>
          <table:table-cell office:value="0.019306853932540686" office:value-type="float"/>
          <table:table-cell office:value="0.23333333333333334" office:value-type="float"/>
          <table:table-cell office:value="1" office:value-type="float"/>
          <table:table-cell office:value="0.7130670122394164" office:value-type="float"/>
        </table:table-row>
        <table:table-row>
          <table:table-cell office:value-type="string">
            <text:p>MobileChromeApps/mobile-chrome-apps</text:p>
          </table:table-cell>
          <table:table-cell office:value-type="string">
            <text:p>inactive</text:p>
          </table:table-cell>
          <table:table-cell office:value="20.969818950265395" office:value-type="float"/>
          <table:table-cell office:value="0.10220301002710426" office:value-type="float"/>
          <table:table-cell office:value="0.09375" office:value-type="float"/>
          <table:table-cell office:value="1" office:value-type="float"/>
          <table:table-cell office:value="0.6560891832502174" office:value-type="float"/>
        </table:table-row>
        <table:table-row>
          <table:table-cell office:value-type="string">
            <text:p>alexk111/SVG-Morpheus</text:p>
          </table:table-cell>
          <table:table-cell office:value-type="string">
            <text:p>inactive</text:p>
          </table:table-cell>
          <table:table-cell office:value="32.27865273319144" office:value-type="float"/>
          <table:table-cell office:value="0.48989975630037935" office:value-type="float"/>
          <table:table-cell office:value="0" office:value-type="float"/>
          <table:table-cell office:value="1" office:value-type="float"/>
          <table:table-cell office:value="0.7213394464966841" office:value-type="float"/>
        </table:table-row>
        <table:table-row>
          <table:table-cell office:value-type="string">
            <text:p>Comcast/FreeFlow</text:p>
          </table:table-cell>
          <table:table-cell office:value-type="string">
            <text:p>inactive</text:p>
          </table:table-cell>
          <table:table-cell office:value="24.145376875421018" office:value-type="float"/>
          <table:table-cell office:value="0.12527418816466138" office:value-type="float"/>
          <table:table-cell office:value="0.25" office:value-type="float"/>
          <table:table-cell office:value="1" office:value-type="float"/>
          <table:table-cell office:value="0.71900183826623" office:value-type="float"/>
        </table:table-row>
        <table:table-row>
          <table:table-cell office:value-type="string">
            <text:p>somerandomdude/Iconic</text:p>
          </table:table-cell>
          <table:table-cell office:value-type="string">
            <text:p>inactive</text:p>
          </table:table-cell>
          <table:table-cell office:value="25.41809286879402" office:value-type="float"/>
          <table:table-cell office:value="0.07551683227457646" office:value-type="float"/>
          <table:table-cell office:value="0.5" office:value-type="float"/>
          <table:table-cell office:value="1" office:value-type="float"/>
          <table:table-cell office:value="0.7458439724344751" office:value-type="float"/>
        </table:table-row>
        <table:table-row>
          <table:table-cell office:value-type="string">
            <text:p>johnpolacek/superscrollorama</text:p>
          </table:table-cell>
          <table:table-cell office:value-type="string">
            <text:p>inactive</text:p>
          </table:table-cell>
          <table:table-cell office:value="21.91826182491478" office:value-type="float"/>
          <table:table-cell office:value="0.08749582730416099" office:value-type="float"/>
          <table:table-cell office:value="0.37037037037037035" office:value-type="float"/>
          <table:table-cell office:value="1" office:value-type="float"/>
          <table:table-cell office:value="0.7271130663541678" office:value-type="float"/>
        </table:table-row>
        <table:table-row>
          <table:table-cell office:value-type="string">
            <text:p>gmoledina/GMGridView</text:p>
          </table:table-cell>
          <table:table-cell office:value-type="string">
            <text:p>inactive</text:p>
          </table:table-cell>
          <table:table-cell office:value="21.560429348353548" office:value-type="float"/>
          <table:table-cell office:value="0.07859680564585392" office:value-type="float"/>
          <table:table-cell office:value="0.25" office:value-type="float"/>
          <table:table-cell office:value="1" office:value-type="float"/>
          <table:table-cell office:value="0.7100587876234347" office:value-type="float"/>
        </table:table-row>
        <table:table-row>
          <table:table-cell office:value-type="string">
            <text:p>lucadegasperi/oauth2-server-laravel</text:p>
          </table:table-cell>
          <table:table-cell office:value-type="string">
            <text:p>inactive</text:p>
          </table:table-cell>
          <table:table-cell office:value="26.690304900511013" office:value-type="float"/>
          <table:table-cell office:value="0.33911484294285743" office:value-type="float"/>
          <table:table-cell office:value="0.4" office:value-type="float"/>
          <table:table-cell office:value="1" office:value-type="float"/>
          <table:table-cell office:value="0.748808382911981" office:value-type="float"/>
        </table:table-row>
        <table:table-row>
          <table:table-cell office:value-type="string">
            <text:p>adamdbradley/foresight.js</text:p>
          </table:table-cell>
          <table:table-cell office:value-type="string">
            <text:p>inactive</text:p>
          </table:table-cell>
          <table:table-cell office:value="42.98921833873716" office:value-type="float"/>
          <table:table-cell office:value="1" office:value-type="float"/>
          <table:table-cell office:value="0" office:value-type="float"/>
          <table:table-cell office:value="1" office:value-type="float"/>
          <table:table-cell office:value="0.6562508346218486" office:value-type="float"/>
        </table:table-row>
        <table:table-row>
          <table:table-cell office:value-type="string">
            <text:p>uber-archive/image-diff</text:p>
          </table:table-cell>
          <table:table-cell office:value-type="string">
            <text:p>inactive</text:p>
          </table:table-cell>
          <table:table-cell office:value="25.649379519504578" office:value-type="float"/>
          <table:table-cell office:value="0.09278338829528443" office:value-type="float"/>
          <table:table-cell office:value="0.16666666666666666" office:value-type="float"/>
          <table:table-cell office:value="1" office:value-type="float"/>
          <table:table-cell office:value="0.7190775081715937" office:value-type="float"/>
        </table:table-row>
        <table:table-row>
          <table:table-cell office:value-type="string">
            <text:p>JoanZapata/android-pdfview</text:p>
          </table:table-cell>
          <table:table-cell office:value-type="string">
            <text:p>inactive</text:p>
          </table:table-cell>
          <table:table-cell office:value="21.401824225400336" office:value-type="float"/>
          <table:table-cell office:value="0.43572147638725856" office:value-type="float"/>
          <table:table-cell office:value="0.5555555555555556" office:value-type="float"/>
          <table:table-cell office:value="0" office:value-type="float"/>
          <table:table-cell office:value="0.22698262805013653" office:value-type="float"/>
        </table:table-row>
        <table:table-row>
          <table:table-cell office:value-type="string">
            <text:p>jaredsinclair/JTSImageViewController</text:p>
          </table:table-cell>
          <table:table-cell office:value-type="string">
            <text:p>inactive</text:p>
          </table:table-cell>
          <table:table-cell office:value="23.5034254030605" office:value-type="float"/>
          <table:table-cell office:value="0.1846539204608126" office:value-type="float"/>
          <table:table-cell office:value="0.2222222222222222" office:value-type="float"/>
          <table:table-cell office:value="1" office:value-type="float"/>
          <table:table-cell office:value="0.7183017231583445" office:value-type="float"/>
        </table:table-row>
        <table:table-row>
          <table:table-cell office:value-type="string">
            <text:p>Prototik/HoloEverywhere</text:p>
          </table:table-cell>
          <table:table-cell office:value-type="string">
            <text:p>inactive</text:p>
          </table:table-cell>
          <table:table-cell office:value="20.980369046834344" office:value-type="float"/>
          <table:table-cell office:value="0.11416423961599738" office:value-type="float"/>
          <table:table-cell office:value="0.42" office:value-type="float"/>
          <table:table-cell office:value="1" office:value-type="float"/>
          <table:table-cell office:value="0.7316898773357607" office:value-type="float"/>
        </table:table-row>
        <table:table-row>
          <table:table-cell office:value-type="string">
            <text:p>hipache/hipache</text:p>
          </table:table-cell>
          <table:table-cell office:value-type="string">
            <text:p>inactive</text:p>
          </table:table-cell>
          <table:table-cell office:value="22.403602688841687" office:value-type="float"/>
          <table:table-cell office:value="0.04585709116906737" office:value-type="float"/>
          <table:table-cell office:value="0.18181818181818182" office:value-type="float"/>
          <table:table-cell office:value="1" office:value-type="float"/>
          <table:table-cell office:value="0.7024846981110359" office:value-type="float"/>
        </table:table-row>
        <table:table-row>
          <table:table-cell office:value-type="string">
            <text:p>twitter-archive/gizzard</text:p>
          </table:table-cell>
          <table:table-cell office:value-type="string">
            <text:p>inactive</text:p>
          </table:table-cell>
          <table:table-cell office:value="26.479482462411045" office:value-type="float"/>
          <table:table-cell office:value="0.06755301604325437" office:value-type="float"/>
          <table:table-cell office:value="0.2" office:value-type="float"/>
          <table:table-cell office:value="1" office:value-type="float"/>
          <table:table-cell office:value="0.7195933401571417" office:value-type="float"/>
        </table:table-row>
        <table:table-row>
          <table:table-cell office:value-type="string">
            <text:p>go-mgo/mgo</text:p>
          </table:table-cell>
          <table:table-cell office:value-type="string">
            <text:p>inactive</text:p>
          </table:table-cell>
          <table:table-cell office:value="22.714988267211876" office:value-type="float"/>
          <table:table-cell office:value="0.0426319960947269" office:value-type="float"/>
          <table:table-cell office:value="0.35714285714285715" office:value-type="float"/>
          <table:table-cell office:value="1" office:value-type="float"/>
          <table:table-cell office:value="0.7042063060749655" office:value-type="float"/>
        </table:table-row>
        <table:table-row>
          <table:table-cell office:value-type="string">
            <text:p>crosswalk-project/crosswalk</text:p>
          </table:table-cell>
          <table:table-cell office:value-type="string">
            <text:p>inactive</text:p>
          </table:table-cell>
          <table:table-cell office:value="20.997337885386802" office:value-type="float"/>
          <table:table-cell office:value="0.06579812969951149" office:value-type="float"/>
          <table:table-cell office:value="0.28695652173913044" office:value-type="float"/>
          <table:table-cell office:value="1" office:value-type="float"/>
          <table:table-cell office:value="0.7229529062234374" office:value-type="float"/>
        </table:table-row>
        <table:table-row>
          <table:table-cell office:value-type="string">
            <text:p>nicklockwood/iVersion</text:p>
          </table:table-cell>
          <table:table-cell office:value-type="string">
            <text:p>inactive</text:p>
          </table:table-cell>
          <table:table-cell office:value="23.850541758853396" office:value-type="float"/>
          <table:table-cell office:value="0.17092108575805265" office:value-type="float"/>
          <table:table-cell office:value="0" office:value-type="float"/>
          <table:table-cell office:value="1" office:value-type="float"/>
          <table:table-cell office:value="0.6357333516198426" office:value-type="float"/>
        </table:table-row>
        <table:table-row>
          <table:table-cell office:value-type="string">
            <text:p>prikhi/pencil</text:p>
          </table:table-cell>
          <table:table-cell office:value-type="string">
            <text:p>inactive</text:p>
          </table:table-cell>
          <table:table-cell office:value="21.655960046136205" office:value-type="float"/>
          <table:table-cell office:value="0.07325098772222094" office:value-type="float"/>
          <table:table-cell office:value="0.08695652173913043" office:value-type="float"/>
          <table:table-cell office:value="1" office:value-type="float"/>
          <table:table-cell office:value="0.6653791420377332" office:value-type="float"/>
        </table:table-row>
        <table:table-row>
          <table:table-cell office:value-type="string">
            <text:p>tower/tower</text:p>
          </table:table-cell>
          <table:table-cell office:value-type="string">
            <text:p>inactive</text:p>
          </table:table-cell>
          <table:table-cell office:value="21.571878040494674" office:value-type="float"/>
          <table:table-cell office:value="0.11922237811261154" office:value-type="float"/>
          <table:table-cell office:value="0.18461538461538463" office:value-type="float"/>
          <table:table-cell office:value="1" office:value-type="float"/>
          <table:table-cell office:value="0.7061984681738698" office:value-type="float"/>
        </table:table-row>
        <table:table-row>
          <table:table-cell office:value-type="string">
            <text:p>allmarkedup/purl</text:p>
          </table:table-cell>
          <table:table-cell office:value-type="string">
            <text:p>inactive</text:p>
          </table:table-cell>
          <table:table-cell office:value="42.84871392080603" office:value-type="float"/>
          <table:table-cell office:value="1" office:value-type="float"/>
          <table:table-cell office:value="0.5" office:value-type="float"/>
          <table:table-cell office:value="0" office:value-type="float"/>
          <table:table-cell office:value="0.23209333437414478" office:value-type="float"/>
        </table:table-row>
        <table:table-row>
          <table:table-cell office:value-type="string">
            <text:p>douban/code</text:p>
          </table:table-cell>
          <table:table-cell office:value-type="string">
            <text:p>inactive</text:p>
          </table:table-cell>
          <table:table-cell office:value="23.57377805853678" office:value-type="float"/>
          <table:table-cell office:value="0.21586422916510553" office:value-type="float"/>
          <table:table-cell office:value="0.9" office:value-type="float"/>
          <table:table-cell office:value="0" office:value-type="float"/>
          <table:table-cell office:value="0.21897861469683344" office:value-type="float"/>
        </table:table-row>
        <table:table-row>
          <table:table-cell office:value-type="string">
            <text:p>summerblue/phphub</text:p>
          </table:table-cell>
          <table:table-cell office:value-type="string">
            <text:p>inactive</text:p>
          </table:table-cell>
          <table:table-cell office:value="31.238686350103848" office:value-type="float"/>
          <table:table-cell office:value="0.9738580267026822" office:value-type="float"/>
          <table:table-cell office:value="0.6666666666666666" office:value-type="float"/>
          <table:table-cell office:value="0" office:value-type="float"/>
          <table:table-cell office:value="0.16713902956665305" office:value-type="float"/>
        </table:table-row>
        <table:table-row>
          <table:table-cell office:value-type="string">
            <text:p>spotify/HubFramework</text:p>
          </table:table-cell>
          <table:table-cell office:value-type="string">
            <text:p>active</text:p>
          </table:table-cell>
          <table:table-cell office:value="22.55620188943107" office:value-type="float"/>
          <table:table-cell office:value="0.22848361755410632" office:value-type="float"/>
          <table:table-cell office:value="0.5" office:value-type="float"/>
          <table:table-cell office:value="1" office:value-type="float"/>
          <table:table-cell office:value="0.7202987827318237" office:value-type="float"/>
        </table:table-row>
        <table:table-row>
          <table:table-cell office:value-type="string">
            <text:p>rbgirshick/fast-rcnn</text:p>
          </table:table-cell>
          <table:table-cell office:value-type="string">
            <text:p>inactive</text:p>
          </table:table-cell>
          <table:table-cell office:value="21.310201325572308" office:value-type="float"/>
          <table:table-cell office:value="0.02159061691806326" office:value-type="float"/>
          <table:table-cell office:value="0.30612244897959184" office:value-type="float"/>
          <table:table-cell office:value="1" office:value-type="float"/>
          <table:table-cell office:value="0.726053917960281" office:value-type="float"/>
        </table:table-row>
        <table:table-row>
          <table:table-cell office:value-type="string">
            <text:p>nathansearles/Slides</text:p>
          </table:table-cell>
          <table:table-cell office:value-type="string">
            <text:p>inactive</text:p>
          </table:table-cell>
          <table:table-cell office:value="21.62270803283078" office:value-type="float"/>
          <table:table-cell office:value="0.08271523096069162" office:value-type="float"/>
          <table:table-cell office:value="0.13636363636363635" office:value-type="float"/>
          <table:table-cell office:value="1" office:value-type="float"/>
          <table:table-cell office:value="0.6878194876199918" office:value-type="float"/>
        </table:table-row>
        <table:table-row>
          <table:table-cell office:value-type="string">
            <text:p>dchelimsky/rspec</text:p>
          </table:table-cell>
          <table:table-cell office:value-type="string">
            <text:p>inactive</text:p>
          </table:table-cell>
          <table:table-cell office:value="31.291652054567077" office:value-type="float"/>
          <table:table-cell office:value="0.7804069795968425" office:value-type="float"/>
          <table:table-cell office:value="0.3333333333333333" office:value-type="float"/>
          <table:table-cell office:value="1" office:value-type="float"/>
          <table:table-cell office:value="0.7331926363648733" office:value-type="float"/>
        </table:table-row>
        <table:table-row>
          <table:table-cell office:value-type="string">
            <text:p>atom/vim-mode</text:p>
          </table:table-cell>
          <table:table-cell office:value-type="string">
            <text:p>inactive</text:p>
          </table:table-cell>
          <table:table-cell office:value="21.00554329984162" office:value-type="float"/>
          <table:table-cell office:value="0.04868288299194553" office:value-type="float"/>
          <table:table-cell office:value="0.23270440251572327" office:value-type="float"/>
          <table:table-cell office:value="1" office:value-type="float"/>
          <table:table-cell office:value="0.7008988884767532" office:value-type="float"/>
        </table:table-row>
        <table:table-row>
          <table:table-cell office:value-type="string">
            <text:p>d3/d3-plugins</text:p>
          </table:table-cell>
          <table:table-cell office:value-type="string">
            <text:p>inactive</text:p>
          </table:table-cell>
          <table:table-cell office:value="22.69326519190487" office:value-type="float"/>
          <table:table-cell office:value="0.061810148152680634" office:value-type="float"/>
          <table:table-cell office:value="0.21428571428571427" office:value-type="float"/>
          <table:table-cell office:value="1" office:value-type="float"/>
          <table:table-cell office:value="0.6765553909367819" office:value-type="float"/>
        </table:table-row>
        <table:table-row>
          <table:table-cell office:value-type="string">
            <text:p>AFNetworking/AFIncrementalStore</text:p>
          </table:table-cell>
          <table:table-cell office:value-type="string">
            <text:p>inactive</text:p>
          </table:table-cell>
          <table:table-cell office:value="24.149116295470968" office:value-type="float"/>
          <table:table-cell office:value="0.03002854064060571" office:value-type="float"/>
          <table:table-cell office:value="0.375" office:value-type="float"/>
          <table:table-cell office:value="1" office:value-type="float"/>
          <table:table-cell office:value="0.7131571755078963" office:value-type="float"/>
        </table:table-row>
        <table:table-row>
          <table:table-cell office:value-type="string">
            <text:p>goraft/raft</text:p>
          </table:table-cell>
          <table:table-cell office:value-type="string">
            <text:p>inactive</text:p>
          </table:table-cell>
          <table:table-cell office:value="22.639070889981557" office:value-type="float"/>
          <table:table-cell office:value="0.11721517914360802" office:value-type="float"/>
          <table:table-cell office:value="0.07692307692307693" office:value-type="float"/>
          <table:table-cell office:value="1" office:value-type="float"/>
          <table:table-cell office:value="0.7165534502155203" office:value-type="float"/>
        </table:table-row>
        <table:table-row>
          <table:table-cell office:value-type="string">
            <text:p>emojione/emojify.js</text:p>
          </table:table-cell>
          <table:table-cell office:value-type="string">
            <text:p>inactive</text:p>
          </table:table-cell>
          <table:table-cell office:value="23.06960902777503" office:value-type="float"/>
          <table:table-cell office:value="0.07654064037712975" office:value-type="float"/>
          <table:table-cell office:value="0.38461538461538464" office:value-type="float"/>
          <table:table-cell office:value="1" office:value-type="float"/>
          <table:table-cell office:value="0.7084789852071693" office:value-type="float"/>
        </table:table-row>
        <table:table-row>
          <table:table-cell office:value-type="string">
            <text:p>zurb/foundation-apps</text:p>
          </table:table-cell>
          <table:table-cell office:value-type="string">
            <text:p>inactive</text:p>
          </table:table-cell>
          <table:table-cell office:value="21.292420872000488" office:value-type="float"/>
          <table:table-cell office:value="0.03726070651326704" office:value-type="float"/>
          <table:table-cell office:value="0.16" office:value-type="float"/>
          <table:table-cell office:value="1" office:value-type="float"/>
          <table:table-cell office:value="0.682052789521946" office:value-type="float"/>
        </table:table-row>
        <table:table-row>
          <table:table-cell office:value-type="string">
            <text:p>gorangajic/react-icons</text:p>
          </table:table-cell>
          <table:table-cell office:value-type="string">
            <text:p>active</text:p>
          </table:table-cell>
          <table:table-cell office:value="23.39229078936406" office:value-type="float"/>
          <table:table-cell office:value="0.10545396974117079" office:value-type="float"/>
          <table:table-cell office:value="0.2" office:value-type="float"/>
          <table:table-cell office:value="1" office:value-type="float"/>
          <table:table-cell office:value="0.7300526249993435" office:value-type="float"/>
        </table:table-row>
        <table:table-row>
          <table:table-cell office:value-type="string">
            <text:p>cartalyst/sentry</text:p>
          </table:table-cell>
          <table:table-cell office:value-type="string">
            <text:p>inactive</text:p>
          </table:table-cell>
          <table:table-cell office:value="22.731127232932675" office:value-type="float"/>
          <table:table-cell office:value="0.14335263037158585" office:value-type="float"/>
          <table:table-cell office:value="0.14285714285714285" office:value-type="float"/>
          <table:table-cell office:value="1" office:value-type="float"/>
          <table:table-cell office:value="0.7117741003078555" office:value-type="float"/>
        </table:table-row>
        <table:table-row>
          <table:table-cell office:value-type="string">
            <text:p>yuku-t/jquery-textcomplete</text:p>
          </table:table-cell>
          <table:table-cell office:value-type="string">
            <text:p>inactive</text:p>
          </table:table-cell>
          <table:table-cell office:value="26.472642773539974" office:value-type="float"/>
          <table:table-cell office:value="0.09361069917758987" office:value-type="float"/>
          <table:table-cell office:value="0.4" office:value-type="float"/>
          <table:table-cell office:value="1" office:value-type="float"/>
          <table:table-cell office:value="0.7231697742215795" office:value-type="float"/>
        </table:table-row>
        <table:table-row>
          <table:table-cell office:value-type="string">
            <text:p>jaunesarmiento/fries</text:p>
          </table:table-cell>
          <table:table-cell office:value-type="string">
            <text:p>inactive</text:p>
          </table:table-cell>
          <table:table-cell office:value="23.51519745553983" office:value-type="float"/>
          <table:table-cell office:value="0.15108501697126717" office:value-type="float"/>
          <table:table-cell office:value="0.09090909090909091" office:value-type="float"/>
          <table:table-cell office:value="1" office:value-type="float"/>
          <table:table-cell office:value="0.6876565313797767" office:value-type="float"/>
        </table:table-row>
        <table:table-row>
          <table:table-cell office:value-type="string">
            <text:p>zensh/jsgen</text:p>
          </table:table-cell>
          <table:table-cell office:value-type="string">
            <text:p>inactive</text:p>
          </table:table-cell>
          <table:table-cell office:value="41.56671695665615" office:value-type="float"/>
          <table:table-cell office:value="1" office:value-type="float"/>
          <table:table-cell office:value="1" office:value-type="float"/>
          <table:table-cell office:value="0" office:value-type="float"/>
          <table:table-cell office:value="0.1537722926937778" office:value-type="float"/>
        </table:table-row>
        <table:table-row>
          <table:table-cell office:value-type="string">
            <text:p>overtake/telegram</text:p>
          </table:table-cell>
          <table:table-cell office:value-type="string">
            <text:p>inactive</text:p>
          </table:table-cell>
          <table:table-cell office:value="41.76689428162688" office:value-type="float"/>
          <table:table-cell office:value="1" office:value-type="float"/>
          <table:table-cell office:value="0.5" office:value-type="float"/>
          <table:table-cell office:value="1" office:value-type="float"/>
          <table:table-cell office:value="0.7379985228725785" office:value-type="float"/>
        </table:table-row>
        <table:table-row>
          <table:table-cell office:value-type="string">
            <text:p>junegunn/redis-stat</text:p>
          </table:table-cell>
          <table:table-cell office:value-type="string">
            <text:p>inactive</text:p>
          </table:table-cell>
          <table:table-cell office:value="24.371368960469216" office:value-type="float"/>
          <table:table-cell office:value="0.059928799620444284" office:value-type="float"/>
          <table:table-cell office:value="0.25" office:value-type="float"/>
          <table:table-cell office:value="1" office:value-type="float"/>
          <table:table-cell office:value="0.6983850014979813" office:value-type="float"/>
        </table:table-row>
        <table:table-row>
          <table:table-cell office:value-type="string">
            <text:p>revolunet/angular-carousel</text:p>
          </table:table-cell>
          <table:table-cell office:value-type="string">
            <text:p>inactive</text:p>
          </table:table-cell>
          <table:table-cell office:value="21.376815312033088" office:value-type="float"/>
          <table:table-cell office:value="0.152050255494972" office:value-type="float"/>
          <table:table-cell office:value="0.2" office:value-type="float"/>
          <table:table-cell office:value="1" office:value-type="float"/>
          <table:table-cell office:value="0.7105613982496594" office:value-type="float"/>
        </table:table-row>
        <table:table-row>
          <table:table-cell office:value-type="string">
            <text:p>Khan/khan-exercises</text:p>
          </table:table-cell>
          <table:table-cell office:value-type="string">
            <text:p>inactive</text:p>
          </table:table-cell>
          <table:table-cell office:value="21.167309143742134" office:value-type="float"/>
          <table:table-cell office:value="0.02414222333098681" office:value-type="float"/>
          <table:table-cell office:value="0.10191082802547771" office:value-type="float"/>
          <table:table-cell office:value="1" office:value-type="float"/>
          <table:table-cell office:value="0.6865919349294209" office:value-type="float"/>
        </table:table-row>
        <table:table-row>
          <table:table-cell office:value-type="string">
            <text:p>rsms/node-imagemagick</text:p>
          </table:table-cell>
          <table:table-cell office:value-type="string">
            <text:p>inactive</text:p>
          </table:table-cell>
          <table:table-cell office:value="32.34664532287201" office:value-type="float"/>
          <table:table-cell office:value="0.8796684224682294" office:value-type="float"/>
          <table:table-cell office:value="0" office:value-type="float"/>
          <table:table-cell office:value="1" office:value-type="float"/>
          <table:table-cell office:value="0.6921718459647318" office:value-type="float"/>
        </table:table-row>
        <table:table-row>
          <table:table-cell office:value-type="string">
            <text:p>thedjpetersen/subway</text:p>
          </table:table-cell>
          <table:table-cell office:value-type="string">
            <text:p>inactive</text:p>
          </table:table-cell>
          <table:table-cell office:value="22.00714384810058" office:value-type="float"/>
          <table:table-cell office:value="0.07892799953969427" office:value-type="float"/>
          <table:table-cell office:value="0.17391304347826086" office:value-type="float"/>
          <table:table-cell office:value="1" office:value-type="float"/>
          <table:table-cell office:value="0.7088946435681909" office:value-type="float"/>
        </table:table-row>
        <table:table-row>
          <table:table-cell office:value-type="string">
            <text:p>gitlabhq/gitlab-ci</text:p>
          </table:table-cell>
          <table:table-cell office:value-type="string">
            <text:p>inactive</text:p>
          </table:table-cell>
          <table:table-cell office:value="22.812355014334198" office:value-type="float"/>
          <table:table-cell office:value="0.1084946644265589" office:value-type="float"/>
          <table:table-cell office:value="0.4375" office:value-type="float"/>
          <table:table-cell office:value="0" office:value-type="float"/>
          <table:table-cell office:value="0.22471824127478285" office:value-type="float"/>
        </table:table-row>
        <table:table-row>
          <table:table-cell office:value-type="string">
            <text:p>angular-ui/ui-utils</text:p>
          </table:table-cell>
          <table:table-cell office:value-type="string">
            <text:p>inactive</text:p>
          </table:table-cell>
          <table:table-cell office:value="21.391455948602793" office:value-type="float"/>
          <table:table-cell office:value="0.08277325238690254" office:value-type="float"/>
          <table:table-cell office:value="0.1" office:value-type="float"/>
          <table:table-cell office:value="1" office:value-type="float"/>
          <table:table-cell office:value="0.6868569847756393" office:value-type="float"/>
        </table:table-row>
        <table:table-row>
          <table:table-cell office:value-type="string">
            <text:p>jescalan/roots</text:p>
          </table:table-cell>
          <table:table-cell office:value-type="string">
            <text:p>inactive</text:p>
          </table:table-cell>
          <table:table-cell office:value="21.397567660418463" office:value-type="float"/>
          <table:table-cell office:value="0.09739361814421636" office:value-type="float"/>
          <table:table-cell office:value="0.2571428571428571" office:value-type="float"/>
          <table:table-cell office:value="1" office:value-type="float"/>
          <table:table-cell office:value="0.7083917297953942" office:value-type="float"/>
        </table:table-row>
        <table:table-row>
          <table:table-cell office:value-type="string">
            <text:p>scrapy/dirbot</text:p>
          </table:table-cell>
          <table:table-cell office:value-type="string">
            <text:p>inactive</text:p>
          </table:table-cell>
          <table:table-cell office:value="42.340731167376205" office:value-type="float"/>
          <table:table-cell office:value="1" office:value-type="float"/>
          <table:table-cell office:value="0.5" office:value-type="float"/>
          <table:table-cell office:value="1" office:value-type="float"/>
          <table:table-cell office:value="0.7138231732476269" office:value-type="float"/>
        </table:table-row>
        <table:table-row>
          <table:table-cell office:value-type="string">
            <text:p>evrone/quiet_assets</text:p>
          </table:table-cell>
          <table:table-cell office:value-type="string">
            <text:p>inactive</text:p>
          </table:table-cell>
          <table:table-cell office:value="26.669069384242857" office:value-type="float"/>
          <table:table-cell office:value="0.18863816705011524" office:value-type="float"/>
          <table:table-cell office:value="0.4" office:value-type="float"/>
          <table:table-cell office:value="1" office:value-type="float"/>
          <table:table-cell office:value="0.7110403475313782" office:value-type="float"/>
        </table:table-row>
        <table:table-row>
          <table:table-cell office:value-type="string">
            <text:p>aFarkas/webshim</text:p>
          </table:table-cell>
          <table:table-cell office:value-type="string">
            <text:p>inactive</text:p>
          </table:table-cell>
          <table:table-cell office:value="21.359279870452916" office:value-type="float"/>
          <table:table-cell office:value="0.03445397644407137" office:value-type="float"/>
          <table:table-cell office:value="0.13793103448275862" office:value-type="float"/>
          <table:table-cell office:value="1" office:value-type="float"/>
          <table:table-cell office:value="0.679753701706565" office:value-type="float"/>
        </table:table-row>
        <table:table-row>
          <table:table-cell office:value-type="string">
            <text:p>nicinabox/superslides</text:p>
          </table:table-cell>
          <table:table-cell office:value-type="string">
            <text:p>inactive</text:p>
          </table:table-cell>
          <table:table-cell office:value="21.967998290557457" office:value-type="float"/>
          <table:table-cell office:value="0.15239740169150148" office:value-type="float"/>
          <table:table-cell office:value="0.16129032258064516" office:value-type="float"/>
          <table:table-cell office:value="1" office:value-type="float"/>
          <table:table-cell office:value="0.7053948228121949" office:value-type="float"/>
        </table:table-row>
        <table:table-row>
          <table:table-cell office:value-type="string">
            <text:p>JakeWharton/sdk-manager-plugin</text:p>
          </table:table-cell>
          <table:table-cell office:value-type="string">
            <text:p>inactive</text:p>
          </table:table-cell>
          <table:table-cell office:value="21.33903028525879" office:value-type="float"/>
          <table:table-cell office:value="0.5687201538594041" office:value-type="float"/>
          <table:table-cell office:value="0.3333333333333333" office:value-type="float"/>
          <table:table-cell office:value="1" office:value-type="float"/>
          <table:table-cell office:value="0.7353792192872814" office:value-type="float"/>
        </table:table-row>
        <table:table-row>
          <table:table-cell office:value-type="string">
            <text:p>stripe/mosql</text:p>
          </table:table-cell>
          <table:table-cell office:value-type="string">
            <text:p>inactive</text:p>
          </table:table-cell>
          <table:table-cell office:value="22.41213303444382" office:value-type="float"/>
          <table:table-cell office:value="0.035778757865237654" office:value-type="float"/>
          <table:table-cell office:value="0.3157894736842105" office:value-type="float"/>
          <table:table-cell office:value="1" office:value-type="float"/>
          <table:table-cell office:value="0.7252624481039714" office:value-type="float"/>
        </table:table-row>
        <table:table-row>
          <table:table-cell office:value-type="string">
            <text:p>utahta/pythonbrew</text:p>
          </table:table-cell>
          <table:table-cell office:value-type="string">
            <text:p>inactive</text:p>
          </table:table-cell>
          <table:table-cell office:value="22.403756495605716" office:value-type="float"/>
          <table:table-cell office:value="0.04547946985477217" office:value-type="float"/>
          <table:table-cell office:value="0.07692307692307693" office:value-type="float"/>
          <table:table-cell office:value="1" office:value-type="float"/>
          <table:table-cell office:value="0.6593398486620355" office:value-type="float"/>
        </table:table-row>
        <table:table-row>
          <table:table-cell office:value-type="string">
            <text:p>rbgirshick/rcnn</text:p>
          </table:table-cell>
          <table:table-cell office:value-type="string">
            <text:p>inactive</text:p>
          </table:table-cell>
          <table:table-cell office:value="22.244286548634836" office:value-type="float"/>
          <table:table-cell office:value="0.14237170520685294" office:value-type="float"/>
          <table:table-cell office:value="0.5" office:value-type="float"/>
          <table:table-cell office:value="0" office:value-type="float"/>
          <table:table-cell office:value="0.23464978007531992" office:value-type="float"/>
        </table:table-row>
        <table:table-row>
          <table:table-cell office:value-type="string">
            <text:p>dropbox/dropbox-js</text:p>
          </table:table-cell>
          <table:table-cell office:value-type="string">
            <text:p>inactive</text:p>
          </table:table-cell>
          <table:table-cell office:value="21.581899545268463" office:value-type="float"/>
          <table:table-cell office:value="0.08688311765884227" office:value-type="float"/>
          <table:table-cell office:value="0.16666666666666666" office:value-type="float"/>
          <table:table-cell office:value="1" office:value-type="float"/>
          <table:table-cell office:value="0.6832350642132254" office:value-type="float"/>
        </table:table-row>
        <table:table-row>
          <table:table-cell office:value-type="string">
            <text:p>njdehoog/NHBalancedFlowLayout</text:p>
          </table:table-cell>
          <table:table-cell office:value-type="string">
            <text:p>inactive</text:p>
          </table:table-cell>
          <table:table-cell office:value="23.48166875574611" office:value-type="float"/>
          <table:table-cell office:value="0.25947935627832414" office:value-type="float"/>
          <table:table-cell office:value="0.375" office:value-type="float"/>
          <table:table-cell office:value="1" office:value-type="float"/>
          <table:table-cell office:value="0.7267827488399886" office:value-type="float"/>
        </table:table-row>
        <table:table-row>
          <table:table-cell office:value-type="string">
            <text:p>johannilsson/android-actionbar</text:p>
          </table:table-cell>
          <table:table-cell office:value-type="string">
            <text:p>inactive</text:p>
          </table:table-cell>
          <table:table-cell office:value="22.693092230592566" office:value-type="float"/>
          <table:table-cell office:value="0.15370297135392985" office:value-type="float"/>
          <table:table-cell office:value="0.15384615384615385" office:value-type="float"/>
          <table:table-cell office:value="1" office:value-type="float"/>
          <table:table-cell office:value="0.6977786202798966" office:value-type="float"/>
        </table:table-row>
      </table:table>
    </office:spreadsheet>
  </office:body>
</office:document-content>
</file>

<file path=styles.xml><?xml version="1.0" encoding="utf-8"?>
<office:document-styles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>
  <office:font-face-decls/>
  <office:styles/>
  <office:automatic-styles/>
  <office:master-styles/>
</office:document-styles>
</file>

<file path=meta.xml><?xml version="1.0" encoding="utf-8"?>
<office:document-meta xmlns:dc="http://purl.org/dc/elements/1.1/" xmlns:grddl="http://www.w3.org/2003/g/data-view#" xmlns:meta="urn:oasis:names:tc:opendocument:xmlns:meta:1.0" xmlns:office="urn:oasis:names:tc:opendocument:xmlns:office:1.0" xmlns:ooo="http://openoffice.org/2004/office" xmlns:xlink="http://www.w3.org/1999/xlink" grddl:transformation="http://docs.oasis-open.org/office/1.2/xslt/odf2rdf.xsl">
  <office:meta>
    <meta:creation-date>2019-05-20T15:45:48.414934</meta:creation-date>
    <dc:date>2019-05-20T15:45:48.831923</dc:date>
    <meta:generator>http://pypi.python.org/pypi/ezodf/0.1.0$Python3.6.7 (default, Oct 22 2018, 11:32:17) 
[GCC 8.2.0]</meta:generator>
    <meta:document-statistic/>
    <meta:editing-cycles>1</meta:editing-cycles>
  </office:meta>
</office:document-meta>
</file>